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nopad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2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4" table:default-cell-style-name="Default"/>
        <table:table-column table:style-name="co11" table:number-columns-repeated="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4" table:number-columns-repeated="47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2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33426666259766" calcext:value-type="float">
            <text:p>0.133426666259766</text:p>
          </table:table-cell>
          <table:table-cell office:value-type="float" office:value="0.166783571243286" calcext:value-type="float">
            <text:p>0.166783571243286</text:p>
          </table:table-cell>
          <table:table-cell office:value-type="float" office:value="0.200140476226807" calcext:value-type="float">
            <text:p>0.200140476226807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266854763031006" calcext:value-type="float">
            <text:p>0.266854763031006</text:p>
          </table:table-cell>
          <table:table-cell office:value-type="float" office:value="0.333568572998047" calcext:value-type="float">
            <text:p>0.333568572998047</text:p>
          </table:table-cell>
          <table:table-cell office:value-type="float" office:value="0.366925477981567" calcext:value-type="float">
            <text:p>0.366925477981567</text:p>
          </table:table-cell>
          <table:table-cell office:value-type="float" office:value="0.400282382965088" calcext:value-type="float">
            <text:p>0.400282382965088</text:p>
          </table:table-cell>
          <table:table-cell office:value-type="float" office:value="0.433639526367188" calcext:value-type="float">
            <text:p>0.433639526367188</text:p>
          </table:table-cell>
          <table:table-cell office:value-type="float" office:value="0.466996431350708" calcext:value-type="float">
            <text:p>0.466996431350708</text:p>
          </table:table-cell>
          <table:table-cell office:value-type="float" office:value="0.500353336334229" calcext:value-type="float">
            <text:p>0.500353336334229</text:p>
          </table:table-cell>
          <table:table-cell office:value-type="float" office:value="0.533710479736328" calcext:value-type="float">
            <text:p>0.533710479736328</text:p>
          </table:table-cell>
          <table:table-cell office:value-type="float" office:value="0.600424289703369" calcext:value-type="float">
            <text:p>0.600424289703369</text:p>
          </table:table-cell>
          <table:table-cell office:value-type="float" office:value="0.63378119468689" calcext:value-type="float">
            <text:p>0.63378119468689</text:p>
          </table:table-cell>
          <table:table-cell office:value-type="float" office:value="0.700495004653931" calcext:value-type="float">
            <text:p>0.700495004653931</text:p>
          </table:table-cell>
          <table:table-cell office:value-type="float" office:value="0.767208814620972" calcext:value-type="float">
            <text:p>0.767208814620972</text:p>
          </table:table-cell>
          <table:table-cell office:value-type="float" office:value="0.833923101425171" calcext:value-type="float">
            <text:p>0.833923101425171</text:p>
          </table:table-cell>
          <table:table-cell office:value-type="float" office:value="0.867280006408691" calcext:value-type="float">
            <text:p>0.867280006408691</text:p>
          </table:table-cell>
          <table:table-cell office:value-type="float" office:value="0.900636911392212" calcext:value-type="float">
            <text:p>0.900636911392212</text:p>
          </table:table-cell>
          <table:table-cell office:value-type="float" office:value="0.967350482940674" calcext:value-type="float">
            <text:p>0.967350482940674</text:p>
          </table:table-cell>
          <table:table-cell office:value-type="float" office:value="1.00070738792419" calcext:value-type="float">
            <text:p>1.00070738792419</text:p>
          </table:table-cell>
          <table:table-cell office:value-type="float" office:value="1.06742143630981" calcext:value-type="float">
            <text:p>1.06742143630981</text:p>
          </table:table-cell>
          <table:table-cell office:value-type="float" office:value="1.10077834129334" calcext:value-type="float">
            <text:p>1.10077834129334</text:p>
          </table:table-cell>
          <table:table-cell office:value-type="float" office:value="1.13413524627686" calcext:value-type="float">
            <text:p>1.13413524627686</text:p>
          </table:table-cell>
          <table:table-cell office:value-type="float" office:value="1.20084929466248" calcext:value-type="float">
            <text:p>1.20084929466248</text:p>
          </table:table-cell>
          <table:table-cell office:value-type="float" office:value="1.234206199646" calcext:value-type="float">
            <text:p>1.234206199646</text:p>
          </table:table-cell>
          <table:table-cell office:value-type="float" office:value="1.2675633430481" calcext:value-type="float">
            <text:p>1.2675633430481</text:p>
          </table:table-cell>
          <table:table-cell office:value-type="float" office:value="1.33427739143372" calcext:value-type="float">
            <text:p>1.33427739143372</text:p>
          </table:table-cell>
          <table:table-cell office:value-type="float" office:value="1.40099143981934" calcext:value-type="float">
            <text:p>1.40099143981934</text:p>
          </table:table-cell>
          <table:table-cell office:value-type="float" office:value="1.43434834480286" calcext:value-type="float">
            <text:p>1.43434834480286</text:p>
          </table:table-cell>
          <table:table-cell office:value-type="float" office:value="1.50106239318848" calcext:value-type="float">
            <text:p>1.50106239318848</text:p>
          </table:table-cell>
          <table:table-cell office:value-type="float" office:value="1.534419298172" calcext:value-type="float">
            <text:p>1.534419298172</text:p>
          </table:table-cell>
          <table:table-cell office:value-type="float" office:value="1.56777620315552" calcext:value-type="float">
            <text:p>1.56777620315552</text:p>
          </table:table-cell>
          <table:table-cell office:value-type="float" office:value="1.60113334655762" calcext:value-type="float">
            <text:p>1.60113334655762</text:p>
          </table:table-cell>
          <table:table-cell office:value-type="float" office:value="1.63449025154114" calcext:value-type="float">
            <text:p>1.63449025154114</text:p>
          </table:table-cell>
          <table:table-cell office:value-type="float" office:value="1.66784715652466" calcext:value-type="float">
            <text:p>1.66784715652466</text:p>
          </table:table-cell>
          <table:table-cell office:value-type="float" office:value="1.70120429992676" calcext:value-type="float">
            <text:p>1.70120429992676</text:p>
          </table:table-cell>
          <table:table-cell office:value-type="float" office:value="1.73456120491028" calcext:value-type="float">
            <text:p>1.73456120491028</text:p>
          </table:table-cell>
          <table:table-cell office:value-type="float" office:value="1.80127501487732" calcext:value-type="float">
            <text:p>1.80127501487732</text:p>
          </table:table-cell>
          <table:table-cell office:value-type="float" office:value="1.83463191986084" calcext:value-type="float">
            <text:p>1.83463191986084</text:p>
          </table:table-cell>
          <table:table-cell office:value-type="float" office:value="1.90134596824646" calcext:value-type="float">
            <text:p>1.90134596824646</text:p>
          </table:table-cell>
          <table:table-cell office:value-type="float" office:value="1.9680597782135" calcext:value-type="float">
            <text:p>1.9680597782135</text:p>
          </table:table-cell>
          <table:table-cell office:value-type="float" office:value="2.06813049316406" calcext:value-type="float">
            <text:p>2.06813049316406</text:p>
          </table:table-cell>
          <table:table-cell office:value-type="float" office:value="2.10148739814758" calcext:value-type="float">
            <text:p>2.10148739814758</text:p>
          </table:table-cell>
          <table:table-cell office:value-type="float" office:value="2.1348443031311" calcext:value-type="float">
            <text:p>2.1348443031311</text:p>
          </table:table-cell>
          <table:table-cell office:value-type="float" office:value="2.1682014465332" calcext:value-type="float">
            <text:p>2.1682014465332</text:p>
          </table:table-cell>
          <table:table-cell office:value-type="float" office:value="2.20155835151672" calcext:value-type="float">
            <text:p>2.20155835151672</text:p>
          </table:table-cell>
          <table:table-cell office:value-type="float" office:value="2.26827216148376" calcext:value-type="float">
            <text:p>2.26827216148376</text:p>
          </table:table-cell>
          <table:table-cell office:value-type="float" office:value="2.30162906646729" calcext:value-type="float">
            <text:p>2.30162906646729</text:p>
          </table:table-cell>
          <table:table-cell office:value-type="float" office:value="2.36834311485291" calcext:value-type="float">
            <text:p>2.36834311485291</text:p>
          </table:table-cell>
          <table:table-cell office:value-type="float" office:value="2.43505716323853" calcext:value-type="float">
            <text:p>2.43505716323853</text:p>
          </table:table-cell>
          <table:table-cell office:value-type="float" office:value="2.50177097320557" calcext:value-type="float">
            <text:p>2.50177097320557</text:p>
          </table:table-cell>
          <table:table-cell office:value-type="float" office:value="2.56848478317261" calcext:value-type="float">
            <text:p>2.56848478317261</text:p>
          </table:table-cell>
          <table:table-cell office:value-type="float" office:value="2.63519859313965" calcext:value-type="float">
            <text:p>2.63519859313965</text:p>
          </table:table-cell>
          <table:table-cell office:value-type="float" office:value="2.66855549812317" calcext:value-type="float">
            <text:p>2.66855549812317</text:p>
          </table:table-cell>
          <table:table-cell office:value-type="float" office:value="2.70191264152527" calcext:value-type="float">
            <text:p>2.70191264152527</text:p>
          </table:table-cell>
          <table:table-cell office:value-type="float" office:value="2.73526954650879" calcext:value-type="float">
            <text:p>2.73526954650879</text:p>
          </table:table-cell>
          <table:table-cell office:value-type="float" office:value="2.76862645149231" calcext:value-type="float">
            <text:p>2.76862645149231</text:p>
          </table:table-cell>
          <table:table-cell office:value-type="float" office:value="2.80198335647583" calcext:value-type="float">
            <text:p>2.80198335647583</text:p>
          </table:table-cell>
          <table:table-cell office:value-type="float" office:value="2.86869716644287" calcext:value-type="float">
            <text:p>2.86869716644287</text:p>
          </table:table-cell>
          <table:table-cell office:value-type="float" office:value="2.93541097640991" calcext:value-type="float">
            <text:p>2.93541097640991</text:p>
          </table:table-cell>
          <table:table-cell office:value-type="float" office:value="2.96876788139343" calcext:value-type="float">
            <text:p>2.96876788139343</text:p>
          </table:table-cell>
          <table:table-cell office:value-type="float" office:value="3.03548192977905" calcext:value-type="float">
            <text:p>3.03548192977905</text:p>
          </table:table-cell>
          <table:table-cell office:value-type="float" office:value="3.10219550132751" calcext:value-type="float">
            <text:p>3.10219550132751</text:p>
          </table:table-cell>
          <table:table-cell office:value-type="float" office:value="3.43576407432556" calcext:value-type="float">
            <text:p>3.43576407432556</text:p>
          </table:table-cell>
          <table:table-cell office:value-type="float" office:value="3.53583431243896" calcext:value-type="float">
            <text:p>3.53583431243896</text:p>
          </table:table-cell>
          <table:table-cell office:value-type="float" office:value="3.56919145584106" calcext:value-type="float">
            <text:p>3.56919145584106</text:p>
          </table:table-cell>
          <table:table-cell office:value-type="float" office:value="3.63590502738953" calcext:value-type="float">
            <text:p>3.63590502738953</text:p>
          </table:table-cell>
          <table:table-cell office:value-type="float" office:value="3.66926169395447" calcext:value-type="float">
            <text:p>3.66926169395447</text:p>
          </table:table-cell>
          <table:table-cell office:value-type="float" office:value="3.70261836051941" calcext:value-type="float">
            <text:p>3.70261836051941</text:p>
          </table:table-cell>
          <table:table-cell office:value-type="float" office:value="3.73597526550293" calcext:value-type="float">
            <text:p>3.73597526550293</text:p>
          </table:table-cell>
          <table:table-cell office:value-type="float" office:value="3.76933193206787" calcext:value-type="float">
            <text:p>3.76933193206787</text:p>
          </table:table-cell>
          <table:table-cell office:value-type="float" office:value="3.80268859863281" calcext:value-type="float">
            <text:p>3.80268859863281</text:p>
          </table:table-cell>
          <table:table-cell office:value-type="float" office:value="3.90275907516479" calcext:value-type="float">
            <text:p>3.90275907516479</text:p>
          </table:table-cell>
          <table:table-cell office:value-type="float" office:value="3.93611598014832" calcext:value-type="float">
            <text:p>3.93611598014832</text:p>
          </table:table-cell>
          <table:table-cell office:value-type="float" office:value="3.96947264671326" calcext:value-type="float">
            <text:p>3.96947264671326</text:p>
          </table:table-cell>
          <table:table-cell office:value-type="float" office:value="4.13625597953796" calcext:value-type="float">
            <text:p>4.13625597953796</text:p>
          </table:table-cell>
          <table:table-cell office:value-type="float" office:value="4.20297122001648" calcext:value-type="float">
            <text:p>4.20297122001648</text:p>
          </table:table-cell>
          <table:table-cell office:value-type="float" office:value="4.26968598365784" calcext:value-type="float">
            <text:p>4.26968598365784</text:p>
          </table:table-cell>
          <table:table-cell office:value-type="float" office:value="4.36975836753845" calcext:value-type="float">
            <text:p>4.36975836753845</text:p>
          </table:table-cell>
          <table:table-cell office:value-type="float" office:value="4.43647360801697" calcext:value-type="float">
            <text:p>4.43647360801697</text:p>
          </table:table-cell>
          <table:table-cell office:value-type="float" office:value="4.50318837165833" calcext:value-type="float">
            <text:p>4.50318837165833</text:p>
          </table:table-cell>
          <table:table-cell office:value-type="float" office:value="4.80340600013733" calcext:value-type="float">
            <text:p>4.80340600013733</text:p>
          </table:table-cell>
          <table:table-cell office:value-type="float" office:value="4.90347862243652" calcext:value-type="float">
            <text:p>4.90347862243652</text:p>
          </table:table-cell>
          <table:table-cell office:value-type="float" office:value="4.9368360042572" calcext:value-type="float">
            <text:p>4.9368360042572</text:p>
          </table:table-cell>
          <table:table-cell office:value-type="float" office:value="4.97019386291504" calcext:value-type="float">
            <text:p>4.97019386291504</text:p>
          </table:table-cell>
          <table:table-cell office:value-type="float" office:value="5.00355124473572" calcext:value-type="float">
            <text:p>5.00355124473572</text:p>
          </table:table-cell>
          <table:table-cell office:value-type="float" office:value="5.17033863067627" calcext:value-type="float">
            <text:p>5.17033863067627</text:p>
          </table:table-cell>
          <table:table-cell office:value-type="float" office:value="5.20369553565979" calcext:value-type="float">
            <text:p>5.20369553565979</text:p>
          </table:table-cell>
          <table:table-cell office:value-type="float" office:value="5.27040982246399" calcext:value-type="float">
            <text:p>5.27040982246399</text:p>
          </table:table-cell>
          <table:table-cell office:value-type="float" office:value="5.30376672744751" calcext:value-type="float">
            <text:p>5.30376672744751</text:p>
          </table:table-cell>
          <table:table-cell office:value-type="float" office:value="5.33712387084961" calcext:value-type="float">
            <text:p>5.33712387084961</text:p>
          </table:table-cell>
          <table:table-cell office:value-type="float" office:value="5.37048077583313" calcext:value-type="float">
            <text:p>5.37048077583313</text:p>
          </table:table-cell>
          <table:table-cell office:value-type="float" office:value="5.40383815765381" calcext:value-type="float">
            <text:p>5.40383815765381</text:p>
          </table:table-cell>
          <table:table-cell office:value-type="float" office:value="5.43719506263733" calcext:value-type="float">
            <text:p>5.43719506263733</text:p>
          </table:table-cell>
          <table:table-cell office:value-type="float" office:value="5.50390911102295" calcext:value-type="float">
            <text:p>5.50390911102295</text:p>
          </table:table-cell>
          <table:table-cell office:value-type="float" office:value="5.53726625442505" calcext:value-type="float">
            <text:p>5.53726625442505</text:p>
          </table:table-cell>
          <table:table-cell office:value-type="float" office:value="5.57062315940857" calcext:value-type="float">
            <text:p>5.57062315940857</text:p>
          </table:table-cell>
          <table:table-cell office:value-type="float" office:value="5.60398030281067" calcext:value-type="float">
            <text:p>5.60398030281067</text:p>
          </table:table-cell>
          <table:table-cell office:value-type="float" office:value="5.67069458961487" calcext:value-type="float">
            <text:p>5.67069458961487</text:p>
          </table:table-cell>
          <table:table-cell office:value-type="float" office:value="5.70405149459839" calcext:value-type="float">
            <text:p>5.70405149459839</text:p>
          </table:table-cell>
          <table:table-cell office:value-type="float" office:value="5.73740863800049" calcext:value-type="float">
            <text:p>5.73740863800049</text:p>
          </table:table-cell>
          <table:table-cell office:value-type="float" office:value="5.77076554298401" calcext:value-type="float">
            <text:p>5.77076554298401</text:p>
          </table:table-cell>
          <table:table-cell office:value-type="float" office:value="5.97090768814087" calcext:value-type="float">
            <text:p>5.97090768814087</text:p>
          </table:table-cell>
          <table:table-cell office:value-type="float" office:value="6.03762173652649" calcext:value-type="float">
            <text:p>6.03762173652649</text:p>
          </table:table-cell>
          <table:table-cell office:value-type="float" office:value="6.07097864151001" calcext:value-type="float">
            <text:p>6.07097864151001</text:p>
          </table:table-cell>
          <table:table-cell office:value-type="float" office:value="6.10433578491211" calcext:value-type="float">
            <text:p>6.10433578491211</text:p>
          </table:table-cell>
          <table:table-cell office:value-type="float" office:value="6.17104983329773" calcext:value-type="float">
            <text:p>6.17104983329773</text:p>
          </table:table-cell>
          <table:table-cell office:value-type="float" office:value="6.23776364326477" calcext:value-type="float">
            <text:p>6.23776364326477</text:p>
          </table:table-cell>
          <table:table-cell office:value-type="float" office:value="6.27112054824829" calcext:value-type="float">
            <text:p>6.27112054824829</text:p>
          </table:table-cell>
          <table:table-cell office:value-type="float" office:value="6.30447745323181" calcext:value-type="float">
            <text:p>6.30447745323181</text:p>
          </table:table-cell>
          <table:table-cell office:value-type="float" office:value="6.33783411979675" calcext:value-type="float">
            <text:p>6.33783411979675</text:p>
          </table:table-cell>
          <table:table-cell office:value-type="float" office:value="6.40454792976379" calcext:value-type="float">
            <text:p>6.40454792976379</text:p>
          </table:table-cell>
          <table:table-cell office:value-type="float" office:value="6.60468935966492" calcext:value-type="float">
            <text:p>6.60468935966492</text:p>
          </table:table-cell>
          <table:table-cell office:value-type="float" office:value="6.73811674118042" calcext:value-type="float">
            <text:p>6.73811674118042</text:p>
          </table:table-cell>
          <table:table-cell office:value-type="float" office:value="6.90490078926086" calcext:value-type="float">
            <text:p>6.90490078926086</text:p>
          </table:table-cell>
          <table:table-cell office:value-type="float" office:value="6.93825769424439" calcext:value-type="float">
            <text:p>6.93825769424439</text:p>
          </table:table-cell>
          <table:table-cell office:value-type="float" office:value="6.97161436080933" calcext:value-type="float">
            <text:p>6.97161436080933</text:p>
          </table:table-cell>
          <table:table-cell office:value-type="float" office:value="7.00497126579285" calcext:value-type="float">
            <text:p>7.00497126579285</text:p>
          </table:table-cell>
          <table:table-cell office:value-type="float" office:value="7.03832817077637" calcext:value-type="float">
            <text:p>7.03832817077637</text:p>
          </table:table-cell>
          <table:table-cell office:value-type="float" office:value="7.10504174232483" calcext:value-type="float">
            <text:p>7.10504174232483</text:p>
          </table:table-cell>
          <table:table-cell office:value-type="float" office:value="7.40525555610657" calcext:value-type="float">
            <text:p>7.40525555610657</text:p>
          </table:table-cell>
          <table:table-cell office:value-type="float" office:value="7.43861269950867" calcext:value-type="float">
            <text:p>7.43861269950867</text:p>
          </table:table-cell>
          <table:table-cell office:value-type="float" office:value="7.47196984291077" calcext:value-type="float">
            <text:p>7.47196984291077</text:p>
          </table:table-cell>
          <table:table-cell office:value-type="float" office:value="7.50532698631287" calcext:value-type="float">
            <text:p>7.50532698631287</text:p>
          </table:table-cell>
          <table:table-cell office:value-type="float" office:value="7.53868436813355" calcext:value-type="float">
            <text:p>7.53868436813355</text:p>
          </table:table-cell>
          <table:table-cell office:value-type="float" office:value="7.57204151153564" calcext:value-type="float">
            <text:p>7.57204151153564</text:p>
          </table:table-cell>
          <table:table-cell office:value-type="float" office:value="7.60539841651917" calcext:value-type="float">
            <text:p>7.60539841651917</text:p>
          </table:table-cell>
          <table:table-cell office:value-type="float" office:value="7.70546984672546" calcext:value-type="float">
            <text:p>7.70546984672546</text:p>
          </table:table-cell>
          <table:table-cell office:value-type="float" office:value="7.93896961212158" calcext:value-type="float">
            <text:p>7.93896961212158</text:p>
          </table:table-cell>
          <table:table-cell office:value-type="float" office:value="8.00568389892578" calcext:value-type="float">
            <text:p>8.00568389892578</text:p>
          </table:table-cell>
          <table:table-cell office:value-type="float" office:value="8.07239818572998" calcext:value-type="float">
            <text:p>8.07239818572998</text:p>
          </table:table-cell>
          <table:table-cell office:value-type="float" office:value="8.10575532913208" calcext:value-type="float">
            <text:p>8.10575532913208</text:p>
          </table:table-cell>
          <table:table-cell office:value-type="float" office:value="8.17246961593628" calcext:value-type="float">
            <text:p>8.17246961593628</text:p>
          </table:table-cell>
          <table:table-cell office:value-type="float" office:value="8.20582699775696" calcext:value-type="float">
            <text:p>8.20582699775696</text:p>
          </table:table-cell>
          <table:table-cell office:value-type="float" office:value="8.27254152297974" calcext:value-type="float">
            <text:p>8.27254152297974</text:p>
          </table:table-cell>
          <table:table-cell office:value-type="float" office:value="8.33925604820251" calcext:value-type="float">
            <text:p>8.33925604820251</text:p>
          </table:table-cell>
          <table:table-cell office:value-type="float" office:value="8.47268509864807" calcext:value-type="float">
            <text:p>8.47268509864807</text:p>
          </table:table-cell>
          <table:table-cell office:value-type="float" office:value="8.53939962387085" calcext:value-type="float">
            <text:p>8.53939962387085</text:p>
          </table:table-cell>
          <table:table-cell office:value-type="float" office:value="8.60611414909363" calcext:value-type="float">
            <text:p>8.60611414909363</text:p>
          </table:table-cell>
          <table:table-cell office:value-type="float" office:value="8.63947129249573" calcext:value-type="float">
            <text:p>8.63947129249573</text:p>
          </table:table-cell>
          <table:table-cell office:value-type="float" office:value="8.67282867431641" calcext:value-type="float">
            <text:p>8.67282867431641</text:p>
          </table:table-cell>
          <table:table-cell office:value-type="float" office:value="8.70618605613709" calcext:value-type="float">
            <text:p>8.70618605613709</text:p>
          </table:table-cell>
          <table:table-cell office:value-type="float" office:value="8.73954343795776" calcext:value-type="float">
            <text:p>8.73954343795776</text:p>
          </table:table-cell>
          <table:table-cell office:value-type="float" office:value="8.77290058135986" calcext:value-type="float">
            <text:p>8.77290058135986</text:p>
          </table:table-cell>
          <table:table-cell office:value-type="float" office:value="8.83961510658264" calcext:value-type="float">
            <text:p>8.83961510658264</text:p>
          </table:table-cell>
          <table:table-cell office:value-type="float" office:value="8.906329870224" calcext:value-type="float">
            <text:p>8.906329870224</text:p>
          </table:table-cell>
          <table:table-cell office:value-type="float" office:value="8.97304439544678" calcext:value-type="float">
            <text:p>8.97304439544678</text:p>
          </table:table-cell>
          <table:table-cell office:value-type="float" office:value="9.00640153884888" calcext:value-type="float">
            <text:p>9.00640153884888</text:p>
          </table:table-cell>
          <table:table-cell office:value-type="float" office:value="9.07311606407166" calcext:value-type="float">
            <text:p>9.07311606407166</text:p>
          </table:table-cell>
          <table:table-cell office:value-type="float" office:value="9.10647344589233" calcext:value-type="float">
            <text:p>9.10647344589233</text:p>
          </table:table-cell>
          <table:table-cell office:value-type="float" office:value="9.17318797111511" calcext:value-type="float">
            <text:p>9.17318797111511</text:p>
          </table:table-cell>
          <table:table-cell office:value-type="float" office:value="9.20654487609863" calcext:value-type="float">
            <text:p>9.20654487609863</text:p>
          </table:table-cell>
          <table:table-cell office:value-type="float" office:value="9.23990201950073" calcext:value-type="float">
            <text:p>9.23990201950073</text:p>
          </table:table-cell>
          <table:table-cell office:value-type="float" office:value="9.27325892448425" calcext:value-type="float">
            <text:p>9.27325892448425</text:p>
          </table:table-cell>
          <table:table-cell office:value-type="float" office:value="9.33997297286987" calcext:value-type="float">
            <text:p>9.33997297286987</text:p>
          </table:table-cell>
          <table:table-cell office:value-type="float" office:value="9.37333011627197" calcext:value-type="float">
            <text:p>9.37333011627197</text:p>
          </table:table-cell>
          <table:table-cell office:value-type="float" office:value="9.40668725967407" calcext:value-type="float">
            <text:p>9.40668725967407</text:p>
          </table:table-cell>
          <table:table-cell office:value-type="float" office:value="9.44004416465759" calcext:value-type="float">
            <text:p>9.44004416465759</text:p>
          </table:table-cell>
          <table:table-cell office:value-type="float" office:value="9.47340106964111" calcext:value-type="float">
            <text:p>9.47340106964111</text:p>
          </table:table-cell>
          <table:table-cell office:value-type="float" office:value="9.50675821304321" calcext:value-type="float">
            <text:p>9.50675821304321</text:p>
          </table:table-cell>
          <table:table-cell office:value-type="float" office:value="9.54011511802673" calcext:value-type="float">
            <text:p>9.54011511802673</text:p>
          </table:table-cell>
          <table:table-cell office:value-type="float" office:value="9.57347202301025" calcext:value-type="float">
            <text:p>9.57347202301025</text:p>
          </table:table-cell>
          <table:table-cell office:value-type="float" office:value="9.60682916641235" calcext:value-type="float">
            <text:p>9.60682916641235</text:p>
          </table:table-cell>
          <table:table-cell office:value-type="float" office:value="9.67354345321655" calcext:value-type="float">
            <text:p>9.67354345321655</text:p>
          </table:table-cell>
          <table:table-cell office:value-type="float" office:value="10.0071134567261" calcext:value-type="float">
            <text:p>10.0071134567261</text:p>
          </table:table-cell>
          <table:table-cell office:value-type="float" office:value="10.0738272666931" calcext:value-type="float">
            <text:p>10.0738272666931</text:p>
          </table:table-cell>
          <table:table-cell office:value-type="float" office:value="10.1071844100952" calcext:value-type="float">
            <text:p>10.1071844100952</text:p>
          </table:table-cell>
          <table:table-cell office:value-type="float" office:value="10.1405415534973" calcext:value-type="float">
            <text:p>10.1405415534973</text:p>
          </table:table-cell>
          <table:table-cell office:value-type="float" office:value="10.1738991737366" calcext:value-type="float">
            <text:p>10.1738991737366</text:p>
          </table:table-cell>
          <table:table-cell office:value-type="float" office:value="10.2072567939758" calcext:value-type="float">
            <text:p>10.2072567939758</text:p>
          </table:table-cell>
          <table:table-cell office:value-type="float" office:value="10.2406144142151" calcext:value-type="float">
            <text:p>10.2406144142151</text:p>
          </table:table-cell>
          <table:table-cell office:value-type="float" office:value="10.2739717960358" calcext:value-type="float">
            <text:p>10.2739717960358</text:p>
          </table:table-cell>
          <table:table-cell office:value-type="float" office:value="10.3740448951721" calcext:value-type="float">
            <text:p>10.3740448951721</text:p>
          </table:table-cell>
          <table:table-cell office:value-type="float" office:value="10.4074025154114" calcext:value-type="float">
            <text:p>10.4074025154114</text:p>
          </table:table-cell>
          <table:table-cell office:value-type="float" office:value="10.540833234787" calcext:value-type="float">
            <text:p>10.540833234787</text:p>
          </table:table-cell>
          <table:table-cell office:value-type="float" office:value="10.6075484752655" calcext:value-type="float">
            <text:p>10.6075484752655</text:p>
          </table:table-cell>
          <table:table-cell office:value-type="float" office:value="10.6742639541626" calcext:value-type="float">
            <text:p>10.6742639541626</text:p>
          </table:table-cell>
          <table:table-cell office:value-type="float" office:value="10.8076946735382" calcext:value-type="float">
            <text:p>10.8076946735382</text:p>
          </table:table-cell>
          <table:table-cell office:value-type="float" office:value="11.1412720680237" calcext:value-type="float">
            <text:p>11.1412720680237</text:p>
          </table:table-cell>
          <table:table-cell office:value-type="float" office:value="11.4748497009277" calcext:value-type="float">
            <text:p>11.4748497009277</text:p>
          </table:table-cell>
          <table:table-cell office:value-type="float" office:value="11.541565656662" calcext:value-type="float">
            <text:p>11.541565656662</text:p>
          </table:table-cell>
          <table:table-cell office:value-type="float" office:value="11.5749232769012" calcext:value-type="float">
            <text:p>11.5749232769012</text:p>
          </table:table-cell>
          <table:table-cell office:value-type="float" office:value="11.7750701904297" calcext:value-type="float">
            <text:p>11.7750701904297</text:p>
          </table:table-cell>
          <table:table-cell office:value-type="float" office:value="11.8417859077454" calcext:value-type="float">
            <text:p>11.8417859077454</text:p>
          </table:table-cell>
          <table:table-cell office:value-type="float" office:value="11.908501625061" calcext:value-type="float">
            <text:p>11.908501625061</text:p>
          </table:table-cell>
          <table:table-cell office:value-type="float" office:value="11.9752173423767" calcext:value-type="float">
            <text:p>11.9752173423767</text:p>
          </table:table-cell>
          <table:table-cell office:value-type="float" office:value="12.0419330596924" calcext:value-type="float">
            <text:p>12.0419330596924</text:p>
          </table:table-cell>
          <table:table-cell office:value-type="float" office:value="12.0752909183502" calcext:value-type="float">
            <text:p>12.0752909183502</text:p>
          </table:table-cell>
          <table:table-cell office:value-type="float" office:value="12.1086487770081" calcext:value-type="float">
            <text:p>12.1086487770081</text:p>
          </table:table-cell>
          <table:table-cell office:value-type="float" office:value="12.1420068740845" calcext:value-type="float">
            <text:p>12.1420068740845</text:p>
          </table:table-cell>
          <table:table-cell office:value-type="float" office:value="12.1753640174866" calcext:value-type="float">
            <text:p>12.1753640174866</text:p>
          </table:table-cell>
          <table:table-cell office:value-type="float" office:value="12.2420783042908" calcext:value-type="float">
            <text:p>12.2420783042908</text:p>
          </table:table-cell>
          <table:table-cell office:value-type="float" office:value="12.5756504535675" calcext:value-type="float">
            <text:p>12.5756504535675</text:p>
          </table:table-cell>
          <table:table-cell office:value-type="float" office:value="12.6423649787903" calcext:value-type="float">
            <text:p>12.6423649787903</text:p>
          </table:table-cell>
          <table:table-cell office:value-type="float" office:value="12.6757221221924" calcext:value-type="float">
            <text:p>12.6757221221924</text:p>
          </table:table-cell>
          <table:table-cell office:value-type="float" office:value="12.7090795040131" calcext:value-type="float">
            <text:p>12.7090795040131</text:p>
          </table:table-cell>
          <table:table-cell office:value-type="float" office:value="12.7424366474152" calcext:value-type="float">
            <text:p>12.7424366474152</text:p>
          </table:table-cell>
          <table:table-cell office:value-type="float" office:value="12.7757937908173" calcext:value-type="float">
            <text:p>12.7757937908173</text:p>
          </table:table-cell>
          <table:table-cell office:value-type="float" office:value="12.8091511726379" calcext:value-type="float">
            <text:p>12.8091511726379</text:p>
          </table:table-cell>
          <table:table-cell office:value-type="float" office:value="12.84250831604" calcext:value-type="float">
            <text:p>12.84250831604</text:p>
          </table:table-cell>
          <table:table-cell office:value-type="float" office:value="12.8758654594421" calcext:value-type="float">
            <text:p>12.8758654594421</text:p>
          </table:table-cell>
          <table:table-cell office:value-type="float" office:value="12.9092228412628" calcext:value-type="float">
            <text:p>12.9092228412628</text:p>
          </table:table-cell>
          <table:table-cell office:value-type="float" office:value="12.9425799846649" calcext:value-type="float">
            <text:p>12.9425799846649</text:p>
          </table:table-cell>
          <table:table-cell office:value-type="float" office:value="12.975937128067" calcext:value-type="float">
            <text:p>12.975937128067</text:p>
          </table:table-cell>
          <table:table-cell office:value-type="float" office:value="13.0092942714691" calcext:value-type="float">
            <text:p>13.0092942714691</text:p>
          </table:table-cell>
          <table:table-cell office:value-type="float" office:value="13.0426516532898" calcext:value-type="float">
            <text:p>13.0426516532898</text:p>
          </table:table-cell>
          <table:table-cell office:value-type="float" office:value="13.0760087966919" calcext:value-type="float">
            <text:p>13.0760087966919</text:p>
          </table:table-cell>
          <table:table-cell office:value-type="float" office:value="13.1760809421539" calcext:value-type="float">
            <text:p>13.1760809421539</text:p>
          </table:table-cell>
          <table:table-cell office:value-type="float" office:value="13.242796421051" calcext:value-type="float">
            <text:p>13.242796421051</text:p>
          </table:table-cell>
          <table:table-cell office:value-type="float" office:value="13.3428695201874" calcext:value-type="float">
            <text:p>13.3428695201874</text:p>
          </table:table-cell>
          <table:table-cell office:value-type="float" office:value="13.3762271404266" calcext:value-type="float">
            <text:p>13.3762271404266</text:p>
          </table:table-cell>
          <table:table-cell office:value-type="float" office:value="13.4095849990845" calcext:value-type="float">
            <text:p>13.4095849990845</text:p>
          </table:table-cell>
          <table:table-cell office:value-type="float" office:value="13.7098042964935" calcext:value-type="float">
            <text:p>13.7098042964935</text:p>
          </table:table-cell>
          <table:table-cell office:value-type="float" office:value="13.7765200138092" calcext:value-type="float">
            <text:p>13.7765200138092</text:p>
          </table:table-cell>
          <table:table-cell office:value-type="float" office:value="13.8432352542877" calcext:value-type="float">
            <text:p>13.8432352542877</text:p>
          </table:table-cell>
          <table:table-cell office:value-type="float" office:value="14.0767397880554" calcext:value-type="float">
            <text:p>14.0767397880554</text:p>
          </table:table-cell>
          <table:table-cell office:value-type="float" office:value="14.1100974082947" calcext:value-type="float">
            <text:p>14.1100974082947</text:p>
          </table:table-cell>
          <table:table-cell office:value-type="float" office:value="14.1434552669525" calcext:value-type="float">
            <text:p>14.1434552669525</text:p>
          </table:table-cell>
          <table:table-cell office:value-type="float" office:value="14.4436738491058" calcext:value-type="float">
            <text:p>14.4436738491058</text:p>
          </table:table-cell>
          <table:table-cell office:value-type="float" office:value="14.4770314693451" calcext:value-type="float">
            <text:p>14.4770314693451</text:p>
          </table:table-cell>
          <table:table-cell office:value-type="float" office:value="14.5103890895844" calcext:value-type="float">
            <text:p>14.5103890895844</text:p>
          </table:table-cell>
          <table:table-cell office:value-type="float" office:value="14.5437467098236" calcext:value-type="float">
            <text:p>14.5437467098236</text:p>
          </table:table-cell>
          <table:table-cell office:value-type="float" office:value="14.5771043300629" calcext:value-type="float">
            <text:p>14.5771043300629</text:p>
          </table:table-cell>
          <table:table-cell office:value-type="float" office:value="14.6438200473785" calcext:value-type="float">
            <text:p>14.6438200473785</text:p>
          </table:table-cell>
          <table:table-cell office:value-type="float" office:value="14.6771776676178" calcext:value-type="float">
            <text:p>14.6771776676178</text:p>
          </table:table-cell>
          <table:table-cell office:value-type="float" office:value="14.7438929080963" calcext:value-type="float">
            <text:p>14.7438929080963</text:p>
          </table:table-cell>
          <table:table-cell office:value-type="float" office:value="14.7772507667542" calcext:value-type="float">
            <text:p>14.7772507667542</text:p>
          </table:table-cell>
          <table:table-cell office:value-type="float" office:value="14.8439660072327" calcext:value-type="float">
            <text:p>14.8439660072327</text:p>
          </table:table-cell>
          <table:table-cell office:value-type="float" office:value="15.1775434017181" calcext:value-type="float">
            <text:p>15.1775434017181</text:p>
          </table:table-cell>
          <table:table-cell office:value-type="float" office:value="15.2442588806152" calcext:value-type="float">
            <text:p>15.2442588806152</text:p>
          </table:table-cell>
          <table:table-cell office:value-type="float" office:value="15.2776167392731" calcext:value-type="float">
            <text:p>15.2776167392731</text:p>
          </table:table-cell>
          <table:table-cell office:value-type="float" office:value="15.3109745979309" calcext:value-type="float">
            <text:p>15.3109745979309</text:p>
          </table:table-cell>
          <table:table-cell office:value-type="float" office:value="15.3443322181702" calcext:value-type="float">
            <text:p>15.3443322181702</text:p>
          </table:table-cell>
          <table:table-cell office:value-type="float" office:value="15.4444057941437" calcext:value-type="float">
            <text:p>15.4444057941437</text:p>
          </table:table-cell>
          <table:table-cell office:value-type="float" office:value="15.4777634143829" calcext:value-type="float">
            <text:p>15.4777634143829</text:p>
          </table:table-cell>
          <table:table-cell office:value-type="float" office:value="15.54447889328" calcext:value-type="float">
            <text:p>15.54447889328</text:p>
          </table:table-cell>
          <table:table-cell office:value-type="float" office:value="15.644552230835" calcext:value-type="float">
            <text:p>15.644552230835</text:p>
          </table:table-cell>
          <table:table-cell office:value-type="float" office:value="15.7112677097321" calcext:value-type="float">
            <text:p>15.7112677097321</text:p>
          </table:table-cell>
          <table:table-cell office:value-type="float" office:value="15.7779834270477" calcext:value-type="float">
            <text:p>15.7779834270477</text:p>
          </table:table-cell>
          <table:table-cell office:value-type="float" office:value="15.8446989059448" calcext:value-type="float">
            <text:p>15.8446989059448</text:p>
          </table:table-cell>
          <table:table-cell office:value-type="float" office:value="15.8780567646027" calcext:value-type="float">
            <text:p>15.8780567646027</text:p>
          </table:table-cell>
          <table:table-cell office:value-type="float" office:value="15.9114143848419" calcext:value-type="float">
            <text:p>15.9114143848419</text:p>
          </table:table-cell>
          <table:table-cell office:value-type="float" office:value="15.9447724819183" calcext:value-type="float">
            <text:p>15.9447724819183</text:p>
          </table:table-cell>
          <table:table-cell office:value-type="float" office:value="16.0782034397125" calcext:value-type="float">
            <text:p>16.0782034397125</text:p>
          </table:table-cell>
          <table:table-cell office:value-type="float" office:value="16.2449955940247" calcext:value-type="float">
            <text:p>16.2449955940247</text:p>
          </table:table-cell>
          <table:table-cell office:value-type="float" office:value="16.3117129802704" calcext:value-type="float">
            <text:p>16.3117129802704</text:p>
          </table:table-cell>
          <table:table-cell office:value-type="float" office:value="16.4117894172668" calcext:value-type="float">
            <text:p>16.4117894172668</text:p>
          </table:table-cell>
          <table:table-cell office:value-type="float" office:value="16.445148229599" calcext:value-type="float">
            <text:p>16.445148229599</text:p>
          </table:table-cell>
          <table:table-cell office:value-type="float" office:value="16.4785070419312" calcext:value-type="float">
            <text:p>16.4785070419312</text:p>
          </table:table-cell>
          <table:table-cell office:value-type="float" office:value="16.5118658542633" calcext:value-type="float">
            <text:p>16.5118658542633</text:p>
          </table:table-cell>
          <table:table-cell office:value-type="float" office:value="16.5452246665955" calcext:value-type="float">
            <text:p>16.5452246665955</text:p>
          </table:table-cell>
          <table:table-cell office:value-type="float" office:value="16.5785834789276" calcext:value-type="float">
            <text:p>16.5785834789276</text:p>
          </table:table-cell>
          <table:table-cell office:value-type="float" office:value="16.6119422912598" calcext:value-type="float">
            <text:p>16.6119422912598</text:p>
          </table:table-cell>
          <table:table-cell office:value-type="float" office:value="16.6453011035919" calcext:value-type="float">
            <text:p>16.6453011035919</text:p>
          </table:table-cell>
          <table:table-cell office:value-type="float" office:value="16.7120189666748" calcext:value-type="float">
            <text:p>16.7120189666748</text:p>
          </table:table-cell>
          <table:table-cell office:value-type="float" office:value="16.8788137435913" calcext:value-type="float">
            <text:p>16.8788137435913</text:p>
          </table:table-cell>
          <table:table-cell office:value-type="float" office:value="16.9121725559235" calcext:value-type="float">
            <text:p>16.9121725559235</text:p>
          </table:table-cell>
          <table:table-cell office:value-type="float" office:value="16.9788904190063" calcext:value-type="float">
            <text:p>16.9788904190063</text:p>
          </table:table-cell>
          <table:table-cell office:value-type="float" office:value="17.0456082820892" calcext:value-type="float">
            <text:p>17.0456082820892</text:p>
          </table:table-cell>
          <table:table-cell office:value-type="float" office:value="17.1123263835907" calcext:value-type="float">
            <text:p>17.1123263835907</text:p>
          </table:table-cell>
          <table:table-cell office:value-type="float" office:value="17.1790494918823" calcext:value-type="float">
            <text:p>17.1790494918823</text:p>
          </table:table-cell>
          <table:table-cell office:value-type="float" office:value="17.2457778453827" calcext:value-type="float">
            <text:p>17.2457778453827</text:p>
          </table:table-cell>
          <table:table-cell office:value-type="float" office:value="17.3125064373016" calcext:value-type="float">
            <text:p>17.3125064373016</text:p>
          </table:table-cell>
          <table:table-cell office:value-type="float" office:value="17.7462470531464" calcext:value-type="float">
            <text:p>17.7462470531464</text:p>
          </table:table-cell>
          <table:table-cell office:value-type="float" office:value="17.7796120643616" calcext:value-type="float">
            <text:p>17.7796120643616</text:p>
          </table:table-cell>
          <table:table-cell office:value-type="float" office:value="17.846342086792" calcext:value-type="float">
            <text:p>17.846342086792</text:p>
          </table:table-cell>
          <table:table-cell office:value-type="float" office:value="17.9130721092224" calcext:value-type="float">
            <text:p>17.9130721092224</text:p>
          </table:table-cell>
          <table:table-cell office:value-type="float" office:value="17.97980260849" calcext:value-type="float">
            <text:p>17.97980260849</text:p>
          </table:table-cell>
          <table:table-cell office:value-type="float" office:value="18.0465333461761" calcext:value-type="float">
            <text:p>18.0465333461761</text:p>
          </table:table-cell>
          <table:table-cell office:value-type="float" office:value="18.0798985958099" calcext:value-type="float">
            <text:p>18.0798985958099</text:p>
          </table:table-cell>
          <table:table-cell office:value-type="float" office:value="18.1466293334961" calcext:value-type="float">
            <text:p>18.1466293334961</text:p>
          </table:table-cell>
          <table:table-cell office:value-type="float" office:value="18.1799855232239" calcext:value-type="float">
            <text:p>18.1799855232239</text:p>
          </table:table-cell>
          <table:table-cell office:value-type="float" office:value="18.2800545692444" calcext:value-type="float">
            <text:p>18.2800545692444</text:p>
          </table:table-cell>
          <table:table-cell office:value-type="float" office:value="18.3467671871185" calcext:value-type="float">
            <text:p>18.3467671871185</text:p>
          </table:table-cell>
          <table:table-cell office:value-type="float" office:value="18.3801233768463" calcext:value-type="float">
            <text:p>18.3801233768463</text:p>
          </table:table-cell>
          <table:table-cell office:value-type="float" office:value="18.4468357563019" calcext:value-type="float">
            <text:p>18.4468357563019</text:p>
          </table:table-cell>
          <table:table-cell office:value-type="float" office:value="18.4801924228668" calcext:value-type="float">
            <text:p>18.4801924228668</text:p>
          </table:table-cell>
          <table:table-cell office:value-type="float" office:value="18.5469048023224" calcext:value-type="float">
            <text:p>18.5469048023224</text:p>
          </table:table-cell>
          <table:table-cell office:value-type="float" office:value="18.5802609920502" calcext:value-type="float">
            <text:p>18.5802609920502</text:p>
          </table:table-cell>
          <table:table-cell office:value-type="float" office:value="18.613617181778" calcext:value-type="float">
            <text:p>18.613617181778</text:p>
          </table:table-cell>
          <table:table-cell office:value-type="float" office:value="18.6469733715057" calcext:value-type="float">
            <text:p>18.6469733715057</text:p>
          </table:table-cell>
          <table:table-cell office:value-type="float" office:value="18.7136857509613" calcext:value-type="float">
            <text:p>18.7136857509613</text:p>
          </table:table-cell>
          <table:table-cell office:value-type="float" office:value="18.7470419406891" calcext:value-type="float">
            <text:p>18.7470419406891</text:p>
          </table:table-cell>
          <table:table-cell office:value-type="float" office:value="18.7803981304169" calcext:value-type="float">
            <text:p>18.7803981304169</text:p>
          </table:table-cell>
          <table:table-cell office:value-type="float" office:value="18.8804664611816" calcext:value-type="float">
            <text:p>18.8804664611816</text:p>
          </table:table-cell>
          <table:table-cell office:value-type="float" office:value="18.9471788406372" calcext:value-type="float">
            <text:p>18.9471788406372</text:p>
          </table:table-cell>
          <table:table-cell office:value-type="float" office:value="19.0138909816742" calcext:value-type="float">
            <text:p>19.0138909816742</text:p>
          </table:table-cell>
          <table:table-cell office:value-type="float" office:value="19.0806031227112" calcext:value-type="float">
            <text:p>19.0806031227112</text:p>
          </table:table-cell>
          <table:table-cell office:value-type="float" office:value="19.1473152637482" calcext:value-type="float">
            <text:p>19.1473152637482</text:p>
          </table:table-cell>
          <table:table-cell office:value-type="float" office:value="19.1806726455688" calcext:value-type="float">
            <text:p>19.1806726455688</text:p>
          </table:table-cell>
          <table:table-cell office:value-type="float" office:value="19.2473866939545" calcext:value-type="float">
            <text:p>19.2473866939545</text:p>
          </table:table-cell>
          <table:table-cell office:value-type="float" office:value="19.3141009807587" calcext:value-type="float">
            <text:p>19.3141009807587</text:p>
          </table:table-cell>
          <table:table-cell office:value-type="float" office:value="19.3474578857422" calcext:value-type="float">
            <text:p>19.3474578857422</text:p>
          </table:table-cell>
          <table:table-cell office:value-type="float" office:value="19.414172410965" calcext:value-type="float">
            <text:p>19.414172410965</text:p>
          </table:table-cell>
          <table:table-cell office:value-type="float" office:value="19.4808864593506" calcext:value-type="float">
            <text:p>19.4808864593506</text:p>
          </table:table-cell>
          <table:table-cell office:value-type="float" office:value="19.5142433643341" calcext:value-type="float">
            <text:p>19.5142433643341</text:p>
          </table:table-cell>
          <table:table-cell office:value-type="float" office:value="19.5476005077362" calcext:value-type="float">
            <text:p>19.5476005077362</text:p>
          </table:table-cell>
          <table:table-cell office:value-type="float" office:value="19.5809574127197" calcext:value-type="float">
            <text:p>19.5809574127197</text:p>
          </table:table-cell>
          <table:table-cell office:value-type="float" office:value="19.6476714611053" calcext:value-type="float">
            <text:p>19.6476714611053</text:p>
          </table:table-cell>
          <table:table-cell office:value-type="float" office:value="19.7143857479095" calcext:value-type="float">
            <text:p>19.7143857479095</text:p>
          </table:table-cell>
          <table:table-cell office:value-type="float" office:value="19.7810997962952" calcext:value-type="float">
            <text:p>19.7810997962952</text:p>
          </table:table-cell>
          <table:table-cell office:value-type="float" office:value="19.8478138446808" calcext:value-type="float">
            <text:p>19.8478138446808</text:p>
          </table:table-cell>
          <table:table-cell office:value-type="float" office:value="19.9145278930664" calcext:value-type="float">
            <text:p>19.9145278930664</text:p>
          </table:table-cell>
          <table:table-cell office:value-type="float" office:value="19.9812421798706" calcext:value-type="float">
            <text:p>19.9812421798706</text:p>
          </table:table-cell>
          <table:table-cell office:value-type="float" office:value="20.0479559898376" calcext:value-type="float">
            <text:p>20.0479559898376</text:p>
          </table:table-cell>
          <table:table-cell office:value-type="float" office:value="20.1146700382233" calcext:value-type="float">
            <text:p>20.1146700382233</text:p>
          </table:table-cell>
          <table:table-cell office:value-type="float" office:value="20.1813838481903" calcext:value-type="float">
            <text:p>20.1813838481903</text:p>
          </table:table-cell>
          <table:table-cell office:value-type="float" office:value="20.2147407531738" calcext:value-type="float">
            <text:p>20.2147407531738</text:p>
          </table:table-cell>
          <table:table-cell office:value-type="float" office:value="20.2814540863037" calcext:value-type="float">
            <text:p>20.2814540863037</text:p>
          </table:table-cell>
          <table:table-cell office:value-type="float" office:value="20.3815243244171" calcext:value-type="float">
            <text:p>20.3815243244171</text:p>
          </table:table-cell>
          <table:table-cell office:value-type="float" office:value="20.448237657547" calcext:value-type="float">
            <text:p>20.448237657547</text:p>
          </table:table-cell>
          <table:table-cell office:value-type="float" office:value="20.5149509906769" calcext:value-type="float">
            <text:p>20.5149509906769</text:p>
          </table:table-cell>
          <table:table-cell office:value-type="float" office:value="20.5816645622253" calcext:value-type="float">
            <text:p>20.5816645622253</text:p>
          </table:table-cell>
          <table:table-cell office:value-type="float" office:value="20.6150212287903" calcext:value-type="float">
            <text:p>20.6150212287903</text:p>
          </table:table-cell>
          <table:table-cell office:value-type="float" office:value="20.6483778953552" calcext:value-type="float">
            <text:p>20.6483778953552</text:p>
          </table:table-cell>
          <table:table-cell office:value-type="float" office:value="20.7150909900665" calcext:value-type="float">
            <text:p>20.7150909900665</text:p>
          </table:table-cell>
          <table:table-cell office:value-type="float" office:value="20.7818043231964" calcext:value-type="float">
            <text:p>20.7818043231964</text:p>
          </table:table-cell>
          <table:table-cell office:value-type="float" office:value="20.8485176563263" calcext:value-type="float">
            <text:p>20.8485176563263</text:p>
          </table:table-cell>
          <table:table-cell office:value-type="float" office:value="20.9152309894562" calcext:value-type="float">
            <text:p>20.9152309894562</text:p>
          </table:table-cell>
          <table:table-cell office:value-type="float" office:value="20.9819443225861" calcext:value-type="float">
            <text:p>20.9819443225861</text:p>
          </table:table-cell>
          <table:table-cell office:value-type="float" office:value="21.0486574172974" calcext:value-type="float">
            <text:p>21.0486574172974</text:p>
          </table:table-cell>
          <table:table-cell office:value-type="float" office:value="21.0820138454437" calcext:value-type="float">
            <text:p>21.0820138454437</text:p>
          </table:table-cell>
          <table:table-cell office:value-type="float" office:value="21.1487271785736" calcext:value-type="float">
            <text:p>21.1487271785736</text:p>
          </table:table-cell>
          <table:table-cell office:value-type="float" office:value="21.2154402732849" calcext:value-type="float">
            <text:p>21.2154402732849</text:p>
          </table:table-cell>
          <table:table-cell office:value-type="float" office:value="21.2821538448334" calcext:value-type="float">
            <text:p>21.2821538448334</text:p>
          </table:table-cell>
          <table:table-cell office:value-type="float" office:value="21.3155105113983" calcext:value-type="float">
            <text:p>21.3155105113983</text:p>
          </table:table-cell>
          <table:table-cell office:value-type="float" office:value="21.3822236061096" calcext:value-type="float">
            <text:p>21.3822236061096</text:p>
          </table:table-cell>
          <table:table-cell office:value-type="float" office:value="21.4155802726746" calcext:value-type="float">
            <text:p>21.4155802726746</text:p>
          </table:table-cell>
          <table:table-cell office:value-type="float" office:value="21.4489367008209" calcext:value-type="float">
            <text:p>21.4489367008209</text:p>
          </table:table-cell>
          <table:table-cell office:value-type="float" office:value="21.4822933673859" calcext:value-type="float">
            <text:p>21.4822933673859</text:p>
          </table:table-cell>
          <table:table-cell office:value-type="float" office:value="21.5156497955322" calcext:value-type="float">
            <text:p>21.5156497955322</text:p>
          </table:table-cell>
          <table:table-cell office:value-type="float" office:value="21.5490064620972" calcext:value-type="float">
            <text:p>21.5490064620972</text:p>
          </table:table-cell>
          <table:table-cell office:value-type="float" office:value="21.5823631286621" calcext:value-type="float">
            <text:p>21.5823631286621</text:p>
          </table:table-cell>
          <table:table-cell office:value-type="float" office:value="21.6490759849548" calcext:value-type="float">
            <text:p>21.6490759849548</text:p>
          </table:table-cell>
          <table:table-cell office:value-type="float" office:value="21.6824328899384" calcext:value-type="float">
            <text:p>21.6824328899384</text:p>
          </table:table-cell>
          <table:table-cell office:value-type="float" office:value="21.7491459846497" calcext:value-type="float">
            <text:p>21.7491459846497</text:p>
          </table:table-cell>
          <table:table-cell office:value-type="float" office:value="21.8158588409424" calcext:value-type="float">
            <text:p>21.8158588409424</text:p>
          </table:table-cell>
          <table:table-cell office:value-type="float" office:value="21.8825719356537" calcext:value-type="float">
            <text:p>21.8825719356537</text:p>
          </table:table-cell>
          <table:table-cell office:value-type="float" office:value="21.9159283638" calcext:value-type="float">
            <text:p>21.9159283638</text:p>
          </table:table-cell>
          <table:table-cell office:value-type="float" office:value="21.9826414585114" calcext:value-type="float">
            <text:p>21.9826414585114</text:p>
          </table:table-cell>
          <table:table-cell office:value-type="float" office:value="22.0493543148041" calcext:value-type="float">
            <text:p>22.0493543148041</text:p>
          </table:table-cell>
          <table:table-cell office:value-type="float" office:value="22.1160674095154" calcext:value-type="float">
            <text:p>22.1160674095154</text:p>
          </table:table-cell>
          <table:table-cell office:value-type="float" office:value="22.1827812194824" calcext:value-type="float">
            <text:p>22.1827812194824</text:p>
          </table:table-cell>
          <table:table-cell office:value-type="float" office:value="22.2494955062866" calcext:value-type="float">
            <text:p>22.2494955062866</text:p>
          </table:table-cell>
          <table:table-cell office:value-type="float" office:value="22.3162100315094" calcext:value-type="float">
            <text:p>22.3162100315094</text:p>
          </table:table-cell>
          <table:table-cell office:value-type="float" office:value="22.3829245567322" calcext:value-type="float">
            <text:p>22.3829245567322</text:p>
          </table:table-cell>
          <table:table-cell office:value-type="float" office:value="22.449639081955" calcext:value-type="float">
            <text:p>22.449639081955</text:p>
          </table:table-cell>
          <table:table-cell office:value-type="float" office:value="22.5163533687592" calcext:value-type="float">
            <text:p>22.5163533687592</text:p>
          </table:table-cell>
          <table:table-cell office:value-type="float" office:value="22.5830678939819" calcext:value-type="float">
            <text:p>22.5830678939819</text:p>
          </table:table-cell>
          <table:table-cell office:value-type="float" office:value="22.6164252758026" calcext:value-type="float">
            <text:p>22.6164252758026</text:p>
          </table:table-cell>
          <table:table-cell office:value-type="float" office:value="22.6831395626068" calcext:value-type="float">
            <text:p>22.6831395626068</text:p>
          </table:table-cell>
          <table:table-cell office:value-type="float" office:value="22.7164967060089" calcext:value-type="float">
            <text:p>22.7164967060089</text:p>
          </table:table-cell>
          <table:table-cell office:value-type="float" office:value="22.749853849411" calcext:value-type="float">
            <text:p>22.749853849411</text:p>
          </table:table-cell>
          <table:table-cell office:value-type="float" office:value="22.7832112312317" calcext:value-type="float">
            <text:p>22.7832112312317</text:p>
          </table:table-cell>
          <table:table-cell office:value-type="float" office:value="22.8165683746338" calcext:value-type="float">
            <text:p>22.8165683746338</text:p>
          </table:table-cell>
          <table:table-cell office:value-type="float" office:value="22.8499255180359" calcext:value-type="float">
            <text:p>22.8499255180359</text:p>
          </table:table-cell>
          <table:table-cell office:value-type="float" office:value="22.883282661438" calcext:value-type="float">
            <text:p>22.883282661438</text:p>
          </table:table-cell>
          <table:table-cell office:value-type="float" office:value="22.9166400432587" calcext:value-type="float">
            <text:p>22.9166400432587</text:p>
          </table:table-cell>
          <table:table-cell office:value-type="float" office:value="22.9499971866608" calcext:value-type="float">
            <text:p>22.9499971866608</text:p>
          </table:table-cell>
          <table:table-cell office:value-type="float" office:value="22.9833543300629" calcext:value-type="float">
            <text:p>22.9833543300629</text:p>
          </table:table-cell>
          <table:table-cell office:value-type="float" office:value="23.0167117118835" calcext:value-type="float">
            <text:p>23.0167117118835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4037566676114" calcext:value-type="float">
            <text:p>0.124037566676114</text:p>
          </table:table-cell>
          <table:table-cell office:value-type="float" office:value="0.123984120508216" calcext:value-type="float">
            <text:p>0.123984120508216</text:p>
          </table:table-cell>
          <table:table-cell office:value-type="float" office:value="0.124202292112707" calcext:value-type="float">
            <text:p>0.124202292112707</text:p>
          </table:table-cell>
          <table:table-cell office:value-type="float" office:value="0.124007448880349" calcext:value-type="float">
            <text:p>0.124007448880349</text:p>
          </table:table-cell>
          <table:table-cell office:value-type="float" office:value="0.123967234846998" calcext:value-type="float">
            <text:p>0.123967234846998</text:p>
          </table:table-cell>
          <table:table-cell office:value-type="float" office:value="0.124119291927581" calcext:value-type="float">
            <text:p>0.124119291927581</text:p>
          </table:table-cell>
          <table:table-cell office:value-type="float" office:value="0.124115298137485" calcext:value-type="float">
            <text:p>0.124115298137485</text:p>
          </table:table-cell>
          <table:table-cell office:value-type="float" office:value="0.124072379226787" calcext:value-type="float">
            <text:p>0.124072379226787</text:p>
          </table:table-cell>
          <table:table-cell office:value-type="float" office:value="0.12403571727997" calcext:value-type="float">
            <text:p>0.12403571727997</text:p>
          </table:table-cell>
          <table:table-cell office:value-type="float" office:value="0.123990321864052" calcext:value-type="float">
            <text:p>0.123990321864052</text:p>
          </table:table-cell>
          <table:table-cell office:value-type="float" office:value="0.124125579287603" calcext:value-type="float">
            <text:p>0.124125579287603</text:p>
          </table:table-cell>
          <table:table-cell office:value-type="float" office:value="0.123998685198468" calcext:value-type="float">
            <text:p>0.123998685198468</text:p>
          </table:table-cell>
          <table:table-cell office:value-type="float" office:value="0.123916529750485" calcext:value-type="float">
            <text:p>0.123916529750485</text:p>
          </table:table-cell>
          <table:table-cell office:value-type="float" office:value="0.124068727395796" calcext:value-type="float">
            <text:p>0.124068727395796</text:p>
          </table:table-cell>
          <table:table-cell office:value-type="float" office:value="0.12400981518185" calcext:value-type="float">
            <text:p>0.12400981518185</text:p>
          </table:table-cell>
          <table:table-cell office:value-type="float" office:value="0.123934067807672" calcext:value-type="float">
            <text:p>0.123934067807672</text:p>
          </table:table-cell>
          <table:table-cell office:value-type="float" office:value="0.124006469327977" calcext:value-type="float">
            <text:p>0.124006469327977</text:p>
          </table:table-cell>
          <table:table-cell office:value-type="float" office:value="0.123958420487303" calcext:value-type="float">
            <text:p>0.123958420487303</text:p>
          </table:table-cell>
          <table:table-cell office:value-type="float" office:value="0.124067741974503" calcext:value-type="float">
            <text:p>0.124067741974503</text:p>
          </table:table-cell>
          <table:table-cell office:value-type="float" office:value="0.124007029129693" calcext:value-type="float">
            <text:p>0.124007029129693</text:p>
          </table:table-cell>
          <table:table-cell office:value-type="float" office:value="0.123984993453333" calcext:value-type="float">
            <text:p>0.123984993453333</text:p>
          </table:table-cell>
          <table:table-cell office:value-type="float" office:value="0.124114975113986" calcext:value-type="float">
            <text:p>0.124114975113986</text:p>
          </table:table-cell>
          <table:table-cell office:value-type="float" office:value="0.12393765198176" calcext:value-type="float">
            <text:p>0.12393765198176</text:p>
          </table:table-cell>
          <table:table-cell office:value-type="float" office:value="0.124087322826403" calcext:value-type="float">
            <text:p>0.124087322826403</text:p>
          </table:table-cell>
          <table:table-cell office:value-type="float" office:value="0.12398689528254" calcext:value-type="float">
            <text:p>0.12398689528254</text:p>
          </table:table-cell>
          <table:table-cell office:value-type="float" office:value="0.123993564581941" calcext:value-type="float">
            <text:p>0.123993564581941</text:p>
          </table:table-cell>
          <table:table-cell office:value-type="float" office:value="0.124149786584572" calcext:value-type="float">
            <text:p>0.124149786584572</text:p>
          </table:table-cell>
          <table:table-cell office:value-type="float" office:value="0.124097304150006" calcext:value-type="float">
            <text:p>0.124097304150006</text:p>
          </table:table-cell>
          <table:table-cell office:value-type="float" office:value="0.123995214799735" calcext:value-type="float">
            <text:p>0.123995214799735</text:p>
          </table:table-cell>
          <table:table-cell office:value-type="float" office:value="0.124080705807946" calcext:value-type="float">
            <text:p>0.124080705807946</text:p>
          </table:table-cell>
          <table:table-cell office:value-type="float" office:value="0.123961719154184" calcext:value-type="float">
            <text:p>0.123961719154184</text:p>
          </table:table-cell>
          <table:table-cell office:value-type="float" office:value="0.124048428678237" calcext:value-type="float">
            <text:p>0.124048428678237</text:p>
          </table:table-cell>
          <table:table-cell office:value-type="float" office:value="0.124010647245499" calcext:value-type="float">
            <text:p>0.124010647245499</text:p>
          </table:table-cell>
          <table:table-cell office:value-type="float" office:value="0.124131317284641" calcext:value-type="float">
            <text:p>0.124131317284641</text:p>
          </table:table-cell>
          <table:table-cell office:value-type="float" office:value="0.123978772779969" calcext:value-type="float">
            <text:p>0.123978772779969</text:p>
          </table:table-cell>
          <table:table-cell office:value-type="float" office:value="0.124071744077122" calcext:value-type="float">
            <text:p>0.124071744077122</text:p>
          </table:table-cell>
          <table:table-cell office:value-type="float" office:value="0.124051380689228" calcext:value-type="float">
            <text:p>0.124051380689228</text:p>
          </table:table-cell>
          <table:table-cell office:value-type="float" office:value="0.124037523536906" calcext:value-type="float">
            <text:p>0.124037523536906</text:p>
          </table:table-cell>
          <table:table-cell office:value-type="float" office:value="0.123992084785724" calcext:value-type="float">
            <text:p>0.123992084785724</text:p>
          </table:table-cell>
          <table:table-cell office:value-type="float" office:value="0.124123569969429" calcext:value-type="float">
            <text:p>0.124123569969429</text:p>
          </table:table-cell>
          <table:table-cell office:value-type="float" office:value="0.124078722665899" calcext:value-type="float">
            <text:p>0.124078722665899</text:p>
          </table:table-cell>
          <table:table-cell office:value-type="float" office:value="0.124013880304092" calcext:value-type="float">
            <text:p>0.124013880304092</text:p>
          </table:table-cell>
          <table:table-cell office:value-type="float" office:value="0.124060296111487" calcext:value-type="float">
            <text:p>0.124060296111487</text:p>
          </table:table-cell>
          <table:table-cell office:value-type="float" office:value="0.123982976841584" calcext:value-type="float">
            <text:p>0.123982976841584</text:p>
          </table:table-cell>
          <table:table-cell office:value-type="float" office:value="0.123966485626078" calcext:value-type="float">
            <text:p>0.123966485626078</text:p>
          </table:table-cell>
          <table:table-cell office:value-type="float" office:value="0.123991304484779" calcext:value-type="float">
            <text:p>0.123991304484779</text:p>
          </table:table-cell>
          <table:table-cell office:value-type="float" office:value="0.124062051022942" calcext:value-type="float">
            <text:p>0.124062051022942</text:p>
          </table:table-cell>
          <table:table-cell office:value-type="float" office:value="0.123977996086893" calcext:value-type="float">
            <text:p>0.123977996086893</text:p>
          </table:table-cell>
          <table:table-cell office:value-type="float" office:value="0.124105953962281" calcext:value-type="float">
            <text:p>0.124105953962281</text:p>
          </table:table-cell>
          <table:table-cell office:value-type="float" office:value="0.124003194391249" calcext:value-type="float">
            <text:p>0.124003194391249</text:p>
          </table:table-cell>
          <table:table-cell office:value-type="float" office:value="0.124069414281186" calcext:value-type="float">
            <text:p>0.124069414281186</text:p>
          </table:table-cell>
          <table:table-cell office:value-type="float" office:value="0.124034502445065" calcext:value-type="float">
            <text:p>0.124034502445065</text:p>
          </table:table-cell>
          <table:table-cell office:value-type="float" office:value="0.124089309153569" calcext:value-type="float">
            <text:p>0.124089309153569</text:p>
          </table:table-cell>
          <table:table-cell office:value-type="float" office:value="0.12399967584377" calcext:value-type="float">
            <text:p>0.12399967584377</text:p>
          </table:table-cell>
          <table:table-cell office:value-type="float" office:value="0.12401246371859" calcext:value-type="float">
            <text:p>0.12401246371859</text:p>
          </table:table-cell>
          <table:table-cell office:value-type="float" office:value="0.12365693193332" calcext:value-type="float">
            <text:p>0.12365693193332</text:p>
          </table:table-cell>
          <table:table-cell office:value-type="float" office:value="0.123799050994491" calcext:value-type="float">
            <text:p>0.123799050994491</text:p>
          </table:table-cell>
          <table:table-cell office:value-type="float" office:value="0.123826265380806" calcext:value-type="float">
            <text:p>0.123826265380806</text:p>
          </table:table-cell>
          <table:table-cell office:value-type="float" office:value="0.123788693550432" calcext:value-type="float">
            <text:p>0.123788693550432</text:p>
          </table:table-cell>
          <table:table-cell office:value-type="float" office:value="0.123628962134208" calcext:value-type="float">
            <text:p>0.123628962134208</text:p>
          </table:table-cell>
          <table:table-cell office:value-type="float" office:value="0.123514260375224" calcext:value-type="float">
            <text:p>0.123514260375224</text:p>
          </table:table-cell>
          <table:table-cell office:value-type="float" office:value="0.123728773524028" calcext:value-type="float">
            <text:p>0.123728773524028</text:p>
          </table:table-cell>
          <table:table-cell office:value-type="float" office:value="0.123851856606146" calcext:value-type="float">
            <text:p>0.123851856606146</text:p>
          </table:table-cell>
          <table:table-cell office:value-type="float" office:value="0.123429508263509" calcext:value-type="float">
            <text:p>0.123429508263509</text:p>
          </table:table-cell>
          <table:table-cell office:value-type="float" office:value="0.121669911210002" calcext:value-type="float">
            <text:p>0.121669911210002</text:p>
          </table:table-cell>
          <table:table-cell office:value-type="float" office:value="0.11543125670816" calcext:value-type="float">
            <text:p>0.11543125670816</text:p>
          </table:table-cell>
          <table:table-cell office:value-type="float" office:value="0.110696155856937" calcext:value-type="float">
            <text:p>0.110696155856937</text:p>
          </table:table-cell>
          <table:table-cell office:value-type="float" office:value="0.218033559791693" calcext:value-type="float">
            <text:p>0.218033559791693</text:p>
          </table:table-cell>
          <table:table-cell office:value-type="float" office:value="0.216947750544738" calcext:value-type="float">
            <text:p>0.216947750544738</text:p>
          </table:table-cell>
          <table:table-cell office:value-type="float" office:value="0.213341584223385" calcext:value-type="float">
            <text:p>0.213341584223385</text:p>
          </table:table-cell>
          <table:table-cell office:value-type="float" office:value="0.208960167195443" calcext:value-type="float">
            <text:p>0.208960167195443</text:p>
          </table:table-cell>
          <table:table-cell office:value-type="float" office:value="0.207915793467159" calcext:value-type="float">
            <text:p>0.207915793467159</text:p>
          </table:table-cell>
          <table:table-cell office:value-type="float" office:value="0.207273241321519" calcext:value-type="float">
            <text:p>0.207273241321519</text:p>
          </table:table-cell>
          <table:table-cell office:value-type="float" office:value="0.207868910523161" calcext:value-type="float">
            <text:p>0.207868910523161</text:p>
          </table:table-cell>
          <table:table-cell office:value-type="float" office:value="0.206967568205112" calcext:value-type="float">
            <text:p>0.206967568205112</text:p>
          </table:table-cell>
          <table:table-cell office:value-type="float" office:value="0.2097566620695" calcext:value-type="float">
            <text:p>0.2097566620695</text:p>
          </table:table-cell>
          <table:table-cell office:value-type="float" office:value="0.212575348972913" calcext:value-type="float">
            <text:p>0.212575348972913</text:p>
          </table:table-cell>
          <table:table-cell office:value-type="float" office:value="0.210218915379609" calcext:value-type="float">
            <text:p>0.210218915379609</text:p>
          </table:table-cell>
          <table:table-cell office:value-type="float" office:value="0.209711461733787" calcext:value-type="float">
            <text:p>0.209711461733787</text:p>
          </table:table-cell>
          <table:table-cell office:value-type="float" office:value="0.153042152387829" calcext:value-type="float">
            <text:p>0.153042152387829</text:p>
          </table:table-cell>
          <table:table-cell office:value-type="float" office:value="0.151390716308298" calcext:value-type="float">
            <text:p>0.151390716308298</text:p>
          </table:table-cell>
          <table:table-cell office:value-type="float" office:value="0.157871215516832" calcext:value-type="float">
            <text:p>0.157871215516832</text:p>
          </table:table-cell>
          <table:table-cell office:value-type="float" office:value="0.167666074685291" calcext:value-type="float">
            <text:p>0.167666074685291</text:p>
          </table:table-cell>
          <table:table-cell office:value-type="float" office:value="0.170362179930034" calcext:value-type="float">
            <text:p>0.170362179930034</text:p>
          </table:table-cell>
          <table:table-cell office:value-type="float" office:value="0.168365872109806" calcext:value-type="float">
            <text:p>0.168365872109806</text:p>
          </table:table-cell>
          <table:table-cell office:value-type="float" office:value="0.105710265898971" calcext:value-type="float">
            <text:p>0.105710265898971</text:p>
          </table:table-cell>
          <table:table-cell office:value-type="float" office:value="0.101350876370446" calcext:value-type="float">
            <text:p>0.101350876370446</text:p>
          </table:table-cell>
          <table:table-cell office:value-type="float" office:value="0.101018292679237" calcext:value-type="float">
            <text:p>0.101018292679237</text:p>
          </table:table-cell>
          <table:table-cell office:value-type="float" office:value="0.0972658014423026" calcext:value-type="float">
            <text:p>0.097265801442303</text:p>
          </table:table-cell>
          <table:table-cell office:value-type="float" office:value="0.0955501015785858" calcext:value-type="float">
            <text:p>0.095550101578586</text:p>
          </table:table-cell>
          <table:table-cell office:value-type="float" office:value="0.113731668186121" calcext:value-type="float">
            <text:p>0.113731668186121</text:p>
          </table:table-cell>
          <table:table-cell office:value-type="float" office:value="0.117193426632953" calcext:value-type="float">
            <text:p>0.117193426632953</text:p>
          </table:table-cell>
          <table:table-cell office:value-type="float" office:value="0.126586060384765" calcext:value-type="float">
            <text:p>0.126586060384765</text:p>
          </table:table-cell>
          <table:table-cell office:value-type="float" office:value="0.131990204650155" calcext:value-type="float">
            <text:p>0.131990204650155</text:p>
          </table:table-cell>
          <table:table-cell office:value-type="float" office:value="0.136546119645698" calcext:value-type="float">
            <text:p>0.136546119645698</text:p>
          </table:table-cell>
          <table:table-cell office:value-type="float" office:value="0.14140756373339" calcext:value-type="float">
            <text:p>0.14140756373339</text:p>
          </table:table-cell>
          <table:table-cell office:value-type="float" office:value="0.143725628091377" calcext:value-type="float">
            <text:p>0.143725628091377</text:p>
          </table:table-cell>
          <table:table-cell office:value-type="float" office:value="0.144523553198943" calcext:value-type="float">
            <text:p>0.144523553198943</text:p>
          </table:table-cell>
          <table:table-cell office:value-type="float" office:value="0.142696275907648" calcext:value-type="float">
            <text:p>0.142696275907648</text:p>
          </table:table-cell>
          <table:table-cell office:value-type="float" office:value="0.141417387348271" calcext:value-type="float">
            <text:p>0.141417387348271</text:p>
          </table:table-cell>
          <table:table-cell office:value-type="float" office:value="0.134399250625555" calcext:value-type="float">
            <text:p>0.134399250625555</text:p>
          </table:table-cell>
          <table:table-cell office:value-type="float" office:value="0.12885005299308" calcext:value-type="float">
            <text:p>0.12885005299308</text:p>
          </table:table-cell>
          <table:table-cell office:value-type="float" office:value="0.115737236100168" calcext:value-type="float">
            <text:p>0.115737236100168</text:p>
          </table:table-cell>
          <table:table-cell office:value-type="float" office:value="0.121270489008418" calcext:value-type="float">
            <text:p>0.121270489008418</text:p>
          </table:table-cell>
          <table:table-cell office:value-type="float" office:value="0.127051554858357" calcext:value-type="float">
            <text:p>0.127051554858357</text:p>
          </table:table-cell>
          <table:table-cell office:value-type="float" office:value="0.135125564386212" calcext:value-type="float">
            <text:p>0.135125564386212</text:p>
          </table:table-cell>
          <table:table-cell office:value-type="float" office:value="0.192702676794678" calcext:value-type="float">
            <text:p>0.192702676794678</text:p>
          </table:table-cell>
          <table:table-cell office:value-type="float" office:value="0.186005482280724" calcext:value-type="float">
            <text:p>0.186005482280724</text:p>
          </table:table-cell>
          <table:table-cell office:value-type="float" office:value="0.185514004330737" calcext:value-type="float">
            <text:p>0.185514004330737</text:p>
          </table:table-cell>
          <table:table-cell office:value-type="float" office:value="0.185350641462658" calcext:value-type="float">
            <text:p>0.185350641462658</text:p>
          </table:table-cell>
          <table:table-cell office:value-type="float" office:value="0.184588958866726" calcext:value-type="float">
            <text:p>0.184588958866726</text:p>
          </table:table-cell>
          <table:table-cell office:value-type="float" office:value="0.185321017537066" calcext:value-type="float">
            <text:p>0.185321017537066</text:p>
          </table:table-cell>
          <table:table-cell office:value-type="float" office:value="0.18536570031039" calcext:value-type="float">
            <text:p>0.18536570031039</text:p>
          </table:table-cell>
          <table:table-cell office:value-type="float" office:value="0.183861518324151" calcext:value-type="float">
            <text:p>0.183861518324151</text:p>
          </table:table-cell>
          <table:table-cell office:value-type="float" office:value="0.183864418440302" calcext:value-type="float">
            <text:p>0.183864418440302</text:p>
          </table:table-cell>
          <table:table-cell office:value-type="float" office:value="0.189521341964879" calcext:value-type="float">
            <text:p>0.189521341964879</text:p>
          </table:table-cell>
          <table:table-cell office:value-type="float" office:value="0.179192870262925" calcext:value-type="float">
            <text:p>0.179192870262925</text:p>
          </table:table-cell>
          <table:table-cell office:value-type="float" office:value="0.161714718759422" calcext:value-type="float">
            <text:p>0.161714718759422</text:p>
          </table:table-cell>
          <table:table-cell office:value-type="float" office:value="0.190031083991071" calcext:value-type="float">
            <text:p>0.190031083991071</text:p>
          </table:table-cell>
          <table:table-cell office:value-type="float" office:value="0.191478106479181" calcext:value-type="float">
            <text:p>0.191478106479181</text:p>
          </table:table-cell>
          <table:table-cell office:value-type="float" office:value="0.190438016168708" calcext:value-type="float">
            <text:p>0.190438016168708</text:p>
          </table:table-cell>
          <table:table-cell office:value-type="float" office:value="0.189021459811533" calcext:value-type="float">
            <text:p>0.189021459811533</text:p>
          </table:table-cell>
          <table:table-cell office:value-type="float" office:value="0.187321979250167" calcext:value-type="float">
            <text:p>0.187321979250167</text:p>
          </table:table-cell>
          <table:table-cell office:value-type="float" office:value="0.183987940066127" calcext:value-type="float">
            <text:p>0.183987940066127</text:p>
          </table:table-cell>
          <table:table-cell office:value-type="float" office:value="0.103549783847587" calcext:value-type="float">
            <text:p>0.103549783847587</text:p>
          </table:table-cell>
          <table:table-cell office:value-type="float" office:value="0.0986967437224693" calcext:value-type="float">
            <text:p>0.098696743722469</text:p>
          </table:table-cell>
          <table:table-cell office:value-type="float" office:value="0.0965638954740227" calcext:value-type="float">
            <text:p>0.096563895474023</text:p>
          </table:table-cell>
          <table:table-cell office:value-type="float" office:value="0.0946327450314386" calcext:value-type="float">
            <text:p>0.094632745031439</text:p>
          </table:table-cell>
          <table:table-cell office:value-type="float" office:value="0.092165958459177" calcext:value-type="float">
            <text:p>0.092165958459177</text:p>
          </table:table-cell>
          <table:table-cell office:value-type="float" office:value="0.0895588928499169" calcext:value-type="float">
            <text:p>0.089558892849917</text:p>
          </table:table-cell>
          <table:table-cell office:value-type="float" office:value="0.0955219650419646" calcext:value-type="float">
            <text:p>0.095521965041965</text:p>
          </table:table-cell>
          <table:table-cell office:value-type="float" office:value="0.105053068780531" calcext:value-type="float">
            <text:p>0.105053068780531</text:p>
          </table:table-cell>
          <table:table-cell office:value-type="float" office:value="0.141526576758978" calcext:value-type="float">
            <text:p>0.141526576758978</text:p>
          </table:table-cell>
          <table:table-cell office:value-type="float" office:value="0.15058264587096" calcext:value-type="float">
            <text:p>0.15058264587096</text:p>
          </table:table-cell>
          <table:table-cell office:value-type="float" office:value="0.151103239180837" calcext:value-type="float">
            <text:p>0.151103239180837</text:p>
          </table:table-cell>
          <table:table-cell office:value-type="float" office:value="0.150321895200324" calcext:value-type="float">
            <text:p>0.150321895200324</text:p>
          </table:table-cell>
          <table:table-cell office:value-type="float" office:value="0.144708285767" calcext:value-type="float">
            <text:p>0.144708285767</text:p>
          </table:table-cell>
          <table:table-cell office:value-type="float" office:value="0.132748573549222" calcext:value-type="float">
            <text:p>0.132748573549222</text:p>
          </table:table-cell>
          <table:table-cell office:value-type="float" office:value="0.12749154537587" calcext:value-type="float">
            <text:p>0.12749154537587</text:p>
          </table:table-cell>
          <table:table-cell office:value-type="float" office:value="0.13212780949676" calcext:value-type="float">
            <text:p>0.13212780949676</text:p>
          </table:table-cell>
          <table:table-cell office:value-type="float" office:value="0.163082371774913" calcext:value-type="float">
            <text:p>0.163082371774913</text:p>
          </table:table-cell>
          <table:table-cell office:value-type="float" office:value="0.183360119011079" calcext:value-type="float">
            <text:p>0.183360119011079</text:p>
          </table:table-cell>
          <table:table-cell office:value-type="float" office:value="0.185212945718858" calcext:value-type="float">
            <text:p>0.185212945718858</text:p>
          </table:table-cell>
          <table:table-cell office:value-type="float" office:value="0.186423783433614" calcext:value-type="float">
            <text:p>0.186423783433614</text:p>
          </table:table-cell>
          <table:table-cell office:value-type="float" office:value="0.187647677503197" calcext:value-type="float">
            <text:p>0.187647677503197</text:p>
          </table:table-cell>
          <table:table-cell office:value-type="float" office:value="0.186870492412129" calcext:value-type="float">
            <text:p>0.186870492412129</text:p>
          </table:table-cell>
          <table:table-cell office:value-type="float" office:value="0.188772666999764" calcext:value-type="float">
            <text:p>0.188772666999764</text:p>
          </table:table-cell>
          <table:table-cell office:value-type="float" office:value="0.186091248108998" calcext:value-type="float">
            <text:p>0.186091248108998</text:p>
          </table:table-cell>
          <table:table-cell office:value-type="float" office:value="0.184262268222846" calcext:value-type="float">
            <text:p>0.184262268222846</text:p>
          </table:table-cell>
          <table:table-cell office:value-type="float" office:value="0.182566317935833" calcext:value-type="float">
            <text:p>0.182566317935833</text:p>
          </table:table-cell>
          <table:table-cell office:value-type="float" office:value="0.182376573233244" calcext:value-type="float">
            <text:p>0.182376573233244</text:p>
          </table:table-cell>
          <table:table-cell office:value-type="float" office:value="0.184843955477576" calcext:value-type="float">
            <text:p>0.184843955477576</text:p>
          </table:table-cell>
          <table:table-cell office:value-type="float" office:value="0.188586853696802" calcext:value-type="float">
            <text:p>0.188586853696802</text:p>
          </table:table-cell>
          <table:table-cell office:value-type="float" office:value="0.1903977745268" calcext:value-type="float">
            <text:p>0.1903977745268</text:p>
          </table:table-cell>
          <table:table-cell office:value-type="float" office:value="0.186710145314006" calcext:value-type="float">
            <text:p>0.186710145314006</text:p>
          </table:table-cell>
          <table:table-cell office:value-type="float" office:value="0.182858137804431" calcext:value-type="float">
            <text:p>0.182858137804431</text:p>
          </table:table-cell>
          <table:table-cell office:value-type="float" office:value="0.181464883908014" calcext:value-type="float">
            <text:p>0.181464883908014</text:p>
          </table:table-cell>
          <table:table-cell office:value-type="float" office:value="0.180334465072279" calcext:value-type="float">
            <text:p>0.180334465072279</text:p>
          </table:table-cell>
          <table:table-cell office:value-type="float" office:value="0.179832385623189" calcext:value-type="float">
            <text:p>0.179832385623189</text:p>
          </table:table-cell>
          <table:table-cell office:value-type="float" office:value="0.18039322511622" calcext:value-type="float">
            <text:p>0.18039322511622</text:p>
          </table:table-cell>
          <table:table-cell office:value-type="float" office:value="0.183372929327867" calcext:value-type="float">
            <text:p>0.183372929327867</text:p>
          </table:table-cell>
          <table:table-cell office:value-type="float" office:value="0.185678419442775" calcext:value-type="float">
            <text:p>0.185678419442775</text:p>
          </table:table-cell>
          <table:table-cell office:value-type="float" office:value="0.186888007324874" calcext:value-type="float">
            <text:p>0.186888007324874</text:p>
          </table:table-cell>
          <table:table-cell office:value-type="float" office:value="0.188726092185298" calcext:value-type="float">
            <text:p>0.188726092185298</text:p>
          </table:table-cell>
          <table:table-cell office:value-type="float" office:value="0.189901325198984" calcext:value-type="float">
            <text:p>0.189901325198984</text:p>
          </table:table-cell>
          <table:table-cell office:value-type="float" office:value="0.190889225253506" calcext:value-type="float">
            <text:p>0.190889225253506</text:p>
          </table:table-cell>
          <table:table-cell office:value-type="float" office:value="0.191402876837568" calcext:value-type="float">
            <text:p>0.191402876837568</text:p>
          </table:table-cell>
          <table:table-cell office:value-type="float" office:value="0.19012458188036" calcext:value-type="float">
            <text:p>0.19012458188036</text:p>
          </table:table-cell>
          <table:table-cell office:value-type="float" office:value="0.117478429432548" calcext:value-type="float">
            <text:p>0.117478429432548</text:p>
          </table:table-cell>
          <table:table-cell office:value-type="float" office:value="0.114775611480034" calcext:value-type="float">
            <text:p>0.114775611480034</text:p>
          </table:table-cell>
          <table:table-cell office:value-type="float" office:value="0.114974651928747" calcext:value-type="float">
            <text:p>0.114974651928747</text:p>
          </table:table-cell>
          <table:table-cell office:value-type="float" office:value="0.10725063517723" calcext:value-type="float">
            <text:p>0.10725063517723</text:p>
          </table:table-cell>
          <table:table-cell office:value-type="float" office:value="0.104904754377757" calcext:value-type="float">
            <text:p>0.104904754377757</text:p>
          </table:table-cell>
          <table:table-cell office:value-type="float" office:value="0.105309915526954" calcext:value-type="float">
            <text:p>0.105309915526954</text:p>
          </table:table-cell>
          <table:table-cell office:value-type="float" office:value="0.109129672974046" calcext:value-type="float">
            <text:p>0.109129672974046</text:p>
          </table:table-cell>
          <table:table-cell office:value-type="float" office:value="0.105321554871415" calcext:value-type="float">
            <text:p>0.105321554871415</text:p>
          </table:table-cell>
          <table:table-cell office:value-type="float" office:value="0.112831399504914" calcext:value-type="float">
            <text:p>0.112831399504914</text:p>
          </table:table-cell>
          <table:table-cell office:value-type="float" office:value="0.1182819208801" calcext:value-type="float">
            <text:p>0.1182819208801</text:p>
          </table:table-cell>
          <table:table-cell office:value-type="float" office:value="0.137824157647811" calcext:value-type="float">
            <text:p>0.137824157647811</text:p>
          </table:table-cell>
          <table:table-cell office:value-type="float" office:value="0.141404602370359" calcext:value-type="float">
            <text:p>0.141404602370359</text:p>
          </table:table-cell>
          <table:table-cell office:value-type="float" office:value="0.138586069599167" calcext:value-type="float">
            <text:p>0.138586069599167</text:p>
          </table:table-cell>
          <table:table-cell office:value-type="float" office:value="0.107007884335946" calcext:value-type="float">
            <text:p>0.107007884335946</text:p>
          </table:table-cell>
          <table:table-cell office:value-type="float" office:value="0.212905898957795" calcext:value-type="float">
            <text:p>0.212905898957795</text:p>
          </table:table-cell>
          <table:table-cell office:value-type="float" office:value="0.208504749195191" calcext:value-type="float">
            <text:p>0.208504749195191</text:p>
          </table:table-cell>
          <table:table-cell office:value-type="float" office:value="0.208089287827068" calcext:value-type="float">
            <text:p>0.208089287827068</text:p>
          </table:table-cell>
          <table:table-cell office:value-type="float" office:value="0.210788418458264" calcext:value-type="float">
            <text:p>0.210788418458264</text:p>
          </table:table-cell>
          <table:table-cell office:value-type="float" office:value="0.212985594510434" calcext:value-type="float">
            <text:p>0.212985594510434</text:p>
          </table:table-cell>
          <table:table-cell office:value-type="float" office:value="0.204597565996429" calcext:value-type="float">
            <text:p>0.204597565996429</text:p>
          </table:table-cell>
          <table:table-cell office:value-type="float" office:value="0.204269943346438" calcext:value-type="float">
            <text:p>0.204269943346438</text:p>
          </table:table-cell>
          <table:table-cell office:value-type="float" office:value="0.208643102126012" calcext:value-type="float">
            <text:p>0.208643102126012</text:p>
          </table:table-cell>
          <table:table-cell office:value-type="float" office:value="0.209458041924029" calcext:value-type="float">
            <text:p>0.209458041924029</text:p>
          </table:table-cell>
          <table:table-cell office:value-type="float" office:value="0.208808078697845" calcext:value-type="float">
            <text:p>0.208808078697845</text:p>
          </table:table-cell>
          <table:table-cell office:value-type="float" office:value="0.208493624389031" calcext:value-type="float">
            <text:p>0.208493624389031</text:p>
          </table:table-cell>
          <table:table-cell office:value-type="float" office:value="0.209722091940707" calcext:value-type="float">
            <text:p>0.209722091940707</text:p>
          </table:table-cell>
          <table:table-cell office:value-type="float" office:value="0.2107543943231" calcext:value-type="float">
            <text:p>0.2107543943231</text:p>
          </table:table-cell>
          <table:table-cell office:value-type="float" office:value="0.208363802415077" calcext:value-type="float">
            <text:p>0.208363802415077</text:p>
          </table:table-cell>
          <table:table-cell office:value-type="float" office:value="0.117225798411663" calcext:value-type="float">
            <text:p>0.117225798411663</text:p>
          </table:table-cell>
          <table:table-cell office:value-type="float" office:value="0.110437290117656" calcext:value-type="float">
            <text:p>0.110437290117656</text:p>
          </table:table-cell>
          <table:table-cell office:value-type="float" office:value="0.104557020653079" calcext:value-type="float">
            <text:p>0.104557020653079</text:p>
          </table:table-cell>
          <table:table-cell office:value-type="float" office:value="0.0987573301912928" calcext:value-type="float">
            <text:p>0.098757330191293</text:p>
          </table:table-cell>
          <table:table-cell office:value-type="float" office:value="0.0946578370658195" calcext:value-type="float">
            <text:p>0.09465783706582</text:p>
          </table:table-cell>
          <table:table-cell office:value-type="float" office:value="0.0965211053479364" calcext:value-type="float">
            <text:p>0.096521105347936</text:p>
          </table:table-cell>
          <table:table-cell office:value-type="float" office:value="0.10251675464739" calcext:value-type="float">
            <text:p>0.10251675464739</text:p>
          </table:table-cell>
          <table:table-cell office:value-type="float" office:value="0.101949887199974" calcext:value-type="float">
            <text:p>0.101949887199974</text:p>
          </table:table-cell>
          <table:table-cell office:value-type="float" office:value="0.103702345309403" calcext:value-type="float">
            <text:p>0.103702345309403</text:p>
          </table:table-cell>
          <table:table-cell office:value-type="float" office:value="0.104695752186335" calcext:value-type="float">
            <text:p>0.104695752186335</text:p>
          </table:table-cell>
          <table:table-cell office:value-type="float" office:value="0.112074784369864" calcext:value-type="float">
            <text:p>0.112074784369864</text:p>
          </table:table-cell>
          <table:table-cell office:value-type="float" office:value="0.115882032494472" calcext:value-type="float">
            <text:p>0.115882032494472</text:p>
          </table:table-cell>
          <table:table-cell office:value-type="float" office:value="0.122343187877188" calcext:value-type="float">
            <text:p>0.122343187877188</text:p>
          </table:table-cell>
          <table:table-cell office:value-type="float" office:value="0.127060058891528" calcext:value-type="float">
            <text:p>0.127060058891528</text:p>
          </table:table-cell>
          <table:table-cell office:value-type="float" office:value="0.134241640355751" calcext:value-type="float">
            <text:p>0.134241640355751</text:p>
          </table:table-cell>
          <table:table-cell office:value-type="float" office:value="0.141733819356769" calcext:value-type="float">
            <text:p>0.141733819356769</text:p>
          </table:table-cell>
          <table:table-cell office:value-type="float" office:value="0.139508142158742" calcext:value-type="float">
            <text:p>0.139508142158742</text:p>
          </table:table-cell>
          <table:table-cell office:value-type="float" office:value="0.120188283386471" calcext:value-type="float">
            <text:p>0.120188283386471</text:p>
          </table:table-cell>
          <table:table-cell office:value-type="float" office:value="0.110742732031725" calcext:value-type="float">
            <text:p>0.110742732031725</text:p>
          </table:table-cell>
          <table:table-cell office:value-type="float" office:value="0.10484737940104" calcext:value-type="float">
            <text:p>0.10484737940104</text:p>
          </table:table-cell>
          <table:table-cell office:value-type="float" office:value="0.19463544531192" calcext:value-type="float">
            <text:p>0.19463544531192</text:p>
          </table:table-cell>
          <table:table-cell office:value-type="float" office:value="0.201031363751235" calcext:value-type="float">
            <text:p>0.201031363751235</text:p>
          </table:table-cell>
          <table:table-cell office:value-type="float" office:value="0.207928194568339" calcext:value-type="float">
            <text:p>0.207928194568339</text:p>
          </table:table-cell>
          <table:table-cell office:value-type="float" office:value="0.208081338124559" calcext:value-type="float">
            <text:p>0.208081338124559</text:p>
          </table:table-cell>
          <table:table-cell office:value-type="float" office:value="0.208936899445919" calcext:value-type="float">
            <text:p>0.208936899445919</text:p>
          </table:table-cell>
          <table:table-cell office:value-type="float" office:value="0.212282521921472" calcext:value-type="float">
            <text:p>0.212282521921472</text:p>
          </table:table-cell>
          <table:table-cell office:value-type="float" office:value="0.165474305776266" calcext:value-type="float">
            <text:p>0.165474305776266</text:p>
          </table:table-cell>
          <table:table-cell office:value-type="float" office:value="0.164223669786376" calcext:value-type="float">
            <text:p>0.164223669786376</text:p>
          </table:table-cell>
          <table:table-cell office:value-type="float" office:value="0.164857827542626" calcext:value-type="float">
            <text:p>0.164857827542626</text:p>
          </table:table-cell>
          <table:table-cell office:value-type="float" office:value="0.167802096216508" calcext:value-type="float">
            <text:p>0.167802096216508</text:p>
          </table:table-cell>
          <table:table-cell office:value-type="float" office:value="0.16904138597778" calcext:value-type="float">
            <text:p>0.16904138597778</text:p>
          </table:table-cell>
          <table:table-cell office:value-type="float" office:value="0.1731593829743" calcext:value-type="float">
            <text:p>0.1731593829743</text:p>
          </table:table-cell>
          <table:table-cell office:value-type="float" office:value="0.175776498020504" calcext:value-type="float">
            <text:p>0.175776498020504</text:p>
          </table:table-cell>
          <table:table-cell office:value-type="float" office:value="0.17780588820303" calcext:value-type="float">
            <text:p>0.17780588820303</text:p>
          </table:table-cell>
          <table:table-cell office:value-type="float" office:value="0.176438222659906" calcext:value-type="float">
            <text:p>0.176438222659906</text:p>
          </table:table-cell>
          <table:table-cell office:value-type="float" office:value="0.174962667809665" calcext:value-type="float">
            <text:p>0.174962667809665</text:p>
          </table:table-cell>
          <table:table-cell office:value-type="float" office:value="0.0971931247717853" calcext:value-type="float">
            <text:p>0.097193124771785</text:p>
          </table:table-cell>
          <table:table-cell office:value-type="float" office:value="0.0939008904600271" calcext:value-type="float">
            <text:p>0.093900890460027</text:p>
          </table:table-cell>
          <table:table-cell office:value-type="float" office:value="0.0915835584656504" calcext:value-type="float">
            <text:p>0.091583558465651</text:p>
          </table:table-cell>
          <table:table-cell office:value-type="float" office:value="0.0892148276035495" calcext:value-type="float">
            <text:p>0.08921482760355</text:p>
          </table:table-cell>
          <table:table-cell office:value-type="float" office:value="0.0938984818086395" calcext:value-type="float">
            <text:p>0.09389848180864</text:p>
          </table:table-cell>
          <table:table-cell office:value-type="float" office:value="0.102547991410979" calcext:value-type="float">
            <text:p>0.102547991410979</text:p>
          </table:table-cell>
          <table:table-cell office:value-type="float" office:value="0.104988695251217" calcext:value-type="float">
            <text:p>0.104988695251217</text:p>
          </table:table-cell>
          <table:table-cell office:value-type="float" office:value="0.116535721062113" calcext:value-type="float">
            <text:p>0.116535721062113</text:p>
          </table:table-cell>
          <table:table-cell office:value-type="float" office:value="0.13226117950506" calcext:value-type="float">
            <text:p>0.13226117950506</text:p>
          </table:table-cell>
          <table:table-cell office:value-type="float" office:value="0.145241073689298" calcext:value-type="float">
            <text:p>0.145241073689298</text:p>
          </table:table-cell>
          <table:table-cell office:value-type="float" office:value="0.150310314000744" calcext:value-type="float">
            <text:p>0.150310314000744</text:p>
          </table:table-cell>
          <table:table-cell office:value-type="float" office:value="0.151935961747821" calcext:value-type="float">
            <text:p>0.151935961747821</text:p>
          </table:table-cell>
          <table:table-cell office:value-type="float" office:value="0.15136633022743" calcext:value-type="float">
            <text:p>0.15136633022743</text:p>
          </table:table-cell>
          <table:table-cell office:value-type="float" office:value="0.14846232833" calcext:value-type="float">
            <text:p>0.14846232833</text:p>
          </table:table-cell>
          <table:table-cell office:value-type="float" office:value="0.137831555819851" calcext:value-type="float">
            <text:p>0.137831555819851</text:p>
          </table:table-cell>
          <table:table-cell office:value-type="float" office:value="0.141852095857017" calcext:value-type="float">
            <text:p>0.141852095857017</text:p>
          </table:table-cell>
          <table:table-cell office:value-type="float" office:value="0.1828805297338" calcext:value-type="float">
            <text:p>0.1828805297338</text:p>
          </table:table-cell>
          <table:table-cell office:value-type="float" office:value="0.188714942040916" calcext:value-type="float">
            <text:p>0.188714942040916</text:p>
          </table:table-cell>
          <table:table-cell office:value-type="float" office:value="0.185774763527518" calcext:value-type="float">
            <text:p>0.185774763527518</text:p>
          </table:table-cell>
          <table:table-cell office:value-type="float" office:value="0.189929606057113" calcext:value-type="float">
            <text:p>0.189929606057113</text:p>
          </table:table-cell>
          <table:table-cell office:value-type="float" office:value="0.186523532829785" calcext:value-type="float">
            <text:p>0.186523532829785</text:p>
          </table:table-cell>
          <table:table-cell office:value-type="float" office:value="0.188561248271444" calcext:value-type="float">
            <text:p>0.188561248271444</text:p>
          </table:table-cell>
          <table:table-cell office:value-type="float" office:value="0.186458708504478" calcext:value-type="float">
            <text:p>0.186458708504478</text:p>
          </table:table-cell>
          <table:table-cell office:value-type="float" office:value="0.188349715041647" calcext:value-type="float">
            <text:p>0.188349715041647</text:p>
          </table:table-cell>
          <table:table-cell office:value-type="float" office:value="0.187411079727318" calcext:value-type="float">
            <text:p>0.187411079727318</text:p>
          </table:table-cell>
          <table:table-cell office:value-type="float" office:value="0.186444933723284" calcext:value-type="float">
            <text:p>0.186444933723284</text:p>
          </table:table-cell>
          <table:table-cell office:value-type="float" office:value="0.188895325813671" calcext:value-type="float">
            <text:p>0.188895325813671</text:p>
          </table:table-cell>
          <table:table-cell office:value-type="float" office:value="0.19648302393032" calcext:value-type="float">
            <text:p>0.19648302393032</text:p>
          </table:table-cell>
          <table:table-cell office:value-type="float" office:value="0.190880969953115" calcext:value-type="float">
            <text:p>0.190880969953115</text:p>
          </table:table-cell>
          <table:table-cell office:value-type="float" office:value="0.186083036819734" calcext:value-type="float">
            <text:p>0.186083036819734</text:p>
          </table:table-cell>
          <table:table-cell office:value-type="float" office:value="0.183661338631596" calcext:value-type="float">
            <text:p>0.183661338631596</text:p>
          </table:table-cell>
          <table:table-cell office:value-type="float" office:value="0.186446066150409" calcext:value-type="float">
            <text:p>0.186446066150409</text:p>
          </table:table-cell>
          <table:table-cell office:value-type="float" office:value="0.194227187329043" calcext:value-type="float">
            <text:p>0.194227187329043</text:p>
          </table:table-cell>
          <table:table-cell office:value-type="float" office:value="0.198469315522344" calcext:value-type="float">
            <text:p>0.198469315522344</text:p>
          </table:table-cell>
          <table:table-cell office:value-type="float" office:value="0.196202919662573" calcext:value-type="float">
            <text:p>0.196202919662573</text:p>
          </table:table-cell>
          <table:table-cell office:value-type="float" office:value="0.120985056051085" calcext:value-type="float">
            <text:p>0.120985056051085</text:p>
          </table:table-cell>
          <table:table-cell office:value-type="float" office:value="0.118420252523831" calcext:value-type="float">
            <text:p>0.118420252523831</text:p>
          </table:table-cell>
          <table:table-cell office:value-type="float" office:value="0.109219097501097" calcext:value-type="float">
            <text:p>0.109219097501097</text:p>
          </table:table-cell>
          <table:table-cell office:value-type="float" office:value="0.10705628372133" calcext:value-type="float">
            <text:p>0.10705628372133</text:p>
          </table:table-cell>
          <table:table-cell office:value-type="float" office:value="0.107114993379295" calcext:value-type="float">
            <text:p>0.107114993379295</text:p>
          </table:table-cell>
          <table:table-cell office:value-type="float" office:value="0.111318457158859" calcext:value-type="float">
            <text:p>0.111318457158859</text:p>
          </table:table-cell>
          <table:table-cell office:value-type="float" office:value="0.118268902670685" calcext:value-type="float">
            <text:p>0.118268902670685</text:p>
          </table:table-cell>
          <table:table-cell office:value-type="float" office:value="0.127483011422528" calcext:value-type="float">
            <text:p>0.127483011422528</text:p>
          </table:table-cell>
          <table:table-cell office:value-type="float" office:value="0.131356109419791" calcext:value-type="float">
            <text:p>0.131356109419791</text:p>
          </table:table-cell>
          <table:table-cell office:value-type="float" office:value="0.146318452210006" calcext:value-type="float">
            <text:p>0.146318452210006</text:p>
          </table:table-cell>
          <table:table-cell office:value-type="float" office:value="0.142560364367893" calcext:value-type="float">
            <text:p>0.142560364367893</text:p>
          </table:table-cell>
          <table:table-cell office:value-type="float" office:value="0.141334747169733" calcext:value-type="float">
            <text:p>0.141334747169733</text:p>
          </table:table-cell>
          <table:table-cell office:value-type="float" office:value="0.143420951618508" calcext:value-type="float">
            <text:p>0.143420951618508</text:p>
          </table:table-cell>
          <table:table-cell office:value-type="float" office:value="0.143780259287969" calcext:value-type="float">
            <text:p>0.143780259287969</text:p>
          </table:table-cell>
          <table:table-cell office:value-type="float" office:value="0.14135635780584" calcext:value-type="float">
            <text:p>0.14135635780584</text:p>
          </table:table-cell>
          <table:table-cell office:value-type="float" office:value="0.139308558956234" calcext:value-type="float">
            <text:p>0.139308558956234</text:p>
          </table:table-cell>
          <table:table-cell office:value-type="float" office:value="0.136624479718199" calcext:value-type="float">
            <text:p>0.136624479718199</text:p>
          </table:table-cell>
          <table:table-cell office:value-type="float" office:value="0.135849385471561" calcext:value-type="float">
            <text:p>0.135849385471561</text:p>
          </table:table-cell>
          <table:table-cell office:value-type="float" office:value="0.134931492369663" calcext:value-type="float">
            <text:p>0.134931492369663</text:p>
          </table:table-cell>
          <table:table-cell office:value-type="float" office:value="0.134876360124603" calcext:value-type="float">
            <text:p>0.134876360124603</text:p>
          </table:table-cell>
          <table:table-cell office:value-type="float" office:value="0.135116909748784" calcext:value-type="float">
            <text:p>0.135116909748784</text:p>
          </table:table-cell>
          <table:table-cell office:value-type="float" office:value="0.135574743587795" calcext:value-type="float">
            <text:p>0.135574743587795</text:p>
          </table:table-cell>
          <table:table-cell office:value-type="float" office:value="0.135113939860811" calcext:value-type="float">
            <text:p>0.135113939860811</text:p>
          </table:table-cell>
          <table:table-cell office:value-type="float" office:value="0.133582520730293" calcext:value-type="float">
            <text:p>0.133582520730293</text:p>
          </table:table-cell>
          <table:table-cell office:value-type="float" office:value="0.131837672663799" calcext:value-type="float">
            <text:p>0.131837672663799</text:p>
          </table:table-cell>
          <table:table-cell office:value-type="float" office:value="0.13074264493121" calcext:value-type="float">
            <text:p>0.13074264493121</text:p>
          </table:table-cell>
          <table:table-cell office:value-type="float" office:value="0.130415209681373" calcext:value-type="float">
            <text:p>0.130415209681373</text:p>
          </table:table-cell>
          <table:table-cell office:value-type="float" office:value="0.13035984929986" calcext:value-type="float">
            <text:p>0.13035984929986</text:p>
          </table:table-cell>
          <table:table-cell office:value-type="float" office:value="0.130360625199364" calcext:value-type="float">
            <text:p>0.130360625199364</text:p>
          </table:table-cell>
          <table:table-cell office:value-type="float" office:value="0.13039942571735" calcext:value-type="float">
            <text:p>0.13039942571735</text:p>
          </table:table-cell>
          <table:table-cell office:value-type="float" office:value="0.130120899237305" calcext:value-type="float">
            <text:p>0.130120899237305</text:p>
          </table:table-cell>
          <table:table-cell office:value-type="float" office:value="0.129943143239548" calcext:value-type="float">
            <text:p>0.129943143239548</text:p>
          </table:table-cell>
          <table:table-cell office:value-type="float" office:value="0.130106044434065" calcext:value-type="float">
            <text:p>0.130106044434065</text:p>
          </table:table-cell>
          <table:table-cell office:value-type="float" office:value="0.129989049627775" calcext:value-type="float">
            <text:p>0.129989049627775</text:p>
          </table:table-cell>
          <table:table-cell office:value-type="float" office:value="0.130069110109342" calcext:value-type="float">
            <text:p>0.130069110109342</text:p>
          </table:table-cell>
          <table:table-cell office:value-type="float" office:value="0.130008642045898" calcext:value-type="float">
            <text:p>0.130008642045898</text:p>
          </table:table-cell>
          <table:table-cell office:value-type="float" office:value="0.129903331928944" calcext:value-type="float">
            <text:p>0.129903331928944</text:p>
          </table:table-cell>
          <table:table-cell office:value-type="float" office:value="0.12991433776665" calcext:value-type="float">
            <text:p>0.12991433776665</text:p>
          </table:table-cell>
          <table:table-cell office:value-type="float" office:value="0.129907941849745" calcext:value-type="float">
            <text:p>0.129907941849745</text:p>
          </table:table-cell>
          <table:table-cell office:value-type="float" office:value="0.130055460320447" calcext:value-type="float">
            <text:p>0.130055460320447</text:p>
          </table:table-cell>
          <table:table-cell office:value-type="float" office:value="0.130011235725934" calcext:value-type="float">
            <text:p>0.130011235725934</text:p>
          </table:table-cell>
          <table:table-cell office:value-type="float" office:value="0.130100844464266" calcext:value-type="float">
            <text:p>0.130100844464266</text:p>
          </table:table-cell>
          <table:table-cell office:value-type="float" office:value="0.129933606692414" calcext:value-type="float">
            <text:p>0.129933606692414</text:p>
          </table:table-cell>
          <table:table-cell office:value-type="float" office:value="0.130026002093037" calcext:value-type="float">
            <text:p>0.130026002093037</text:p>
          </table:table-cell>
          <table:table-cell office:value-type="float" office:value="0.130036011356972" calcext:value-type="float">
            <text:p>0.130036011356972</text:p>
          </table:table-cell>
          <table:table-cell office:value-type="float" office:value="0.129922511052144" calcext:value-type="float">
            <text:p>0.129922511052144</text:p>
          </table:table-cell>
          <table:table-cell office:value-type="float" office:value="0.129971594219939" calcext:value-type="float">
            <text:p>0.129971594219939</text:p>
          </table:table-cell>
          <table:table-cell office:value-type="float" office:value="0.129965681681544" calcext:value-type="float">
            <text:p>0.129965681681544</text:p>
          </table:table-cell>
          <table:table-cell office:value-type="float" office:value="0.130134781144868" calcext:value-type="float">
            <text:p>0.130134781144868</text:p>
          </table:table-cell>
          <table:table-cell office:value-type="float" office:value="0.129919572123702" calcext:value-type="float">
            <text:p>0.129919572123702</text:p>
          </table:table-cell>
          <table:table-cell office:value-type="float" office:value="0.13008544399547" calcext:value-type="float">
            <text:p>0.13008544399547</text:p>
          </table:table-cell>
          <table:table-cell office:value-type="float" office:value="0.129998082828351" calcext:value-type="float">
            <text:p>0.129998082828351</text:p>
          </table:table-cell>
          <table:table-cell office:value-type="float" office:value="0.129836731802744" calcext:value-type="float">
            <text:p>0.129836731802744</text:p>
          </table:table-cell>
          <table:table-cell office:value-type="float" office:value="0.129904922277084" calcext:value-type="float">
            <text:p>0.129904922277084</text:p>
          </table:table-cell>
          <table:table-cell office:value-type="float" office:value="0.129844477642329" calcext:value-type="float">
            <text:p>0.129844477642329</text:p>
          </table:table-cell>
          <table:table-cell office:value-type="float" office:value="0.129901005090956" calcext:value-type="float">
            <text:p>0.129901005090956</text:p>
          </table:table-cell>
          <table:table-cell office:value-type="float" office:value="0.130074651413303" calcext:value-type="float">
            <text:p>0.130074651413303</text:p>
          </table:table-cell>
          <table:table-cell office:value-type="float" office:value="0.130015088519506" calcext:value-type="float">
            <text:p>0.130015088519506</text:p>
          </table:table-cell>
          <table:table-cell office:value-type="float" office:value="0.129941649607118" calcext:value-type="float">
            <text:p>0.129941649607118</text:p>
          </table:table-cell>
          <table:table-cell office:value-type="float" office:value="0.130014625521658" calcext:value-type="float">
            <text:p>0.130014625521658</text:p>
          </table:table-cell>
          <table:table-cell office:value-type="float" office:value="0.129839280778618" calcext:value-type="float">
            <text:p>0.129839280778618</text:p>
          </table:table-cell>
          <table:table-cell office:value-type="float" office:value="0.129952125919497" calcext:value-type="float">
            <text:p>0.129952125919497</text:p>
          </table:table-cell>
          <table:table-cell office:value-type="float" office:value="0.129950227871883" calcext:value-type="float">
            <text:p>0.129950227871883</text:p>
          </table:table-cell>
          <table:table-cell office:value-type="float" office:value="0.129935895511708" calcext:value-type="float">
            <text:p>0.129935895511708</text:p>
          </table:table-cell>
          <table:table-cell office:value-type="float" office:value="0.129919164112737" calcext:value-type="float">
            <text:p>0.129919164112737</text:p>
          </table:table-cell>
          <table:table-cell office:value-type="float" office:value="0.129971096328257" calcext:value-type="float">
            <text:p>0.129971096328257</text:p>
          </table:table-cell>
          <table:table-cell office:value-type="float" office:value="0.129863660516762" calcext:value-type="float">
            <text:p>0.129863660516762</text:p>
          </table:table-cell>
          <table:table-cell office:value-type="float" office:value="0.129850601477892" calcext:value-type="float">
            <text:p>0.129850601477892</text:p>
          </table:table-cell>
          <table:table-cell office:value-type="float" office:value="0.130048126032197" calcext:value-type="float">
            <text:p>0.130048126032197</text:p>
          </table:table-cell>
          <table:table-cell office:value-type="float" office:value="0.12989218829476" calcext:value-type="float">
            <text:p>0.12989218829476</text:p>
          </table:table-cell>
          <table:table-cell office:value-type="float" office:value="0.129836397406957" calcext:value-type="float">
            <text:p>0.129836397406957</text:p>
          </table:table-cell>
          <table:table-cell office:value-type="float" office:value="0.129927550908235" calcext:value-type="float">
            <text:p>0.129927550908235</text:p>
          </table:table-cell>
          <table:table-cell office:value-type="float" office:value="0.129965351488505" calcext:value-type="float">
            <text:p>0.129965351488505</text:p>
          </table:table-cell>
          <table:table-cell office:value-type="float" office:value="0.130023186739956" calcext:value-type="float">
            <text:p>0.130023186739956</text:p>
          </table:table-cell>
          <table:table-cell office:value-type="float" office:value="0.129920991783816" calcext:value-type="float">
            <text:p>0.129920991783816</text:p>
          </table:table-cell>
          <table:table-cell office:value-type="float" office:value="0.13013246880157" calcext:value-type="float">
            <text:p>0.13013246880157</text:p>
          </table:table-cell>
          <table:table-cell office:value-type="float" office:value="0.129975261489593" calcext:value-type="float">
            <text:p>0.129975261489593</text:p>
          </table:table-cell>
          <table:table-cell office:value-type="float" office:value="0.129972941297659" calcext:value-type="float">
            <text:p>0.129972941297659</text:p>
          </table:table-cell>
          <table:table-cell office:value-type="float" office:value="0.129874465664063" calcext:value-type="float">
            <text:p>0.129874465664063</text:p>
          </table:table-cell>
          <table:table-cell office:value-type="float" office:value="0.13007092532114" calcext:value-type="float">
            <text:p>0.13007092532114</text:p>
          </table:table-cell>
          <table:table-cell office:value-type="float" office:value="0.129900553854422" calcext:value-type="float">
            <text:p>0.129900553854422</text:p>
          </table:table-cell>
          <table:table-cell office:value-type="float" office:value="0.13005747005284" calcext:value-type="float">
            <text:p>0.13005747005284</text:p>
          </table:table-cell>
          <table:table-cell office:value-type="float" office:value="0.129799959583357" calcext:value-type="float">
            <text:p>0.129799959583357</text:p>
          </table:table-cell>
          <table:table-cell office:value-type="float" office:value="0.13007417778898" calcext:value-type="float">
            <text:p>0.13007417778898</text:p>
          </table:table-cell>
          <table:table-cell office:value-type="float" office:value="0.129928876136832" calcext:value-type="float">
            <text:p>0.129928876136832</text:p>
          </table:table-cell>
          <table:table-cell office:value-type="float" office:value="0.12993134094358" calcext:value-type="float">
            <text:p>0.12993134094358</text:p>
          </table:table-cell>
          <table:table-cell office:value-type="float" office:value="0.129952792434199" calcext:value-type="float">
            <text:p>0.129952792434199</text:p>
          </table:table-cell>
          <table:table-cell office:value-type="float" office:value="0.129870504331709" calcext:value-type="float">
            <text:p>0.129870504331709</text:p>
          </table:table-cell>
          <table:table-cell office:value-type="float" office:value="0.129963389830304" calcext:value-type="float">
            <text:p>0.129963389830304</text:p>
          </table:table-cell>
          <table:table-cell office:value-type="float" office:value="0.129987046723957" calcext:value-type="float">
            <text:p>0.129987046723957</text:p>
          </table:table-cell>
          <table:table-cell office:value-type="float" office:value="0.130080032629163" calcext:value-type="float">
            <text:p>0.130080032629163</text:p>
          </table:table-cell>
          <table:table-cell office:value-type="float" office:value="0.12979248614495" calcext:value-type="float">
            <text:p>0.12979248614495</text:p>
          </table:table-cell>
          <table:table-cell office:value-type="float" office:value="0.129894306265399" calcext:value-type="float">
            <text:p>0.129894306265399</text:p>
          </table:table-cell>
          <table:table-cell office:value-type="float" office:value="0.1299639030465" calcext:value-type="float">
            <text:p>0.1299639030465</text:p>
          </table:table-cell>
          <table:table-cell office:value-type="float" office:value="0.13002519888346" calcext:value-type="float">
            <text:p>0.13002519888346</text:p>
          </table:table-cell>
          <table:table-cell office:value-type="float" office:value="0.129969030117468" calcext:value-type="float">
            <text:p>0.129969030117468</text:p>
          </table:table-cell>
          <table:table-cell office:value-type="float" office:value="0.129891837415846" calcext:value-type="float">
            <text:p>0.129891837415846</text:p>
          </table:table-cell>
          <table:table-cell office:value-type="float" office:value="0.129898584574761" calcext:value-type="float">
            <text:p>0.129898584574761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1524714398688" calcext:value-type="float">
            <text:p>-0.018152471439869</text:p>
          </table:table-cell>
          <table:table-cell office:value-type="float" office:value="-0.0181350679303422" calcext:value-type="float">
            <text:p>-0.018135067930342</text:p>
          </table:table-cell>
          <table:table-cell office:value-type="float" office:value="-0.0181650201725136" calcext:value-type="float">
            <text:p>-0.018165020172514</text:p>
          </table:table-cell>
          <table:table-cell office:value-type="float" office:value="-0.0181363088681516" calcext:value-type="float">
            <text:p>-0.018136308868152</text:p>
          </table:table-cell>
          <table:table-cell office:value-type="float" office:value="-0.0181443983043746" calcext:value-type="float">
            <text:p>-0.018144398304375</text:p>
          </table:table-cell>
          <table:table-cell office:value-type="float" office:value="-0.0181528568446983" calcext:value-type="float">
            <text:p>-0.018152856844698</text:p>
          </table:table-cell>
          <table:table-cell office:value-type="float" office:value="-0.0181514785156519" calcext:value-type="float">
            <text:p>-0.018151478515652</text:p>
          </table:table-cell>
          <table:table-cell office:value-type="float" office:value="-0.0181511424541501" calcext:value-type="float">
            <text:p>-0.01815114245415</text:p>
          </table:table-cell>
          <table:table-cell office:value-type="float" office:value="-0.0181398931328665" calcext:value-type="float">
            <text:p>-0.018139893132867</text:p>
          </table:table-cell>
          <table:table-cell office:value-type="float" office:value="-0.0181471677787751" calcext:value-type="float">
            <text:p>-0.018147167778775</text:p>
          </table:table-cell>
          <table:table-cell office:value-type="float" office:value="-0.0181541767039356" calcext:value-type="float">
            <text:p>-0.018154176703936</text:p>
          </table:table-cell>
          <table:table-cell office:value-type="float" office:value="-0.018131787903779" calcext:value-type="float">
            <text:p>-0.018131787903779</text:p>
          </table:table-cell>
          <table:table-cell office:value-type="float" office:value="-0.0181316767600142" calcext:value-type="float">
            <text:p>-0.018131676760014</text:p>
          </table:table-cell>
          <table:table-cell office:value-type="float" office:value="-0.0181475312208292" calcext:value-type="float">
            <text:p>-0.018147531220829</text:p>
          </table:table-cell>
          <table:table-cell office:value-type="float" office:value="-0.0181405370038659" calcext:value-type="float">
            <text:p>-0.018140537003866</text:p>
          </table:table-cell>
          <table:table-cell office:value-type="float" office:value="-0.0181335669762139" calcext:value-type="float">
            <text:p>-0.018133566976214</text:p>
          </table:table-cell>
          <table:table-cell office:value-type="float" office:value="-0.0181442217027593" calcext:value-type="float">
            <text:p>-0.018144221702759</text:p>
          </table:table-cell>
          <table:table-cell office:value-type="float" office:value="-0.0181347179869337" calcext:value-type="float">
            <text:p>-0.018134717986934</text:p>
          </table:table-cell>
          <table:table-cell office:value-type="float" office:value="-0.0181558930313442" calcext:value-type="float">
            <text:p>-0.018155893031344</text:p>
          </table:table-cell>
          <table:table-cell office:value-type="float" office:value="-0.0181372322766888" calcext:value-type="float">
            <text:p>-0.018137232276689</text:p>
          </table:table-cell>
          <table:table-cell office:value-type="float" office:value="-0.0181431741818474" calcext:value-type="float">
            <text:p>-0.018143174181847</text:p>
          </table:table-cell>
          <table:table-cell office:value-type="float" office:value="-0.018158032905558" calcext:value-type="float">
            <text:p>-0.018158032905558</text:p>
          </table:table-cell>
          <table:table-cell office:value-type="float" office:value="-0.0181347530291598" calcext:value-type="float">
            <text:p>-0.01813475302916</text:p>
          </table:table-cell>
          <table:table-cell office:value-type="float" office:value="-0.0181601005379382" calcext:value-type="float">
            <text:p>-0.018160100537938</text:p>
          </table:table-cell>
          <table:table-cell office:value-type="float" office:value="-0.0181418958526311" calcext:value-type="float">
            <text:p>-0.018141895852631</text:p>
          </table:table-cell>
          <table:table-cell office:value-type="float" office:value="-0.0181439155427716" calcext:value-type="float">
            <text:p>-0.018143915542772</text:p>
          </table:table-cell>
          <table:table-cell office:value-type="float" office:value="-0.0181623919393789" calcext:value-type="float">
            <text:p>-0.018162391939379</text:p>
          </table:table-cell>
          <table:table-cell office:value-type="float" office:value="-0.0181524729270354" calcext:value-type="float">
            <text:p>-0.018152472927035</text:p>
          </table:table-cell>
          <table:table-cell office:value-type="float" office:value="-0.0181405695770297" calcext:value-type="float">
            <text:p>-0.01814056957703</text:p>
          </table:table-cell>
          <table:table-cell office:value-type="float" office:value="-0.0181609383477267" calcext:value-type="float">
            <text:p>-0.018160938347727</text:p>
          </table:table-cell>
          <table:table-cell office:value-type="float" office:value="-0.0181397808325296" calcext:value-type="float">
            <text:p>-0.01813978083253</text:p>
          </table:table-cell>
          <table:table-cell office:value-type="float" office:value="-0.0181585891159188" calcext:value-type="float">
            <text:p>-0.018158589115919</text:p>
          </table:table-cell>
          <table:table-cell office:value-type="float" office:value="-0.0181337166052194" calcext:value-type="float">
            <text:p>-0.018133716605219</text:p>
          </table:table-cell>
          <table:table-cell office:value-type="float" office:value="-0.0181608146414943" calcext:value-type="float">
            <text:p>-0.018160814641494</text:p>
          </table:table-cell>
          <table:table-cell office:value-type="float" office:value="-0.0181293354614056" calcext:value-type="float">
            <text:p>-0.018129335461406</text:p>
          </table:table-cell>
          <table:table-cell office:value-type="float" office:value="-0.0181437055201032" calcext:value-type="float">
            <text:p>-0.018143705520103</text:p>
          </table:table-cell>
          <table:table-cell office:value-type="float" office:value="-0.0181479874471437" calcext:value-type="float">
            <text:p>-0.018147987447144</text:p>
          </table:table-cell>
          <table:table-cell office:value-type="float" office:value="-0.0181410080469049" calcext:value-type="float">
            <text:p>-0.018141008046905</text:p>
          </table:table-cell>
          <table:table-cell office:value-type="float" office:value="-0.0181355955056948" calcext:value-type="float">
            <text:p>-0.018135595505695</text:p>
          </table:table-cell>
          <table:table-cell office:value-type="float" office:value="-0.0181628426108316" calcext:value-type="float">
            <text:p>-0.018162842610832</text:p>
          </table:table-cell>
          <table:table-cell office:value-type="float" office:value="-0.0181512988648297" calcext:value-type="float">
            <text:p>-0.01815129886483</text:p>
          </table:table-cell>
          <table:table-cell office:value-type="float" office:value="-0.0181472570432945" calcext:value-type="float">
            <text:p>-0.018147257043295</text:p>
          </table:table-cell>
          <table:table-cell office:value-type="float" office:value="-0.0181489790664058" calcext:value-type="float">
            <text:p>-0.018148979066406</text:p>
          </table:table-cell>
          <table:table-cell office:value-type="float" office:value="-0.0181399289431637" calcext:value-type="float">
            <text:p>-0.018139928943164</text:p>
          </table:table-cell>
          <table:table-cell office:value-type="float" office:value="-0.0181346806366866" calcext:value-type="float">
            <text:p>-0.018134680636687</text:p>
          </table:table-cell>
          <table:table-cell office:value-type="float" office:value="-0.0181422471097737" calcext:value-type="float">
            <text:p>-0.018142247109774</text:p>
          </table:table-cell>
          <table:table-cell office:value-type="float" office:value="-0.0181500128782385" calcext:value-type="float">
            <text:p>-0.018150012878239</text:p>
          </table:table-cell>
          <table:table-cell office:value-type="float" office:value="-0.0181503226041764" calcext:value-type="float">
            <text:p>-0.018150322604176</text:p>
          </table:table-cell>
          <table:table-cell office:value-type="float" office:value="-0.0181556166862462" calcext:value-type="float">
            <text:p>-0.018155616686246</text:p>
          </table:table-cell>
          <table:table-cell office:value-type="float" office:value="-0.0181367392880257" calcext:value-type="float">
            <text:p>-0.018136739288026</text:p>
          </table:table-cell>
          <table:table-cell office:value-type="float" office:value="-0.0181575588632602" calcext:value-type="float">
            <text:p>-0.01815755886326</text:p>
          </table:table-cell>
          <table:table-cell office:value-type="float" office:value="-0.0181429954188387" calcext:value-type="float">
            <text:p>-0.018142995418839</text:p>
          </table:table-cell>
          <table:table-cell office:value-type="float" office:value="-0.0182023446020152" calcext:value-type="float">
            <text:p>-0.018202344602015</text:p>
          </table:table-cell>
          <table:table-cell office:value-type="float" office:value="-0.0180677718612166" calcext:value-type="float">
            <text:p>-0.018067771861217</text:p>
          </table:table-cell>
          <table:table-cell office:value-type="float" office:value="-0.0180190757388386" calcext:value-type="float">
            <text:p>-0.018019075738839</text:p>
          </table:table-cell>
          <table:table-cell office:value-type="float" office:value="-0.0179494928567352" calcext:value-type="float">
            <text:p>-0.017949492856735</text:p>
          </table:table-cell>
          <table:table-cell office:value-type="float" office:value="-0.0180479723138874" calcext:value-type="float">
            <text:p>-0.018047972313888</text:p>
          </table:table-cell>
          <table:table-cell office:value-type="float" office:value="-0.0180227466893693" calcext:value-type="float">
            <text:p>-0.018022746689369</text:p>
          </table:table-cell>
          <table:table-cell office:value-type="float" office:value="-0.0179846882923525" calcext:value-type="float">
            <text:p>-0.017984688292353</text:p>
          </table:table-cell>
          <table:table-cell office:value-type="float" office:value="-0.0179454904948151" calcext:value-type="float">
            <text:p>-0.017945490494815</text:p>
          </table:table-cell>
          <table:table-cell office:value-type="float" office:value="-0.0179101992687531" calcext:value-type="float">
            <text:p>-0.017910199268753</text:p>
          </table:table-cell>
          <table:table-cell office:value-type="float" office:value="-0.0179214480889281" calcext:value-type="float">
            <text:p>-0.017921448088928</text:p>
          </table:table-cell>
          <table:table-cell office:value-type="float" office:value="-0.0178234248078376" calcext:value-type="float">
            <text:p>-0.017823424807838</text:p>
          </table:table-cell>
          <table:table-cell office:value-type="float" office:value="-0.0180961873345314" calcext:value-type="float">
            <text:p>-0.018096187334531</text:p>
          </table:table-cell>
          <table:table-cell office:value-type="float" office:value="-0.0178419268286345" calcext:value-type="float">
            <text:p>-0.017841926828635</text:p>
          </table:table-cell>
          <table:table-cell office:value-type="float" office:value="-0.0172691749298572" calcext:value-type="float">
            <text:p>-0.017269174929857</text:p>
          </table:table-cell>
          <table:table-cell office:value-type="float" office:value="-0.0137138998394976" calcext:value-type="float">
            <text:p>-0.013713899839498</text:p>
          </table:table-cell>
          <table:table-cell office:value-type="float" office:value="-0.0456979810337091" calcext:value-type="float">
            <text:p>-0.045697981033709</text:p>
          </table:table-cell>
          <table:table-cell office:value-type="float" office:value="-0.0513329637655294" calcext:value-type="float">
            <text:p>-0.05133296376553</text:p>
          </table:table-cell>
          <table:table-cell office:value-type="float" office:value="-0.0502396953212252" calcext:value-type="float">
            <text:p>-0.050239695321225</text:p>
          </table:table-cell>
          <table:table-cell office:value-type="float" office:value="-0.0485931137895489" calcext:value-type="float">
            <text:p>-0.048593113789549</text:p>
          </table:table-cell>
          <table:table-cell office:value-type="float" office:value="-0.0485248801342468" calcext:value-type="float">
            <text:p>-0.048524880134247</text:p>
          </table:table-cell>
          <table:table-cell office:value-type="float" office:value="-0.0490159361805559" calcext:value-type="float">
            <text:p>-0.049015936180556</text:p>
          </table:table-cell>
          <table:table-cell office:value-type="float" office:value="-0.0498027539037971" calcext:value-type="float">
            <text:p>-0.049802753903797</text:p>
          </table:table-cell>
          <table:table-cell office:value-type="float" office:value="-0.0483987683092015" calcext:value-type="float">
            <text:p>-0.048398768309202</text:p>
          </table:table-cell>
          <table:table-cell office:value-type="float" office:value="-0.0447995404806609" calcext:value-type="float">
            <text:p>-0.044799540480661</text:p>
          </table:table-cell>
          <table:table-cell office:value-type="float" office:value="-0.0305859335641977" calcext:value-type="float">
            <text:p>-0.030585933564198</text:p>
          </table:table-cell>
          <table:table-cell office:value-type="float" office:value="-0.0276579771833023" calcext:value-type="float">
            <text:p>-0.027657977183302</text:p>
          </table:table-cell>
          <table:table-cell office:value-type="float" office:value="-0.0277311599599361" calcext:value-type="float">
            <text:p>-0.027731159959936</text:p>
          </table:table-cell>
          <table:table-cell office:value-type="float" office:value="-0.0196448572522293" calcext:value-type="float">
            <text:p>-0.019644857252229</text:p>
          </table:table-cell>
          <table:table-cell office:value-type="float" office:value="-0.0183310328234132" calcext:value-type="float">
            <text:p>-0.018331032823413</text:p>
          </table:table-cell>
          <table:table-cell office:value-type="float" office:value="-0.0157280738276874" calcext:value-type="float">
            <text:p>-0.015728073827687</text:p>
          </table:table-cell>
          <table:table-cell office:value-type="float" office:value="-0.0111638749083983" calcext:value-type="float">
            <text:p>-0.011163874908398</text:p>
          </table:table-cell>
          <table:table-cell office:value-type="float" office:value="-0.00823054400832394" calcext:value-type="float">
            <text:p>-0.008230544008324</text:p>
          </table:table-cell>
          <table:table-cell office:value-type="float" office:value="-0.00572522035120154" calcext:value-type="float">
            <text:p>-0.005725220351202</text:p>
          </table:table-cell>
          <table:table-cell office:value-type="float" office:value="-0.0486185477191177" calcext:value-type="float">
            <text:p>-0.048618547719118</text:p>
          </table:table-cell>
          <table:table-cell office:value-type="float" office:value="-0.044695219897561" calcext:value-type="float">
            <text:p>-0.044695219897561</text:p>
          </table:table-cell>
          <table:table-cell office:value-type="float" office:value="-0.0419494234873436" calcext:value-type="float">
            <text:p>-0.041949423487344</text:p>
          </table:table-cell>
          <table:table-cell office:value-type="float" office:value="-0.035972074995391" calcext:value-type="float">
            <text:p>-0.035972074995391</text:p>
          </table:table-cell>
          <table:table-cell office:value-type="float" office:value="-0.0295811184078772" calcext:value-type="float">
            <text:p>-0.029581118407877</text:p>
          </table:table-cell>
          <table:table-cell office:value-type="float" office:value="-0.00393486746774829" calcext:value-type="float">
            <text:p>-0.003934867467748</text:p>
          </table:table-cell>
          <table:table-cell office:value-type="float" office:value="-0.00756792895942147" calcext:value-type="float">
            <text:p>-0.007567928959421</text:p>
          </table:table-cell>
          <table:table-cell office:value-type="float" office:value="-0.0190704078799391" calcext:value-type="float">
            <text:p>-0.019070407879939</text:p>
          </table:table-cell>
          <table:table-cell office:value-type="float" office:value="-0.0194463053061167" calcext:value-type="float">
            <text:p>-0.019446305306117</text:p>
          </table:table-cell>
          <table:table-cell office:value-type="float" office:value="-0.0188390717067148" calcext:value-type="float">
            <text:p>-0.018839071706715</text:p>
          </table:table-cell>
          <table:table-cell office:value-type="float" office:value="-0.0179073849396862" calcext:value-type="float">
            <text:p>-0.017907384939686</text:p>
          </table:table-cell>
          <table:table-cell office:value-type="float" office:value="-0.0178116509887518" calcext:value-type="float">
            <text:p>-0.017811650988752</text:p>
          </table:table-cell>
          <table:table-cell office:value-type="float" office:value="-0.017272256541436" calcext:value-type="float">
            <text:p>-0.017272256541436</text:p>
          </table:table-cell>
          <table:table-cell office:value-type="float" office:value="-0.016641001715687" calcext:value-type="float">
            <text:p>-0.016641001715687</text:p>
          </table:table-cell>
          <table:table-cell office:value-type="float" office:value="-0.0150025003860077" calcext:value-type="float">
            <text:p>-0.015002500386008</text:p>
          </table:table-cell>
          <table:table-cell office:value-type="float" office:value="-0.0118610750662028" calcext:value-type="float">
            <text:p>-0.011861075066203</text:p>
          </table:table-cell>
          <table:table-cell office:value-type="float" office:value="-0.0092092268872127" calcext:value-type="float">
            <text:p>-0.009209226887213</text:p>
          </table:table-cell>
          <table:table-cell office:value-type="float" office:value="-0.00732287329751243" calcext:value-type="float">
            <text:p>-0.007322873297512</text:p>
          </table:table-cell>
          <table:table-cell office:value-type="float" office:value="-0.0123300480859663" calcext:value-type="float">
            <text:p>-0.012330048085966</text:p>
          </table:table-cell>
          <table:table-cell office:value-type="float" office:value="-0.0181811191754935" calcext:value-type="float">
            <text:p>-0.018181119175494</text:p>
          </table:table-cell>
          <table:table-cell office:value-type="float" office:value="-0.025005534583853" calcext:value-type="float">
            <text:p>-0.025005534583853</text:p>
          </table:table-cell>
          <table:table-cell office:value-type="float" office:value="-0.0369688845319965" calcext:value-type="float">
            <text:p>-0.036968884531997</text:p>
          </table:table-cell>
          <table:table-cell office:value-type="float" office:value="-0.0459419285022548" calcext:value-type="float">
            <text:p>-0.045941928502255</text:p>
          </table:table-cell>
          <table:table-cell office:value-type="float" office:value="-0.0478229707178605" calcext:value-type="float">
            <text:p>-0.047822970717861</text:p>
          </table:table-cell>
          <table:table-cell office:value-type="float" office:value="-0.0493372461758072" calcext:value-type="float">
            <text:p>-0.049337246175807</text:p>
          </table:table-cell>
          <table:table-cell office:value-type="float" office:value="-0.0479969141852625" calcext:value-type="float">
            <text:p>-0.047996914185263</text:p>
          </table:table-cell>
          <table:table-cell office:value-type="float" office:value="-0.046369029307146" calcext:value-type="float">
            <text:p>-0.046369029307146</text:p>
          </table:table-cell>
          <table:table-cell office:value-type="float" office:value="-0.0473014226585042" calcext:value-type="float">
            <text:p>-0.047301422658504</text:p>
          </table:table-cell>
          <table:table-cell office:value-type="float" office:value="-0.0477075136014951" calcext:value-type="float">
            <text:p>-0.047707513601495</text:p>
          </table:table-cell>
          <table:table-cell office:value-type="float" office:value="-0.0471950730782564" calcext:value-type="float">
            <text:p>-0.047195073078256</text:p>
          </table:table-cell>
          <table:table-cell office:value-type="float" office:value="-0.0391353755204647" calcext:value-type="float">
            <text:p>-0.039135375520465</text:p>
          </table:table-cell>
          <table:table-cell office:value-type="float" office:value="-0.0157394447743175" calcext:value-type="float">
            <text:p>-0.015739444774318</text:p>
          </table:table-cell>
          <table:table-cell office:value-type="float" office:value="-0.0165066685920619" calcext:value-type="float">
            <text:p>-0.016506668592062</text:p>
          </table:table-cell>
          <table:table-cell office:value-type="float" office:value="-0.0132736055018843" calcext:value-type="float">
            <text:p>-0.013273605501884</text:p>
          </table:table-cell>
          <table:table-cell office:value-type="float" office:value="-0.0123856333948364" calcext:value-type="float">
            <text:p>-0.012385633394836</text:p>
          </table:table-cell>
          <table:table-cell office:value-type="float" office:value="-0.0118109622950758" calcext:value-type="float">
            <text:p>-0.011810962295076</text:p>
          </table:table-cell>
          <table:table-cell office:value-type="float" office:value="-0.0108909153169465" calcext:value-type="float">
            <text:p>-0.010890915316947</text:p>
          </table:table-cell>
          <table:table-cell office:value-type="float" office:value="-0.00964913467203388" calcext:value-type="float">
            <text:p>-0.009649134672034</text:p>
          </table:table-cell>
          <table:table-cell office:value-type="float" office:value="-0.00720997834978537" calcext:value-type="float">
            <text:p>-0.007209978349785</text:p>
          </table:table-cell>
          <table:table-cell office:value-type="float" office:value="-0.0466179664186498" calcext:value-type="float">
            <text:p>-0.04661796641865</text:p>
          </table:table-cell>
          <table:table-cell office:value-type="float" office:value="-0.0440064056041981" calcext:value-type="float">
            <text:p>-0.044006405604198</text:p>
          </table:table-cell>
          <table:table-cell office:value-type="float" office:value="-0.0433530464461983" calcext:value-type="float">
            <text:p>-0.043353046446198</text:p>
          </table:table-cell>
          <table:table-cell office:value-type="float" office:value="-0.0414152645250697" calcext:value-type="float">
            <text:p>-0.04141526452507</text:p>
          </table:table-cell>
          <table:table-cell office:value-type="float" office:value="-0.0375305846255782" calcext:value-type="float">
            <text:p>-0.037530584625578</text:p>
          </table:table-cell>
          <table:table-cell office:value-type="float" office:value="-0.0329732458004432" calcext:value-type="float">
            <text:p>-0.032973245800443</text:p>
          </table:table-cell>
          <table:table-cell office:value-type="float" office:value="-0.0305488212768953" calcext:value-type="float">
            <text:p>-0.030548821276895</text:p>
          </table:table-cell>
          <table:table-cell office:value-type="float" office:value="-0.0229727432925818" calcext:value-type="float">
            <text:p>-0.022972743292582</text:p>
          </table:table-cell>
          <table:table-cell office:value-type="float" office:value="-0.0178851905054214" calcext:value-type="float">
            <text:p>-0.017885190505421</text:p>
          </table:table-cell>
          <table:table-cell office:value-type="float" office:value="-0.0188310447663777" calcext:value-type="float">
            <text:p>-0.018831044766378</text:p>
          </table:table-cell>
          <table:table-cell office:value-type="float" office:value="-0.0185721795371986" calcext:value-type="float">
            <text:p>-0.018572179537199</text:p>
          </table:table-cell>
          <table:table-cell office:value-type="float" office:value="-0.0179457539622682" calcext:value-type="float">
            <text:p>-0.017945753962268</text:p>
          </table:table-cell>
          <table:table-cell office:value-type="float" office:value="-0.0117352304105079" calcext:value-type="float">
            <text:p>-0.011735230410508</text:p>
          </table:table-cell>
          <table:table-cell office:value-type="float" office:value="-0.00498866551866252" calcext:value-type="float">
            <text:p>-0.004988665518663</text:p>
          </table:table-cell>
          <table:table-cell office:value-type="float" office:value="-0.0114876273970678" calcext:value-type="float">
            <text:p>-0.011487627397068</text:p>
          </table:table-cell>
          <table:table-cell office:value-type="float" office:value="-0.0255880785111142" calcext:value-type="float">
            <text:p>-0.025588078511114</text:p>
          </table:table-cell>
          <table:table-cell office:value-type="float" office:value="-0.0327023383104506" calcext:value-type="float">
            <text:p>-0.032702338310451</text:p>
          </table:table-cell>
          <table:table-cell office:value-type="float" office:value="-0.038280487973224" calcext:value-type="float">
            <text:p>-0.038280487973224</text:p>
          </table:table-cell>
          <table:table-cell office:value-type="float" office:value="-0.0476989668615605" calcext:value-type="float">
            <text:p>-0.047698966861561</text:p>
          </table:table-cell>
          <table:table-cell office:value-type="float" office:value="-0.0509043698714084" calcext:value-type="float">
            <text:p>-0.050904369871409</text:p>
          </table:table-cell>
          <table:table-cell office:value-type="float" office:value="-0.0525315145943416" calcext:value-type="float">
            <text:p>-0.052531514594342</text:p>
          </table:table-cell>
          <table:table-cell office:value-type="float" office:value="-0.0524729469804266" calcext:value-type="float">
            <text:p>-0.052472946980427</text:p>
          </table:table-cell>
          <table:table-cell office:value-type="float" office:value="-0.0517697252307709" calcext:value-type="float">
            <text:p>-0.051769725230771</text:p>
          </table:table-cell>
          <table:table-cell office:value-type="float" office:value="-0.0505818252800277" calcext:value-type="float">
            <text:p>-0.050581825280028</text:p>
          </table:table-cell>
          <table:table-cell office:value-type="float" office:value="-0.0511198080765144" calcext:value-type="float">
            <text:p>-0.051119808076515</text:p>
          </table:table-cell>
          <table:table-cell office:value-type="float" office:value="-0.0536937649827638" calcext:value-type="float">
            <text:p>-0.053693764982764</text:p>
          </table:table-cell>
          <table:table-cell office:value-type="float" office:value="-0.049189394176005" calcext:value-type="float">
            <text:p>-0.049189394176005</text:p>
          </table:table-cell>
          <table:table-cell office:value-type="float" office:value="-0.0447223464590843" calcext:value-type="float">
            <text:p>-0.044722346459084</text:p>
          </table:table-cell>
          <table:table-cell office:value-type="float" office:value="-0.0345918120421233" calcext:value-type="float">
            <text:p>-0.034591812042123</text:p>
          </table:table-cell>
          <table:table-cell office:value-type="float" office:value="-0.0285192456265077" calcext:value-type="float">
            <text:p>-0.028519245626508</text:p>
          </table:table-cell>
          <table:table-cell office:value-type="float" office:value="-0.0198795963223835" calcext:value-type="float">
            <text:p>-0.019879596322384</text:p>
          </table:table-cell>
          <table:table-cell office:value-type="float" office:value="-0.0170607317726018" calcext:value-type="float">
            <text:p>-0.017060731772602</text:p>
          </table:table-cell>
          <table:table-cell office:value-type="float" office:value="-0.015880739599954" calcext:value-type="float">
            <text:p>-0.015880739599954</text:p>
          </table:table-cell>
          <table:table-cell office:value-type="float" office:value="-0.0161154480822243" calcext:value-type="float">
            <text:p>-0.016115448082224</text:p>
          </table:table-cell>
          <table:table-cell office:value-type="float" office:value="-0.0160609695402248" calcext:value-type="float">
            <text:p>-0.016060969540225</text:p>
          </table:table-cell>
          <table:table-cell office:value-type="float" office:value="-0.0164423091762778" calcext:value-type="float">
            <text:p>-0.016442309176278</text:p>
          </table:table-cell>
          <table:table-cell office:value-type="float" office:value="-0.0159925152016648" calcext:value-type="float">
            <text:p>-0.015992515201665</text:p>
          </table:table-cell>
          <table:table-cell office:value-type="float" office:value="-0.0156508153676392" calcext:value-type="float">
            <text:p>-0.015650815367639</text:p>
          </table:table-cell>
          <table:table-cell office:value-type="float" office:value="-0.0153390234968161" calcext:value-type="float">
            <text:p>-0.015339023496816</text:p>
          </table:table-cell>
          <table:table-cell office:value-type="float" office:value="-0.0140336820719284" calcext:value-type="float">
            <text:p>-0.014033682071928</text:p>
          </table:table-cell>
          <table:table-cell office:value-type="float" office:value="-0.013123790635113" calcext:value-type="float">
            <text:p>-0.013123790635113</text:p>
          </table:table-cell>
          <table:table-cell office:value-type="float" office:value="-0.0126403261434383" calcext:value-type="float">
            <text:p>-0.012640326143438</text:p>
          </table:table-cell>
          <table:table-cell office:value-type="float" office:value="-0.0103886440734194" calcext:value-type="float">
            <text:p>-0.010388644073419</text:p>
          </table:table-cell>
          <table:table-cell office:value-type="float" office:value="-0.00838159738127276" calcext:value-type="float">
            <text:p>-0.008381597381273</text:p>
          </table:table-cell>
          <table:table-cell office:value-type="float" office:value="-0.0477424871726619" calcext:value-type="float">
            <text:p>-0.047742487172662</text:p>
          </table:table-cell>
          <table:table-cell office:value-type="float" office:value="-0.045923200947985" calcext:value-type="float">
            <text:p>-0.045923200947985</text:p>
          </table:table-cell>
          <table:table-cell office:value-type="float" office:value="-0.044775237945232" calcext:value-type="float">
            <text:p>-0.044775237945232</text:p>
          </table:table-cell>
          <table:table-cell office:value-type="float" office:value="-0.0399488063344232" calcext:value-type="float">
            <text:p>-0.039948806334423</text:p>
          </table:table-cell>
          <table:table-cell office:value-type="float" office:value="-0.0358524476291296" calcext:value-type="float">
            <text:p>-0.03585244762913</text:p>
          </table:table-cell>
          <table:table-cell office:value-type="float" office:value="-0.032543627015738" calcext:value-type="float">
            <text:p>-0.032543627015738</text:p>
          </table:table-cell>
          <table:table-cell office:value-type="float" office:value="-0.0310954407419362" calcext:value-type="float">
            <text:p>-0.031095440741936</text:p>
          </table:table-cell>
          <table:table-cell office:value-type="float" office:value="-0.0275208651663016" calcext:value-type="float">
            <text:p>-0.027520865166302</text:p>
          </table:table-cell>
          <table:table-cell office:value-type="float" office:value="-0.0142468610052168" calcext:value-type="float">
            <text:p>-0.014246861005217</text:p>
          </table:table-cell>
          <table:table-cell office:value-type="float" office:value="-0.0184956215595255" calcext:value-type="float">
            <text:p>-0.018495621559526</text:p>
          </table:table-cell>
          <table:table-cell office:value-type="float" office:value="-0.0197525326649659" calcext:value-type="float">
            <text:p>-0.019752532664966</text:p>
          </table:table-cell>
          <table:table-cell office:value-type="float" office:value="-0.0195033919458863" calcext:value-type="float">
            <text:p>-0.019503391945886</text:p>
          </table:table-cell>
          <table:table-cell office:value-type="float" office:value="-0.0182859026254799" calcext:value-type="float">
            <text:p>-0.01828590262548</text:p>
          </table:table-cell>
          <table:table-cell office:value-type="float" office:value="-0.0120493594039284" calcext:value-type="float">
            <text:p>-0.012049359403928</text:p>
          </table:table-cell>
          <table:table-cell office:value-type="float" office:value="-0.044265822595859" calcext:value-type="float">
            <text:p>-0.044265822595859</text:p>
          </table:table-cell>
          <table:table-cell office:value-type="float" office:value="-0.0544900152156931" calcext:value-type="float">
            <text:p>-0.054490015215693</text:p>
          </table:table-cell>
          <table:table-cell office:value-type="float" office:value="-0.051722106754812" calcext:value-type="float">
            <text:p>-0.051722106754812</text:p>
          </table:table-cell>
          <table:table-cell office:value-type="float" office:value="-0.0480227273668427" calcext:value-type="float">
            <text:p>-0.048022727366843</text:p>
          </table:table-cell>
          <table:table-cell office:value-type="float" office:value="-0.0216925968994336" calcext:value-type="float">
            <text:p>-0.021692596899434</text:p>
          </table:table-cell>
          <table:table-cell office:value-type="float" office:value="-0.0191470172752827" calcext:value-type="float">
            <text:p>-0.019147017275283</text:p>
          </table:table-cell>
          <table:table-cell office:value-type="float" office:value="-0.0190265525304087" calcext:value-type="float">
            <text:p>-0.019026552530409</text:p>
          </table:table-cell>
          <table:table-cell office:value-type="float" office:value="-0.0191998002077726" calcext:value-type="float">
            <text:p>-0.019199800207773</text:p>
          </table:table-cell>
          <table:table-cell office:value-type="float" office:value="-0.0195423131414754" calcext:value-type="float">
            <text:p>-0.019542313141475</text:p>
          </table:table-cell>
          <table:table-cell office:value-type="float" office:value="-0.018937079911611" calcext:value-type="float">
            <text:p>-0.018937079911611</text:p>
          </table:table-cell>
          <table:table-cell office:value-type="float" office:value="-0.0179107307651482" calcext:value-type="float">
            <text:p>-0.017910730765148</text:p>
          </table:table-cell>
          <table:table-cell office:value-type="float" office:value="-0.0166731609926699" calcext:value-type="float">
            <text:p>-0.01667316099267</text:p>
          </table:table-cell>
          <table:table-cell office:value-type="float" office:value="-0.0143283507635666" calcext:value-type="float">
            <text:p>-0.014328350763567</text:p>
          </table:table-cell>
          <table:table-cell office:value-type="float" office:value="-0.0111054551870846" calcext:value-type="float">
            <text:p>-0.011105455187085</text:p>
          </table:table-cell>
          <table:table-cell office:value-type="float" office:value="-0.0479250704102048" calcext:value-type="float">
            <text:p>-0.047925070410205</text:p>
          </table:table-cell>
          <table:table-cell office:value-type="float" office:value="-0.0444360138835542" calcext:value-type="float">
            <text:p>-0.044436013883554</text:p>
          </table:table-cell>
          <table:table-cell office:value-type="float" office:value="-0.0403061822838346" calcext:value-type="float">
            <text:p>-0.040306182283835</text:p>
          </table:table-cell>
          <table:table-cell office:value-type="float" office:value="-0.03489456012254" calcext:value-type="float">
            <text:p>-0.03489456012254</text:p>
          </table:table-cell>
          <table:table-cell office:value-type="float" office:value="-0.0292173322103684" calcext:value-type="float">
            <text:p>-0.029217332210368</text:p>
          </table:table-cell>
          <table:table-cell office:value-type="float" office:value="-0.0261680631323533" calcext:value-type="float">
            <text:p>-0.026168063132353</text:p>
          </table:table-cell>
          <table:table-cell office:value-type="float" office:value="-0.0247975728858532" calcext:value-type="float">
            <text:p>-0.024797572885853</text:p>
          </table:table-cell>
          <table:table-cell office:value-type="float" office:value="-0.0213980871277058" calcext:value-type="float">
            <text:p>-0.021398087127706</text:p>
          </table:table-cell>
          <table:table-cell office:value-type="float" office:value="-0.0163839182533628" calcext:value-type="float">
            <text:p>-0.016383918253363</text:p>
          </table:table-cell>
          <table:table-cell office:value-type="float" office:value="-0.00981463629797495" calcext:value-type="float">
            <text:p>-0.009814636297975</text:p>
          </table:table-cell>
          <table:table-cell office:value-type="float" office:value="-0.0129394976412665" calcext:value-type="float">
            <text:p>-0.012939497641267</text:p>
          </table:table-cell>
          <table:table-cell office:value-type="float" office:value="-0.0173442721696315" calcext:value-type="float">
            <text:p>-0.017344272169632</text:p>
          </table:table-cell>
          <table:table-cell office:value-type="float" office:value="-0.0213056516832671" calcext:value-type="float">
            <text:p>-0.021305651683267</text:p>
          </table:table-cell>
          <table:table-cell office:value-type="float" office:value="-0.0209579732165764" calcext:value-type="float">
            <text:p>-0.020957973216576</text:p>
          </table:table-cell>
          <table:table-cell office:value-type="float" office:value="-0.0196496599999546" calcext:value-type="float">
            <text:p>-0.019649659999955</text:p>
          </table:table-cell>
          <table:table-cell office:value-type="float" office:value="-0.0188872167902755" calcext:value-type="float">
            <text:p>-0.018887216790276</text:p>
          </table:table-cell>
          <table:table-cell office:value-type="float" office:value="-0.0176020067446513" calcext:value-type="float">
            <text:p>-0.017602006744651</text:p>
          </table:table-cell>
          <table:table-cell office:value-type="float" office:value="-0.0096390501262981" calcext:value-type="float">
            <text:p>-0.009639050126298</text:p>
          </table:table-cell>
          <table:table-cell office:value-type="float" office:value="-0.00807075866449317" calcext:value-type="float">
            <text:p>-0.008070758664493</text:p>
          </table:table-cell>
          <table:table-cell office:value-type="float" office:value="-0.0109742499913091" calcext:value-type="float">
            <text:p>-0.010974249991309</text:p>
          </table:table-cell>
          <table:table-cell office:value-type="float" office:value="-0.041907955439488" calcext:value-type="float">
            <text:p>-0.041907955439488</text:p>
          </table:table-cell>
          <table:table-cell office:value-type="float" office:value="-0.0469766806751247" calcext:value-type="float">
            <text:p>-0.046976680675125</text:p>
          </table:table-cell>
          <table:table-cell office:value-type="float" office:value="-0.0480967620297433" calcext:value-type="float">
            <text:p>-0.048096762029743</text:p>
          </table:table-cell>
          <table:table-cell office:value-type="float" office:value="-0.0475188414536247" calcext:value-type="float">
            <text:p>-0.047518841453625</text:p>
          </table:table-cell>
          <table:table-cell office:value-type="float" office:value="-0.0447532112383775" calcext:value-type="float">
            <text:p>-0.044753211238378</text:p>
          </table:table-cell>
          <table:table-cell office:value-type="float" office:value="-0.0406282388762105" calcext:value-type="float">
            <text:p>-0.040628238876211</text:p>
          </table:table-cell>
          <table:table-cell office:value-type="float" office:value="-0.0196222203498091" calcext:value-type="float">
            <text:p>-0.019622220349809</text:p>
          </table:table-cell>
          <table:table-cell office:value-type="float" office:value="-0.0188422540695389" calcext:value-type="float">
            <text:p>-0.018842254069539</text:p>
          </table:table-cell>
          <table:table-cell office:value-type="float" office:value="-0.0175125138134633" calcext:value-type="float">
            <text:p>-0.017512513813463</text:p>
          </table:table-cell>
          <table:table-cell office:value-type="float" office:value="-0.0166500476346565" calcext:value-type="float">
            <text:p>-0.016650047634657</text:p>
          </table:table-cell>
          <table:table-cell office:value-type="float" office:value="-0.0152878773278847" calcext:value-type="float">
            <text:p>-0.015287877327885</text:p>
          </table:table-cell>
          <table:table-cell office:value-type="float" office:value="-0.0122741009851402" calcext:value-type="float">
            <text:p>-0.01227410098514</text:p>
          </table:table-cell>
          <table:table-cell office:value-type="float" office:value="-0.011280845424075" calcext:value-type="float">
            <text:p>-0.011280845424075</text:p>
          </table:table-cell>
          <table:table-cell office:value-type="float" office:value="-0.00838352405056456" calcext:value-type="float">
            <text:p>-0.008383524050565</text:p>
          </table:table-cell>
          <table:table-cell office:value-type="float" office:value="-0.00693505994224477" calcext:value-type="float">
            <text:p>-0.006935059942245</text:p>
          </table:table-cell>
          <table:table-cell office:value-type="float" office:value="-0.00630629129351519" calcext:value-type="float">
            <text:p>-0.006306291293515</text:p>
          </table:table-cell>
          <table:table-cell office:value-type="float" office:value="-0.0442584961532641" calcext:value-type="float">
            <text:p>-0.044258496153264</text:p>
          </table:table-cell>
          <table:table-cell office:value-type="float" office:value="-0.0427097580433916" calcext:value-type="float">
            <text:p>-0.042709758043392</text:p>
          </table:table-cell>
          <table:table-cell office:value-type="float" office:value="-0.0396187027151463" calcext:value-type="float">
            <text:p>-0.039618702715146</text:p>
          </table:table-cell>
          <table:table-cell office:value-type="float" office:value="-0.0356937562955189" calcext:value-type="float">
            <text:p>-0.035693756295519</text:p>
          </table:table-cell>
          <table:table-cell office:value-type="float" office:value="-0.0324863788770178" calcext:value-type="float">
            <text:p>-0.032486378877018</text:p>
          </table:table-cell>
          <table:table-cell office:value-type="float" office:value="-0.0258459041323991" calcext:value-type="float">
            <text:p>-0.025845904132399</text:p>
          </table:table-cell>
          <table:table-cell office:value-type="float" office:value="-0.0197478381021888" calcext:value-type="float">
            <text:p>-0.019747838102189</text:p>
          </table:table-cell>
          <table:table-cell office:value-type="float" office:value="-0.0151422767658552" calcext:value-type="float">
            <text:p>-0.015142276765855</text:p>
          </table:table-cell>
          <table:table-cell office:value-type="float" office:value="-0.0187906122401538" calcext:value-type="float">
            <text:p>-0.018790612240154</text:p>
          </table:table-cell>
          <table:table-cell office:value-type="float" office:value="-0.0180239829167397" calcext:value-type="float">
            <text:p>-0.01802398291674</text:p>
          </table:table-cell>
          <table:table-cell office:value-type="float" office:value="-0.0190220731756217" calcext:value-type="float">
            <text:p>-0.019022073175622</text:p>
          </table:table-cell>
          <table:table-cell office:value-type="float" office:value="-0.0168553264332626" calcext:value-type="float">
            <text:p>-0.016855326433263</text:p>
          </table:table-cell>
          <table:table-cell office:value-type="float" office:value="-0.0135656794243311" calcext:value-type="float">
            <text:p>-0.013565679424331</text:p>
          </table:table-cell>
          <table:table-cell office:value-type="float" office:value="-0.00978425022520313" calcext:value-type="float">
            <text:p>-0.009784250225203</text:p>
          </table:table-cell>
          <table:table-cell office:value-type="float" office:value="-0.00627378623620061" calcext:value-type="float">
            <text:p>-0.006273786236201</text:p>
          </table:table-cell>
          <table:table-cell office:value-type="float" office:value="-0.0268179375453507" calcext:value-type="float">
            <text:p>-0.026817937545351</text:p>
          </table:table-cell>
          <table:table-cell office:value-type="float" office:value="-0.0333570518884526" calcext:value-type="float">
            <text:p>-0.033357051888453</text:p>
          </table:table-cell>
          <table:table-cell office:value-type="float" office:value="-0.0449605855881338" calcext:value-type="float">
            <text:p>-0.044960585588134</text:p>
          </table:table-cell>
          <table:table-cell office:value-type="float" office:value="-0.0505476425383981" calcext:value-type="float">
            <text:p>-0.050547642538398</text:p>
          </table:table-cell>
          <table:table-cell office:value-type="float" office:value="-0.0515510091064746" calcext:value-type="float">
            <text:p>-0.051551009106475</text:p>
          </table:table-cell>
          <table:table-cell office:value-type="float" office:value="-0.0497281532180354" calcext:value-type="float">
            <text:p>-0.049728153218035</text:p>
          </table:table-cell>
          <table:table-cell office:value-type="float" office:value="-0.0494361455201164" calcext:value-type="float">
            <text:p>-0.049436145520116</text:p>
          </table:table-cell>
          <table:table-cell office:value-type="float" office:value="-0.0487786609227052" calcext:value-type="float">
            <text:p>-0.048778660922705</text:p>
          </table:table-cell>
          <table:table-cell office:value-type="float" office:value="-0.0499767505633472" calcext:value-type="float">
            <text:p>-0.049976750563347</text:p>
          </table:table-cell>
          <table:table-cell office:value-type="float" office:value="-0.051552777777469" calcext:value-type="float">
            <text:p>-0.051552777777469</text:p>
          </table:table-cell>
          <table:table-cell office:value-type="float" office:value="-0.051528956880142" calcext:value-type="float">
            <text:p>-0.051528956880142</text:p>
          </table:table-cell>
          <table:table-cell office:value-type="float" office:value="-0.0460323011675369" calcext:value-type="float">
            <text:p>-0.046032301167537</text:p>
          </table:table-cell>
          <table:table-cell office:value-type="float" office:value="-0.0241326292150303" calcext:value-type="float">
            <text:p>-0.02413262921503</text:p>
          </table:table-cell>
          <table:table-cell office:value-type="float" office:value="-0.0204899048311211" calcext:value-type="float">
            <text:p>-0.020489904831121</text:p>
          </table:table-cell>
          <table:table-cell office:value-type="float" office:value="-0.0172227131789097" calcext:value-type="float">
            <text:p>-0.01722271317891</text:p>
          </table:table-cell>
          <table:table-cell office:value-type="float" office:value="-0.0165700389068071" calcext:value-type="float">
            <text:p>-0.016570038906807</text:p>
          </table:table-cell>
          <table:table-cell office:value-type="float" office:value="-0.0165493405190133" calcext:value-type="float">
            <text:p>-0.016549340519013</text:p>
          </table:table-cell>
          <table:table-cell office:value-type="float" office:value="-0.0147314063771784" calcext:value-type="float">
            <text:p>-0.014731406377178</text:p>
          </table:table-cell>
          <table:table-cell office:value-type="float" office:value="-0.0114146330706473" calcext:value-type="float">
            <text:p>-0.011414633070647</text:p>
          </table:table-cell>
          <table:table-cell office:value-type="float" office:value="-0.00855380507762367" calcext:value-type="float">
            <text:p>-0.008553805077624</text:p>
          </table:table-cell>
          <table:table-cell office:value-type="float" office:value="-0.0415459810783857" calcext:value-type="float">
            <text:p>-0.041545981078386</text:p>
          </table:table-cell>
          <table:table-cell office:value-type="float" office:value="-0.039150143299258" calcext:value-type="float">
            <text:p>-0.039150143299258</text:p>
          </table:table-cell>
          <table:table-cell office:value-type="float" office:value="-0.0297266108037306" calcext:value-type="float">
            <text:p>-0.029726610803731</text:p>
          </table:table-cell>
          <table:table-cell office:value-type="float" office:value="-0.0195023916134445" calcext:value-type="float">
            <text:p>-0.019502391613445</text:p>
          </table:table-cell>
          <table:table-cell office:value-type="float" office:value="-0.015932236588347" calcext:value-type="float">
            <text:p>-0.015932236588347</text:p>
          </table:table-cell>
          <table:table-cell office:value-type="float" office:value="-0.00910378255758149" calcext:value-type="float">
            <text:p>-0.009103782557581</text:p>
          </table:table-cell>
          <table:table-cell office:value-type="float" office:value="-0.0106145239966987" calcext:value-type="float">
            <text:p>-0.010614523996699</text:p>
          </table:table-cell>
          <table:table-cell office:value-type="float" office:value="-0.019857170949374" calcext:value-type="float">
            <text:p>-0.019857170949374</text:p>
          </table:table-cell>
          <table:table-cell office:value-type="float" office:value="-0.020363093052277" calcext:value-type="float">
            <text:p>-0.020363093052277</text:p>
          </table:table-cell>
          <table:table-cell office:value-type="float" office:value="-0.0224731583110326" calcext:value-type="float">
            <text:p>-0.022473158311033</text:p>
          </table:table-cell>
          <table:table-cell office:value-type="float" office:value="-0.0199528087634094" calcext:value-type="float">
            <text:p>-0.019952808763409</text:p>
          </table:table-cell>
          <table:table-cell office:value-type="float" office:value="-0.0188763530798" calcext:value-type="float">
            <text:p>-0.0188763530798</text:p>
          </table:table-cell>
          <table:table-cell office:value-type="float" office:value="-0.019723949599313" calcext:value-type="float">
            <text:p>-0.019723949599313</text:p>
          </table:table-cell>
          <table:table-cell office:value-type="float" office:value="-0.0202928807410525" calcext:value-type="float">
            <text:p>-0.020292880741053</text:p>
          </table:table-cell>
          <table:table-cell office:value-type="float" office:value="-0.0202448414320762" calcext:value-type="float">
            <text:p>-0.020244841432076</text:p>
          </table:table-cell>
          <table:table-cell office:value-type="float" office:value="-0.0201087630385369" calcext:value-type="float">
            <text:p>-0.020108763038537</text:p>
          </table:table-cell>
          <table:table-cell office:value-type="float" office:value="-0.0200414884674057" calcext:value-type="float">
            <text:p>-0.020041488467406</text:p>
          </table:table-cell>
          <table:table-cell office:value-type="float" office:value="-0.0202687189630777" calcext:value-type="float">
            <text:p>-0.020268718963078</text:p>
          </table:table-cell>
          <table:table-cell office:value-type="float" office:value="-0.0202073730230923" calcext:value-type="float">
            <text:p>-0.020207373023092</text:p>
          </table:table-cell>
          <table:table-cell office:value-type="float" office:value="-0.0201718754768623" calcext:value-type="float">
            <text:p>-0.020171875476862</text:p>
          </table:table-cell>
          <table:table-cell office:value-type="float" office:value="-0.0200887196654375" calcext:value-type="float">
            <text:p>-0.020088719665438</text:p>
          </table:table-cell>
          <table:table-cell office:value-type="float" office:value="-0.0200892378183702" calcext:value-type="float">
            <text:p>-0.02008923781837</text:p>
          </table:table-cell>
          <table:table-cell office:value-type="float" office:value="-0.0200655425473702" calcext:value-type="float">
            <text:p>-0.02006554254737</text:p>
          </table:table-cell>
          <table:table-cell office:value-type="float" office:value="-0.02011573349497" calcext:value-type="float">
            <text:p>-0.02011573349497</text:p>
          </table:table-cell>
          <table:table-cell office:value-type="float" office:value="-0.0201273793058265" calcext:value-type="float">
            <text:p>-0.020127379305827</text:p>
          </table:table-cell>
          <table:table-cell office:value-type="float" office:value="-0.020117141745896" calcext:value-type="float">
            <text:p>-0.020117141745896</text:p>
          </table:table-cell>
          <table:table-cell office:value-type="float" office:value="-0.0201034086229238" calcext:value-type="float">
            <text:p>-0.020103408622924</text:p>
          </table:table-cell>
          <table:table-cell office:value-type="float" office:value="-0.0200999248550602" calcext:value-type="float">
            <text:p>-0.02009992485506</text:p>
          </table:table-cell>
          <table:table-cell office:value-type="float" office:value="-0.0200539461274788" calcext:value-type="float">
            <text:p>-0.020053946127479</text:p>
          </table:table-cell>
          <table:table-cell office:value-type="float" office:value="-0.0200854663694361" calcext:value-type="float">
            <text:p>-0.020085466369436</text:p>
          </table:table-cell>
          <table:table-cell office:value-type="float" office:value="-0.0200814143285822" calcext:value-type="float">
            <text:p>-0.020081414328582</text:p>
          </table:table-cell>
          <table:table-cell office:value-type="float" office:value="-0.0200427546940627" calcext:value-type="float">
            <text:p>-0.020042754694063</text:p>
          </table:table-cell>
          <table:table-cell office:value-type="float" office:value="-0.0200848918440836" calcext:value-type="float">
            <text:p>-0.020084891844084</text:p>
          </table:table-cell>
          <table:table-cell office:value-type="float" office:value="-0.0200840269814006" calcext:value-type="float">
            <text:p>-0.020084026981401</text:p>
          </table:table-cell>
          <table:table-cell office:value-type="float" office:value="-0.0200752539933034" calcext:value-type="float">
            <text:p>-0.020075253993304</text:p>
          </table:table-cell>
          <table:table-cell office:value-type="float" office:value="-0.0200752645479657" calcext:value-type="float">
            <text:p>-0.020075264547966</text:p>
          </table:table-cell>
          <table:table-cell office:value-type="float" office:value="-0.0200704376702409" calcext:value-type="float">
            <text:p>-0.020070437670241</text:p>
          </table:table-cell>
          <table:table-cell office:value-type="float" office:value="-0.0200664649406814" calcext:value-type="float">
            <text:p>-0.020066464940682</text:p>
          </table:table-cell>
          <table:table-cell office:value-type="float" office:value="-0.0200556464166465" calcext:value-type="float">
            <text:p>-0.020055646416647</text:p>
          </table:table-cell>
          <table:table-cell office:value-type="float" office:value="-0.0200907157673161" calcext:value-type="float">
            <text:p>-0.020090715767316</text:p>
          </table:table-cell>
          <table:table-cell office:value-type="float" office:value="-0.020071981037786" calcext:value-type="float">
            <text:p>-0.020071981037786</text:p>
          </table:table-cell>
          <table:table-cell office:value-type="float" office:value="-0.0200919200785157" calcext:value-type="float">
            <text:p>-0.020091920078516</text:p>
          </table:table-cell>
          <table:table-cell office:value-type="float" office:value="-0.0200571242627245" calcext:value-type="float">
            <text:p>-0.020057124262725</text:p>
          </table:table-cell>
          <table:table-cell office:value-type="float" office:value="-0.0200733394971073" calcext:value-type="float">
            <text:p>-0.020073339497107</text:p>
          </table:table-cell>
          <table:table-cell office:value-type="float" office:value="-0.020083390460566" calcext:value-type="float">
            <text:p>-0.020083390460566</text:p>
          </table:table-cell>
          <table:table-cell office:value-type="float" office:value="-0.0200596485724983" calcext:value-type="float">
            <text:p>-0.020059648572498</text:p>
          </table:table-cell>
          <table:table-cell office:value-type="float" office:value="-0.0200696891180355" calcext:value-type="float">
            <text:p>-0.020069689118036</text:p>
          </table:table-cell>
          <table:table-cell office:value-type="float" office:value="-0.020078280158517" calcext:value-type="float">
            <text:p>-0.020078280158517</text:p>
          </table:table-cell>
          <table:table-cell office:value-type="float" office:value="-0.0201000789030744" calcext:value-type="float">
            <text:p>-0.020100078903075</text:p>
          </table:table-cell>
          <table:table-cell office:value-type="float" office:value="-0.0200599978314249" calcext:value-type="float">
            <text:p>-0.020059997831425</text:p>
          </table:table-cell>
          <table:table-cell office:value-type="float" office:value="-0.0200830572355099" calcext:value-type="float">
            <text:p>-0.02008305723551</text:p>
          </table:table-cell>
          <table:table-cell office:value-type="float" office:value="-0.0200744582406653" calcext:value-type="float">
            <text:p>-0.020074458240665</text:p>
          </table:table-cell>
          <table:table-cell office:value-type="float" office:value="-0.0200515758656202" calcext:value-type="float">
            <text:p>-0.02005157586562</text:p>
          </table:table-cell>
          <table:table-cell office:value-type="float" office:value="-0.0200612524911467" calcext:value-type="float">
            <text:p>-0.020061252491147</text:p>
          </table:table-cell>
          <table:table-cell office:value-type="float" office:value="-0.0200550368172565" calcext:value-type="float">
            <text:p>-0.020055036817257</text:p>
          </table:table-cell>
          <table:table-cell office:value-type="float" office:value="-0.0200655368439897" calcext:value-type="float">
            <text:p>-0.02006553684399</text:p>
          </table:table-cell>
          <table:table-cell office:value-type="float" office:value="-0.0200910897020112" calcext:value-type="float">
            <text:p>-0.020091089702011</text:p>
          </table:table-cell>
          <table:table-cell office:value-type="float" office:value="-0.0200699343439403" calcext:value-type="float">
            <text:p>-0.02006993434394</text:p>
          </table:table-cell>
          <table:table-cell office:value-type="float" office:value="-0.0200686070050583" calcext:value-type="float">
            <text:p>-0.020068607005058</text:p>
          </table:table-cell>
          <table:table-cell office:value-type="float" office:value="-0.020078146880164" calcext:value-type="float">
            <text:p>-0.020078146880164</text:p>
          </table:table-cell>
          <table:table-cell office:value-type="float" office:value="-0.020059734982396" calcext:value-type="float">
            <text:p>-0.020059734982396</text:p>
          </table:table-cell>
          <table:table-cell office:value-type="float" office:value="-0.0200674765716955" calcext:value-type="float">
            <text:p>-0.020067476571696</text:p>
          </table:table-cell>
          <table:table-cell office:value-type="float" office:value="-0.020062315840035" calcext:value-type="float">
            <text:p>-0.020062315840035</text:p>
          </table:table-cell>
          <table:table-cell office:value-type="float" office:value="-0.0200737340044528" calcext:value-type="float">
            <text:p>-0.020073734004453</text:p>
          </table:table-cell>
          <table:table-cell office:value-type="float" office:value="-0.0200682338976749" calcext:value-type="float">
            <text:p>-0.020068233897675</text:p>
          </table:table-cell>
          <table:table-cell office:value-type="float" office:value="-0.0200791018612431" calcext:value-type="float">
            <text:p>-0.020079101861243</text:p>
          </table:table-cell>
          <table:table-cell office:value-type="float" office:value="-0.0200590133985498" calcext:value-type="float">
            <text:p>-0.02005901339855</text:p>
          </table:table-cell>
          <table:table-cell office:value-type="float" office:value="-0.0200567592744126" calcext:value-type="float">
            <text:p>-0.020056759274413</text:p>
          </table:table-cell>
          <table:table-cell office:value-type="float" office:value="-0.020088241423734" calcext:value-type="float">
            <text:p>-0.020088241423734</text:p>
          </table:table-cell>
          <table:table-cell office:value-type="float" office:value="-0.0200622449876571" calcext:value-type="float">
            <text:p>-0.020062244987657</text:p>
          </table:table-cell>
          <table:table-cell office:value-type="float" office:value="-0.0200637849452056" calcext:value-type="float">
            <text:p>-0.020063784945206</text:p>
          </table:table-cell>
          <table:table-cell office:value-type="float" office:value="-0.0200729823568502" calcext:value-type="float">
            <text:p>-0.02007298235685</text:p>
          </table:table-cell>
          <table:table-cell office:value-type="float" office:value="-0.0200753933114318" calcext:value-type="float">
            <text:p>-0.020075393311432</text:p>
          </table:table-cell>
          <table:table-cell office:value-type="float" office:value="-0.0200853960704041" calcext:value-type="float">
            <text:p>-0.020085396070404</text:p>
          </table:table-cell>
          <table:table-cell office:value-type="float" office:value="-0.0200649206044011" calcext:value-type="float">
            <text:p>-0.020064920604401</text:p>
          </table:table-cell>
          <table:table-cell office:value-type="float" office:value="-0.0200958939687337" calcext:value-type="float">
            <text:p>-0.020095893968734</text:p>
          </table:table-cell>
          <table:table-cell office:value-type="float" office:value="-0.0200708188883531" calcext:value-type="float">
            <text:p>-0.020070818888353</text:p>
          </table:table-cell>
          <table:table-cell office:value-type="float" office:value="-0.0200624093578658" calcext:value-type="float">
            <text:p>-0.020062409357866</text:p>
          </table:table-cell>
          <table:table-cell office:value-type="float" office:value="-0.0200640521741344" calcext:value-type="float">
            <text:p>-0.020064052174134</text:p>
          </table:table-cell>
          <table:table-cell office:value-type="float" office:value="-0.0200919307088928" calcext:value-type="float">
            <text:p>-0.020091930708893</text:p>
          </table:table-cell>
          <table:table-cell office:value-type="float" office:value="-0.0200666535541212" calcext:value-type="float">
            <text:p>-0.020066653554121</text:p>
          </table:table-cell>
          <table:table-cell office:value-type="float" office:value="-0.0200820705642962" calcext:value-type="float">
            <text:p>-0.020082070564296</text:p>
          </table:table-cell>
          <table:table-cell office:value-type="float" office:value="-0.0200520406264228" calcext:value-type="float">
            <text:p>-0.020052040626423</text:p>
          </table:table-cell>
          <table:table-cell office:value-type="float" office:value="-0.0200830383705033" calcext:value-type="float">
            <text:p>-0.020083038370503</text:p>
          </table:table-cell>
          <table:table-cell office:value-type="float" office:value="-0.0200611693325662" calcext:value-type="float">
            <text:p>-0.020061169332566</text:p>
          </table:table-cell>
          <table:table-cell office:value-type="float" office:value="-0.020067012046573" calcext:value-type="float">
            <text:p>-0.020067012046573</text:p>
          </table:table-cell>
          <table:table-cell office:value-type="float" office:value="-0.0200721387864401" calcext:value-type="float">
            <text:p>-0.02007213878644</text:p>
          </table:table-cell>
          <table:table-cell office:value-type="float" office:value="-0.0200552502044551" calcext:value-type="float">
            <text:p>-0.020055250204455</text:p>
          </table:table-cell>
          <table:table-cell office:value-type="float" office:value="-0.0200675000203371" calcext:value-type="float">
            <text:p>-0.020067500020337</text:p>
          </table:table-cell>
          <table:table-cell office:value-type="float" office:value="-0.0200739420302373" calcext:value-type="float">
            <text:p>-0.020073942030237</text:p>
          </table:table-cell>
          <table:table-cell office:value-type="float" office:value="-0.020085613578527" calcext:value-type="float">
            <text:p>-0.020085613578527</text:p>
          </table:table-cell>
          <table:table-cell office:value-type="float" office:value="-0.0200462531398465" calcext:value-type="float">
            <text:p>-0.020046253139847</text:p>
          </table:table-cell>
          <table:table-cell office:value-type="float" office:value="-0.0200571412611706" calcext:value-type="float">
            <text:p>-0.020057141261171</text:p>
          </table:table-cell>
          <table:table-cell office:value-type="float" office:value="-0.0200835508480271" calcext:value-type="float">
            <text:p>-0.020083550848027</text:p>
          </table:table-cell>
          <table:table-cell office:value-type="float" office:value="-0.0200808171098606" calcext:value-type="float">
            <text:p>-0.020080817109861</text:p>
          </table:table-cell>
          <table:table-cell office:value-type="float" office:value="-0.0200697324592511" calcext:value-type="float">
            <text:p>-0.020069732459251</text:p>
          </table:table-cell>
          <table:table-cell office:value-type="float" office:value="-0.0200592589141647" calcext:value-type="float">
            <text:p>-0.020059258914165</text:p>
          </table:table-cell>
          <table:table-cell office:value-type="float" office:value="-0.0200694204800181" calcext:value-type="float">
            <text:p>-0.020069420480018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1043976476164" calcext:value-type="float">
            <text:p>0.561043976476164</text:p>
          </table:table-cell>
          <table:table-cell office:value-type="float" office:value="0.560693981599789" calcext:value-type="float">
            <text:p>0.560693981599789</text:p>
          </table:table-cell>
          <table:table-cell office:value-type="float" office:value="0.561730033806658" calcext:value-type="float">
            <text:p>0.561730033806658</text:p>
          </table:table-cell>
          <table:table-cell office:value-type="float" office:value="0.560848204363895" calcext:value-type="float">
            <text:p>0.560848204363895</text:p>
          </table:table-cell>
          <table:table-cell office:value-type="float" office:value="0.560706642990756" calcext:value-type="float">
            <text:p>0.560706642990756</text:p>
          </table:table-cell>
          <table:table-cell office:value-type="float" office:value="0.561312867583162" calcext:value-type="float">
            <text:p>0.561312867583162</text:p>
          </table:table-cell>
          <table:table-cell office:value-type="float" office:value="0.561319525656336" calcext:value-type="float">
            <text:p>0.561319525656336</text:p>
          </table:table-cell>
          <table:table-cell office:value-type="float" office:value="0.561126771551778" calcext:value-type="float">
            <text:p>0.561126771551778</text:p>
          </table:table-cell>
          <table:table-cell office:value-type="float" office:value="0.560892913945313" calcext:value-type="float">
            <text:p>0.560892913945313</text:p>
          </table:table-cell>
          <table:table-cell office:value-type="float" office:value="0.560726251648585" calcext:value-type="float">
            <text:p>0.560726251648585</text:p>
          </table:table-cell>
          <table:table-cell office:value-type="float" office:value="0.561340462232568" calcext:value-type="float">
            <text:p>0.561340462232568</text:p>
          </table:table-cell>
          <table:table-cell office:value-type="float" office:value="0.560795347856549" calcext:value-type="float">
            <text:p>0.560795347856549</text:p>
          </table:table-cell>
          <table:table-cell office:value-type="float" office:value="0.560407961210992" calcext:value-type="float">
            <text:p>0.560407961210992</text:p>
          </table:table-cell>
          <table:table-cell office:value-type="float" office:value="0.561130087745512" calcext:value-type="float">
            <text:p>0.561130087745512</text:p>
          </table:table-cell>
          <table:table-cell office:value-type="float" office:value="0.560821077770346" calcext:value-type="float">
            <text:p>0.560821077770346</text:p>
          </table:table-cell>
          <table:table-cell office:value-type="float" office:value="0.560524357741739" calcext:value-type="float">
            <text:p>0.560524357741739</text:p>
          </table:table-cell>
          <table:table-cell office:value-type="float" office:value="0.560811886414196" calcext:value-type="float">
            <text:p>0.560811886414196</text:p>
          </table:table-cell>
          <table:table-cell office:value-type="float" office:value="0.560640275198172" calcext:value-type="float">
            <text:p>0.560640275198172</text:p>
          </table:table-cell>
          <table:table-cell office:value-type="float" office:value="0.561155765610114" calcext:value-type="float">
            <text:p>0.561155765610114</text:p>
          </table:table-cell>
          <table:table-cell office:value-type="float" office:value="0.560857485894573" calcext:value-type="float">
            <text:p>0.560857485894573</text:p>
          </table:table-cell>
          <table:table-cell office:value-type="float" office:value="0.560753462187244" calcext:value-type="float">
            <text:p>0.560753462187244</text:p>
          </table:table-cell>
          <table:table-cell office:value-type="float" office:value="0.561311524819665" calcext:value-type="float">
            <text:p>0.561311524819665</text:p>
          </table:table-cell>
          <table:table-cell office:value-type="float" office:value="0.560529659245784" calcext:value-type="float">
            <text:p>0.560529659245784</text:p>
          </table:table-cell>
          <table:table-cell office:value-type="float" office:value="0.561264977615843" calcext:value-type="float">
            <text:p>0.561264977615843</text:p>
          </table:table-cell>
          <table:table-cell office:value-type="float" office:value="0.560776897788631" calcext:value-type="float">
            <text:p>0.560776897788631</text:p>
          </table:table-cell>
          <table:table-cell office:value-type="float" office:value="0.560749141571394" calcext:value-type="float">
            <text:p>0.560749141571394</text:p>
          </table:table-cell>
          <table:table-cell office:value-type="float" office:value="0.561513578084391" calcext:value-type="float">
            <text:p>0.561513578084391</text:p>
          </table:table-cell>
          <table:table-cell office:value-type="float" office:value="0.561317745334146" calcext:value-type="float">
            <text:p>0.561317745334146</text:p>
          </table:table-cell>
          <table:table-cell office:value-type="float" office:value="0.560771628391771" calcext:value-type="float">
            <text:p>0.560771628391771</text:p>
          </table:table-cell>
          <table:table-cell office:value-type="float" office:value="0.56118087186269" calcext:value-type="float">
            <text:p>0.56118087186269</text:p>
          </table:table-cell>
          <table:table-cell office:value-type="float" office:value="0.56064501905034" calcext:value-type="float">
            <text:p>0.56064501905034</text:p>
          </table:table-cell>
          <table:table-cell office:value-type="float" office:value="0.560987832683658" calcext:value-type="float">
            <text:p>0.560987832683658</text:p>
          </table:table-cell>
          <table:table-cell office:value-type="float" office:value="0.560842163977411" calcext:value-type="float">
            <text:p>0.560842163977411</text:p>
          </table:table-cell>
          <table:table-cell office:value-type="float" office:value="0.561389140400264" calcext:value-type="float">
            <text:p>0.561389140400264</text:p>
          </table:table-cell>
          <table:table-cell office:value-type="float" office:value="0.560717450499546" calcext:value-type="float">
            <text:p>0.560717450499546</text:p>
          </table:table-cell>
          <table:table-cell office:value-type="float" office:value="0.561060474697743" calcext:value-type="float">
            <text:p>0.561060474697743</text:p>
          </table:table-cell>
          <table:table-cell office:value-type="float" office:value="0.560988030472501" calcext:value-type="float">
            <text:p>0.560988030472501</text:p>
          </table:table-cell>
          <table:table-cell office:value-type="float" office:value="0.560948034803621" calcext:value-type="float">
            <text:p>0.560948034803621</text:p>
          </table:table-cell>
          <table:table-cell office:value-type="float" office:value="0.560809032781276" calcext:value-type="float">
            <text:p>0.560809032781276</text:p>
          </table:table-cell>
          <table:table-cell office:value-type="float" office:value="0.561393713185339" calcext:value-type="float">
            <text:p>0.561393713185339</text:p>
          </table:table-cell>
          <table:table-cell office:value-type="float" office:value="0.561190318295333" calcext:value-type="float">
            <text:p>0.561190318295333</text:p>
          </table:table-cell>
          <table:table-cell office:value-type="float" office:value="0.560878121261337" calcext:value-type="float">
            <text:p>0.560878121261337</text:p>
          </table:table-cell>
          <table:table-cell office:value-type="float" office:value="0.561097870615661" calcext:value-type="float">
            <text:p>0.561097870615661</text:p>
          </table:table-cell>
          <table:table-cell office:value-type="float" office:value="0.560646019303248" calcext:value-type="float">
            <text:p>0.560646019303248</text:p>
          </table:table-cell>
          <table:table-cell office:value-type="float" office:value="0.560626643326485" calcext:value-type="float">
            <text:p>0.560626643326485</text:p>
          </table:table-cell>
          <table:table-cell office:value-type="float" office:value="0.560783493313508" calcext:value-type="float">
            <text:p>0.560783493313508</text:p>
          </table:table-cell>
          <table:table-cell office:value-type="float" office:value="0.561133787795662" calcext:value-type="float">
            <text:p>0.561133787795662</text:p>
          </table:table-cell>
          <table:table-cell office:value-type="float" office:value="0.560693720801066" calcext:value-type="float">
            <text:p>0.560693720801066</text:p>
          </table:table-cell>
          <table:table-cell office:value-type="float" office:value="0.561256165778749" calcext:value-type="float">
            <text:p>0.561256165778749</text:p>
          </table:table-cell>
          <table:table-cell office:value-type="float" office:value="0.560754964844097" calcext:value-type="float">
            <text:p>0.560754964844097</text:p>
          </table:table-cell>
          <table:table-cell office:value-type="float" office:value="0.561087766323251" calcext:value-type="float">
            <text:p>0.561087766323251</text:p>
          </table:table-cell>
          <table:table-cell office:value-type="float" office:value="0.56098714704822" calcext:value-type="float">
            <text:p>0.56098714704822</text:p>
          </table:table-cell>
          <table:table-cell office:value-type="float" office:value="0.561028048692575" calcext:value-type="float">
            <text:p>0.561028048692575</text:p>
          </table:table-cell>
          <table:table-cell office:value-type="float" office:value="0.561091622120678" calcext:value-type="float">
            <text:p>0.561091622120678</text:p>
          </table:table-cell>
          <table:table-cell office:value-type="float" office:value="0.561333353196757" calcext:value-type="float">
            <text:p>0.561333353196757</text:p>
          </table:table-cell>
          <table:table-cell office:value-type="float" office:value="0.560725211015054" calcext:value-type="float">
            <text:p>0.560725211015054</text:p>
          </table:table-cell>
          <table:table-cell office:value-type="float" office:value="0.560847190002356" calcext:value-type="float">
            <text:p>0.560847190002356</text:p>
          </table:table-cell>
          <table:table-cell office:value-type="float" office:value="0.560393964383999" calcext:value-type="float">
            <text:p>0.560393964383999</text:p>
          </table:table-cell>
          <table:table-cell office:value-type="float" office:value="0.560893251484393" calcext:value-type="float">
            <text:p>0.560893251484393</text:p>
          </table:table-cell>
          <table:table-cell office:value-type="float" office:value="0.560951836934109" calcext:value-type="float">
            <text:p>0.560951836934109</text:p>
          </table:table-cell>
          <table:table-cell office:value-type="float" office:value="0.560302259887261" calcext:value-type="float">
            <text:p>0.560302259887261</text:p>
          </table:table-cell>
          <table:table-cell office:value-type="float" office:value="0.560302681942599" calcext:value-type="float">
            <text:p>0.560302681942599</text:p>
          </table:table-cell>
          <table:table-cell office:value-type="float" office:value="0.560953800400533" calcext:value-type="float">
            <text:p>0.560953800400533</text:p>
          </table:table-cell>
          <table:table-cell office:value-type="float" office:value="0.561212190307496" calcext:value-type="float">
            <text:p>0.561212190307496</text:p>
          </table:table-cell>
          <table:table-cell office:value-type="float" office:value="0.559248010209979" calcext:value-type="float">
            <text:p>0.559248010209979</text:p>
          </table:table-cell>
          <table:table-cell office:value-type="float" office:value="0.544722560696621" calcext:value-type="float">
            <text:p>0.544722560696621</text:p>
          </table:table-cell>
          <table:table-cell office:value-type="float" office:value="0.526865716279463" calcext:value-type="float">
            <text:p>0.526865716279463</text:p>
          </table:table-cell>
          <table:table-cell office:value-type="float" office:value="0.57286450829305" calcext:value-type="float">
            <text:p>0.57286450829305</text:p>
          </table:table-cell>
          <table:table-cell office:value-type="float" office:value="0.605954332226115" calcext:value-type="float">
            <text:p>0.605954332226115</text:p>
          </table:table-cell>
          <table:table-cell office:value-type="float" office:value="0.604181388710657" calcext:value-type="float">
            <text:p>0.604181388710657</text:p>
          </table:table-cell>
          <table:table-cell office:value-type="float" office:value="0.603503915317162" calcext:value-type="float">
            <text:p>0.603503915317162</text:p>
          </table:table-cell>
          <table:table-cell office:value-type="float" office:value="0.602978845503947" calcext:value-type="float">
            <text:p>0.602978845503947</text:p>
          </table:table-cell>
          <table:table-cell office:value-type="float" office:value="0.601619690209833" calcext:value-type="float">
            <text:p>0.601619690209833</text:p>
          </table:table-cell>
          <table:table-cell office:value-type="float" office:value="0.602764485787959" calcext:value-type="float">
            <text:p>0.602764485787959</text:p>
          </table:table-cell>
          <table:table-cell office:value-type="float" office:value="0.599002047334934" calcext:value-type="float">
            <text:p>0.599002047334934</text:p>
          </table:table-cell>
          <table:table-cell office:value-type="float" office:value="0.600489632871353" calcext:value-type="float">
            <text:p>0.600489632871353</text:p>
          </table:table-cell>
          <table:table-cell office:value-type="float" office:value="0.577071569214885" calcext:value-type="float">
            <text:p>0.577071569214885</text:p>
          </table:table-cell>
          <table:table-cell office:value-type="float" office:value="0.566949173347957" calcext:value-type="float">
            <text:p>0.566949173347957</text:p>
          </table:table-cell>
          <table:table-cell office:value-type="float" office:value="0.576792658194082" calcext:value-type="float">
            <text:p>0.576792658194082</text:p>
          </table:table-cell>
          <table:table-cell office:value-type="float" office:value="0.562696431003598" calcext:value-type="float">
            <text:p>0.562696431003598</text:p>
          </table:table-cell>
          <table:table-cell office:value-type="float" office:value="0.554443786214343" calcext:value-type="float">
            <text:p>0.554443786214343</text:p>
          </table:table-cell>
          <table:table-cell office:value-type="float" office:value="0.541081117679133" calcext:value-type="float">
            <text:p>0.541081117679133</text:p>
          </table:table-cell>
          <table:table-cell office:value-type="float" office:value="0.535856218908078" calcext:value-type="float">
            <text:p>0.535856218908078</text:p>
          </table:table-cell>
          <table:table-cell office:value-type="float" office:value="0.540132813581473" calcext:value-type="float">
            <text:p>0.540132813581473</text:p>
          </table:table-cell>
          <table:table-cell office:value-type="float" office:value="0.547003018699104" calcext:value-type="float">
            <text:p>0.547003018699104</text:p>
          </table:table-cell>
          <table:table-cell office:value-type="float" office:value="0.616341532582996" calcext:value-type="float">
            <text:p>0.616341532582996</text:p>
          </table:table-cell>
          <table:table-cell office:value-type="float" office:value="0.603472652851919" calcext:value-type="float">
            <text:p>0.603472652851919</text:p>
          </table:table-cell>
          <table:table-cell office:value-type="float" office:value="0.60163147170857" calcext:value-type="float">
            <text:p>0.60163147170857</text:p>
          </table:table-cell>
          <table:table-cell office:value-type="float" office:value="0.586431816060294" calcext:value-type="float">
            <text:p>0.586431816060294</text:p>
          </table:table-cell>
          <table:table-cell office:value-type="float" office:value="0.569956944574297" calcext:value-type="float">
            <text:p>0.569956944574297</text:p>
          </table:table-cell>
          <table:table-cell office:value-type="float" office:value="0.508643028935249" calcext:value-type="float">
            <text:p>0.508643028935249</text:p>
          </table:table-cell>
          <table:table-cell office:value-type="float" office:value="0.502901785424336" calcext:value-type="float">
            <text:p>0.502901785424336</text:p>
          </table:table-cell>
          <table:table-cell office:value-type="float" office:value="0.504027548460826" calcext:value-type="float">
            <text:p>0.504027548460826</text:p>
          </table:table-cell>
          <table:table-cell office:value-type="float" office:value="0.50688234584609" calcext:value-type="float">
            <text:p>0.50688234584609</text:p>
          </table:table-cell>
          <table:table-cell office:value-type="float" office:value="0.507046879822478" calcext:value-type="float">
            <text:p>0.507046879822478</text:p>
          </table:table-cell>
          <table:table-cell office:value-type="float" office:value="0.512595761444033" calcext:value-type="float">
            <text:p>0.512595761444033</text:p>
          </table:table-cell>
          <table:table-cell office:value-type="float" office:value="0.518751642519029" calcext:value-type="float">
            <text:p>0.518751642519029</text:p>
          </table:table-cell>
          <table:table-cell office:value-type="float" office:value="0.520247610495586" calcext:value-type="float">
            <text:p>0.520247610495586</text:p>
          </table:table-cell>
          <table:table-cell office:value-type="float" office:value="0.523524538028837" calcext:value-type="float">
            <text:p>0.523524538028837</text:p>
          </table:table-cell>
          <table:table-cell office:value-type="float" office:value="0.531354266149975" calcext:value-type="float">
            <text:p>0.531354266149975</text:p>
          </table:table-cell>
          <table:table-cell office:value-type="float" office:value="0.519360328099514" calcext:value-type="float">
            <text:p>0.519360328099514</text:p>
          </table:table-cell>
          <table:table-cell office:value-type="float" office:value="0.520155699125907" calcext:value-type="float">
            <text:p>0.520155699125907</text:p>
          </table:table-cell>
          <table:table-cell office:value-type="float" office:value="0.493010165763737" calcext:value-type="float">
            <text:p>0.493010165763737</text:p>
          </table:table-cell>
          <table:table-cell office:value-type="float" office:value="0.507831503817945" calcext:value-type="float">
            <text:p>0.507831503817945</text:p>
          </table:table-cell>
          <table:table-cell office:value-type="float" office:value="0.514102029938522" calcext:value-type="float">
            <text:p>0.514102029938522</text:p>
          </table:table-cell>
          <table:table-cell office:value-type="float" office:value="0.528840557125286" calcext:value-type="float">
            <text:p>0.528840557125286</text:p>
          </table:table-cell>
          <table:table-cell office:value-type="float" office:value="0.593451593005135" calcext:value-type="float">
            <text:p>0.593451593005135</text:p>
          </table:table-cell>
          <table:table-cell office:value-type="float" office:value="0.592870402692788" calcext:value-type="float">
            <text:p>0.592870402692788</text:p>
          </table:table-cell>
          <table:table-cell office:value-type="float" office:value="0.59832594082077" calcext:value-type="float">
            <text:p>0.59832594082077</text:p>
          </table:table-cell>
          <table:table-cell office:value-type="float" office:value="0.604127279690419" calcext:value-type="float">
            <text:p>0.604127279690419</text:p>
          </table:table-cell>
          <table:table-cell office:value-type="float" office:value="0.609765220217661" calcext:value-type="float">
            <text:p>0.609765220217661</text:p>
          </table:table-cell>
          <table:table-cell office:value-type="float" office:value="0.616336098633867" calcext:value-type="float">
            <text:p>0.616336098633867</text:p>
          </table:table-cell>
          <table:table-cell office:value-type="float" office:value="0.620336563618973" calcext:value-type="float">
            <text:p>0.620336563618973</text:p>
          </table:table-cell>
          <table:table-cell office:value-type="float" office:value="0.616398186589776" calcext:value-type="float">
            <text:p>0.616398186589776</text:p>
          </table:table-cell>
          <table:table-cell office:value-type="float" office:value="0.617041471614613" calcext:value-type="float">
            <text:p>0.617041471614613</text:p>
          </table:table-cell>
          <table:table-cell office:value-type="float" office:value="0.616433021027365" calcext:value-type="float">
            <text:p>0.616433021027365</text:p>
          </table:table-cell>
          <table:table-cell office:value-type="float" office:value="0.570041893236434" calcext:value-type="float">
            <text:p>0.570041893236434</text:p>
          </table:table-cell>
          <table:table-cell office:value-type="float" office:value="0.576564269356272" calcext:value-type="float">
            <text:p>0.576564269356272</text:p>
          </table:table-cell>
          <table:table-cell office:value-type="float" office:value="0.569382335958436" calcext:value-type="float">
            <text:p>0.569382335958436</text:p>
          </table:table-cell>
          <table:table-cell office:value-type="float" office:value="0.567204616284324" calcext:value-type="float">
            <text:p>0.567204616284324</text:p>
          </table:table-cell>
          <table:table-cell office:value-type="float" office:value="0.5649159926613" calcext:value-type="float">
            <text:p>0.5649159926613</text:p>
          </table:table-cell>
          <table:table-cell office:value-type="float" office:value="0.56397782112667" calcext:value-type="float">
            <text:p>0.56397782112667</text:p>
          </table:table-cell>
          <table:table-cell office:value-type="float" office:value="0.563134348700276" calcext:value-type="float">
            <text:p>0.563134348700276</text:p>
          </table:table-cell>
          <table:table-cell office:value-type="float" office:value="0.562673819142005" calcext:value-type="float">
            <text:p>0.562673819142005</text:p>
          </table:table-cell>
          <table:table-cell office:value-type="float" office:value="0.632493222072699" calcext:value-type="float">
            <text:p>0.632493222072699</text:p>
          </table:table-cell>
          <table:table-cell office:value-type="float" office:value="0.618850333952866" calcext:value-type="float">
            <text:p>0.618850333952866</text:p>
          </table:table-cell>
          <table:table-cell office:value-type="float" office:value="0.611238252798062" calcext:value-type="float">
            <text:p>0.611238252798062</text:p>
          </table:table-cell>
          <table:table-cell office:value-type="float" office:value="0.605072482897239" calcext:value-type="float">
            <text:p>0.605072482897239</text:p>
          </table:table-cell>
          <table:table-cell office:value-type="float" office:value="0.595557801020749" calcext:value-type="float">
            <text:p>0.595557801020749</text:p>
          </table:table-cell>
          <table:table-cell office:value-type="float" office:value="0.580270442818196" calcext:value-type="float">
            <text:p>0.580270442818196</text:p>
          </table:table-cell>
          <table:table-cell office:value-type="float" office:value="0.590212100766343" calcext:value-type="float">
            <text:p>0.590212100766343</text:p>
          </table:table-cell>
          <table:table-cell office:value-type="float" office:value="0.542151744722642" calcext:value-type="float">
            <text:p>0.542151744722642</text:p>
          </table:table-cell>
          <table:table-cell office:value-type="float" office:value="0.52237158076984" calcext:value-type="float">
            <text:p>0.52237158076984</text:p>
          </table:table-cell>
          <table:table-cell office:value-type="float" office:value="0.540451219762835" calcext:value-type="float">
            <text:p>0.540451219762835</text:p>
          </table:table-cell>
          <table:table-cell office:value-type="float" office:value="0.545710525173121" calcext:value-type="float">
            <text:p>0.545710525173121</text:p>
          </table:table-cell>
          <table:table-cell office:value-type="float" office:value="0.546473101213662" calcext:value-type="float">
            <text:p>0.546473101213662</text:p>
          </table:table-cell>
          <table:table-cell office:value-type="float" office:value="0.543766869136328" calcext:value-type="float">
            <text:p>0.543766869136328</text:p>
          </table:table-cell>
          <table:table-cell office:value-type="float" office:value="0.516687185208411" calcext:value-type="float">
            <text:p>0.516687185208411</text:p>
          </table:table-cell>
          <table:table-cell office:value-type="float" office:value="0.509551855741883" calcext:value-type="float">
            <text:p>0.509551855741883</text:p>
          </table:table-cell>
          <table:table-cell office:value-type="float" office:value="0.510128893880282" calcext:value-type="float">
            <text:p>0.510128893880282</text:p>
          </table:table-cell>
          <table:table-cell office:value-type="float" office:value="0.520715526256747" calcext:value-type="float">
            <text:p>0.520715526256747</text:p>
          </table:table-cell>
          <table:table-cell office:value-type="float" office:value="0.559888929894113" calcext:value-type="float">
            <text:p>0.559888929894113</text:p>
          </table:table-cell>
          <table:table-cell office:value-type="float" office:value="0.570064234009327" calcext:value-type="float">
            <text:p>0.570064234009327</text:p>
          </table:table-cell>
          <table:table-cell office:value-type="float" office:value="0.58467960238199" calcext:value-type="float">
            <text:p>0.58467960238199</text:p>
          </table:table-cell>
          <table:table-cell office:value-type="float" office:value="0.597906801401553" calcext:value-type="float">
            <text:p>0.597906801401553</text:p>
          </table:table-cell>
          <table:table-cell office:value-type="float" office:value="0.606578532608214" calcext:value-type="float">
            <text:p>0.606578532608214</text:p>
          </table:table-cell>
          <table:table-cell office:value-type="float" office:value="0.619256716281902" calcext:value-type="float">
            <text:p>0.619256716281902</text:p>
          </table:table-cell>
          <table:table-cell office:value-type="float" office:value="0.620666928725899" calcext:value-type="float">
            <text:p>0.620666928725899</text:p>
          </table:table-cell>
          <table:table-cell office:value-type="float" office:value="0.627620471708452" calcext:value-type="float">
            <text:p>0.627620471708452</text:p>
          </table:table-cell>
          <table:table-cell office:value-type="float" office:value="0.627293489941463" calcext:value-type="float">
            <text:p>0.627293489941463</text:p>
          </table:table-cell>
          <table:table-cell office:value-type="float" office:value="0.6223332452622" calcext:value-type="float">
            <text:p>0.6223332452622</text:p>
          </table:table-cell>
          <table:table-cell office:value-type="float" office:value="0.618552680497794" calcext:value-type="float">
            <text:p>0.618552680497794</text:p>
          </table:table-cell>
          <table:table-cell office:value-type="float" office:value="0.598642253730355" calcext:value-type="float">
            <text:p>0.598642253730355</text:p>
          </table:table-cell>
          <table:table-cell office:value-type="float" office:value="0.592769136458619" calcext:value-type="float">
            <text:p>0.592769136458619</text:p>
          </table:table-cell>
          <table:table-cell office:value-type="float" office:value="0.562866340866264" calcext:value-type="float">
            <text:p>0.562866340866264</text:p>
          </table:table-cell>
          <table:table-cell office:value-type="float" office:value="0.547008789728541" calcext:value-type="float">
            <text:p>0.547008789728541</text:p>
          </table:table-cell>
          <table:table-cell office:value-type="float" office:value="0.542293031307278" calcext:value-type="float">
            <text:p>0.542293031307278</text:p>
          </table:table-cell>
          <table:table-cell office:value-type="float" office:value="0.541742455181405" calcext:value-type="float">
            <text:p>0.541742455181405</text:p>
          </table:table-cell>
          <table:table-cell office:value-type="float" office:value="0.546393658503832" calcext:value-type="float">
            <text:p>0.546393658503832</text:p>
          </table:table-cell>
          <table:table-cell office:value-type="float" office:value="0.54713687616005" calcext:value-type="float">
            <text:p>0.54713687616005</text:p>
          </table:table-cell>
          <table:table-cell office:value-type="float" office:value="0.548067057557459" calcext:value-type="float">
            <text:p>0.548067057557459</text:p>
          </table:table-cell>
          <table:table-cell office:value-type="float" office:value="0.547510737497733" calcext:value-type="float">
            <text:p>0.547510737497733</text:p>
          </table:table-cell>
          <table:table-cell office:value-type="float" office:value="0.544197837822627" calcext:value-type="float">
            <text:p>0.544197837822627</text:p>
          </table:table-cell>
          <table:table-cell office:value-type="float" office:value="0.542340063976993" calcext:value-type="float">
            <text:p>0.542340063976993</text:p>
          </table:table-cell>
          <table:table-cell office:value-type="float" office:value="0.54069173680772" calcext:value-type="float">
            <text:p>0.54069173680772</text:p>
          </table:table-cell>
          <table:table-cell office:value-type="float" office:value="0.542522498386162" calcext:value-type="float">
            <text:p>0.542522498386162</text:p>
          </table:table-cell>
          <table:table-cell office:value-type="float" office:value="0.538134166968412" calcext:value-type="float">
            <text:p>0.538134166968412</text:p>
          </table:table-cell>
          <table:table-cell office:value-type="float" office:value="0.539428081982234" calcext:value-type="float">
            <text:p>0.539428081982234</text:p>
          </table:table-cell>
          <table:table-cell office:value-type="float" office:value="0.579801705436928" calcext:value-type="float">
            <text:p>0.579801705436928</text:p>
          </table:table-cell>
          <table:table-cell office:value-type="float" office:value="0.579810100902354" calcext:value-type="float">
            <text:p>0.579810100902354</text:p>
          </table:table-cell>
          <table:table-cell office:value-type="float" office:value="0.592474397226511" calcext:value-type="float">
            <text:p>0.592474397226511</text:p>
          </table:table-cell>
          <table:table-cell office:value-type="float" office:value="0.564859479352826" calcext:value-type="float">
            <text:p>0.564859479352826</text:p>
          </table:table-cell>
          <table:table-cell office:value-type="float" office:value="0.548647049525019" calcext:value-type="float">
            <text:p>0.548647049525019</text:p>
          </table:table-cell>
          <table:table-cell office:value-type="float" office:value="0.540305954449515" calcext:value-type="float">
            <text:p>0.540305954449515</text:p>
          </table:table-cell>
          <table:table-cell office:value-type="float" office:value="0.53951946076293" calcext:value-type="float">
            <text:p>0.53951946076293</text:p>
          </table:table-cell>
          <table:table-cell office:value-type="float" office:value="0.505837991187178" calcext:value-type="float">
            <text:p>0.505837991187178</text:p>
          </table:table-cell>
          <table:table-cell office:value-type="float" office:value="0.508056674697117" calcext:value-type="float">
            <text:p>0.508056674697117</text:p>
          </table:table-cell>
          <table:table-cell office:value-type="float" office:value="0.507323966942064" calcext:value-type="float">
            <text:p>0.507323966942064</text:p>
          </table:table-cell>
          <table:table-cell office:value-type="float" office:value="0.503213853080776" calcext:value-type="float">
            <text:p>0.503213853080776</text:p>
          </table:table-cell>
          <table:table-cell office:value-type="float" office:value="0.511339822449044" calcext:value-type="float">
            <text:p>0.511339822449044</text:p>
          </table:table-cell>
          <table:table-cell office:value-type="float" office:value="0.521283104678794" calcext:value-type="float">
            <text:p>0.521283104678794</text:p>
          </table:table-cell>
          <table:table-cell office:value-type="float" office:value="0.478991959661502" calcext:value-type="float">
            <text:p>0.478991959661502</text:p>
          </table:table-cell>
          <table:table-cell office:value-type="float" office:value="0.54126560052757" calcext:value-type="float">
            <text:p>0.54126560052757</text:p>
          </table:table-cell>
          <table:table-cell office:value-type="float" office:value="0.611120660237408" calcext:value-type="float">
            <text:p>0.611120660237408</text:p>
          </table:table-cell>
          <table:table-cell office:value-type="float" office:value="0.609098558874865" calcext:value-type="float">
            <text:p>0.609098558874865</text:p>
          </table:table-cell>
          <table:table-cell office:value-type="float" office:value="0.609547268017463" calcext:value-type="float">
            <text:p>0.609547268017463</text:p>
          </table:table-cell>
          <table:table-cell office:value-type="float" office:value="0.548617982146494" calcext:value-type="float">
            <text:p>0.548617982146494</text:p>
          </table:table-cell>
          <table:table-cell office:value-type="float" office:value="0.53253522133804" calcext:value-type="float">
            <text:p>0.53253522133804</text:p>
          </table:table-cell>
          <table:table-cell office:value-type="float" office:value="0.535729720070797" calcext:value-type="float">
            <text:p>0.535729720070797</text:p>
          </table:table-cell>
          <table:table-cell office:value-type="float" office:value="0.540371663043614" calcext:value-type="float">
            <text:p>0.540371663043614</text:p>
          </table:table-cell>
          <table:table-cell office:value-type="float" office:value="0.540089317930194" calcext:value-type="float">
            <text:p>0.540089317930194</text:p>
          </table:table-cell>
          <table:table-cell office:value-type="float" office:value="0.536598686054188" calcext:value-type="float">
            <text:p>0.536598686054188</text:p>
          </table:table-cell>
          <table:table-cell office:value-type="float" office:value="0.533927069499976" calcext:value-type="float">
            <text:p>0.533927069499976</text:p>
          </table:table-cell>
          <table:table-cell office:value-type="float" office:value="0.533545300002024" calcext:value-type="float">
            <text:p>0.533545300002024</text:p>
          </table:table-cell>
          <table:table-cell office:value-type="float" office:value="0.532035146994827" calcext:value-type="float">
            <text:p>0.532035146994827</text:p>
          </table:table-cell>
          <table:table-cell office:value-type="float" office:value="0.534539401471407" calcext:value-type="float">
            <text:p>0.534539401471407</text:p>
          </table:table-cell>
          <table:table-cell office:value-type="float" office:value="0.584716040788555" calcext:value-type="float">
            <text:p>0.584716040788555</text:p>
          </table:table-cell>
          <table:table-cell office:value-type="float" office:value="0.588551641347489" calcext:value-type="float">
            <text:p>0.588551641347489</text:p>
          </table:table-cell>
          <table:table-cell office:value-type="float" office:value="0.58241844719726" calcext:value-type="float">
            <text:p>0.58241844719726</text:p>
          </table:table-cell>
          <table:table-cell office:value-type="float" office:value="0.564323713672384" calcext:value-type="float">
            <text:p>0.564323713672384</text:p>
          </table:table-cell>
          <table:table-cell office:value-type="float" office:value="0.543832164311701" calcext:value-type="float">
            <text:p>0.543832164311701</text:p>
          </table:table-cell>
          <table:table-cell office:value-type="float" office:value="0.535789664014977" calcext:value-type="float">
            <text:p>0.535789664014977</text:p>
          </table:table-cell>
          <table:table-cell office:value-type="float" office:value="0.543241657232739" calcext:value-type="float">
            <text:p>0.543241657232739</text:p>
          </table:table-cell>
          <table:table-cell office:value-type="float" office:value="0.514409469716306" calcext:value-type="float">
            <text:p>0.514409469716306</text:p>
          </table:table-cell>
          <table:table-cell office:value-type="float" office:value="0.506423089086972" calcext:value-type="float">
            <text:p>0.506423089086972</text:p>
          </table:table-cell>
          <table:table-cell office:value-type="float" office:value="0.49425462960641" calcext:value-type="float">
            <text:p>0.49425462960641</text:p>
          </table:table-cell>
          <table:table-cell office:value-type="float" office:value="0.508508988429682" calcext:value-type="float">
            <text:p>0.508508988429682</text:p>
          </table:table-cell>
          <table:table-cell office:value-type="float" office:value="0.50306240855716" calcext:value-type="float">
            <text:p>0.50306240855716</text:p>
          </table:table-cell>
          <table:table-cell office:value-type="float" office:value="0.507703372056932" calcext:value-type="float">
            <text:p>0.507703372056932</text:p>
          </table:table-cell>
          <table:table-cell office:value-type="float" office:value="0.504190550817372" calcext:value-type="float">
            <text:p>0.504190550817372</text:p>
          </table:table-cell>
          <table:table-cell office:value-type="float" office:value="0.511966402977632" calcext:value-type="float">
            <text:p>0.511966402977632</text:p>
          </table:table-cell>
          <table:table-cell office:value-type="float" office:value="0.532591805910234" calcext:value-type="float">
            <text:p>0.532591805910234</text:p>
          </table:table-cell>
          <table:table-cell office:value-type="float" office:value="0.543241727256005" calcext:value-type="float">
            <text:p>0.543241727256005</text:p>
          </table:table-cell>
          <table:table-cell office:value-type="float" office:value="0.534154908394923" calcext:value-type="float">
            <text:p>0.534154908394923</text:p>
          </table:table-cell>
          <table:table-cell office:value-type="float" office:value="0.513733730825768" calcext:value-type="float">
            <text:p>0.513733730825768</text:p>
          </table:table-cell>
          <table:table-cell office:value-type="float" office:value="0.500246257469379" calcext:value-type="float">
            <text:p>0.500246257469379</text:p>
          </table:table-cell>
          <table:table-cell office:value-type="float" office:value="0.566274003021126" calcext:value-type="float">
            <text:p>0.566274003021126</text:p>
          </table:table-cell>
          <table:table-cell office:value-type="float" office:value="0.564134049375874" calcext:value-type="float">
            <text:p>0.564134049375874</text:p>
          </table:table-cell>
          <table:table-cell office:value-type="float" office:value="0.584383202333108" calcext:value-type="float">
            <text:p>0.584383202333108</text:p>
          </table:table-cell>
          <table:table-cell office:value-type="float" office:value="0.594290308488827" calcext:value-type="float">
            <text:p>0.594290308488827</text:p>
          </table:table-cell>
          <table:table-cell office:value-type="float" office:value="0.592788133891137" calcext:value-type="float">
            <text:p>0.592788133891137</text:p>
          </table:table-cell>
          <table:table-cell office:value-type="float" office:value="0.595939310635928" calcext:value-type="float">
            <text:p>0.595939310635928</text:p>
          </table:table-cell>
          <table:table-cell office:value-type="float" office:value="0.555126893084646" calcext:value-type="float">
            <text:p>0.555126893084646</text:p>
          </table:table-cell>
          <table:table-cell office:value-type="float" office:value="0.550386891477396" calcext:value-type="float">
            <text:p>0.550386891477396</text:p>
          </table:table-cell>
          <table:table-cell office:value-type="float" office:value="0.547188100663623" calcext:value-type="float">
            <text:p>0.547188100663623</text:p>
          </table:table-cell>
          <table:table-cell office:value-type="float" office:value="0.54204875810768" calcext:value-type="float">
            <text:p>0.54204875810768</text:p>
          </table:table-cell>
          <table:table-cell office:value-type="float" office:value="0.537936391809911" calcext:value-type="float">
            <text:p>0.537936391809911</text:p>
          </table:table-cell>
          <table:table-cell office:value-type="float" office:value="0.532011249580031" calcext:value-type="float">
            <text:p>0.532011249580031</text:p>
          </table:table-cell>
          <table:table-cell office:value-type="float" office:value="0.532984731343369" calcext:value-type="float">
            <text:p>0.532984731343369</text:p>
          </table:table-cell>
          <table:table-cell office:value-type="float" office:value="0.532252836382722" calcext:value-type="float">
            <text:p>0.532252836382722</text:p>
          </table:table-cell>
          <table:table-cell office:value-type="float" office:value="0.532844736339602" calcext:value-type="float">
            <text:p>0.532844736339602</text:p>
          </table:table-cell>
          <table:table-cell office:value-type="float" office:value="0.548130132487633" calcext:value-type="float">
            <text:p>0.548130132487633</text:p>
          </table:table-cell>
          <table:table-cell office:value-type="float" office:value="0.587050284968584" calcext:value-type="float">
            <text:p>0.587050284968584</text:p>
          </table:table-cell>
          <table:table-cell office:value-type="float" office:value="0.582108110145941" calcext:value-type="float">
            <text:p>0.582108110145941</text:p>
          </table:table-cell>
          <table:table-cell office:value-type="float" office:value="0.572906235907628" calcext:value-type="float">
            <text:p>0.572906235907628</text:p>
          </table:table-cell>
          <table:table-cell office:value-type="float" office:value="0.55934833926738" calcext:value-type="float">
            <text:p>0.55934833926738</text:p>
          </table:table-cell>
          <table:table-cell office:value-type="float" office:value="0.565187588076008" calcext:value-type="float">
            <text:p>0.565187588076008</text:p>
          </table:table-cell>
          <table:table-cell office:value-type="float" office:value="0.518720346132139" calcext:value-type="float">
            <text:p>0.518720346132139</text:p>
          </table:table-cell>
          <table:table-cell office:value-type="float" office:value="0.511869170852793" calcext:value-type="float">
            <text:p>0.511869170852793</text:p>
          </table:table-cell>
          <table:table-cell office:value-type="float" office:value="0.512744887561188" calcext:value-type="float">
            <text:p>0.512744887561188</text:p>
          </table:table-cell>
          <table:table-cell office:value-type="float" office:value="0.499696766297443" calcext:value-type="float">
            <text:p>0.499696766297443</text:p>
          </table:table-cell>
          <table:table-cell office:value-type="float" office:value="0.518048902569174" calcext:value-type="float">
            <text:p>0.518048902569174</text:p>
          </table:table-cell>
          <table:table-cell office:value-type="float" office:value="0.525540222479815" calcext:value-type="float">
            <text:p>0.525540222479815</text:p>
          </table:table-cell>
          <table:table-cell office:value-type="float" office:value="0.532483384043827" calcext:value-type="float">
            <text:p>0.532483384043827</text:p>
          </table:table-cell>
          <table:table-cell office:value-type="float" office:value="0.530960522378833" calcext:value-type="float">
            <text:p>0.530960522378833</text:p>
          </table:table-cell>
          <table:table-cell office:value-type="float" office:value="0.526617763138613" calcext:value-type="float">
            <text:p>0.526617763138613</text:p>
          </table:table-cell>
          <table:table-cell office:value-type="float" office:value="0.498237141292853" calcext:value-type="float">
            <text:p>0.498237141292853</text:p>
          </table:table-cell>
          <table:table-cell office:value-type="float" office:value="0.510069856864211" calcext:value-type="float">
            <text:p>0.510069856864211</text:p>
          </table:table-cell>
          <table:table-cell office:value-type="float" office:value="0.550221058408535" calcext:value-type="float">
            <text:p>0.550221058408535</text:p>
          </table:table-cell>
          <table:table-cell office:value-type="float" office:value="0.566679516827901" calcext:value-type="float">
            <text:p>0.566679516827901</text:p>
          </table:table-cell>
          <table:table-cell office:value-type="float" office:value="0.587717251803696" calcext:value-type="float">
            <text:p>0.587717251803696</text:p>
          </table:table-cell>
          <table:table-cell office:value-type="float" office:value="0.607144527847304" calcext:value-type="float">
            <text:p>0.607144527847304</text:p>
          </table:table-cell>
          <table:table-cell office:value-type="float" office:value="0.604829652253749" calcext:value-type="float">
            <text:p>0.604829652253749</text:p>
          </table:table-cell>
          <table:table-cell office:value-type="float" office:value="0.613439920128417" calcext:value-type="float">
            <text:p>0.613439920128417</text:p>
          </table:table-cell>
          <table:table-cell office:value-type="float" office:value="0.612106814666191" calcext:value-type="float">
            <text:p>0.612106814666191</text:p>
          </table:table-cell>
          <table:table-cell office:value-type="float" office:value="0.617553763937289" calcext:value-type="float">
            <text:p>0.617553763937289</text:p>
          </table:table-cell>
          <table:table-cell office:value-type="float" office:value="0.618193502158676" calcext:value-type="float">
            <text:p>0.618193502158676</text:p>
          </table:table-cell>
          <table:table-cell office:value-type="float" office:value="0.613745382186621" calcext:value-type="float">
            <text:p>0.613745382186621</text:p>
          </table:table-cell>
          <table:table-cell office:value-type="float" office:value="0.61009991706505" calcext:value-type="float">
            <text:p>0.61009991706505</text:p>
          </table:table-cell>
          <table:table-cell office:value-type="float" office:value="0.571629202604604" calcext:value-type="float">
            <text:p>0.571629202604604</text:p>
          </table:table-cell>
          <table:table-cell office:value-type="float" office:value="0.554350425051147" calcext:value-type="float">
            <text:p>0.554350425051147</text:p>
          </table:table-cell>
          <table:table-cell office:value-type="float" office:value="0.541203189884383" calcext:value-type="float">
            <text:p>0.541203189884383</text:p>
          </table:table-cell>
          <table:table-cell office:value-type="float" office:value="0.546746164147155" calcext:value-type="float">
            <text:p>0.546746164147155</text:p>
          </table:table-cell>
          <table:table-cell office:value-type="float" office:value="0.555287756061573" calcext:value-type="float">
            <text:p>0.555287756061573</text:p>
          </table:table-cell>
          <table:table-cell office:value-type="float" office:value="0.559625588476261" calcext:value-type="float">
            <text:p>0.559625588476261</text:p>
          </table:table-cell>
          <table:table-cell office:value-type="float" office:value="0.556312285443719" calcext:value-type="float">
            <text:p>0.556312285443719</text:p>
          </table:table-cell>
          <table:table-cell office:value-type="float" office:value="0.555513375428248" calcext:value-type="float">
            <text:p>0.555513375428248</text:p>
          </table:table-cell>
          <table:table-cell office:value-type="float" office:value="0.614271975999086" calcext:value-type="float">
            <text:p>0.614271975999086</text:p>
          </table:table-cell>
          <table:table-cell office:value-type="float" office:value="0.616249848109859" calcext:value-type="float">
            <text:p>0.616249848109859</text:p>
          </table:table-cell>
          <table:table-cell office:value-type="float" office:value="0.592816688159721" calcext:value-type="float">
            <text:p>0.592816688159721</text:p>
          </table:table-cell>
          <table:table-cell office:value-type="float" office:value="0.567690427612885" calcext:value-type="float">
            <text:p>0.567690427612885</text:p>
          </table:table-cell>
          <table:table-cell office:value-type="float" office:value="0.531362252396412" calcext:value-type="float">
            <text:p>0.531362252396412</text:p>
          </table:table-cell>
          <table:table-cell office:value-type="float" office:value="0.534623574812189" calcext:value-type="float">
            <text:p>0.534623574812189</text:p>
          </table:table-cell>
          <table:table-cell office:value-type="float" office:value="0.545281689341348" calcext:value-type="float">
            <text:p>0.545281689341348</text:p>
          </table:table-cell>
          <table:table-cell office:value-type="float" office:value="0.545815689382445" calcext:value-type="float">
            <text:p>0.545815689382445</text:p>
          </table:table-cell>
          <table:table-cell office:value-type="float" office:value="0.540117984914849" calcext:value-type="float">
            <text:p>0.540117984914849</text:p>
          </table:table-cell>
          <table:table-cell office:value-type="float" office:value="0.549641569774851" calcext:value-type="float">
            <text:p>0.549641569774851</text:p>
          </table:table-cell>
          <table:table-cell office:value-type="float" office:value="0.533958772406744" calcext:value-type="float">
            <text:p>0.533958772406744</text:p>
          </table:table-cell>
          <table:table-cell office:value-type="float" office:value="0.52962180384556" calcext:value-type="float">
            <text:p>0.52962180384556</text:p>
          </table:table-cell>
          <table:table-cell office:value-type="float" office:value="0.530852432103034" calcext:value-type="float">
            <text:p>0.530852432103034</text:p>
          </table:table-cell>
          <table:table-cell office:value-type="float" office:value="0.534833732292178" calcext:value-type="float">
            <text:p>0.534833732292178</text:p>
          </table:table-cell>
          <table:table-cell office:value-type="float" office:value="0.540434600421899" calcext:value-type="float">
            <text:p>0.540434600421899</text:p>
          </table:table-cell>
          <table:table-cell office:value-type="float" office:value="0.539991792684185" calcext:value-type="float">
            <text:p>0.539991792684185</text:p>
          </table:table-cell>
          <table:table-cell office:value-type="float" office:value="0.534902132976684" calcext:value-type="float">
            <text:p>0.534902132976684</text:p>
          </table:table-cell>
          <table:table-cell office:value-type="float" office:value="0.534854567446264" calcext:value-type="float">
            <text:p>0.534854567446264</text:p>
          </table:table-cell>
          <table:table-cell office:value-type="float" office:value="0.5319357678775" calcext:value-type="float">
            <text:p>0.5319357678775</text:p>
          </table:table-cell>
          <table:table-cell office:value-type="float" office:value="0.531403478816028" calcext:value-type="float">
            <text:p>0.531403478816028</text:p>
          </table:table-cell>
          <table:table-cell office:value-type="float" office:value="0.529867453976824" calcext:value-type="float">
            <text:p>0.529867453976824</text:p>
          </table:table-cell>
          <table:table-cell office:value-type="float" office:value="0.527055767187628" calcext:value-type="float">
            <text:p>0.527055767187628</text:p>
          </table:table-cell>
          <table:table-cell office:value-type="float" office:value="0.527250715488231" calcext:value-type="float">
            <text:p>0.527250715488231</text:p>
          </table:table-cell>
          <table:table-cell office:value-type="float" office:value="0.527111633696683" calcext:value-type="float">
            <text:p>0.527111633696683</text:p>
          </table:table-cell>
          <table:table-cell office:value-type="float" office:value="0.52663760783043" calcext:value-type="float">
            <text:p>0.52663760783043</text:p>
          </table:table-cell>
          <table:table-cell office:value-type="float" office:value="0.52662322901944" calcext:value-type="float">
            <text:p>0.52662322901944</text:p>
          </table:table-cell>
          <table:table-cell office:value-type="float" office:value="0.526198754145326" calcext:value-type="float">
            <text:p>0.526198754145326</text:p>
          </table:table-cell>
          <table:table-cell office:value-type="float" office:value="0.525313370884747" calcext:value-type="float">
            <text:p>0.525313370884747</text:p>
          </table:table-cell>
          <table:table-cell office:value-type="float" office:value="0.52496245114375" calcext:value-type="float">
            <text:p>0.52496245114375</text:p>
          </table:table-cell>
          <table:table-cell office:value-type="float" office:value="0.525281356935424" calcext:value-type="float">
            <text:p>0.525281356935424</text:p>
          </table:table-cell>
          <table:table-cell office:value-type="float" office:value="0.524834315894202" calcext:value-type="float">
            <text:p>0.524834315894202</text:p>
          </table:table-cell>
          <table:table-cell office:value-type="float" office:value="0.524354593773324" calcext:value-type="float">
            <text:p>0.524354593773324</text:p>
          </table:table-cell>
          <table:table-cell office:value-type="float" office:value="0.524969442092971" calcext:value-type="float">
            <text:p>0.524969442092971</text:p>
          </table:table-cell>
          <table:table-cell office:value-type="float" office:value="0.524582805610847" calcext:value-type="float">
            <text:p>0.524582805610847</text:p>
          </table:table-cell>
          <table:table-cell office:value-type="float" office:value="0.524838197135897" calcext:value-type="float">
            <text:p>0.524838197135897</text:p>
          </table:table-cell>
          <table:table-cell office:value-type="float" office:value="0.524598121396572" calcext:value-type="float">
            <text:p>0.524598121396572</text:p>
          </table:table-cell>
          <table:table-cell office:value-type="float" office:value="0.524271882149221" calcext:value-type="float">
            <text:p>0.524271882149221</text:p>
          </table:table-cell>
          <table:table-cell office:value-type="float" office:value="0.524290429581078" calcext:value-type="float">
            <text:p>0.524290429581078</text:p>
          </table:table-cell>
          <table:table-cell office:value-type="float" office:value="0.524218631969339" calcext:value-type="float">
            <text:p>0.524218631969339</text:p>
          </table:table-cell>
          <table:table-cell office:value-type="float" office:value="0.52486225817917" calcext:value-type="float">
            <text:p>0.52486225817917</text:p>
          </table:table-cell>
          <table:table-cell office:value-type="float" office:value="0.524686201742718" calcext:value-type="float">
            <text:p>0.524686201742718</text:p>
          </table:table-cell>
          <table:table-cell office:value-type="float" office:value="0.524970040072333" calcext:value-type="float">
            <text:p>0.524970040072333</text:p>
          </table:table-cell>
          <table:table-cell office:value-type="float" office:value="0.524265186105551" calcext:value-type="float">
            <text:p>0.524265186105551</text:p>
          </table:table-cell>
          <table:table-cell office:value-type="float" office:value="0.524707209392385" calcext:value-type="float">
            <text:p>0.524707209392385</text:p>
          </table:table-cell>
          <table:table-cell office:value-type="float" office:value="0.524715264132789" calcext:value-type="float">
            <text:p>0.524715264132789</text:p>
          </table:table-cell>
          <table:table-cell office:value-type="float" office:value="0.524288602022451" calcext:value-type="float">
            <text:p>0.524288602022451</text:p>
          </table:table-cell>
          <table:table-cell office:value-type="float" office:value="0.524451227347165" calcext:value-type="float">
            <text:p>0.524451227347165</text:p>
          </table:table-cell>
          <table:table-cell office:value-type="float" office:value="0.524423563093774" calcext:value-type="float">
            <text:p>0.524423563093774</text:p>
          </table:table-cell>
          <table:table-cell office:value-type="float" office:value="0.525025063743077" calcext:value-type="float">
            <text:p>0.525025063743077</text:p>
          </table:table-cell>
          <table:table-cell office:value-type="float" office:value="0.524187342115834" calcext:value-type="float">
            <text:p>0.524187342115834</text:p>
          </table:table-cell>
          <table:table-cell office:value-type="float" office:value="0.524828660004362" calcext:value-type="float">
            <text:p>0.524828660004362</text:p>
          </table:table-cell>
          <table:table-cell office:value-type="float" office:value="0.524506694141824" calcext:value-type="float">
            <text:p>0.524506694141824</text:p>
          </table:table-cell>
          <table:table-cell office:value-type="float" office:value="0.523837953221221" calcext:value-type="float">
            <text:p>0.523837953221221</text:p>
          </table:table-cell>
          <table:table-cell office:value-type="float" office:value="0.524156542841368" calcext:value-type="float">
            <text:p>0.524156542841368</text:p>
          </table:table-cell>
          <table:table-cell office:value-type="float" office:value="0.52385606927462" calcext:value-type="float">
            <text:p>0.52385606927462</text:p>
          </table:table-cell>
          <table:table-cell office:value-type="float" office:value="0.524104318843829" calcext:value-type="float">
            <text:p>0.524104318843829</text:p>
          </table:table-cell>
          <table:table-cell office:value-type="float" office:value="0.524776488318143" calcext:value-type="float">
            <text:p>0.524776488318143</text:p>
          </table:table-cell>
          <table:table-cell office:value-type="float" office:value="0.524453300417398" calcext:value-type="float">
            <text:p>0.524453300417398</text:p>
          </table:table-cell>
          <table:table-cell office:value-type="float" office:value="0.524224805887164" calcext:value-type="float">
            <text:p>0.524224805887164</text:p>
          </table:table-cell>
          <table:table-cell office:value-type="float" office:value="0.524487409834522" calcext:value-type="float">
            <text:p>0.524487409834522</text:p>
          </table:table-cell>
          <table:table-cell office:value-type="float" office:value="0.523802702242511" calcext:value-type="float">
            <text:p>0.523802702242511</text:p>
          </table:table-cell>
          <table:table-cell office:value-type="float" office:value="0.524231439427137" calcext:value-type="float">
            <text:p>0.524231439427137</text:p>
          </table:table-cell>
          <table:table-cell office:value-type="float" office:value="0.524224284931739" calcext:value-type="float">
            <text:p>0.524224284931739</text:p>
          </table:table-cell>
          <table:table-cell office:value-type="float" office:value="0.524184226617588" calcext:value-type="float">
            <text:p>0.524184226617588</text:p>
          </table:table-cell>
          <table:table-cell office:value-type="float" office:value="0.524086800277201" calcext:value-type="float">
            <text:p>0.524086800277201</text:p>
          </table:table-cell>
          <table:table-cell office:value-type="float" office:value="0.524314596484513" calcext:value-type="float">
            <text:p>0.524314596484513</text:p>
          </table:table-cell>
          <table:table-cell office:value-type="float" office:value="0.523836122485832" calcext:value-type="float">
            <text:p>0.523836122485832</text:p>
          </table:table-cell>
          <table:table-cell office:value-type="float" office:value="0.523788250356982" calcext:value-type="float">
            <text:p>0.523788250356982</text:p>
          </table:table-cell>
          <table:table-cell office:value-type="float" office:value="0.524582241301558" calcext:value-type="float">
            <text:p>0.524582241301558</text:p>
          </table:table-cell>
          <table:table-cell office:value-type="float" office:value="0.524001494019126" calcext:value-type="float">
            <text:p>0.524001494019126</text:p>
          </table:table-cell>
          <table:table-cell office:value-type="float" office:value="0.52377097162103" calcext:value-type="float">
            <text:p>0.52377097162103</text:p>
          </table:table-cell>
          <table:table-cell office:value-type="float" office:value="0.524073279894886" calcext:value-type="float">
            <text:p>0.524073279894886</text:p>
          </table:table-cell>
          <table:table-cell office:value-type="float" office:value="0.524274279136497" calcext:value-type="float">
            <text:p>0.524274279136497</text:p>
          </table:table-cell>
          <table:table-cell office:value-type="float" office:value="0.524482468123759" calcext:value-type="float">
            <text:p>0.524482468123759</text:p>
          </table:table-cell>
          <table:table-cell office:value-type="float" office:value="0.524135209701871" calcext:value-type="float">
            <text:p>0.524135209701871</text:p>
          </table:table-cell>
          <table:table-cell office:value-type="float" office:value="0.524859028786211" calcext:value-type="float">
            <text:p>0.524859028786211</text:p>
          </table:table-cell>
          <table:table-cell office:value-type="float" office:value="0.524283598868094" calcext:value-type="float">
            <text:p>0.524283598868094</text:p>
          </table:table-cell>
          <table:table-cell office:value-type="float" office:value="0.524239942061107" calcext:value-type="float">
            <text:p>0.524239942061107</text:p>
          </table:table-cell>
          <table:table-cell office:value-type="float" office:value="0.523861635608618" calcext:value-type="float">
            <text:p>0.523861635608618</text:p>
          </table:table-cell>
          <table:table-cell office:value-type="float" office:value="0.52466905944721" calcext:value-type="float">
            <text:p>0.52466905944721</text:p>
          </table:table-cell>
          <table:table-cell office:value-type="float" office:value="0.523985660864956" calcext:value-type="float">
            <text:p>0.523985660864956</text:p>
          </table:table-cell>
          <table:table-cell office:value-type="float" office:value="0.524576218288159" calcext:value-type="float">
            <text:p>0.524576218288159</text:p>
          </table:table-cell>
          <table:table-cell office:value-type="float" office:value="0.523602332588988" calcext:value-type="float">
            <text:p>0.523602332588988</text:p>
          </table:table-cell>
          <table:table-cell office:value-type="float" office:value="0.524649895758892" calcext:value-type="float">
            <text:p>0.524649895758892</text:p>
          </table:table-cell>
          <table:table-cell office:value-type="float" office:value="0.523952541018221" calcext:value-type="float">
            <text:p>0.523952541018221</text:p>
          </table:table-cell>
          <table:table-cell office:value-type="float" office:value="0.524080448362639" calcext:value-type="float">
            <text:p>0.524080448362639</text:p>
          </table:table-cell>
          <table:table-cell office:value-type="float" office:value="0.524157301681608" calcext:value-type="float">
            <text:p>0.524157301681608</text:p>
          </table:table-cell>
          <table:table-cell office:value-type="float" office:value="0.523817870140437" calcext:value-type="float">
            <text:p>0.523817870140437</text:p>
          </table:table-cell>
          <table:table-cell office:value-type="float" office:value="0.524199190556062" calcext:value-type="float">
            <text:p>0.524199190556062</text:p>
          </table:table-cell>
          <table:table-cell office:value-type="float" office:value="0.524201519562026" calcext:value-type="float">
            <text:p>0.524201519562026</text:p>
          </table:table-cell>
          <table:table-cell office:value-type="float" office:value="0.524637596927089" calcext:value-type="float">
            <text:p>0.524637596927089</text:p>
          </table:table-cell>
          <table:table-cell office:value-type="float" office:value="0.523536497469757" calcext:value-type="float">
            <text:p>0.523536497469757</text:p>
          </table:table-cell>
          <table:table-cell office:value-type="float" office:value="0.523914437131793" calcext:value-type="float">
            <text:p>0.523914437131793</text:p>
          </table:table-cell>
          <table:table-cell office:value-type="float" office:value="0.524230460303942" calcext:value-type="float">
            <text:p>0.524230460303942</text:p>
          </table:table-cell>
          <table:table-cell office:value-type="float" office:value="0.52440316984574" calcext:value-type="float">
            <text:p>0.52440316984574</text:p>
          </table:table-cell>
          <table:table-cell office:value-type="float" office:value="0.524156919742055" calcext:value-type="float">
            <text:p>0.524156919742055</text:p>
          </table:table-cell>
          <table:table-cell office:value-type="float" office:value="0.523871440605362" calcext:value-type="float">
            <text:p>0.523871440605362</text:p>
          </table:table-cell>
          <table:table-cell office:value-type="float" office:value="0.523913514620739" calcext:value-type="float">
            <text:p>0.523913514620739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9059575743112" calcext:value-type="float">
            <text:p>-0.189059575743112</text:p>
          </table:table-cell>
          <table:table-cell office:value-type="float" office:value="-0.189001977294233" calcext:value-type="float">
            <text:p>-0.189001977294233</text:p>
          </table:table-cell>
          <table:table-cell office:value-type="float" office:value="-0.189221242019261" calcext:value-type="float">
            <text:p>-0.189221242019261</text:p>
          </table:table-cell>
          <table:table-cell office:value-type="float" office:value="-0.1890043692162" calcext:value-type="float">
            <text:p>-0.1890043692162</text:p>
          </table:table-cell>
          <table:table-cell office:value-type="float" office:value="-0.188973174171815" calcext:value-type="float">
            <text:p>-0.188973174171815</text:p>
          </table:table-cell>
          <table:table-cell office:value-type="float" office:value="-0.189126859614858" calcext:value-type="float">
            <text:p>-0.189126859614858</text:p>
          </table:table-cell>
          <table:table-cell office:value-type="float" office:value="-0.18912897727227" calcext:value-type="float">
            <text:p>-0.18912897727227</text:p>
          </table:table-cell>
          <table:table-cell office:value-type="float" office:value="-0.189054447283942" calcext:value-type="float">
            <text:p>-0.189054447283942</text:p>
          </table:table-cell>
          <table:table-cell office:value-type="float" office:value="-0.189055837292965" calcext:value-type="float">
            <text:p>-0.189055837292965</text:p>
          </table:table-cell>
          <table:table-cell office:value-type="float" office:value="-0.188998727907424" calcext:value-type="float">
            <text:p>-0.188998727907424</text:p>
          </table:table-cell>
          <table:table-cell office:value-type="float" office:value="-0.189128794743988" calcext:value-type="float">
            <text:p>-0.189128794743988</text:p>
          </table:table-cell>
          <table:table-cell office:value-type="float" office:value="-0.189017486529306" calcext:value-type="float">
            <text:p>-0.189017486529306</text:p>
          </table:table-cell>
          <table:table-cell office:value-type="float" office:value="-0.188894043557971" calcext:value-type="float">
            <text:p>-0.188894043557971</text:p>
          </table:table-cell>
          <table:table-cell office:value-type="float" office:value="-0.18905080928065" calcext:value-type="float">
            <text:p>-0.18905080928065</text:p>
          </table:table-cell>
          <table:table-cell office:value-type="float" office:value="-0.18901193267344" calcext:value-type="float">
            <text:p>-0.18901193267344</text:p>
          </table:table-cell>
          <table:table-cell office:value-type="float" office:value="-0.188939550208977" calcext:value-type="float">
            <text:p>-0.188939550208977</text:p>
          </table:table-cell>
          <table:table-cell office:value-type="float" office:value="-0.189029603273478" calcext:value-type="float">
            <text:p>-0.189029603273478</text:p>
          </table:table-cell>
          <table:table-cell office:value-type="float" office:value="-0.188956829271185" calcext:value-type="float">
            <text:p>-0.188956829271185</text:p>
          </table:table-cell>
          <table:table-cell office:value-type="float" office:value="-0.189058345577466" calcext:value-type="float">
            <text:p>-0.189058345577466</text:p>
          </table:table-cell>
          <table:table-cell office:value-type="float" office:value="-0.189005869537479" calcext:value-type="float">
            <text:p>-0.189005869537479</text:p>
          </table:table-cell>
          <table:table-cell office:value-type="float" office:value="-0.188974642508314" calcext:value-type="float">
            <text:p>-0.188974642508314</text:p>
          </table:table-cell>
          <table:table-cell office:value-type="float" office:value="-0.189117300781343" calcext:value-type="float">
            <text:p>-0.189117300781343</text:p>
          </table:table-cell>
          <table:table-cell office:value-type="float" office:value="-0.188941981380454" calcext:value-type="float">
            <text:p>-0.188941981380454</text:p>
          </table:table-cell>
          <table:table-cell office:value-type="float" office:value="-0.189104055734052" calcext:value-type="float">
            <text:p>-0.189104055734052</text:p>
          </table:table-cell>
          <table:table-cell office:value-type="float" office:value="-0.188979692254554" calcext:value-type="float">
            <text:p>-0.188979692254554</text:p>
          </table:table-cell>
          <table:table-cell office:value-type="float" office:value="-0.188998152400031" calcext:value-type="float">
            <text:p>-0.188998152400031</text:p>
          </table:table-cell>
          <table:table-cell office:value-type="float" office:value="-0.189159836978672" calcext:value-type="float">
            <text:p>-0.189159836978672</text:p>
          </table:table-cell>
          <table:table-cell office:value-type="float" office:value="-0.18910411196913" calcext:value-type="float">
            <text:p>-0.18910411196913</text:p>
          </table:table-cell>
          <table:table-cell office:value-type="float" office:value="-0.188997791553833" calcext:value-type="float">
            <text:p>-0.188997791553833</text:p>
          </table:table-cell>
          <table:table-cell office:value-type="float" office:value="-0.189090295665306" calcext:value-type="float">
            <text:p>-0.189090295665306</text:p>
          </table:table-cell>
          <table:table-cell office:value-type="float" office:value="-0.188966775895487" calcext:value-type="float">
            <text:p>-0.188966775895487</text:p>
          </table:table-cell>
          <table:table-cell office:value-type="float" office:value="-0.189056979125921" calcext:value-type="float">
            <text:p>-0.189056979125921</text:p>
          </table:table-cell>
          <table:table-cell office:value-type="float" office:value="-0.189000994509465" calcext:value-type="float">
            <text:p>-0.189000994509465</text:p>
          </table:table-cell>
          <table:table-cell office:value-type="float" office:value="-0.189141309739874" calcext:value-type="float">
            <text:p>-0.189141309739874</text:p>
          </table:table-cell>
          <table:table-cell office:value-type="float" office:value="-0.1889854547677" calcext:value-type="float">
            <text:p>-0.1889854547677</text:p>
          </table:table-cell>
          <table:table-cell office:value-type="float" office:value="-0.189076163697358" calcext:value-type="float">
            <text:p>-0.189076163697358</text:p>
          </table:table-cell>
          <table:table-cell office:value-type="float" office:value="-0.189053812207233" calcext:value-type="float">
            <text:p>-0.189053812207233</text:p>
          </table:table-cell>
          <table:table-cell office:value-type="float" office:value="-0.189030043260201" calcext:value-type="float">
            <text:p>-0.189030043260201</text:p>
          </table:table-cell>
          <table:table-cell office:value-type="float" office:value="-0.189002404139726" calcext:value-type="float">
            <text:p>-0.189002404139726</text:p>
          </table:table-cell>
          <table:table-cell office:value-type="float" office:value="-0.189127356051963" calcext:value-type="float">
            <text:p>-0.189127356051963</text:p>
          </table:table-cell>
          <table:table-cell office:value-type="float" office:value="-0.189077803396722" calcext:value-type="float">
            <text:p>-0.189077803396722</text:p>
          </table:table-cell>
          <table:table-cell office:value-type="float" office:value="-0.189012946310743" calcext:value-type="float">
            <text:p>-0.189012946310743</text:p>
          </table:table-cell>
          <table:table-cell office:value-type="float" office:value="-0.18906088011512" calcext:value-type="float">
            <text:p>-0.18906088011512</text:p>
          </table:table-cell>
          <table:table-cell office:value-type="float" office:value="-0.188992808940041" calcext:value-type="float">
            <text:p>-0.188992808940041</text:p>
          </table:table-cell>
          <table:table-cell office:value-type="float" office:value="-0.188949971505889" calcext:value-type="float">
            <text:p>-0.188949971505889</text:p>
          </table:table-cell>
          <table:table-cell office:value-type="float" office:value="-0.188998688933794" calcext:value-type="float">
            <text:p>-0.188998688933794</text:p>
          </table:table-cell>
          <table:table-cell office:value-type="float" office:value="-0.189060152126676" calcext:value-type="float">
            <text:p>-0.189060152126676</text:p>
          </table:table-cell>
          <table:table-cell office:value-type="float" office:value="-0.188977118912747" calcext:value-type="float">
            <text:p>-0.188977118912747</text:p>
          </table:table-cell>
          <table:table-cell office:value-type="float" office:value="-0.189079216752108" calcext:value-type="float">
            <text:p>-0.189079216752108</text:p>
          </table:table-cell>
          <table:table-cell office:value-type="float" office:value="-0.189020585077719" calcext:value-type="float">
            <text:p>-0.189020585077719</text:p>
          </table:table-cell>
          <table:table-cell office:value-type="float" office:value="-0.189060210162516" calcext:value-type="float">
            <text:p>-0.189060210162516</text:p>
          </table:table-cell>
          <table:table-cell office:value-type="float" office:value="-0.189040780731384" calcext:value-type="float">
            <text:p>-0.189040780731384</text:p>
          </table:table-cell>
          <table:table-cell office:value-type="float" office:value="-0.189092239737704" calcext:value-type="float">
            <text:p>-0.189092239737704</text:p>
          </table:table-cell>
          <table:table-cell office:value-type="float" office:value="-0.18901298920684" calcext:value-type="float">
            <text:p>-0.18901298920684</text:p>
          </table:table-cell>
          <table:table-cell office:value-type="float" office:value="-0.189014438407413" calcext:value-type="float">
            <text:p>-0.189014438407413</text:p>
          </table:table-cell>
          <table:table-cell office:value-type="float" office:value="-0.188681697018395" calcext:value-type="float">
            <text:p>-0.188681697018395</text:p>
          </table:table-cell>
          <table:table-cell office:value-type="float" office:value="-0.18881741409449" calcext:value-type="float">
            <text:p>-0.18881741409449</text:p>
          </table:table-cell>
          <table:table-cell office:value-type="float" office:value="-0.188833705819106" calcext:value-type="float">
            <text:p>-0.188833705819106</text:p>
          </table:table-cell>
          <table:table-cell office:value-type="float" office:value="-0.188792129647992" calcext:value-type="float">
            <text:p>-0.188792129647992</text:p>
          </table:table-cell>
          <table:table-cell office:value-type="float" office:value="-0.188634621169515" calcext:value-type="float">
            <text:p>-0.188634621169515</text:p>
          </table:table-cell>
          <table:table-cell office:value-type="float" office:value="-0.188502804956923" calcext:value-type="float">
            <text:p>-0.188502804956923</text:p>
          </table:table-cell>
          <table:table-cell office:value-type="float" office:value="-0.188727930811933" calcext:value-type="float">
            <text:p>-0.188727930811933</text:p>
          </table:table-cell>
          <table:table-cell office:value-type="float" office:value="-0.18885773755368" calcext:value-type="float">
            <text:p>-0.18885773755368</text:p>
          </table:table-cell>
          <table:table-cell office:value-type="float" office:value="-0.188422956820227" calcext:value-type="float">
            <text:p>-0.188422956820227</text:p>
          </table:table-cell>
          <table:table-cell office:value-type="float" office:value="-0.186701884191428" calcext:value-type="float">
            <text:p>-0.186701884191428</text:p>
          </table:table-cell>
          <table:table-cell office:value-type="float" office:value="-0.180445988133401" calcext:value-type="float">
            <text:p>-0.180445988133401</text:p>
          </table:table-cell>
          <table:table-cell office:value-type="float" office:value="-0.175708103726738" calcext:value-type="float">
            <text:p>-0.175708103726738</text:p>
          </table:table-cell>
          <table:table-cell office:value-type="float" office:value="-0.283040727121803" calcext:value-type="float">
            <text:p>-0.283040727121803</text:p>
          </table:table-cell>
          <table:table-cell office:value-type="float" office:value="-0.281953930833051" calcext:value-type="float">
            <text:p>-0.281953930833051</text:p>
          </table:table-cell>
          <table:table-cell office:value-type="float" office:value="-0.278370178486487" calcext:value-type="float">
            <text:p>-0.278370178486487</text:p>
          </table:table-cell>
          <table:table-cell office:value-type="float" office:value="-0.27400180319614" calcext:value-type="float">
            <text:p>-0.27400180319614</text:p>
          </table:table-cell>
          <table:table-cell office:value-type="float" office:value="-0.2729390052963" calcext:value-type="float">
            <text:p>-0.2729390052963</text:p>
          </table:table-cell>
          <table:table-cell office:value-type="float" office:value="-0.272269927267651" calcext:value-type="float">
            <text:p>-0.272269927267651</text:p>
          </table:table-cell>
          <table:table-cell office:value-type="float" office:value="-0.272886603945884" calcext:value-type="float">
            <text:p>-0.272886603945884</text:p>
          </table:table-cell>
          <table:table-cell office:value-type="float" office:value="-0.271967275906344" calcext:value-type="float">
            <text:p>-0.271967275906344</text:p>
          </table:table-cell>
          <table:table-cell office:value-type="float" office:value="-0.274795154385573" calcext:value-type="float">
            <text:p>-0.274795154385573</text:p>
          </table:table-cell>
          <table:table-cell office:value-type="float" office:value="-0.277577825160775" calcext:value-type="float">
            <text:p>-0.277577825160775</text:p>
          </table:table-cell>
          <table:table-cell office:value-type="float" office:value="-0.27522774928297" calcext:value-type="float">
            <text:p>-0.27522774928297</text:p>
          </table:table-cell>
          <table:table-cell office:value-type="float" office:value="-0.274750121754461" calcext:value-type="float">
            <text:p>-0.274750121754461</text:p>
          </table:table-cell>
          <table:table-cell office:value-type="float" office:value="-0.218055302094625" calcext:value-type="float">
            <text:p>-0.218055302094625</text:p>
          </table:table-cell>
          <table:table-cell office:value-type="float" office:value="-0.216392070633054" calcext:value-type="float">
            <text:p>-0.216392070633054</text:p>
          </table:table-cell>
          <table:table-cell office:value-type="float" office:value="-0.22289903625578" calcext:value-type="float">
            <text:p>-0.22289903625578</text:p>
          </table:table-cell>
          <table:table-cell office:value-type="float" office:value="-0.232659883917644" calcext:value-type="float">
            <text:p>-0.232659883917644</text:p>
          </table:table-cell>
          <table:table-cell office:value-type="float" office:value="-0.235348782027294" calcext:value-type="float">
            <text:p>-0.235348782027294</text:p>
          </table:table-cell>
          <table:table-cell office:value-type="float" office:value="-0.233388563317102" calcext:value-type="float">
            <text:p>-0.233388563317102</text:p>
          </table:table-cell>
          <table:table-cell office:value-type="float" office:value="-0.170703071437386" calcext:value-type="float">
            <text:p>-0.170703071437386</text:p>
          </table:table-cell>
          <table:table-cell office:value-type="float" office:value="-0.166355525122879" calcext:value-type="float">
            <text:p>-0.166355525122879</text:p>
          </table:table-cell>
          <table:table-cell office:value-type="float" office:value="-0.166029843434625" calcext:value-type="float">
            <text:p>-0.166029843434625</text:p>
          </table:table-cell>
          <table:table-cell office:value-type="float" office:value="-0.162262636066522" calcext:value-type="float">
            <text:p>-0.162262636066522</text:p>
          </table:table-cell>
          <table:table-cell office:value-type="float" office:value="-0.160554886865537" calcext:value-type="float">
            <text:p>-0.160554886865537</text:p>
          </table:table-cell>
          <table:table-cell office:value-type="float" office:value="-0.178746991288318" calcext:value-type="float">
            <text:p>-0.178746991288318</text:p>
          </table:table-cell>
          <table:table-cell office:value-type="float" office:value="-0.182184119429863" calcext:value-type="float">
            <text:p>-0.182184119429863</text:p>
          </table:table-cell>
          <table:table-cell office:value-type="float" office:value="-0.191562993660966" calcext:value-type="float">
            <text:p>-0.191562993660966</text:p>
          </table:table-cell>
          <table:table-cell office:value-type="float" office:value="-0.196987681656097" calcext:value-type="float">
            <text:p>-0.196987681656097</text:p>
          </table:table-cell>
          <table:table-cell office:value-type="float" office:value="-0.201520973022846" calcext:value-type="float">
            <text:p>-0.201520973022846</text:p>
          </table:table-cell>
          <table:table-cell office:value-type="float" office:value="-0.206405012035559" calcext:value-type="float">
            <text:p>-0.206405012035559</text:p>
          </table:table-cell>
          <table:table-cell office:value-type="float" office:value="-0.208719824579578" calcext:value-type="float">
            <text:p>-0.208719824579578</text:p>
          </table:table-cell>
          <table:table-cell office:value-type="float" office:value="-0.209514180937621" calcext:value-type="float">
            <text:p>-0.209514180937621</text:p>
          </table:table-cell>
          <table:table-cell office:value-type="float" office:value="-0.207686175412416" calcext:value-type="float">
            <text:p>-0.207686175412416</text:p>
          </table:table-cell>
          <table:table-cell office:value-type="float" office:value="-0.206392214772768" calcext:value-type="float">
            <text:p>-0.206392214772768</text:p>
          </table:table-cell>
          <table:table-cell office:value-type="float" office:value="-0.199390861182641" calcext:value-type="float">
            <text:p>-0.199390861182641</text:p>
          </table:table-cell>
          <table:table-cell office:value-type="float" office:value="-0.193843019114369" calcext:value-type="float">
            <text:p>-0.193843019114369</text:p>
          </table:table-cell>
          <table:table-cell office:value-type="float" office:value="-0.180740761575669" calcext:value-type="float">
            <text:p>-0.180740761575669</text:p>
          </table:table-cell>
          <table:table-cell office:value-type="float" office:value="-0.186253791858942" calcext:value-type="float">
            <text:p>-0.186253791858942</text:p>
          </table:table-cell>
          <table:table-cell office:value-type="float" office:value="-0.19201975990463" calcext:value-type="float">
            <text:p>-0.19201975990463</text:p>
          </table:table-cell>
          <table:table-cell office:value-type="float" office:value="-0.200115446215285" calcext:value-type="float">
            <text:p>-0.200115446215285</text:p>
          </table:table-cell>
          <table:table-cell office:value-type="float" office:value="-0.25771288459037" calcext:value-type="float">
            <text:p>-0.25771288459037</text:p>
          </table:table-cell>
          <table:table-cell office:value-type="float" office:value="-0.251001712434308" calcext:value-type="float">
            <text:p>-0.251001712434308</text:p>
          </table:table-cell>
          <table:table-cell office:value-type="float" office:value="-0.250493530929279" calcext:value-type="float">
            <text:p>-0.250493530929279</text:p>
          </table:table-cell>
          <table:table-cell office:value-type="float" office:value="-0.250327169936378" calcext:value-type="float">
            <text:p>-0.250327169936378</text:p>
          </table:table-cell>
          <table:table-cell office:value-type="float" office:value="-0.249571296215811" calcext:value-type="float">
            <text:p>-0.249571296215811</text:p>
          </table:table-cell>
          <table:table-cell office:value-type="float" office:value="-0.250325784745768" calcext:value-type="float">
            <text:p>-0.250325784745768</text:p>
          </table:table-cell>
          <table:table-cell office:value-type="float" office:value="-0.250387350409818" calcext:value-type="float">
            <text:p>-0.250387350409818</text:p>
          </table:table-cell>
          <table:table-cell office:value-type="float" office:value="-0.248873290094172" calcext:value-type="float">
            <text:p>-0.248873290094172</text:p>
          </table:table-cell>
          <table:table-cell office:value-type="float" office:value="-0.248883306139531" calcext:value-type="float">
            <text:p>-0.248883306139531</text:p>
          </table:table-cell>
          <table:table-cell office:value-type="float" office:value="-0.254525571972063" calcext:value-type="float">
            <text:p>-0.254525571972063</text:p>
          </table:table-cell>
          <table:table-cell office:value-type="float" office:value="-0.244202608244829" calcext:value-type="float">
            <text:p>-0.244202608244829</text:p>
          </table:table-cell>
          <table:table-cell office:value-type="float" office:value="-0.226717213703875" calcext:value-type="float">
            <text:p>-0.226717213703875</text:p>
          </table:table-cell>
          <table:table-cell office:value-type="float" office:value="-0.255039867277847" calcext:value-type="float">
            <text:p>-0.255039867277847</text:p>
          </table:table-cell>
          <table:table-cell office:value-type="float" office:value="-0.256487296430061" calcext:value-type="float">
            <text:p>-0.256487296430061</text:p>
          </table:table-cell>
          <table:table-cell office:value-type="float" office:value="-0.255448818914253" calcext:value-type="float">
            <text:p>-0.255448818914253</text:p>
          </table:table-cell>
          <table:table-cell office:value-type="float" office:value="-0.254040912414782" calcext:value-type="float">
            <text:p>-0.254040912414782</text:p>
          </table:table-cell>
          <table:table-cell office:value-type="float" office:value="-0.252310855821784" calcext:value-type="float">
            <text:p>-0.252310855821784</text:p>
          </table:table-cell>
          <table:table-cell office:value-type="float" office:value="-0.248992909400721" calcext:value-type="float">
            <text:p>-0.248992909400721</text:p>
          </table:table-cell>
          <table:table-cell office:value-type="float" office:value="-0.168545696539026" calcext:value-type="float">
            <text:p>-0.168545696539026</text:p>
          </table:table-cell>
          <table:table-cell office:value-type="float" office:value="-0.163716884936675" calcext:value-type="float">
            <text:p>-0.163716884936675</text:p>
          </table:table-cell>
          <table:table-cell office:value-type="float" office:value="-0.161566148476817" calcext:value-type="float">
            <text:p>-0.161566148476817</text:p>
          </table:table-cell>
          <table:table-cell office:value-type="float" office:value="-0.15964780365349" calcext:value-type="float">
            <text:p>-0.15964780365349</text:p>
          </table:table-cell>
          <table:table-cell office:value-type="float" office:value="-0.15718424689463" calcext:value-type="float">
            <text:p>-0.15718424689463</text:p>
          </table:table-cell>
          <table:table-cell office:value-type="float" office:value="-0.154558146091429" calcext:value-type="float">
            <text:p>-0.154558146091429</text:p>
          </table:table-cell>
          <table:table-cell office:value-type="float" office:value="-0.16052516960227" calcext:value-type="float">
            <text:p>-0.16052516960227</text:p>
          </table:table-cell>
          <table:table-cell office:value-type="float" office:value="-0.170035768307914" calcext:value-type="float">
            <text:p>-0.170035768307914</text:p>
          </table:table-cell>
          <table:table-cell office:value-type="float" office:value="-0.206525028665248" calcext:value-type="float">
            <text:p>-0.206525028665248</text:p>
          </table:table-cell>
          <table:table-cell office:value-type="float" office:value="-0.21558284674368" calcext:value-type="float">
            <text:p>-0.21558284674368</text:p>
          </table:table-cell>
          <table:table-cell office:value-type="float" office:value="-0.216111408819365" calcext:value-type="float">
            <text:p>-0.216111408819365</text:p>
          </table:table-cell>
          <table:table-cell office:value-type="float" office:value="-0.215327727487721" calcext:value-type="float">
            <text:p>-0.215327727487721</text:p>
          </table:table-cell>
          <table:table-cell office:value-type="float" office:value="-0.209719801656138" calcext:value-type="float">
            <text:p>-0.209719801656138</text:p>
          </table:table-cell>
          <table:table-cell office:value-type="float" office:value="-0.197747091364006" calcext:value-type="float">
            <text:p>-0.197747091364006</text:p>
          </table:table-cell>
          <table:table-cell office:value-type="float" office:value="-0.19249468059937" calcext:value-type="float">
            <text:p>-0.19249468059937</text:p>
          </table:table-cell>
          <table:table-cell office:value-type="float" office:value="-0.197130503699461" calcext:value-type="float">
            <text:p>-0.197130503699461</text:p>
          </table:table-cell>
          <table:table-cell office:value-type="float" office:value="-0.228074212378267" calcext:value-type="float">
            <text:p>-0.228074212378267</text:p>
          </table:table-cell>
          <table:table-cell office:value-type="float" office:value="-0.248372536988217" calcext:value-type="float">
            <text:p>-0.248372536988217</text:p>
          </table:table-cell>
          <table:table-cell office:value-type="float" office:value="-0.25022119486064" calcext:value-type="float">
            <text:p>-0.25022119486064</text:p>
          </table:table-cell>
          <table:table-cell office:value-type="float" office:value="-0.251413877933059" calcext:value-type="float">
            <text:p>-0.251413877933059</text:p>
          </table:table-cell>
          <table:table-cell office:value-type="float" office:value="-0.252647744732323" calcext:value-type="float">
            <text:p>-0.252647744732323</text:p>
          </table:table-cell>
          <table:table-cell office:value-type="float" office:value="-0.251860181244337" calcext:value-type="float">
            <text:p>-0.251860181244337</text:p>
          </table:table-cell>
          <table:table-cell office:value-type="float" office:value="-0.253786610063221" calcext:value-type="float">
            <text:p>-0.253786610063221</text:p>
          </table:table-cell>
          <table:table-cell office:value-type="float" office:value="-0.251066993994445" calcext:value-type="float">
            <text:p>-0.251066993994445</text:p>
          </table:table-cell>
          <table:table-cell office:value-type="float" office:value="-0.249246356149871" calcext:value-type="float">
            <text:p>-0.249246356149871</text:p>
          </table:table-cell>
          <table:table-cell office:value-type="float" office:value="-0.247573739282591" calcext:value-type="float">
            <text:p>-0.247573739282591</text:p>
          </table:table-cell>
          <table:table-cell office:value-type="float" office:value="-0.24739149887477" calcext:value-type="float">
            <text:p>-0.24739149887477</text:p>
          </table:table-cell>
          <table:table-cell office:value-type="float" office:value="-0.24986743026511" calcext:value-type="float">
            <text:p>-0.24986743026511</text:p>
          </table:table-cell>
          <table:table-cell office:value-type="float" office:value="-0.253571335340979" calcext:value-type="float">
            <text:p>-0.253571335340979</text:p>
          </table:table-cell>
          <table:table-cell office:value-type="float" office:value="-0.255405936243191" calcext:value-type="float">
            <text:p>-0.255405936243191</text:p>
          </table:table-cell>
          <table:table-cell office:value-type="float" office:value="-0.251707395227622" calcext:value-type="float">
            <text:p>-0.251707395227622</text:p>
          </table:table-cell>
          <table:table-cell office:value-type="float" office:value="-0.247858724713434" calcext:value-type="float">
            <text:p>-0.247858724713434</text:p>
          </table:table-cell>
          <table:table-cell office:value-type="float" office:value="-0.24648749535276" calcext:value-type="float">
            <text:p>-0.24648749535276</text:p>
          </table:table-cell>
          <table:table-cell office:value-type="float" office:value="-0.245333506970841" calcext:value-type="float">
            <text:p>-0.245333506970841</text:p>
          </table:table-cell>
          <table:table-cell office:value-type="float" office:value="-0.244826133163474" calcext:value-type="float">
            <text:p>-0.244826133163474</text:p>
          </table:table-cell>
          <table:table-cell office:value-type="float" office:value="-0.245400528335266" calcext:value-type="float">
            <text:p>-0.245400528335266</text:p>
          </table:table-cell>
          <table:table-cell office:value-type="float" office:value="-0.248365566261753" calcext:value-type="float">
            <text:p>-0.248365566261753</text:p>
          </table:table-cell>
          <table:table-cell office:value-type="float" office:value="-0.250660406082563" calcext:value-type="float">
            <text:p>-0.250660406082563</text:p>
          </table:table-cell>
          <table:table-cell office:value-type="float" office:value="-0.251861396514927" calcext:value-type="float">
            <text:p>-0.251861396514927</text:p>
          </table:table-cell>
          <table:table-cell office:value-type="float" office:value="-0.253720608732413" calcext:value-type="float">
            <text:p>-0.253720608732413</text:p>
          </table:table-cell>
          <table:table-cell office:value-type="float" office:value="-0.254901086878462" calcext:value-type="float">
            <text:p>-0.254901086878462</text:p>
          </table:table-cell>
          <table:table-cell office:value-type="float" office:value="-0.255863517161262" calcext:value-type="float">
            <text:p>-0.255863517161262</text:p>
          </table:table-cell>
          <table:table-cell office:value-type="float" office:value="-0.256400305685273" calcext:value-type="float">
            <text:p>-0.256400305685273</text:p>
          </table:table-cell>
          <table:table-cell office:value-type="float" office:value="-0.255125024934366" calcext:value-type="float">
            <text:p>-0.255125024934366</text:p>
          </table:table-cell>
          <table:table-cell office:value-type="float" office:value="-0.182472695469198" calcext:value-type="float">
            <text:p>-0.182472695469198</text:p>
          </table:table-cell>
          <table:table-cell office:value-type="float" office:value="-0.179779320125298" calcext:value-type="float">
            <text:p>-0.179779320125298</text:p>
          </table:table-cell>
          <table:table-cell office:value-type="float" office:value="-0.179975417411616" calcext:value-type="float">
            <text:p>-0.179975417411616</text:p>
          </table:table-cell>
          <table:table-cell office:value-type="float" office:value="-0.172252705867769" calcext:value-type="float">
            <text:p>-0.172252705867769</text:p>
          </table:table-cell>
          <table:table-cell office:value-type="float" office:value="-0.169917532980647" calcext:value-type="float">
            <text:p>-0.169917532980647</text:p>
          </table:table-cell>
          <table:table-cell office:value-type="float" office:value="-0.170286099568744" calcext:value-type="float">
            <text:p>-0.170286099568744</text:p>
          </table:table-cell>
          <table:table-cell office:value-type="float" office:value="-0.174107594447775" calcext:value-type="float">
            <text:p>-0.174107594447775</text:p>
          </table:table-cell>
          <table:table-cell office:value-type="float" office:value="-0.170321745691091" calcext:value-type="float">
            <text:p>-0.170321745691091</text:p>
          </table:table-cell>
          <table:table-cell office:value-type="float" office:value="-0.177841206458558" calcext:value-type="float">
            <text:p>-0.177841206458558</text:p>
          </table:table-cell>
          <table:table-cell office:value-type="float" office:value="-0.183275910687909" calcext:value-type="float">
            <text:p>-0.183275910687909</text:p>
          </table:table-cell>
          <table:table-cell office:value-type="float" office:value="-0.202824894003932" calcext:value-type="float">
            <text:p>-0.202824894003932</text:p>
          </table:table-cell>
          <table:table-cell office:value-type="float" office:value="-0.206414591648539" calcext:value-type="float">
            <text:p>-0.206414591648539</text:p>
          </table:table-cell>
          <table:table-cell office:value-type="float" office:value="-0.203577609825736" calcext:value-type="float">
            <text:p>-0.203577609825736</text:p>
          </table:table-cell>
          <table:table-cell office:value-type="float" office:value="-0.172004032669123" calcext:value-type="float">
            <text:p>-0.172004032669123</text:p>
          </table:table-cell>
          <table:table-cell office:value-type="float" office:value="-0.277861320860023" calcext:value-type="float">
            <text:p>-0.277861320860023</text:p>
          </table:table-cell>
          <table:table-cell office:value-type="float" office:value="-0.273504687149662" calcext:value-type="float">
            <text:p>-0.273504687149662</text:p>
          </table:table-cell>
          <table:table-cell office:value-type="float" office:value="-0.273101539024653" calcext:value-type="float">
            <text:p>-0.273101539024653</text:p>
          </table:table-cell>
          <table:table-cell office:value-type="float" office:value="-0.275798147831152" calcext:value-type="float">
            <text:p>-0.275798147831152</text:p>
          </table:table-cell>
          <table:table-cell office:value-type="float" office:value="-0.277973072935011" calcext:value-type="float">
            <text:p>-0.277973072935011</text:p>
          </table:table-cell>
          <table:table-cell office:value-type="float" office:value="-0.269584206550938" calcext:value-type="float">
            <text:p>-0.269584206550938</text:p>
          </table:table-cell>
          <table:table-cell office:value-type="float" office:value="-0.269265700729019" calcext:value-type="float">
            <text:p>-0.269265700729019</text:p>
          </table:table-cell>
          <table:table-cell office:value-type="float" office:value="-0.273628092871633" calcext:value-type="float">
            <text:p>-0.273628092871633</text:p>
          </table:table-cell>
          <table:table-cell office:value-type="float" office:value="-0.274476755435913" calcext:value-type="float">
            <text:p>-0.274476755435913</text:p>
          </table:table-cell>
          <table:table-cell office:value-type="float" office:value="-0.273801502905367" calcext:value-type="float">
            <text:p>-0.273801502905367</text:p>
          </table:table-cell>
          <table:table-cell office:value-type="float" office:value="-0.273496306433907" calcext:value-type="float">
            <text:p>-0.273496306433907</text:p>
          </table:table-cell>
          <table:table-cell office:value-type="float" office:value="-0.274711944268408" calcext:value-type="float">
            <text:p>-0.274711944268408</text:p>
          </table:table-cell>
          <table:table-cell office:value-type="float" office:value="-0.275748844291885" calcext:value-type="float">
            <text:p>-0.275748844291885</text:p>
          </table:table-cell>
          <table:table-cell office:value-type="float" office:value="-0.273350098951775" calcext:value-type="float">
            <text:p>-0.273350098951775</text:p>
          </table:table-cell>
          <table:table-cell office:value-type="float" office:value="-0.182222413112459" calcext:value-type="float">
            <text:p>-0.182222413112459</text:p>
          </table:table-cell>
          <table:table-cell office:value-type="float" office:value="-0.175447365987463" calcext:value-type="float">
            <text:p>-0.175447365987463</text:p>
          </table:table-cell>
          <table:table-cell office:value-type="float" office:value="-0.169561924168107" calcext:value-type="float">
            <text:p>-0.169561924168107</text:p>
          </table:table-cell>
          <table:table-cell office:value-type="float" office:value="-0.16376567288147" calcext:value-type="float">
            <text:p>-0.16376567288147</text:p>
          </table:table-cell>
          <table:table-cell office:value-type="float" office:value="-0.159639959343321" calcext:value-type="float">
            <text:p>-0.159639959343321</text:p>
          </table:table-cell>
          <table:table-cell office:value-type="float" office:value="-0.161532412230016" calcext:value-type="float">
            <text:p>-0.161532412230016</text:p>
          </table:table-cell>
          <table:table-cell office:value-type="float" office:value="-0.167512996778259" calcext:value-type="float">
            <text:p>-0.167512996778259</text:p>
          </table:table-cell>
          <table:table-cell office:value-type="float" office:value="-0.166942214525021" calcext:value-type="float">
            <text:p>-0.166942214525021</text:p>
          </table:table-cell>
          <table:table-cell office:value-type="float" office:value="-0.168715314128626" calcext:value-type="float">
            <text:p>-0.168715314128626</text:p>
          </table:table-cell>
          <table:table-cell office:value-type="float" office:value="-0.169717426104325" calcext:value-type="float">
            <text:p>-0.169717426104325</text:p>
          </table:table-cell>
          <table:table-cell office:value-type="float" office:value="-0.177110300672641" calcext:value-type="float">
            <text:p>-0.177110300672641</text:p>
          </table:table-cell>
          <table:table-cell office:value-type="float" office:value="-0.180876032901347" calcext:value-type="float">
            <text:p>-0.180876032901347</text:p>
          </table:table-cell>
          <table:table-cell office:value-type="float" office:value="-0.187348761170691" calcext:value-type="float">
            <text:p>-0.187348761170691</text:p>
          </table:table-cell>
          <table:table-cell office:value-type="float" office:value="-0.192072213693232" calcext:value-type="float">
            <text:p>-0.192072213693232</text:p>
          </table:table-cell>
          <table:table-cell office:value-type="float" office:value="-0.199246000734686" calcext:value-type="float">
            <text:p>-0.199246000734686</text:p>
          </table:table-cell>
          <table:table-cell office:value-type="float" office:value="-0.206752672378764" calcext:value-type="float">
            <text:p>-0.206752672378764</text:p>
          </table:table-cell>
          <table:table-cell office:value-type="float" office:value="-0.204501287266601" calcext:value-type="float">
            <text:p>-0.204501287266601</text:p>
          </table:table-cell>
          <table:table-cell office:value-type="float" office:value="-0.185187347213442" calcext:value-type="float">
            <text:p>-0.185187347213442</text:p>
          </table:table-cell>
          <table:table-cell office:value-type="float" office:value="-0.175749335673373" calcext:value-type="float">
            <text:p>-0.175749335673373</text:p>
          </table:table-cell>
          <table:table-cell office:value-type="float" office:value="-0.16985924807158" calcext:value-type="float">
            <text:p>-0.16985924807158</text:p>
          </table:table-cell>
          <table:table-cell office:value-type="float" office:value="-0.259624508261487" calcext:value-type="float">
            <text:p>-0.259624508261487</text:p>
          </table:table-cell>
          <table:table-cell office:value-type="float" office:value="-0.266022099319048" calcext:value-type="float">
            <text:p>-0.266022099319048</text:p>
          </table:table-cell>
          <table:table-cell office:value-type="float" office:value="-0.272917500698783" calcext:value-type="float">
            <text:p>-0.272917500698783</text:p>
          </table:table-cell>
          <table:table-cell office:value-type="float" office:value="-0.273094663938309" calcext:value-type="float">
            <text:p>-0.273094663938309</text:p>
          </table:table-cell>
          <table:table-cell office:value-type="float" office:value="-0.273924574317303" calcext:value-type="float">
            <text:p>-0.273924574317303</text:p>
          </table:table-cell>
          <table:table-cell office:value-type="float" office:value="-0.277276225606783" calcext:value-type="float">
            <text:p>-0.277276225606783</text:p>
          </table:table-cell>
          <table:table-cell office:value-type="float" office:value="-0.230469818016024" calcext:value-type="float">
            <text:p>-0.230469818016024</text:p>
          </table:table-cell>
          <table:table-cell office:value-type="float" office:value="-0.229240809535163" calcext:value-type="float">
            <text:p>-0.229240809535163</text:p>
          </table:table-cell>
          <table:table-cell office:value-type="float" office:value="-0.229845231958675" calcext:value-type="float">
            <text:p>-0.229845231958675</text:p>
          </table:table-cell>
          <table:table-cell office:value-type="float" office:value="-0.232799121816297" calcext:value-type="float">
            <text:p>-0.232799121816297</text:p>
          </table:table-cell>
          <table:table-cell office:value-type="float" office:value="-0.234040429822514" calcext:value-type="float">
            <text:p>-0.234040429822514</text:p>
          </table:table-cell>
          <table:table-cell office:value-type="float" office:value="-0.238156989542644" calcext:value-type="float">
            <text:p>-0.238156989542644</text:p>
          </table:table-cell>
          <table:table-cell office:value-type="float" office:value="-0.240773940696315" calcext:value-type="float">
            <text:p>-0.240773940696315</text:p>
          </table:table-cell>
          <table:table-cell office:value-type="float" office:value="-0.242806429942229" calcext:value-type="float">
            <text:p>-0.242806429942229</text:p>
          </table:table-cell>
          <table:table-cell office:value-type="float" office:value="-0.241425241133408" calcext:value-type="float">
            <text:p>-0.241425241133408</text:p>
          </table:table-cell>
          <table:table-cell office:value-type="float" office:value="-0.239976250965802" calcext:value-type="float">
            <text:p>-0.239976250965802</text:p>
          </table:table-cell>
          <table:table-cell office:value-type="float" office:value="-0.162194085010594" calcext:value-type="float">
            <text:p>-0.162194085010594</text:p>
          </table:table-cell>
          <table:table-cell office:value-type="float" office:value="-0.158897147421895" calcext:value-type="float">
            <text:p>-0.158897147421895</text:p>
          </table:table-cell>
          <table:table-cell office:value-type="float" office:value="-0.156601155735601" calcext:value-type="float">
            <text:p>-0.156601155735601</text:p>
          </table:table-cell>
          <table:table-cell office:value-type="float" office:value="-0.154214552161262" calcext:value-type="float">
            <text:p>-0.154214552161262</text:p>
          </table:table-cell>
          <table:table-cell office:value-type="float" office:value="-0.158913144689128" calcext:value-type="float">
            <text:p>-0.158913144689128</text:p>
          </table:table-cell>
          <table:table-cell office:value-type="float" office:value="-0.167545884985255" calcext:value-type="float">
            <text:p>-0.167545884985255</text:p>
          </table:table-cell>
          <table:table-cell office:value-type="float" office:value="-0.169954085375387" calcext:value-type="float">
            <text:p>-0.169954085375387</text:p>
          </table:table-cell>
          <table:table-cell office:value-type="float" office:value="-0.181510600582116" calcext:value-type="float">
            <text:p>-0.181510600582116</text:p>
          </table:table-cell>
          <table:table-cell office:value-type="float" office:value="-0.197251950089544" calcext:value-type="float">
            <text:p>-0.197251950089544</text:p>
          </table:table-cell>
          <table:table-cell office:value-type="float" office:value="-0.210217265753636" calcext:value-type="float">
            <text:p>-0.210217265753636</text:p>
          </table:table-cell>
          <table:table-cell office:value-type="float" office:value="-0.215302264990326" calcext:value-type="float">
            <text:p>-0.215302264990326</text:p>
          </table:table-cell>
          <table:table-cell office:value-type="float" office:value="-0.216916122664539" calcext:value-type="float">
            <text:p>-0.216916122664539</text:p>
          </table:table-cell>
          <table:table-cell office:value-type="float" office:value="-0.216352468102366" calcext:value-type="float">
            <text:p>-0.216352468102366</text:p>
          </table:table-cell>
          <table:table-cell office:value-type="float" office:value="-0.213468689909278" calcext:value-type="float">
            <text:p>-0.213468689909278</text:p>
          </table:table-cell>
          <table:table-cell office:value-type="float" office:value="-0.202821183442519" calcext:value-type="float">
            <text:p>-0.202821183442519</text:p>
          </table:table-cell>
          <table:table-cell office:value-type="float" office:value="-0.206818225465758" calcext:value-type="float">
            <text:p>-0.206818225465758</text:p>
          </table:table-cell>
          <table:table-cell office:value-type="float" office:value="-0.247890450851175" calcext:value-type="float">
            <text:p>-0.247890450851175</text:p>
          </table:table-cell>
          <table:table-cell office:value-type="float" office:value="-0.253702427077605" calcext:value-type="float">
            <text:p>-0.253702427077605</text:p>
          </table:table-cell>
          <table:table-cell office:value-type="float" office:value="-0.250764167496279" calcext:value-type="float">
            <text:p>-0.250764167496279</text:p>
          </table:table-cell>
          <table:table-cell office:value-type="float" office:value="-0.254925759807351" calcext:value-type="float">
            <text:p>-0.254925759807351</text:p>
          </table:table-cell>
          <table:table-cell office:value-type="float" office:value="-0.251495345690722" calcext:value-type="float">
            <text:p>-0.251495345690722</text:p>
          </table:table-cell>
          <table:table-cell office:value-type="float" office:value="-0.25354815460081" calcext:value-type="float">
            <text:p>-0.25354815460081</text:p>
          </table:table-cell>
          <table:table-cell office:value-type="float" office:value="-0.251461547962764" calcext:value-type="float">
            <text:p>-0.251461547962764</text:p>
          </table:table-cell>
          <table:table-cell office:value-type="float" office:value="-0.25335967487089" calcext:value-type="float">
            <text:p>-0.25335967487089</text:p>
          </table:table-cell>
          <table:table-cell office:value-type="float" office:value="-0.252403452790852" calcext:value-type="float">
            <text:p>-0.252403452790852</text:p>
          </table:table-cell>
          <table:table-cell office:value-type="float" office:value="-0.251438510183176" calcext:value-type="float">
            <text:p>-0.251438510183176</text:p>
          </table:table-cell>
          <table:table-cell office:value-type="float" office:value="-0.253897337452963" calcext:value-type="float">
            <text:p>-0.253897337452963</text:p>
          </table:table-cell>
          <table:table-cell office:value-type="float" office:value="-0.261486749445506" calcext:value-type="float">
            <text:p>-0.261486749445506</text:p>
          </table:table-cell>
          <table:table-cell office:value-type="float" office:value="-0.255881926968705" calcext:value-type="float">
            <text:p>-0.255881926968705</text:p>
          </table:table-cell>
          <table:table-cell office:value-type="float" office:value="-0.251116668993688" calcext:value-type="float">
            <text:p>-0.251116668993688</text:p>
          </table:table-cell>
          <table:table-cell office:value-type="float" office:value="-0.248671138040667" calcext:value-type="float">
            <text:p>-0.248671138040667</text:p>
          </table:table-cell>
          <table:table-cell office:value-type="float" office:value="-0.251451832904914" calcext:value-type="float">
            <text:p>-0.251451832904914</text:p>
          </table:table-cell>
          <table:table-cell office:value-type="float" office:value="-0.2592510778452" calcext:value-type="float">
            <text:p>-0.2592510778452</text:p>
          </table:table-cell>
          <table:table-cell office:value-type="float" office:value="-0.263456813067181" calcext:value-type="float">
            <text:p>-0.263456813067181</text:p>
          </table:table-cell>
          <table:table-cell office:value-type="float" office:value="-0.261206544279469" calcext:value-type="float">
            <text:p>-0.261206544279469</text:p>
          </table:table-cell>
          <table:table-cell office:value-type="float" office:value="-0.185969258940439" calcext:value-type="float">
            <text:p>-0.185969258940439</text:p>
          </table:table-cell>
          <table:table-cell office:value-type="float" office:value="-0.183420500820663" calcext:value-type="float">
            <text:p>-0.183420500820663</text:p>
          </table:table-cell>
          <table:table-cell office:value-type="float" office:value="-0.174189711494085" calcext:value-type="float">
            <text:p>-0.174189711494085</text:p>
          </table:table-cell>
          <table:table-cell office:value-type="float" office:value="-0.172045010277377" calcext:value-type="float">
            <text:p>-0.172045010277377</text:p>
          </table:table-cell>
          <table:table-cell office:value-type="float" office:value="-0.172091694147344" calcext:value-type="float">
            <text:p>-0.172091694147344</text:p>
          </table:table-cell>
          <table:table-cell office:value-type="float" office:value="-0.176287255034775" calcext:value-type="float">
            <text:p>-0.176287255034775</text:p>
          </table:table-cell>
          <table:table-cell office:value-type="float" office:value="-0.183260995052171" calcext:value-type="float">
            <text:p>-0.183260995052171</text:p>
          </table:table-cell>
          <table:table-cell office:value-type="float" office:value="-0.192463703930634" calcext:value-type="float">
            <text:p>-0.192463703930634</text:p>
          </table:table-cell>
          <table:table-cell office:value-type="float" office:value="-0.196314431486044" calcext:value-type="float">
            <text:p>-0.196314431486044</text:p>
          </table:table-cell>
          <table:table-cell office:value-type="float" office:value="-0.211292249202029" calcext:value-type="float">
            <text:p>-0.211292249202029</text:p>
          </table:table-cell>
          <table:table-cell office:value-type="float" office:value="-0.207551870882483" calcext:value-type="float">
            <text:p>-0.207551870882483</text:p>
          </table:table-cell>
          <table:table-cell office:value-type="float" office:value="-0.206291407711163" calcext:value-type="float">
            <text:p>-0.206291407711163</text:p>
          </table:table-cell>
          <table:table-cell office:value-type="float" office:value="-0.208391841068376" calcext:value-type="float">
            <text:p>-0.208391841068376</text:p>
          </table:table-cell>
          <table:table-cell office:value-type="float" office:value="-0.208755880139121" calcext:value-type="float">
            <text:p>-0.208755880139121</text:p>
          </table:table-cell>
          <table:table-cell office:value-type="float" office:value="-0.206329854263753" calcext:value-type="float">
            <text:p>-0.206329854263753</text:p>
          </table:table-cell>
          <table:table-cell office:value-type="float" office:value="-0.204265306097326" calcext:value-type="float">
            <text:p>-0.204265306097326</text:p>
          </table:table-cell>
          <table:table-cell office:value-type="float" office:value="-0.201595643864162" calcext:value-type="float">
            <text:p>-0.201595643864162</text:p>
          </table:table-cell>
          <table:table-cell office:value-type="float" office:value="-0.200819561857665" calcext:value-type="float">
            <text:p>-0.200819561857665</text:p>
          </table:table-cell>
          <table:table-cell office:value-type="float" office:value="-0.199903750712481" calcext:value-type="float">
            <text:p>-0.199903750712481</text:p>
          </table:table-cell>
          <table:table-cell office:value-type="float" office:value="-0.199861558570435" calcext:value-type="float">
            <text:p>-0.199861558570435</text:p>
          </table:table-cell>
          <table:table-cell office:value-type="float" office:value="-0.200076954977488" calcext:value-type="float">
            <text:p>-0.200076954977488</text:p>
          </table:table-cell>
          <table:table-cell office:value-type="float" office:value="-0.200530303773812" calcext:value-type="float">
            <text:p>-0.200530303773812</text:p>
          </table:table-cell>
          <table:table-cell office:value-type="float" office:value="-0.200093499742588" calcext:value-type="float">
            <text:p>-0.200093499742588</text:p>
          </table:table-cell>
          <table:table-cell office:value-type="float" office:value="-0.198550828375508" calcext:value-type="float">
            <text:p>-0.198550828375508</text:p>
          </table:table-cell>
          <table:table-cell office:value-type="float" office:value="-0.196785258433065" calcext:value-type="float">
            <text:p>-0.196785258433065</text:p>
          </table:table-cell>
          <table:table-cell office:value-type="float" office:value="-0.19571920187781" calcext:value-type="float">
            <text:p>-0.19571920187781</text:p>
          </table:table-cell>
          <table:table-cell office:value-type="float" office:value="-0.195368209467284" calcext:value-type="float">
            <text:p>-0.195368209467284</text:p>
          </table:table-cell>
          <table:table-cell office:value-type="float" office:value="-0.195324148587249" calcext:value-type="float">
            <text:p>-0.195324148587249</text:p>
          </table:table-cell>
          <table:table-cell office:value-type="float" office:value="-0.195328344357585" calcext:value-type="float">
            <text:p>-0.195328344357585</text:p>
          </table:table-cell>
          <table:table-cell office:value-type="float" office:value="-0.195362540924076" calcext:value-type="float">
            <text:p>-0.195362540924076</text:p>
          </table:table-cell>
          <table:table-cell office:value-type="float" office:value="-0.195075218368905" calcext:value-type="float">
            <text:p>-0.195075218368905</text:p>
          </table:table-cell>
          <table:table-cell office:value-type="float" office:value="-0.194890817046047" calcext:value-type="float">
            <text:p>-0.194890817046047</text:p>
          </table:table-cell>
          <table:table-cell office:value-type="float" office:value="-0.195076552706689" calcext:value-type="float">
            <text:p>-0.195076552706689</text:p>
          </table:table-cell>
          <table:table-cell office:value-type="float" office:value="-0.194951006567994" calcext:value-type="float">
            <text:p>-0.194951006567994</text:p>
          </table:table-cell>
          <table:table-cell office:value-type="float" office:value="-0.195038941674107" calcext:value-type="float">
            <text:p>-0.195038941674107</text:p>
          </table:table-cell>
          <table:table-cell office:value-type="float" office:value="-0.194991546384044" calcext:value-type="float">
            <text:p>-0.194991546384044</text:p>
          </table:table-cell>
          <table:table-cell office:value-type="float" office:value="-0.194861264427301" calcext:value-type="float">
            <text:p>-0.194861264427301</text:p>
          </table:table-cell>
          <table:table-cell office:value-type="float" office:value="-0.19490341815284" calcext:value-type="float">
            <text:p>-0.19490341815284</text:p>
          </table:table-cell>
          <table:table-cell office:value-type="float" office:value="-0.194876045441354" calcext:value-type="float">
            <text:p>-0.194876045441354</text:p>
          </table:table-cell>
          <table:table-cell office:value-type="float" office:value="-0.195039266595867" calcext:value-type="float">
            <text:p>-0.195039266595867</text:p>
          </table:table-cell>
          <table:table-cell office:value-type="float" office:value="-0.194959604610822" calcext:value-type="float">
            <text:p>-0.194959604610822</text:p>
          </table:table-cell>
          <table:table-cell office:value-type="float" office:value="-0.19505970017331" calcext:value-type="float">
            <text:p>-0.19505970017331</text:p>
          </table:table-cell>
          <table:table-cell office:value-type="float" office:value="-0.194898290144412" calcext:value-type="float">
            <text:p>-0.194898290144412</text:p>
          </table:table-cell>
          <table:table-cell office:value-type="float" office:value="-0.195012726059231" calcext:value-type="float">
            <text:p>-0.195012726059231</text:p>
          </table:table-cell>
          <table:table-cell office:value-type="float" office:value="-0.195032159648799" calcext:value-type="float">
            <text:p>-0.195032159648799</text:p>
          </table:table-cell>
          <table:table-cell office:value-type="float" office:value="-0.194915902020932" calcext:value-type="float">
            <text:p>-0.194915902020932</text:p>
          </table:table-cell>
          <table:table-cell office:value-type="float" office:value="-0.194944073100501" calcext:value-type="float">
            <text:p>-0.194944073100501</text:p>
          </table:table-cell>
          <table:table-cell office:value-type="float" office:value="-0.194931057916521" calcext:value-type="float">
            <text:p>-0.194931057916521</text:p>
          </table:table-cell>
          <table:table-cell office:value-type="float" office:value="-0.195099065783965" calcext:value-type="float">
            <text:p>-0.195099065783965</text:p>
          </table:table-cell>
          <table:table-cell office:value-type="float" office:value="-0.194872011918458" calcext:value-type="float">
            <text:p>-0.194872011918458</text:p>
          </table:table-cell>
          <table:table-cell office:value-type="float" office:value="-0.195043125345963" calcext:value-type="float">
            <text:p>-0.195043125345963</text:p>
          </table:table-cell>
          <table:table-cell office:value-type="float" office:value="-0.194954832941123" calcext:value-type="float">
            <text:p>-0.194954832941123</text:p>
          </table:table-cell>
          <table:table-cell office:value-type="float" office:value="-0.194793604117005" calcext:value-type="float">
            <text:p>-0.194793604117005</text:p>
          </table:table-cell>
          <table:table-cell office:value-type="float" office:value="-0.194852665101401" calcext:value-type="float">
            <text:p>-0.194852665101401</text:p>
          </table:table-cell>
          <table:table-cell office:value-type="float" office:value="-0.194803276367564" calcext:value-type="float">
            <text:p>-0.194803276367564</text:p>
          </table:table-cell>
          <table:table-cell office:value-type="float" office:value="-0.194876149160617" calcext:value-type="float">
            <text:p>-0.194876149160617</text:p>
          </table:table-cell>
          <table:table-cell office:value-type="float" office:value="-0.195030722336112" calcext:value-type="float">
            <text:p>-0.195030722336112</text:p>
          </table:table-cell>
          <table:table-cell office:value-type="float" office:value="-0.194977800354544" calcext:value-type="float">
            <text:p>-0.194977800354544</text:p>
          </table:table-cell>
          <table:table-cell office:value-type="float" office:value="-0.194891636175213" calcext:value-type="float">
            <text:p>-0.194891636175213</text:p>
          </table:table-cell>
          <table:table-cell office:value-type="float" office:value="-0.194973653515199" calcext:value-type="float">
            <text:p>-0.194973653515199</text:p>
          </table:table-cell>
          <table:table-cell office:value-type="float" office:value="-0.194807844593621" calcext:value-type="float">
            <text:p>-0.194807844593621</text:p>
          </table:table-cell>
          <table:table-cell office:value-type="float" office:value="-0.19491151795799" calcext:value-type="float">
            <text:p>-0.19491151795799</text:p>
          </table:table-cell>
          <table:table-cell office:value-type="float" office:value="-0.19493845791852" calcext:value-type="float">
            <text:p>-0.19493845791852</text:p>
          </table:table-cell>
          <table:table-cell office:value-type="float" office:value="-0.194900237016761" calcext:value-type="float">
            <text:p>-0.194900237016761</text:p>
          </table:table-cell>
          <table:table-cell office:value-type="float" office:value="-0.194867382695616" calcext:value-type="float">
            <text:p>-0.194867382695616</text:p>
          </table:table-cell>
          <table:table-cell office:value-type="float" office:value="-0.194941017111136" calcext:value-type="float">
            <text:p>-0.194941017111136</text:p>
          </table:table-cell>
          <table:table-cell office:value-type="float" office:value="-0.194830378213465" calcext:value-type="float">
            <text:p>-0.194830378213465</text:p>
          </table:table-cell>
          <table:table-cell office:value-type="float" office:value="-0.194809198842035" calcext:value-type="float">
            <text:p>-0.194809198842035</text:p>
          </table:table-cell>
          <table:table-cell office:value-type="float" office:value="-0.195001444236194" calcext:value-type="float">
            <text:p>-0.195001444236194</text:p>
          </table:table-cell>
          <table:table-cell office:value-type="float" office:value="-0.194851007607646" calcext:value-type="float">
            <text:p>-0.194851007607646</text:p>
          </table:table-cell>
          <table:table-cell office:value-type="float" office:value="-0.194774510566485" calcext:value-type="float">
            <text:p>-0.194774510566485</text:p>
          </table:table-cell>
          <table:table-cell office:value-type="float" office:value="-0.194864121100856" calcext:value-type="float">
            <text:p>-0.194864121100856</text:p>
          </table:table-cell>
          <table:table-cell office:value-type="float" office:value="-0.194933336008258" calcext:value-type="float">
            <text:p>-0.194933336008258</text:p>
          </table:table-cell>
          <table:table-cell office:value-type="float" office:value="-0.194958182224091" calcext:value-type="float">
            <text:p>-0.194958182224091</text:p>
          </table:table-cell>
          <table:table-cell office:value-type="float" office:value="-0.194913738847403" calcext:value-type="float">
            <text:p>-0.194913738847403</text:p>
          </table:table-cell>
          <table:table-cell office:value-type="float" office:value="-0.195079751116362" calcext:value-type="float">
            <text:p>-0.195079751116362</text:p>
          </table:table-cell>
          <table:table-cell office:value-type="float" office:value="-0.194921710343822" calcext:value-type="float">
            <text:p>-0.194921710343822</text:p>
          </table:table-cell>
          <table:table-cell office:value-type="float" office:value="-0.194922417343099" calcext:value-type="float">
            <text:p>-0.194922417343099</text:p>
          </table:table-cell>
          <table:table-cell office:value-type="float" office:value="-0.194832439863337" calcext:value-type="float">
            <text:p>-0.194832439863337</text:p>
          </table:table-cell>
          <table:table-cell office:value-type="float" office:value="-0.195029290335843" calcext:value-type="float">
            <text:p>-0.195029290335843</text:p>
          </table:table-cell>
          <table:table-cell office:value-type="float" office:value="-0.194847765828265" calcext:value-type="float">
            <text:p>-0.194847765828265</text:p>
          </table:table-cell>
          <table:table-cell office:value-type="float" office:value="-0.195021968678795" calcext:value-type="float">
            <text:p>-0.195021968678795</text:p>
          </table:table-cell>
          <table:table-cell office:value-type="float" office:value="-0.194755941224204" calcext:value-type="float">
            <text:p>-0.194755941224204</text:p>
          </table:table-cell>
          <table:table-cell office:value-type="float" office:value="-0.195019582180135" calcext:value-type="float">
            <text:p>-0.195019582180135</text:p>
          </table:table-cell>
          <table:table-cell office:value-type="float" office:value="-0.194894990598738" calcext:value-type="float">
            <text:p>-0.194894990598738</text:p>
          </table:table-cell>
          <table:table-cell office:value-type="float" office:value="-0.194877573651238" calcext:value-type="float">
            <text:p>-0.194877573651238</text:p>
          </table:table-cell>
          <table:table-cell office:value-type="float" office:value="-0.194901160819236" calcext:value-type="float">
            <text:p>-0.194901160819236</text:p>
          </table:table-cell>
          <table:table-cell office:value-type="float" office:value="-0.194819579424403" calcext:value-type="float">
            <text:p>-0.194819579424403</text:p>
          </table:table-cell>
          <table:table-cell office:value-type="float" office:value="-0.194907609935958" calcext:value-type="float">
            <text:p>-0.194907609935958</text:p>
          </table:table-cell>
          <table:table-cell office:value-type="float" office:value="-0.194924722995084" calcext:value-type="float">
            <text:p>-0.194924722995084</text:p>
          </table:table-cell>
          <table:table-cell office:value-type="float" office:value="-0.195007743321299" calcext:value-type="float">
            <text:p>-0.195007743321299</text:p>
          </table:table-cell>
          <table:table-cell office:value-type="float" office:value="-0.194757926790093" calcext:value-type="float">
            <text:p>-0.194757926790093</text:p>
          </table:table-cell>
          <table:table-cell office:value-type="float" office:value="-0.194852054287259" calcext:value-type="float">
            <text:p>-0.194852054287259</text:p>
          </table:table-cell>
          <table:table-cell office:value-type="float" office:value="-0.194900717404956" calcext:value-type="float">
            <text:p>-0.194900717404956</text:p>
          </table:table-cell>
          <table:table-cell office:value-type="float" office:value="-0.194986801265864" calcext:value-type="float">
            <text:p>-0.194986801265864</text:p>
          </table:table-cell>
          <table:table-cell office:value-type="float" office:value="-0.194919193320673" calcext:value-type="float">
            <text:p>-0.194919193320673</text:p>
          </table:table-cell>
          <table:table-cell office:value-type="float" office:value="-0.194842369723825" calcext:value-type="float">
            <text:p>-0.194842369723825</text:p>
          </table:table-cell>
          <table:table-cell office:value-type="float" office:value="-0.19485081575842" calcext:value-type="float">
            <text:p>-0.19485081575842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527470202805" calcext:value-type="float">
            <text:p>0.303527470202805</text:p>
          </table:table-cell>
          <table:table-cell office:value-type="float" office:value="0.303515554628107" calcext:value-type="float">
            <text:p>0.303515554628107</text:p>
          </table:table-cell>
          <table:table-cell office:value-type="float" office:value="0.303550355256972" calcext:value-type="float">
            <text:p>0.303550355256972</text:p>
          </table:table-cell>
          <table:table-cell office:value-type="float" office:value="0.303509921668867" calcext:value-type="float">
            <text:p>0.303509921668867</text:p>
          </table:table-cell>
          <table:table-cell office:value-type="float" office:value="0.303521416618423" calcext:value-type="float">
            <text:p>0.303521416618423</text:p>
          </table:table-cell>
          <table:table-cell office:value-type="float" office:value="0.30353109169889" calcext:value-type="float">
            <text:p>0.30353109169889</text:p>
          </table:table-cell>
          <table:table-cell office:value-type="float" office:value="0.303527458733277" calcext:value-type="float">
            <text:p>0.303527458733277</text:p>
          </table:table-cell>
          <table:table-cell office:value-type="float" office:value="0.30352089551102" calcext:value-type="float">
            <text:p>0.30352089551102</text:p>
          </table:table-cell>
          <table:table-cell office:value-type="float" office:value="0.303526352201217" calcext:value-type="float">
            <text:p>0.303526352201217</text:p>
          </table:table-cell>
          <table:table-cell office:value-type="float" office:value="0.303532056029935" calcext:value-type="float">
            <text:p>0.303532056029935</text:p>
          </table:table-cell>
          <table:table-cell office:value-type="float" office:value="0.303525430274904" calcext:value-type="float">
            <text:p>0.303525430274904</text:p>
          </table:table-cell>
          <table:table-cell office:value-type="float" office:value="0.303514352015855" calcext:value-type="float">
            <text:p>0.303514352015855</text:p>
          </table:table-cell>
          <table:table-cell office:value-type="float" office:value="0.303501472328662" calcext:value-type="float">
            <text:p>0.303501472328662</text:p>
          </table:table-cell>
          <table:table-cell office:value-type="float" office:value="0.303506725024508" calcext:value-type="float">
            <text:p>0.303506725024508</text:p>
          </table:table-cell>
          <table:table-cell office:value-type="float" office:value="0.303516058475246" calcext:value-type="float">
            <text:p>0.303516058475246</text:p>
          </table:table-cell>
          <table:table-cell office:value-type="float" office:value="0.303515144578961" calcext:value-type="float">
            <text:p>0.303515144578961</text:p>
          </table:table-cell>
          <table:table-cell office:value-type="float" office:value="0.303523394099144" calcext:value-type="float">
            <text:p>0.303523394099144</text:p>
          </table:table-cell>
          <table:table-cell office:value-type="float" office:value="0.303505037893786" calcext:value-type="float">
            <text:p>0.303505037893786</text:p>
          </table:table-cell>
          <table:table-cell office:value-type="float" office:value="0.303522600457878" calcext:value-type="float">
            <text:p>0.303522600457878</text:p>
          </table:table-cell>
          <table:table-cell office:value-type="float" office:value="0.303525012386207" calcext:value-type="float">
            <text:p>0.303525012386207</text:p>
          </table:table-cell>
          <table:table-cell office:value-type="float" office:value="0.303517038606745" calcext:value-type="float">
            <text:p>0.303517038606745</text:p>
          </table:table-cell>
          <table:table-cell office:value-type="float" office:value="0.303533326463957" calcext:value-type="float">
            <text:p>0.303533326463957</text:p>
          </table:table-cell>
          <table:table-cell office:value-type="float" office:value="0.30351542551203" calcext:value-type="float">
            <text:p>0.30351542551203</text:p>
          </table:table-cell>
          <table:table-cell office:value-type="float" office:value="0.303545713123002" calcext:value-type="float">
            <text:p>0.303545713123002</text:p>
          </table:table-cell>
          <table:table-cell office:value-type="float" office:value="0.303514627669594" calcext:value-type="float">
            <text:p>0.303514627669594</text:p>
          </table:table-cell>
          <table:table-cell office:value-type="float" office:value="0.3035161694276" calcext:value-type="float">
            <text:p>0.3035161694276</text:p>
          </table:table-cell>
          <table:table-cell office:value-type="float" office:value="0.303541943646873" calcext:value-type="float">
            <text:p>0.303541943646873</text:p>
          </table:table-cell>
          <table:table-cell office:value-type="float" office:value="0.303523083435143" calcext:value-type="float">
            <text:p>0.303523083435143</text:p>
          </table:table-cell>
          <table:table-cell office:value-type="float" office:value="0.303518317636084" calcext:value-type="float">
            <text:p>0.303518317636084</text:p>
          </table:table-cell>
          <table:table-cell office:value-type="float" office:value="0.303533886710596" calcext:value-type="float">
            <text:p>0.303533886710596</text:p>
          </table:table-cell>
          <table:table-cell office:value-type="float" office:value="0.303518362091432" calcext:value-type="float">
            <text:p>0.303518362091432</text:p>
          </table:table-cell>
          <table:table-cell office:value-type="float" office:value="0.303545297246919" calcext:value-type="float">
            <text:p>0.303545297246919</text:p>
          </table:table-cell>
          <table:table-cell office:value-type="float" office:value="0.303506471212016" calcext:value-type="float">
            <text:p>0.303506471212016</text:p>
          </table:table-cell>
          <table:table-cell office:value-type="float" office:value="0.303537056534841" calcext:value-type="float">
            <text:p>0.303537056534841</text:p>
          </table:table-cell>
          <table:table-cell office:value-type="float" office:value="0.303502371883733" calcext:value-type="float">
            <text:p>0.303502371883733</text:p>
          </table:table-cell>
          <table:table-cell office:value-type="float" office:value="0.303524082809147" calcext:value-type="float">
            <text:p>0.303524082809147</text:p>
          </table:table-cell>
          <table:table-cell office:value-type="float" office:value="0.303518970280636" calcext:value-type="float">
            <text:p>0.303518970280636</text:p>
          </table:table-cell>
          <table:table-cell office:value-type="float" office:value="0.303508859232663" calcext:value-type="float">
            <text:p>0.303508859232663</text:p>
          </table:table-cell>
          <table:table-cell office:value-type="float" office:value="0.303519332157212" calcext:value-type="float">
            <text:p>0.303519332157212</text:p>
          </table:table-cell>
          <table:table-cell office:value-type="float" office:value="0.303534912019375" calcext:value-type="float">
            <text:p>0.303534912019375</text:p>
          </table:table-cell>
          <table:table-cell office:value-type="float" office:value="0.303518896271582" calcext:value-type="float">
            <text:p>0.303518896271582</text:p>
          </table:table-cell>
          <table:table-cell office:value-type="float" office:value="0.303525509102712" calcext:value-type="float">
            <text:p>0.303525509102712</text:p>
          </table:table-cell>
          <table:table-cell office:value-type="float" office:value="0.303533436163902" calcext:value-type="float">
            <text:p>0.303533436163902</text:p>
          </table:table-cell>
          <table:table-cell office:value-type="float" office:value="0.303522409018395" calcext:value-type="float">
            <text:p>0.303522409018395</text:p>
          </table:table-cell>
          <table:table-cell office:value-type="float" office:value="0.303499536627453" calcext:value-type="float">
            <text:p>0.303499536627453</text:p>
          </table:table-cell>
          <table:table-cell office:value-type="float" office:value="0.303521364575666" calcext:value-type="float">
            <text:p>0.303521364575666</text:p>
          </table:table-cell>
          <table:table-cell office:value-type="float" office:value="0.30352484557713" calcext:value-type="float">
            <text:p>0.30352484557713</text:p>
          </table:table-cell>
          <table:table-cell office:value-type="float" office:value="0.303521670669606" calcext:value-type="float">
            <text:p>0.303521670669606</text:p>
          </table:table-cell>
          <table:table-cell office:value-type="float" office:value="0.303515860184686" calcext:value-type="float">
            <text:p>0.303515860184686</text:p>
          </table:table-cell>
          <table:table-cell office:value-type="float" office:value="0.303521829815458" calcext:value-type="float">
            <text:p>0.303521829815458</text:p>
          </table:table-cell>
          <table:table-cell office:value-type="float" office:value="0.303535069955658" calcext:value-type="float">
            <text:p>0.303535069955658</text:p>
          </table:table-cell>
          <table:table-cell office:value-type="float" office:value="0.303519740242524" calcext:value-type="float">
            <text:p>0.303519740242524</text:p>
          </table:table-cell>
          <table:table-cell office:value-type="float" office:value="0.303578584208641" calcext:value-type="float">
            <text:p>0.303578584208641</text:p>
          </table:table-cell>
          <table:table-cell office:value-type="float" office:value="0.30344618117609" calcext:value-type="float">
            <text:p>0.30344618117609</text:p>
          </table:table-cell>
          <table:table-cell office:value-type="float" office:value="0.30339056480177" calcext:value-type="float">
            <text:p>0.30339056480177</text:p>
          </table:table-cell>
          <table:table-cell office:value-type="float" office:value="0.303333798733566" calcext:value-type="float">
            <text:p>0.303333798733566</text:p>
          </table:table-cell>
          <table:table-cell office:value-type="float" office:value="0.303427561732798" calcext:value-type="float">
            <text:p>0.303427561732798</text:p>
          </table:table-cell>
          <table:table-cell office:value-type="float" office:value="0.303405553347603" calcext:value-type="float">
            <text:p>0.303405553347603</text:p>
          </table:table-cell>
          <table:table-cell office:value-type="float" office:value="0.303359414957128" calcext:value-type="float">
            <text:p>0.303359414957128</text:p>
          </table:table-cell>
          <table:table-cell office:value-type="float" office:value="0.303322961693946" calcext:value-type="float">
            <text:p>0.303322961693946</text:p>
          </table:table-cell>
          <table:table-cell office:value-type="float" office:value="0.303277671949371" calcext:value-type="float">
            <text:p>0.303277671949371</text:p>
          </table:table-cell>
          <table:table-cell office:value-type="float" office:value="0.303292448763062" calcext:value-type="float">
            <text:p>0.303292448763062</text:p>
          </table:table-cell>
          <table:table-cell office:value-type="float" office:value="0.303196474896446" calcext:value-type="float">
            <text:p>0.303196474896446</text:p>
          </table:table-cell>
          <table:table-cell office:value-type="float" office:value="0.30346275062141" calcext:value-type="float">
            <text:p>0.30346275062141</text:p>
          </table:table-cell>
          <table:table-cell office:value-type="float" office:value="0.303225807298848" calcext:value-type="float">
            <text:p>0.303225807298848</text:p>
          </table:table-cell>
          <table:table-cell office:value-type="float" office:value="0.302651570096332" calcext:value-type="float">
            <text:p>0.302651570096332</text:p>
          </table:table-cell>
          <table:table-cell office:value-type="float" office:value="0.299096196812402" calcext:value-type="float">
            <text:p>0.299096196812402</text:p>
          </table:table-cell>
          <table:table-cell office:value-type="float" office:value="0.331075374845356" calcext:value-type="float">
            <text:p>0.331075374845356</text:p>
          </table:table-cell>
          <table:table-cell office:value-type="float" office:value="0.336721208144314" calcext:value-type="float">
            <text:p>0.336721208144314</text:p>
          </table:table-cell>
          <table:table-cell office:value-type="float" office:value="0.335636787627034" calcext:value-type="float">
            <text:p>0.335636787627034</text:p>
          </table:table-cell>
          <table:table-cell office:value-type="float" office:value="0.333984405669648" calcext:value-type="float">
            <text:p>0.333984405669648</text:p>
          </table:table-cell>
          <table:table-cell office:value-type="float" office:value="0.33390931467402" calcext:value-type="float">
            <text:p>0.33390931467402</text:p>
          </table:table-cell>
          <table:table-cell office:value-type="float" office:value="0.334388618523389" calcext:value-type="float">
            <text:p>0.334388618523389</text:p>
          </table:table-cell>
          <table:table-cell office:value-type="float" office:value="0.335186948437478" calcext:value-type="float">
            <text:p>0.335186948437478</text:p>
          </table:table-cell>
          <table:table-cell office:value-type="float" office:value="0.333780893270853" calcext:value-type="float">
            <text:p>0.333780893270853</text:p>
          </table:table-cell>
          <table:table-cell office:value-type="float" office:value="0.330190166390956" calcext:value-type="float">
            <text:p>0.330190166390956</text:p>
          </table:table-cell>
          <table:table-cell office:value-type="float" office:value="0.315969665314854" calcext:value-type="float">
            <text:p>0.315969665314854</text:p>
          </table:table-cell>
          <table:table-cell office:value-type="float" office:value="0.313038111016175" calcext:value-type="float">
            <text:p>0.313038111016175</text:p>
          </table:table-cell>
          <table:table-cell office:value-type="float" office:value="0.31313016084881" calcext:value-type="float">
            <text:p>0.31313016084881</text:p>
          </table:table-cell>
          <table:table-cell office:value-type="float" office:value="0.305025008940348" calcext:value-type="float">
            <text:p>0.305025008940348</text:p>
          </table:table-cell>
          <table:table-cell office:value-type="float" office:value="0.303702146179241" calcext:value-type="float">
            <text:p>0.303702146179241</text:p>
          </table:table-cell>
          <table:table-cell office:value-type="float" office:value="0.30110515555841" calcext:value-type="float">
            <text:p>0.30110515555841</text:p>
          </table:table-cell>
          <table:table-cell office:value-type="float" office:value="0.296532850059194" calcext:value-type="float">
            <text:p>0.296532850059194</text:p>
          </table:table-cell>
          <table:table-cell office:value-type="float" office:value="0.29357488664155" calcext:value-type="float">
            <text:p>0.29357488664155</text:p>
          </table:table-cell>
          <table:table-cell office:value-type="float" office:value="0.291083565049243" calcext:value-type="float">
            <text:p>0.291083565049243</text:p>
          </table:table-cell>
          <table:table-cell office:value-type="float" office:value="0.333987004819242" calcext:value-type="float">
            <text:p>0.333987004819242</text:p>
          </table:table-cell>
          <table:table-cell office:value-type="float" office:value="0.330060518919332" calcext:value-type="float">
            <text:p>0.330060518919332</text:p>
          </table:table-cell>
          <table:table-cell office:value-type="float" office:value="0.327325430228532" calcext:value-type="float">
            <text:p>0.327325430228532</text:p>
          </table:table-cell>
          <table:table-cell office:value-type="float" office:value="0.321340847923208" calcext:value-type="float">
            <text:p>0.321340847923208</text:p>
          </table:table-cell>
          <table:table-cell office:value-type="float" office:value="0.314956556094624" calcext:value-type="float">
            <text:p>0.314956556094624</text:p>
          </table:table-cell>
          <table:table-cell office:value-type="float" office:value="0.28930147863917" calcext:value-type="float">
            <text:p>0.28930147863917</text:p>
          </table:table-cell>
          <table:table-cell office:value-type="float" office:value="0.292935593411847" calcext:value-type="float">
            <text:p>0.292935593411847</text:p>
          </table:table-cell>
          <table:table-cell office:value-type="float" office:value="0.304425997661117" calcext:value-type="float">
            <text:p>0.304425997661117</text:p>
          </table:table-cell>
          <table:table-cell office:value-type="float" office:value="0.304821958882145" calcext:value-type="float">
            <text:p>0.304821958882145</text:p>
          </table:table-cell>
          <table:table-cell office:value-type="float" office:value="0.304207863393757" calcext:value-type="float">
            <text:p>0.304207863393757</text:p>
          </table:table-cell>
          <table:table-cell office:value-type="float" office:value="0.303281145957783" calcext:value-type="float">
            <text:p>0.303281145957783</text:p>
          </table:table-cell>
          <table:table-cell office:value-type="float" office:value="0.303169471427112" calcext:value-type="float">
            <text:p>0.303169471427112</text:p>
          </table:table-cell>
          <table:table-cell office:value-type="float" office:value="0.302646037339148" calcext:value-type="float">
            <text:p>0.302646037339148</text:p>
          </table:table-cell>
          <table:table-cell office:value-type="float" office:value="0.30199173944886" calcext:value-type="float">
            <text:p>0.30199173944886</text:p>
          </table:table-cell>
          <table:table-cell office:value-type="float" office:value="0.300350458265176" calcext:value-type="float">
            <text:p>0.300350458265176</text:p>
          </table:table-cell>
          <table:table-cell office:value-type="float" office:value="0.297214857215695" calcext:value-type="float">
            <text:p>0.297214857215695</text:p>
          </table:table-cell>
          <table:table-cell office:value-type="float" office:value="0.294556609721048" calcext:value-type="float">
            <text:p>0.294556609721048</text:p>
          </table:table-cell>
          <table:table-cell office:value-type="float" office:value="0.292686145328632" calcext:value-type="float">
            <text:p>0.292686145328632</text:p>
          </table:table-cell>
          <table:table-cell office:value-type="float" office:value="0.297677188362571" calcext:value-type="float">
            <text:p>0.297677188362571</text:p>
          </table:table-cell>
          <table:table-cell office:value-type="float" office:value="0.303518955871257" calcext:value-type="float">
            <text:p>0.303518955871257</text:p>
          </table:table-cell>
          <table:table-cell office:value-type="float" office:value="0.310345086568163" calcext:value-type="float">
            <text:p>0.310345086568163</text:p>
          </table:table-cell>
          <table:table-cell office:value-type="float" office:value="0.32232794412533" calcext:value-type="float">
            <text:p>0.32232794412533</text:p>
          </table:table-cell>
          <table:table-cell office:value-type="float" office:value="0.331294286035011" calcext:value-type="float">
            <text:p>0.331294286035011</text:p>
          </table:table-cell>
          <table:table-cell office:value-type="float" office:value="0.333170501101306" calcext:value-type="float">
            <text:p>0.333170501101306</text:p>
          </table:table-cell>
          <table:table-cell office:value-type="float" office:value="0.334684137647419" calcext:value-type="float">
            <text:p>0.334684137647419</text:p>
          </table:table-cell>
          <table:table-cell office:value-type="float" office:value="0.333349600371596" calcext:value-type="float">
            <text:p>0.333349600371596</text:p>
          </table:table-cell>
          <table:table-cell office:value-type="float" office:value="0.331723860126296" calcext:value-type="float">
            <text:p>0.331723860126296</text:p>
          </table:table-cell>
          <table:table-cell office:value-type="float" office:value="0.332649787633421" calcext:value-type="float">
            <text:p>0.332649787633421</text:p>
          </table:table-cell>
          <table:table-cell office:value-type="float" office:value="0.333055113562428" calcext:value-type="float">
            <text:p>0.333055113562428</text:p>
          </table:table-cell>
          <table:table-cell office:value-type="float" office:value="0.332540794684717" calcext:value-type="float">
            <text:p>0.332540794684717</text:p>
          </table:table-cell>
          <table:table-cell office:value-type="float" office:value="0.324478789867072" calcext:value-type="float">
            <text:p>0.324478789867072</text:p>
          </table:table-cell>
          <table:table-cell office:value-type="float" office:value="0.301070602845474" calcext:value-type="float">
            <text:p>0.301070602845474</text:p>
          </table:table-cell>
          <table:table-cell office:value-type="float" office:value="0.301839912123029" calcext:value-type="float">
            <text:p>0.301839912123029</text:p>
          </table:table-cell>
          <table:table-cell office:value-type="float" office:value="0.29861880472856" calcext:value-type="float">
            <text:p>0.29861880472856</text:p>
          </table:table-cell>
          <table:table-cell office:value-type="float" office:value="0.29773319663814" calcext:value-type="float">
            <text:p>0.29773319663814</text:p>
          </table:table-cell>
          <table:table-cell office:value-type="float" office:value="0.297163885149406" calcext:value-type="float">
            <text:p>0.297163885149406</text:p>
          </table:table-cell>
          <table:table-cell office:value-type="float" office:value="0.296238791357424" calcext:value-type="float">
            <text:p>0.296238791357424</text:p>
          </table:table-cell>
          <table:table-cell office:value-type="float" office:value="0.294975654842586" calcext:value-type="float">
            <text:p>0.294975654842586</text:p>
          </table:table-cell>
          <table:table-cell office:value-type="float" office:value="0.292547061347204" calcext:value-type="float">
            <text:p>0.292547061347204</text:p>
          </table:table-cell>
          <table:table-cell office:value-type="float" office:value="0.331962604631844" calcext:value-type="float">
            <text:p>0.331962604631844</text:p>
          </table:table-cell>
          <table:table-cell office:value-type="float" office:value="0.329350524241274" calcext:value-type="float">
            <text:p>0.329350524241274</text:p>
          </table:table-cell>
          <table:table-cell office:value-type="float" office:value="0.328698012086098" calcext:value-type="float">
            <text:p>0.328698012086098</text:p>
          </table:table-cell>
          <table:table-cell office:value-type="float" office:value="0.326768967574091" calcext:value-type="float">
            <text:p>0.326768967574091</text:p>
          </table:table-cell>
          <table:table-cell office:value-type="float" office:value="0.322876695951052" calcext:value-type="float">
            <text:p>0.322876695951052</text:p>
          </table:table-cell>
          <table:table-cell office:value-type="float" office:value="0.318308210205432" calcext:value-type="float">
            <text:p>0.318308210205432</text:p>
          </table:table-cell>
          <table:table-cell office:value-type="float" office:value="0.315891498731505" calcext:value-type="float">
            <text:p>0.315891498731505</text:p>
          </table:table-cell>
          <table:table-cell office:value-type="float" office:value="0.308294638859637" calcext:value-type="float">
            <text:p>0.308294638859637</text:p>
          </table:table-cell>
          <table:table-cell office:value-type="float" office:value="0.303225532759725" calcext:value-type="float">
            <text:p>0.303225532759725</text:p>
          </table:table-cell>
          <table:table-cell office:value-type="float" office:value="0.30417519744722" calcext:value-type="float">
            <text:p>0.30417519744722</text:p>
          </table:table-cell>
          <table:table-cell office:value-type="float" office:value="0.303921299275021" calcext:value-type="float">
            <text:p>0.303921299275021</text:p>
          </table:table-cell>
          <table:table-cell office:value-type="float" office:value="0.3032870866873" calcext:value-type="float">
            <text:p>0.3032870866873</text:p>
          </table:table-cell>
          <table:table-cell office:value-type="float" office:value="0.297079346930234" calcext:value-type="float">
            <text:p>0.297079346930234</text:p>
          </table:table-cell>
          <table:table-cell office:value-type="float" office:value="0.290321003475257" calcext:value-type="float">
            <text:p>0.290321003475257</text:p>
          </table:table-cell>
          <table:table-cell office:value-type="float" office:value="0.296839532715787" calcext:value-type="float">
            <text:p>0.296839532715787</text:p>
          </table:table-cell>
          <table:table-cell office:value-type="float" office:value="0.31093522228496" calcext:value-type="float">
            <text:p>0.31093522228496</text:p>
          </table:table-cell>
          <table:table-cell office:value-type="float" office:value="0.318028213798801" calcext:value-type="float">
            <text:p>0.318028213798801</text:p>
          </table:table-cell>
          <table:table-cell office:value-type="float" office:value="0.323625811853285" calcext:value-type="float">
            <text:p>0.323625811853285</text:p>
          </table:table-cell>
          <table:table-cell office:value-type="float" office:value="0.333036911816693" calcext:value-type="float">
            <text:p>0.333036911816693</text:p>
          </table:table-cell>
          <table:table-cell office:value-type="float" office:value="0.336243734566445" calcext:value-type="float">
            <text:p>0.336243734566445</text:p>
          </table:table-cell>
          <table:table-cell office:value-type="float" office:value="0.337867028410314" calcext:value-type="float">
            <text:p>0.337867028410314</text:p>
          </table:table-cell>
          <table:table-cell office:value-type="float" office:value="0.33780085877272" calcext:value-type="float">
            <text:p>0.33780085877272</text:p>
          </table:table-cell>
          <table:table-cell office:value-type="float" office:value="0.337113951050732" calcext:value-type="float">
            <text:p>0.337113951050732</text:p>
          </table:table-cell>
          <table:table-cell office:value-type="float" office:value="0.335904650103082" calcext:value-type="float">
            <text:p>0.335904650103082</text:p>
          </table:table-cell>
          <table:table-cell office:value-type="float" office:value="0.33643628729535" calcext:value-type="float">
            <text:p>0.33643628729535</text:p>
          </table:table-cell>
          <table:table-cell office:value-type="float" office:value="0.339035037946019" calcext:value-type="float">
            <text:p>0.339035037946019</text:p>
          </table:table-cell>
          <table:table-cell office:value-type="float" office:value="0.334540418132052" calcext:value-type="float">
            <text:p>0.334540418132052</text:p>
          </table:table-cell>
          <table:table-cell office:value-type="float" office:value="0.330077220509848" calcext:value-type="float">
            <text:p>0.330077220509848</text:p>
          </table:table-cell>
          <table:table-cell office:value-type="float" office:value="0.319929896363929" calcext:value-type="float">
            <text:p>0.319929896363929</text:p>
          </table:table-cell>
          <table:table-cell office:value-type="float" office:value="0.313867116901721" calcext:value-type="float">
            <text:p>0.313867116901721</text:p>
          </table:table-cell>
          <table:table-cell office:value-type="float" office:value="0.305222206064864" calcext:value-type="float">
            <text:p>0.305222206064864</text:p>
          </table:table-cell>
          <table:table-cell office:value-type="float" office:value="0.302408863638922" calcext:value-type="float">
            <text:p>0.302408863638922</text:p>
          </table:table-cell>
          <table:table-cell office:value-type="float" office:value="0.301234754409418" calcext:value-type="float">
            <text:p>0.301234754409418</text:p>
          </table:table-cell>
          <table:table-cell office:value-type="float" office:value="0.301460899393071" calcext:value-type="float">
            <text:p>0.301460899393071</text:p>
          </table:table-cell>
          <table:table-cell office:value-type="float" office:value="0.301402550950596" calcext:value-type="float">
            <text:p>0.301402550950596</text:p>
          </table:table-cell>
          <table:table-cell office:value-type="float" office:value="0.301786889916122" calcext:value-type="float">
            <text:p>0.301786889916122</text:p>
          </table:table-cell>
          <table:table-cell office:value-type="float" office:value="0.301338044359665" calcext:value-type="float">
            <text:p>0.301338044359665</text:p>
          </table:table-cell>
          <table:table-cell office:value-type="float" office:value="0.300986175695985" calcext:value-type="float">
            <text:p>0.300986175695985</text:p>
          </table:table-cell>
          <table:table-cell office:value-type="float" office:value="0.30065960988527" calcext:value-type="float">
            <text:p>0.30065960988527</text:p>
          </table:table-cell>
          <table:table-cell office:value-type="float" office:value="0.299372384950869" calcext:value-type="float">
            <text:p>0.299372384950869</text:p>
          </table:table-cell>
          <table:table-cell office:value-type="float" office:value="0.298467710053969" calcext:value-type="float">
            <text:p>0.298467710053969</text:p>
          </table:table-cell>
          <table:table-cell office:value-type="float" office:value="0.297957987632222" calcext:value-type="float">
            <text:p>0.297957987632222</text:p>
          </table:table-cell>
          <table:table-cell office:value-type="float" office:value="0.295737731468746" calcext:value-type="float">
            <text:p>0.295737731468746</text:p>
          </table:table-cell>
          <table:table-cell office:value-type="float" office:value="0.293715209580366" calcext:value-type="float">
            <text:p>0.293715209580366</text:p>
          </table:table-cell>
          <table:table-cell office:value-type="float" office:value="0.333071056566988" calcext:value-type="float">
            <text:p>0.333071056566988</text:p>
          </table:table-cell>
          <table:table-cell office:value-type="float" office:value="0.331271927737197" calcext:value-type="float">
            <text:p>0.331271927737197</text:p>
          </table:table-cell>
          <table:table-cell office:value-type="float" office:value="0.330116773794517" calcext:value-type="float">
            <text:p>0.330116773794517</text:p>
          </table:table-cell>
          <table:table-cell office:value-type="float" office:value="0.325297221238407" calcext:value-type="float">
            <text:p>0.325297221238407</text:p>
          </table:table-cell>
          <table:table-cell office:value-type="float" office:value="0.321204405691243" calcext:value-type="float">
            <text:p>0.321204405691243</text:p>
          </table:table-cell>
          <table:table-cell office:value-type="float" office:value="0.317869901784428" calcext:value-type="float">
            <text:p>0.317869901784428</text:p>
          </table:table-cell>
          <table:table-cell office:value-type="float" office:value="0.316415960518919" calcext:value-type="float">
            <text:p>0.316415960518919</text:p>
          </table:table-cell>
          <table:table-cell office:value-type="float" office:value="0.312861085455911" calcext:value-type="float">
            <text:p>0.312861085455911</text:p>
          </table:table-cell>
          <table:table-cell office:value-type="float" office:value="0.299594568850669" calcext:value-type="float">
            <text:p>0.299594568850669</text:p>
          </table:table-cell>
          <table:table-cell office:value-type="float" office:value="0.303848458854523" calcext:value-type="float">
            <text:p>0.303848458854523</text:p>
          </table:table-cell>
          <table:table-cell office:value-type="float" office:value="0.3050950769291" calcext:value-type="float">
            <text:p>0.3050950769291</text:p>
          </table:table-cell>
          <table:table-cell office:value-type="float" office:value="0.304864160724078" calcext:value-type="float">
            <text:p>0.304864160724078</text:p>
          </table:table-cell>
          <table:table-cell office:value-type="float" office:value="0.303630045429188" calcext:value-type="float">
            <text:p>0.303630045429188</text:p>
          </table:table-cell>
          <table:table-cell office:value-type="float" office:value="0.297391406098142" calcext:value-type="float">
            <text:p>0.297391406098142</text:p>
          </table:table-cell>
          <table:table-cell office:value-type="float" office:value="0.329579391801313" calcext:value-type="float">
            <text:p>0.329579391801313</text:p>
          </table:table-cell>
          <table:table-cell office:value-type="float" office:value="0.339838739886856" calcext:value-type="float">
            <text:p>0.339838739886856</text:p>
          </table:table-cell>
          <table:table-cell office:value-type="float" office:value="0.337064062492167" calcext:value-type="float">
            <text:p>0.337064062492167</text:p>
          </table:table-cell>
          <table:table-cell office:value-type="float" office:value="0.333376797037868" calcext:value-type="float">
            <text:p>0.333376797037868</text:p>
          </table:table-cell>
          <table:table-cell office:value-type="float" office:value="0.307037745453472" calcext:value-type="float">
            <text:p>0.307037745453472</text:p>
          </table:table-cell>
          <table:table-cell office:value-type="float" office:value="0.304497644302781" calcext:value-type="float">
            <text:p>0.304497644302781</text:p>
          </table:table-cell>
          <table:table-cell office:value-type="float" office:value="0.304379660641773" calcext:value-type="float">
            <text:p>0.304379660641773</text:p>
          </table:table-cell>
          <table:table-cell office:value-type="float" office:value="0.304543386331548" calcext:value-type="float">
            <text:p>0.304543386331548</text:p>
          </table:table-cell>
          <table:table-cell office:value-type="float" office:value="0.304893263170779" calcext:value-type="float">
            <text:p>0.304893263170779</text:p>
          </table:table-cell>
          <table:table-cell office:value-type="float" office:value="0.304280654467413" calcext:value-type="float">
            <text:p>0.304280654467413</text:p>
          </table:table-cell>
          <table:table-cell office:value-type="float" office:value="0.30325040544221" calcext:value-type="float">
            <text:p>0.30325040544221</text:p>
          </table:table-cell>
          <table:table-cell office:value-type="float" office:value="0.302000914616285" calcext:value-type="float">
            <text:p>0.302000914616285</text:p>
          </table:table-cell>
          <table:table-cell office:value-type="float" office:value="0.299666333989373" calcext:value-type="float">
            <text:p>0.299666333989373</text:p>
          </table:table-cell>
          <table:table-cell office:value-type="float" office:value="0.29643897329241" calcext:value-type="float">
            <text:p>0.29643897329241</text:p>
          </table:table-cell>
          <table:table-cell office:value-type="float" office:value="0.333263726947763" calcext:value-type="float">
            <text:p>0.333263726947763</text:p>
          </table:table-cell>
          <table:table-cell office:value-type="float" office:value="0.329784569244614" calcext:value-type="float">
            <text:p>0.329784569244614</text:p>
          </table:table-cell>
          <table:table-cell office:value-type="float" office:value="0.325661324081181" calcext:value-type="float">
            <text:p>0.325661324081181</text:p>
          </table:table-cell>
          <table:table-cell office:value-type="float" office:value="0.320249865421759" calcext:value-type="float">
            <text:p>0.320249865421759</text:p>
          </table:table-cell>
          <table:table-cell office:value-type="float" office:value="0.31455061600045" calcext:value-type="float">
            <text:p>0.31455061600045</text:p>
          </table:table-cell>
          <table:table-cell office:value-type="float" office:value="0.311508275650188" calcext:value-type="float">
            <text:p>0.311508275650188</text:p>
          </table:table-cell>
          <table:table-cell office:value-type="float" office:value="0.310125441832633" calcext:value-type="float">
            <text:p>0.310125441832633</text:p>
          </table:table-cell>
          <table:table-cell office:value-type="float" office:value="0.306735873415002" calcext:value-type="float">
            <text:p>0.306735873415002</text:p>
          </table:table-cell>
          <table:table-cell office:value-type="float" office:value="0.301741111300867" calcext:value-type="float">
            <text:p>0.301741111300867</text:p>
          </table:table-cell>
          <table:table-cell office:value-type="float" office:value="0.295164466357813" calcext:value-type="float">
            <text:p>0.295164466357813</text:p>
          </table:table-cell>
          <table:table-cell office:value-type="float" office:value="0.298308357470459" calcext:value-type="float">
            <text:p>0.298308357470459</text:p>
          </table:table-cell>
          <table:table-cell office:value-type="float" office:value="0.302694335599721" calcext:value-type="float">
            <text:p>0.302694335599721</text:p>
          </table:table-cell>
          <table:table-cell office:value-type="float" office:value="0.306653446780218" calcext:value-type="float">
            <text:p>0.306653446780218</text:p>
          </table:table-cell>
          <table:table-cell office:value-type="float" office:value="0.306306884688155" calcext:value-type="float">
            <text:p>0.306306884688155</text:p>
          </table:table-cell>
          <table:table-cell office:value-type="float" office:value="0.305002200611728" calcext:value-type="float">
            <text:p>0.305002200611728</text:p>
          </table:table-cell>
          <table:table-cell office:value-type="float" office:value="0.304244875478483" calcext:value-type="float">
            <text:p>0.304244875478483</text:p>
          </table:table-cell>
          <table:table-cell office:value-type="float" office:value="0.30294201875834" calcext:value-type="float">
            <text:p>0.30294201875834</text:p>
          </table:table-cell>
          <table:table-cell office:value-type="float" office:value="0.294986654586309" calcext:value-type="float">
            <text:p>0.294986654586309</text:p>
          </table:table-cell>
          <table:table-cell office:value-type="float" office:value="0.293418273049954" calcext:value-type="float">
            <text:p>0.293418273049954</text:p>
          </table:table-cell>
          <table:table-cell office:value-type="float" office:value="0.296311599607394" calcext:value-type="float">
            <text:p>0.296311599607394</text:p>
          </table:table-cell>
          <table:table-cell office:value-type="float" office:value="0.327239786957198" calcext:value-type="float">
            <text:p>0.327239786957198</text:p>
          </table:table-cell>
          <table:table-cell office:value-type="float" office:value="0.332308229688087" calcext:value-type="float">
            <text:p>0.332308229688087</text:p>
          </table:table-cell>
          <table:table-cell office:value-type="float" office:value="0.33341687337428" calcext:value-type="float">
            <text:p>0.33341687337428</text:p>
          </table:table-cell>
          <table:table-cell office:value-type="float" office:value="0.332858110942175" calcext:value-type="float">
            <text:p>0.332858110942175</text:p>
          </table:table-cell>
          <table:table-cell office:value-type="float" office:value="0.33009584872503" calcext:value-type="float">
            <text:p>0.33009584872503</text:p>
          </table:table-cell>
          <table:table-cell office:value-type="float" office:value="0.325965223037911" calcext:value-type="float">
            <text:p>0.325965223037911</text:p>
          </table:table-cell>
          <table:table-cell office:value-type="float" office:value="0.304968494288461" calcext:value-type="float">
            <text:p>0.304968494288461</text:p>
          </table:table-cell>
          <table:table-cell office:value-type="float" office:value="0.3041897425065" calcext:value-type="float">
            <text:p>0.3041897425065</text:p>
          </table:table-cell>
          <table:table-cell office:value-type="float" office:value="0.302848056604877" calcext:value-type="float">
            <text:p>0.302848056604877</text:p>
          </table:table-cell>
          <table:table-cell office:value-type="float" office:value="0.301992383067121" calcext:value-type="float">
            <text:p>0.301992383067121</text:p>
          </table:table-cell>
          <table:table-cell office:value-type="float" office:value="0.300625708467653" calcext:value-type="float">
            <text:p>0.300625708467653</text:p>
          </table:table-cell>
          <table:table-cell office:value-type="float" office:value="0.297607787599546" calcext:value-type="float">
            <text:p>0.297607787599546</text:p>
          </table:table-cell>
          <table:table-cell office:value-type="float" office:value="0.296599819409617" calcext:value-type="float">
            <text:p>0.296599819409617</text:p>
          </table:table-cell>
          <table:table-cell office:value-type="float" office:value="0.293717069036993" calcext:value-type="float">
            <text:p>0.293717069036993</text:p>
          </table:table-cell>
          <table:table-cell office:value-type="float" office:value="0.292264227271461" calcext:value-type="float">
            <text:p>0.292264227271461</text:p>
          </table:table-cell>
          <table:table-cell office:value-type="float" office:value="0.291647408528478" calcext:value-type="float">
            <text:p>0.291647408528478</text:p>
          </table:table-cell>
          <table:table-cell office:value-type="float" office:value="0.329595882661619" calcext:value-type="float">
            <text:p>0.329595882661619</text:p>
          </table:table-cell>
          <table:table-cell office:value-type="float" office:value="0.32805146498257" calcext:value-type="float">
            <text:p>0.32805146498257</text:p>
          </table:table-cell>
          <table:table-cell office:value-type="float" office:value="0.324967044923662" calcext:value-type="float">
            <text:p>0.324967044923662</text:p>
          </table:table-cell>
          <table:table-cell office:value-type="float" office:value="0.321040793879037" calcext:value-type="float">
            <text:p>0.321040793879037</text:p>
          </table:table-cell>
          <table:table-cell office:value-type="float" office:value="0.317827208097224" calcext:value-type="float">
            <text:p>0.317827208097224</text:p>
          </table:table-cell>
          <table:table-cell office:value-type="float" office:value="0.311173774346797" calcext:value-type="float">
            <text:p>0.311173774346797</text:p>
          </table:table-cell>
          <table:table-cell office:value-type="float" office:value="0.305075560712939" calcext:value-type="float">
            <text:p>0.305075560712939</text:p>
          </table:table-cell>
          <table:table-cell office:value-type="float" office:value="0.300471054135713" calcext:value-type="float">
            <text:p>0.300471054135713</text:p>
          </table:table-cell>
          <table:table-cell office:value-type="float" office:value="0.304141367294335" calcext:value-type="float">
            <text:p>0.304141367294335</text:p>
          </table:table-cell>
          <table:table-cell office:value-type="float" office:value="0.303349020578558" calcext:value-type="float">
            <text:p>0.303349020578558</text:p>
          </table:table-cell>
          <table:table-cell office:value-type="float" office:value="0.304357552900102" calcext:value-type="float">
            <text:p>0.304357552900102</text:p>
          </table:table-cell>
          <table:table-cell office:value-type="float" office:value="0.302198460312926" calcext:value-type="float">
            <text:p>0.302198460312926</text:p>
          </table:table-cell>
          <table:table-cell office:value-type="float" office:value="0.298896875268998" calcext:value-type="float">
            <text:p>0.298896875268998</text:p>
          </table:table-cell>
          <table:table-cell office:value-type="float" office:value="0.295130055170994" calcext:value-type="float">
            <text:p>0.295130055170994</text:p>
          </table:table-cell>
          <table:table-cell office:value-type="float" office:value="0.291605133655757" calcext:value-type="float">
            <text:p>0.291605133655757</text:p>
          </table:table-cell>
          <table:table-cell office:value-type="float" office:value="0.312132102502244" calcext:value-type="float">
            <text:p>0.312132102502244</text:p>
          </table:table-cell>
          <table:table-cell office:value-type="float" office:value="0.318689758869462" calcext:value-type="float">
            <text:p>0.318689758869462</text:p>
          </table:table-cell>
          <table:table-cell office:value-type="float" office:value="0.330297548942142" calcext:value-type="float">
            <text:p>0.330297548942142</text:p>
          </table:table-cell>
          <table:table-cell office:value-type="float" office:value="0.335882121440204" calcext:value-type="float">
            <text:p>0.335882121440204</text:p>
          </table:table-cell>
          <table:table-cell office:value-type="float" office:value="0.336878693983529" calcext:value-type="float">
            <text:p>0.336878693983529</text:p>
          </table:table-cell>
          <table:table-cell office:value-type="float" office:value="0.335072444979844" calcext:value-type="float">
            <text:p>0.335072444979844</text:p>
          </table:table-cell>
          <table:table-cell office:value-type="float" office:value="0.334782960198963" calcext:value-type="float">
            <text:p>0.334782960198963</text:p>
          </table:table-cell>
          <table:table-cell office:value-type="float" office:value="0.334122979866406" calcext:value-type="float">
            <text:p>0.334122979866406</text:p>
          </table:table-cell>
          <table:table-cell office:value-type="float" office:value="0.335337608381705" calcext:value-type="float">
            <text:p>0.335337608381705</text:p>
          </table:table-cell>
          <table:table-cell office:value-type="float" office:value="0.336896062849624" calcext:value-type="float">
            <text:p>0.336896062849624</text:p>
          </table:table-cell>
          <table:table-cell office:value-type="float" office:value="0.336874930461462" calcext:value-type="float">
            <text:p>0.336874930461462</text:p>
          </table:table-cell>
          <table:table-cell office:value-type="float" office:value="0.331383368401834" calcext:value-type="float">
            <text:p>0.331383368401834</text:p>
          </table:table-cell>
          <table:table-cell office:value-type="float" office:value="0.309486182798158" calcext:value-type="float">
            <text:p>0.309486182798158</text:p>
          </table:table-cell>
          <table:table-cell office:value-type="float" office:value="0.305844067052457" calcext:value-type="float">
            <text:p>0.305844067052457</text:p>
          </table:table-cell>
          <table:table-cell office:value-type="float" office:value="0.302586442366853" calcext:value-type="float">
            <text:p>0.302586442366853</text:p>
          </table:table-cell>
          <table:table-cell office:value-type="float" office:value="0.301920971564342" calcext:value-type="float">
            <text:p>0.301920971564342</text:p>
          </table:table-cell>
          <table:table-cell office:value-type="float" office:value="0.301899962846548" calcext:value-type="float">
            <text:p>0.301899962846548</text:p>
          </table:table-cell>
          <table:table-cell office:value-type="float" office:value="0.300096114044626" calcext:value-type="float">
            <text:p>0.300096114044626</text:p>
          </table:table-cell>
          <table:table-cell office:value-type="float" office:value="0.296749118259771" calcext:value-type="float">
            <text:p>0.296749118259771</text:p>
          </table:table-cell>
          <table:table-cell office:value-type="float" office:value="0.293899292844554" calcext:value-type="float">
            <text:p>0.293899292844554</text:p>
          </table:table-cell>
          <table:table-cell office:value-type="float" office:value="0.326887807447647" calcext:value-type="float">
            <text:p>0.326887807447647</text:p>
          </table:table-cell>
          <table:table-cell office:value-type="float" office:value="0.324504921581821" calcext:value-type="float">
            <text:p>0.324504921581821</text:p>
          </table:table-cell>
          <table:table-cell office:value-type="float" office:value="0.315067517433036" calcext:value-type="float">
            <text:p>0.315067517433036</text:p>
          </table:table-cell>
          <table:table-cell office:value-type="float" office:value="0.304852766872383" calcext:value-type="float">
            <text:p>0.304852766872383</text:p>
          </table:table-cell>
          <table:table-cell office:value-type="float" office:value="0.301257949666121" calcext:value-type="float">
            <text:p>0.301257949666121</text:p>
          </table:table-cell>
          <table:table-cell office:value-type="float" office:value="0.294440589321403" calcext:value-type="float">
            <text:p>0.294440589321403</text:p>
          </table:table-cell>
          <table:table-cell office:value-type="float" office:value="0.295972429951966" calcext:value-type="float">
            <text:p>0.295972429951966</text:p>
          </table:table-cell>
          <table:table-cell office:value-type="float" office:value="0.30519647622458" calcext:value-type="float">
            <text:p>0.30519647622458</text:p>
          </table:table-cell>
          <table:table-cell office:value-type="float" office:value="0.305692224758273" calcext:value-type="float">
            <text:p>0.305692224758273</text:p>
          </table:table-cell>
          <table:table-cell office:value-type="float" office:value="0.307813575669986" calcext:value-type="float">
            <text:p>0.307813575669986</text:p>
          </table:table-cell>
          <table:table-cell office:value-type="float" office:value="0.305306474313836" calcext:value-type="float">
            <text:p>0.305306474313836</text:p>
          </table:table-cell>
          <table:table-cell office:value-type="float" office:value="0.304208483749757" calcext:value-type="float">
            <text:p>0.304208483749757</text:p>
          </table:table-cell>
          <table:table-cell office:value-type="float" office:value="0.305067776463968" calcext:value-type="float">
            <text:p>0.305067776463968</text:p>
          </table:table-cell>
          <table:table-cell office:value-type="float" office:value="0.305621990898253" calcext:value-type="float">
            <text:p>0.305621990898253</text:p>
          </table:table-cell>
          <table:table-cell office:value-type="float" office:value="0.305583203565955" calcext:value-type="float">
            <text:p>0.305583203565955</text:p>
          </table:table-cell>
          <table:table-cell office:value-type="float" office:value="0.305438488608531" calcext:value-type="float">
            <text:p>0.305438488608531</text:p>
          </table:table-cell>
          <table:table-cell office:value-type="float" office:value="0.305373918643083" calcext:value-type="float">
            <text:p>0.305373918643083</text:p>
          </table:table-cell>
          <table:table-cell office:value-type="float" office:value="0.305596759315149" calcext:value-type="float">
            <text:p>0.305596759315149</text:p>
          </table:table-cell>
          <table:table-cell office:value-type="float" office:value="0.305526599589764" calcext:value-type="float">
            <text:p>0.305526599589764</text:p>
          </table:table-cell>
          <table:table-cell office:value-type="float" office:value="0.30549763341697" calcext:value-type="float">
            <text:p>0.30549763341697</text:p>
          </table:table-cell>
          <table:table-cell office:value-type="float" office:value="0.305410766509597" calcext:value-type="float">
            <text:p>0.305410766509597</text:p>
          </table:table-cell>
          <table:table-cell office:value-type="float" office:value="0.305415011281669" calcext:value-type="float">
            <text:p>0.305415011281669</text:p>
          </table:table-cell>
          <table:table-cell office:value-type="float" office:value="0.305394222998261" calcext:value-type="float">
            <text:p>0.305394222998261</text:p>
          </table:table-cell>
          <table:table-cell office:value-type="float" office:value="0.30543867306759" calcext:value-type="float">
            <text:p>0.30543867306759</text:p>
          </table:table-cell>
          <table:table-cell office:value-type="float" office:value="0.30543911064512" calcext:value-type="float">
            <text:p>0.30543911064512</text:p>
          </table:table-cell>
          <table:table-cell office:value-type="float" office:value="0.305441816869234" calcext:value-type="float">
            <text:p>0.305441816869234</text:p>
          </table:table-cell>
          <table:table-cell office:value-type="float" office:value="0.305419832988409" calcext:value-type="float">
            <text:p>0.305419832988409</text:p>
          </table:table-cell>
          <table:table-cell office:value-type="float" office:value="0.305436574922561" calcext:value-type="float">
            <text:p>0.305436574922561</text:p>
          </table:table-cell>
          <table:table-cell office:value-type="float" office:value="0.305382950234253" calcext:value-type="float">
            <text:p>0.305382950234253</text:p>
          </table:table-cell>
          <table:table-cell office:value-type="float" office:value="0.305404172698949" calcext:value-type="float">
            <text:p>0.305404172698949</text:p>
          </table:table-cell>
          <table:table-cell office:value-type="float" office:value="0.305397704041404" calcext:value-type="float">
            <text:p>0.305397704041404</text:p>
          </table:table-cell>
          <table:table-cell office:value-type="float" office:value="0.305367345890378" calcext:value-type="float">
            <text:p>0.305367345890378</text:p>
          </table:table-cell>
          <table:table-cell office:value-type="float" office:value="0.305413170199041" calcext:value-type="float">
            <text:p>0.305413170199041</text:p>
          </table:table-cell>
          <table:table-cell office:value-type="float" office:value="0.305408986711927" calcext:value-type="float">
            <text:p>0.305408986711927</text:p>
          </table:table-cell>
          <table:table-cell office:value-type="float" office:value="0.305397982310475" calcext:value-type="float">
            <text:p>0.305397982310475</text:p>
          </table:table-cell>
          <table:table-cell office:value-type="float" office:value="0.305407069252989" calcext:value-type="float">
            <text:p>0.305407069252989</text:p>
          </table:table-cell>
          <table:table-cell office:value-type="float" office:value="0.305383564209202" calcext:value-type="float">
            <text:p>0.305383564209202</text:p>
          </table:table-cell>
          <table:table-cell office:value-type="float" office:value="0.305398546109606" calcext:value-type="float">
            <text:p>0.305398546109606</text:p>
          </table:table-cell>
          <table:table-cell office:value-type="float" office:value="0.305381129302993" calcext:value-type="float">
            <text:p>0.305381129302993</text:p>
          </table:table-cell>
          <table:table-cell office:value-type="float" office:value="0.30541785788404" calcext:value-type="float">
            <text:p>0.30541785788404</text:p>
          </table:table-cell>
          <table:table-cell office:value-type="float" office:value="0.305391322026085" calcext:value-type="float">
            <text:p>0.305391322026085</text:p>
          </table:table-cell>
          <table:table-cell office:value-type="float" office:value="0.305418429536777" calcext:value-type="float">
            <text:p>0.305418429536777</text:p>
          </table:table-cell>
          <table:table-cell office:value-type="float" office:value="0.305382148078896" calcext:value-type="float">
            <text:p>0.305382148078896</text:p>
          </table:table-cell>
          <table:table-cell office:value-type="float" office:value="0.305404127112473" calcext:value-type="float">
            <text:p>0.305404127112473</text:p>
          </table:table-cell>
          <table:table-cell office:value-type="float" office:value="0.305423976646275" calcext:value-type="float">
            <text:p>0.305423976646275</text:p>
          </table:table-cell>
          <table:table-cell office:value-type="float" office:value="0.305398897062571" calcext:value-type="float">
            <text:p>0.305398897062571</text:p>
          </table:table-cell>
          <table:table-cell office:value-type="float" office:value="0.305395047784027" calcext:value-type="float">
            <text:p>0.305395047784027</text:p>
          </table:table-cell>
          <table:table-cell office:value-type="float" office:value="0.305401589273971" calcext:value-type="float">
            <text:p>0.305401589273971</text:p>
          </table:table-cell>
          <table:table-cell office:value-type="float" office:value="0.305430656219472" calcext:value-type="float">
            <text:p>0.305430656219472</text:p>
          </table:table-cell>
          <table:table-cell office:value-type="float" office:value="0.305366774267013" calcext:value-type="float">
            <text:p>0.305366774267013</text:p>
          </table:table-cell>
          <table:table-cell office:value-type="float" office:value="0.305403316218499" calcext:value-type="float">
            <text:p>0.305403316218499</text:p>
          </table:table-cell>
          <table:table-cell office:value-type="float" office:value="0.305397678070891" calcext:value-type="float">
            <text:p>0.305397678070891</text:p>
          </table:table-cell>
          <table:table-cell office:value-type="float" office:value="0.305373463857175" calcext:value-type="float">
            <text:p>0.305373463857175</text:p>
          </table:table-cell>
          <table:table-cell office:value-type="float" office:value="0.305378581160456" calcext:value-type="float">
            <text:p>0.305378581160456</text:p>
          </table:table-cell>
          <table:table-cell office:value-type="float" office:value="0.305382173081527" calcext:value-type="float">
            <text:p>0.305382173081527</text:p>
          </table:table-cell>
          <table:table-cell office:value-type="float" office:value="0.305396548467862" calcext:value-type="float">
            <text:p>0.305396548467862</text:p>
          </table:table-cell>
          <table:table-cell office:value-type="float" office:value="0.305408140884013" calcext:value-type="float">
            <text:p>0.305408140884013</text:p>
          </table:table-cell>
          <table:table-cell office:value-type="float" office:value="0.305392940349218" calcext:value-type="float">
            <text:p>0.305392940349218</text:p>
          </table:table-cell>
          <table:table-cell office:value-type="float" office:value="0.305374861554879" calcext:value-type="float">
            <text:p>0.305374861554879</text:p>
          </table:table-cell>
          <table:table-cell office:value-type="float" office:value="0.305392763292866" calcext:value-type="float">
            <text:p>0.305392763292866</text:p>
          </table:table-cell>
          <table:table-cell office:value-type="float" office:value="0.305378754767971" calcext:value-type="float">
            <text:p>0.305378754767971</text:p>
          </table:table-cell>
          <table:table-cell office:value-type="float" office:value="0.305394962466914" calcext:value-type="float">
            <text:p>0.305394962466914</text:p>
          </table:table-cell>
          <table:table-cell office:value-type="float" office:value="0.305393957731955" calcext:value-type="float">
            <text:p>0.305393957731955</text:p>
          </table:table-cell>
          <table:table-cell office:value-type="float" office:value="0.30539606622157" calcext:value-type="float">
            <text:p>0.30539606622157</text:p>
          </table:table-cell>
          <table:table-cell office:value-type="float" office:value="0.305384247899369" calcext:value-type="float">
            <text:p>0.305384247899369</text:p>
          </table:table-cell>
          <table:table-cell office:value-type="float" office:value="0.305412118704031" calcext:value-type="float">
            <text:p>0.305412118704031</text:p>
          </table:table-cell>
          <table:table-cell office:value-type="float" office:value="0.305389774760622" calcext:value-type="float">
            <text:p>0.305389774760622</text:p>
          </table:table-cell>
          <table:table-cell office:value-type="float" office:value="0.30538089009396" calcext:value-type="float">
            <text:p>0.30538089009396</text:p>
          </table:table-cell>
          <table:table-cell office:value-type="float" office:value="0.305398669453036" calcext:value-type="float">
            <text:p>0.305398669453036</text:p>
          </table:table-cell>
          <table:table-cell office:value-type="float" office:value="0.305381150265525" calcext:value-type="float">
            <text:p>0.305381150265525</text:p>
          </table:table-cell>
          <table:table-cell office:value-type="float" office:value="0.305380866142737" calcext:value-type="float">
            <text:p>0.305380866142737</text:p>
          </table:table-cell>
          <table:table-cell office:value-type="float" office:value="0.305380238265077" calcext:value-type="float">
            <text:p>0.305380238265077</text:p>
          </table:table-cell>
          <table:table-cell office:value-type="float" office:value="0.305392700117341" calcext:value-type="float">
            <text:p>0.305392700117341</text:p>
          </table:table-cell>
          <table:table-cell office:value-type="float" office:value="0.305405522297499" calcext:value-type="float">
            <text:p>0.305405522297499</text:p>
          </table:table-cell>
          <table:table-cell office:value-type="float" office:value="0.305399589372482" calcext:value-type="float">
            <text:p>0.305399589372482</text:p>
          </table:table-cell>
          <table:table-cell office:value-type="float" office:value="0.305409629735073" calcext:value-type="float">
            <text:p>0.305409629735073</text:p>
          </table:table-cell>
          <table:table-cell office:value-type="float" office:value="0.305383322227457" calcext:value-type="float">
            <text:p>0.305383322227457</text:p>
          </table:table-cell>
          <table:table-cell office:value-type="float" office:value="0.305383148435986" calcext:value-type="float">
            <text:p>0.305383148435986</text:p>
          </table:table-cell>
          <table:table-cell office:value-type="float" office:value="0.305386166507605" calcext:value-type="float">
            <text:p>0.305386166507605</text:p>
          </table:table-cell>
          <table:table-cell office:value-type="float" office:value="0.305410561564658" calcext:value-type="float">
            <text:p>0.305410561564658</text:p>
          </table:table-cell>
          <table:table-cell office:value-type="float" office:value="0.305381396273555" calcext:value-type="float">
            <text:p>0.305381396273555</text:p>
          </table:table-cell>
          <table:table-cell office:value-type="float" office:value="0.305398706365418" calcext:value-type="float">
            <text:p>0.305398706365418</text:p>
          </table:table-cell>
          <table:table-cell office:value-type="float" office:value="0.305372454389309" calcext:value-type="float">
            <text:p>0.305372454389309</text:p>
          </table:table-cell>
          <table:table-cell office:value-type="float" office:value="0.305392871146332" calcext:value-type="float">
            <text:p>0.305392871146332</text:p>
          </table:table-cell>
          <table:table-cell office:value-type="float" office:value="0.305381280520049" calcext:value-type="float">
            <text:p>0.305381280520049</text:p>
          </table:table-cell>
          <table:table-cell office:value-type="float" office:value="0.305387162401363" calcext:value-type="float">
            <text:p>0.305387162401363</text:p>
          </table:table-cell>
          <table:table-cell office:value-type="float" office:value="0.30539024266079" calcext:value-type="float">
            <text:p>0.30539024266079</text:p>
          </table:table-cell>
          <table:table-cell office:value-type="float" office:value="0.305381834878103" calcext:value-type="float">
            <text:p>0.305381834878103</text:p>
          </table:table-cell>
          <table:table-cell office:value-type="float" office:value="0.305379762041499" calcext:value-type="float">
            <text:p>0.305379762041499</text:p>
          </table:table-cell>
          <table:table-cell office:value-type="float" office:value="0.305380463510676" calcext:value-type="float">
            <text:p>0.305380463510676</text:p>
          </table:table-cell>
          <table:table-cell office:value-type="float" office:value="0.305391787955787" calcext:value-type="float">
            <text:p>0.305391787955787</text:p>
          </table:table-cell>
          <table:table-cell office:value-type="float" office:value="0.305368901202977" calcext:value-type="float">
            <text:p>0.305368901202977</text:p>
          </table:table-cell>
          <table:table-cell office:value-type="float" office:value="0.305371559741778" calcext:value-type="float">
            <text:p>0.305371559741778</text:p>
          </table:table-cell>
          <table:table-cell office:value-type="float" office:value="0.305393610422569" calcext:value-type="float">
            <text:p>0.305393610422569</text:p>
          </table:table-cell>
          <table:table-cell office:value-type="float" office:value="0.305398409730469" calcext:value-type="float">
            <text:p>0.305398409730469</text:p>
          </table:table-cell>
          <table:table-cell office:value-type="float" office:value="0.30537535621484" calcext:value-type="float">
            <text:p>0.30537535621484</text:p>
          </table:table-cell>
          <table:table-cell office:value-type="float" office:value="0.305382251472622" calcext:value-type="float">
            <text:p>0.305382251472622</text:p>
          </table:table-cell>
          <table:table-cell office:value-type="float" office:value="0.305381507030627" calcext:value-type="float">
            <text:p>0.305381507030627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3292940479895" calcext:value-type="float">
            <text:p>-0.363292940479895</text:p>
          </table:table-cell>
          <table:table-cell office:value-type="float" office:value="-0.362932172194069" calcext:value-type="float">
            <text:p>-0.362932172194069</text:p>
          </table:table-cell>
          <table:table-cell office:value-type="float" office:value="-0.363967274795616" calcext:value-type="float">
            <text:p>-0.363967274795616</text:p>
          </table:table-cell>
          <table:table-cell office:value-type="float" office:value="-0.363144570227379" calcext:value-type="float">
            <text:p>-0.363144570227379</text:p>
          </table:table-cell>
          <table:table-cell office:value-type="float" office:value="-0.362988299205358" calcext:value-type="float">
            <text:p>-0.362988299205358</text:p>
          </table:table-cell>
          <table:table-cell office:value-type="float" office:value="-0.36357687763441" calcext:value-type="float">
            <text:p>-0.36357687763441</text:p>
          </table:table-cell>
          <table:table-cell office:value-type="float" office:value="-0.363574763286707" calcext:value-type="float">
            <text:p>-0.363574763286707</text:p>
          </table:table-cell>
          <table:table-cell office:value-type="float" office:value="-0.363482233446344" calcext:value-type="float">
            <text:p>-0.363482233446344</text:p>
          </table:table-cell>
          <table:table-cell office:value-type="float" office:value="-0.363114927133565" calcext:value-type="float">
            <text:p>-0.363114927133565</text:p>
          </table:table-cell>
          <table:table-cell office:value-type="float" office:value="-0.362998210245632" calcext:value-type="float">
            <text:p>-0.362998210245632</text:p>
          </table:table-cell>
          <table:table-cell office:value-type="float" office:value="-0.363619625457946" calcext:value-type="float">
            <text:p>-0.363619625457946</text:p>
          </table:table-cell>
          <table:table-cell office:value-type="float" office:value="-0.363033698369936" calcext:value-type="float">
            <text:p>-0.363033698369936</text:p>
          </table:table-cell>
          <table:table-cell office:value-type="float" office:value="-0.362758529494085" calcext:value-type="float">
            <text:p>-0.362758529494085</text:p>
          </table:table-cell>
          <table:table-cell office:value-type="float" office:value="-0.363489637409617" calcext:value-type="float">
            <text:p>-0.363489637409617</text:p>
          </table:table-cell>
          <table:table-cell office:value-type="float" office:value="-0.363111998637487" calcext:value-type="float">
            <text:p>-0.363111998637487</text:p>
          </table:table-cell>
          <table:table-cell office:value-type="float" office:value="-0.362790154864604" calcext:value-type="float">
            <text:p>-0.362790154864604</text:p>
          </table:table-cell>
          <table:table-cell office:value-type="float" office:value="-0.363065313016566" calcext:value-type="float">
            <text:p>-0.363065313016566</text:p>
          </table:table-cell>
          <table:table-cell office:value-type="float" office:value="-0.36293299378255" calcext:value-type="float">
            <text:p>-0.36293299378255</text:p>
          </table:table-cell>
          <table:table-cell office:value-type="float" office:value="-0.363475539212493" calcext:value-type="float">
            <text:p>-0.363475539212493</text:p>
          </table:table-cell>
          <table:table-cell office:value-type="float" office:value="-0.363142680023147" calcext:value-type="float">
            <text:p>-0.363142680023147</text:p>
          </table:table-cell>
          <table:table-cell office:value-type="float" office:value="-0.36305957857814" calcext:value-type="float">
            <text:p>-0.36305957857814</text:p>
          </table:table-cell>
          <table:table-cell office:value-type="float" office:value="-0.363607265443035" calcext:value-type="float">
            <text:p>-0.363607265443035</text:p>
          </table:table-cell>
          <table:table-cell office:value-type="float" office:value="-0.362806756452453" calcext:value-type="float">
            <text:p>-0.362806756452453</text:p>
          </table:table-cell>
          <table:table-cell office:value-type="float" office:value="-0.363500168440681" calcext:value-type="float">
            <text:p>-0.363500168440681</text:p>
          </table:table-cell>
          <table:table-cell office:value-type="float" office:value="-0.36308614120285" calcext:value-type="float">
            <text:p>-0.36308614120285</text:p>
          </table:table-cell>
          <table:table-cell office:value-type="float" office:value="-0.363021401924402" calcext:value-type="float">
            <text:p>-0.363021401924402</text:p>
          </table:table-cell>
          <table:table-cell office:value-type="float" office:value="-0.363771557543188" calcext:value-type="float">
            <text:p>-0.363771557543188</text:p>
          </table:table-cell>
          <table:table-cell office:value-type="float" office:value="-0.363603029499427" calcext:value-type="float">
            <text:p>-0.363603029499427</text:p>
          </table:table-cell>
          <table:table-cell office:value-type="float" office:value="-0.363031589167718" calcext:value-type="float">
            <text:p>-0.363031589167718</text:p>
          </table:table-cell>
          <table:table-cell office:value-type="float" office:value="-0.363461261633732" calcext:value-type="float">
            <text:p>-0.363461261633732</text:p>
          </table:table-cell>
          <table:table-cell office:value-type="float" office:value="-0.36292729464189" calcext:value-type="float">
            <text:p>-0.36292729464189</text:p>
          </table:table-cell>
          <table:table-cell office:value-type="float" office:value="-0.363267545919519" calcext:value-type="float">
            <text:p>-0.363267545919519</text:p>
          </table:table-cell>
          <table:table-cell office:value-type="float" office:value="-0.363156597384642" calcext:value-type="float">
            <text:p>-0.363156597384642</text:p>
          </table:table-cell>
          <table:table-cell office:value-type="float" office:value="-0.363665698724882" calcext:value-type="float">
            <text:p>-0.363665698724882</text:p>
          </table:table-cell>
          <table:table-cell office:value-type="float" office:value="-0.363001062667411" calcext:value-type="float">
            <text:p>-0.363001062667411</text:p>
          </table:table-cell>
          <table:table-cell office:value-type="float" office:value="-0.363333762424621" calcext:value-type="float">
            <text:p>-0.363333762424621</text:p>
          </table:table-cell>
          <table:table-cell office:value-type="float" office:value="-0.363271361684481" calcext:value-type="float">
            <text:p>-0.363271361684481</text:p>
          </table:table-cell>
          <table:table-cell office:value-type="float" office:value="-0.363276641811054" calcext:value-type="float">
            <text:p>-0.363276641811054</text:p>
          </table:table-cell>
          <table:table-cell office:value-type="float" office:value="-0.363064768921213" calcext:value-type="float">
            <text:p>-0.363064768921213</text:p>
          </table:table-cell>
          <table:table-cell office:value-type="float" office:value="-0.363665150950644" calcext:value-type="float">
            <text:p>-0.363665150950644</text:p>
          </table:table-cell>
          <table:table-cell office:value-type="float" office:value="-0.363483527569699" calcext:value-type="float">
            <text:p>-0.363483527569699</text:p>
          </table:table-cell>
          <table:table-cell office:value-type="float" office:value="-0.363175504488815" calcext:value-type="float">
            <text:p>-0.363175504488815</text:p>
          </table:table-cell>
          <table:table-cell office:value-type="float" office:value="-0.36336787401858" calcext:value-type="float">
            <text:p>-0.36336787401858</text:p>
          </table:table-cell>
          <table:table-cell office:value-type="float" office:value="-0.36290930240683" calcext:value-type="float">
            <text:p>-0.36290930240683</text:p>
          </table:table-cell>
          <table:table-cell office:value-type="float" office:value="-0.362977723256661" calcext:value-type="float">
            <text:p>-0.362977723256661</text:p>
          </table:table-cell>
          <table:table-cell office:value-type="float" office:value="-0.363054299978352" calcext:value-type="float">
            <text:p>-0.363054299978352</text:p>
          </table:table-cell>
          <table:table-cell office:value-type="float" office:value="-0.363447571541334" calcext:value-type="float">
            <text:p>-0.363447571541334</text:p>
          </table:table-cell>
          <table:table-cell office:value-type="float" office:value="-0.3630103435806" calcext:value-type="float">
            <text:p>-0.3630103435806</text:p>
          </table:table-cell>
          <table:table-cell office:value-type="float" office:value="-0.363621577658019" calcext:value-type="float">
            <text:p>-0.363621577658019</text:p>
          </table:table-cell>
          <table:table-cell office:value-type="float" office:value="-0.362993904062011" calcext:value-type="float">
            <text:p>-0.362993904062011</text:p>
          </table:table-cell>
          <table:table-cell office:value-type="float" office:value="-0.363398866941761" calcext:value-type="float">
            <text:p>-0.363398866941761</text:p>
          </table:table-cell>
          <table:table-cell office:value-type="float" office:value="-0.363258498007135" calcext:value-type="float">
            <text:p>-0.363258498007135</text:p>
          </table:table-cell>
          <table:table-cell office:value-type="float" office:value="-0.363330663880212" calcext:value-type="float">
            <text:p>-0.363330663880212</text:p>
          </table:table-cell>
          <table:table-cell office:value-type="float" office:value="-0.363339068338358" calcext:value-type="float">
            <text:p>-0.363339068338358</text:p>
          </table:table-cell>
          <table:table-cell office:value-type="float" office:value="-0.363632282025118" calcext:value-type="float">
            <text:p>-0.363632282025118</text:p>
          </table:table-cell>
          <table:table-cell office:value-type="float" office:value="-0.362961247681257" calcext:value-type="float">
            <text:p>-0.362961247681257</text:p>
          </table:table-cell>
          <table:table-cell office:value-type="float" office:value="-0.363096048985626" calcext:value-type="float">
            <text:p>-0.363096048985626</text:p>
          </table:table-cell>
          <table:table-cell office:value-type="float" office:value="-0.362654175817755" calcext:value-type="float">
            <text:p>-0.362654175817755</text:p>
          </table:table-cell>
          <table:table-cell office:value-type="float" office:value="-0.3631619281628" calcext:value-type="float">
            <text:p>-0.3631619281628</text:p>
          </table:table-cell>
          <table:table-cell office:value-type="float" office:value="-0.363235890898878" calcext:value-type="float">
            <text:p>-0.363235890898878</text:p>
          </table:table-cell>
          <table:table-cell office:value-type="float" office:value="-0.362658949590686" calcext:value-type="float">
            <text:p>-0.362658949590686</text:p>
          </table:table-cell>
          <table:table-cell office:value-type="float" office:value="-0.362606240167305" calcext:value-type="float">
            <text:p>-0.362606240167305</text:p>
          </table:table-cell>
          <table:table-cell office:value-type="float" office:value="-0.363236602329878" calcext:value-type="float">
            <text:p>-0.363236602329878</text:p>
          </table:table-cell>
          <table:table-cell office:value-type="float" office:value="-0.363530771608481" calcext:value-type="float">
            <text:p>-0.363530771608481</text:p>
          </table:table-cell>
          <table:table-cell office:value-type="float" office:value="-0.361456595737326" calcext:value-type="float">
            <text:p>-0.361456595737326</text:p>
          </table:table-cell>
          <table:table-cell office:value-type="float" office:value="-0.346964924229369" calcext:value-type="float">
            <text:p>-0.346964924229369</text:p>
          </table:table-cell>
          <table:table-cell office:value-type="float" office:value="-0.329096940534812" calcext:value-type="float">
            <text:p>-0.329096940534812</text:p>
          </table:table-cell>
          <table:table-cell office:value-type="float" office:value="-0.375079417670546" calcext:value-type="float">
            <text:p>-0.375079417670546</text:p>
          </table:table-cell>
          <table:table-cell office:value-type="float" office:value="-0.408232130521003" calcext:value-type="float">
            <text:p>-0.408232130521003</text:p>
          </table:table-cell>
          <table:table-cell office:value-type="float" office:value="-0.406432889541619" calcext:value-type="float">
            <text:p>-0.406432889541619</text:p>
          </table:table-cell>
          <table:table-cell office:value-type="float" office:value="-0.40578071828293" calcext:value-type="float">
            <text:p>-0.40578071828293</text:p>
          </table:table-cell>
          <table:table-cell office:value-type="float" office:value="-0.405199412969734" calcext:value-type="float">
            <text:p>-0.405199412969734</text:p>
          </table:table-cell>
          <table:table-cell office:value-type="float" office:value="-0.403920956120703" calcext:value-type="float">
            <text:p>-0.403920956120703</text:p>
          </table:table-cell>
          <table:table-cell office:value-type="float" office:value="-0.405021977403784" calcext:value-type="float">
            <text:p>-0.405021977403784</text:p>
          </table:table-cell>
          <table:table-cell office:value-type="float" office:value="-0.401313878560567" calcext:value-type="float">
            <text:p>-0.401313878560567</text:p>
          </table:table-cell>
          <table:table-cell office:value-type="float" office:value="-0.402705036516983" calcext:value-type="float">
            <text:p>-0.402705036516983</text:p>
          </table:table-cell>
          <table:table-cell office:value-type="float" office:value="-0.379397237354805" calcext:value-type="float">
            <text:p>-0.379397237354805</text:p>
          </table:table-cell>
          <table:table-cell office:value-type="float" office:value="-0.369257301841416" calcext:value-type="float">
            <text:p>-0.369257301841416</text:p>
          </table:table-cell>
          <table:table-cell office:value-type="float" office:value="-0.37900756405269" calcext:value-type="float">
            <text:p>-0.37900756405269</text:p>
          </table:table-cell>
          <table:table-cell office:value-type="float" office:value="-0.364994955195638" calcext:value-type="float">
            <text:p>-0.364994955195638</text:p>
          </table:table-cell>
          <table:table-cell office:value-type="float" office:value="-0.356773161153811" calcext:value-type="float">
            <text:p>-0.356773161153811</text:p>
          </table:table-cell>
          <table:table-cell office:value-type="float" office:value="-0.343301774155382" calcext:value-type="float">
            <text:p>-0.343301774155382</text:p>
          </table:table-cell>
          <table:table-cell office:value-type="float" office:value="-0.338133147638925" calcext:value-type="float">
            <text:p>-0.338133147638925</text:p>
          </table:table-cell>
          <table:table-cell office:value-type="float" office:value="-0.342376683625818" calcext:value-type="float">
            <text:p>-0.342376683625818</text:p>
          </table:table-cell>
          <table:table-cell office:value-type="float" office:value="-0.349161471953358" calcext:value-type="float">
            <text:p>-0.349161471953358</text:p>
          </table:table-cell>
          <table:table-cell office:value-type="float" office:value="-0.418585521752429" calcext:value-type="float">
            <text:p>-0.418585521752429</text:p>
          </table:table-cell>
          <table:table-cell office:value-type="float" office:value="-0.405719736893181" calcext:value-type="float">
            <text:p>-0.405719736893181</text:p>
          </table:table-cell>
          <table:table-cell office:value-type="float" office:value="-0.403823317419715" calcext:value-type="float">
            <text:p>-0.403823317419715</text:p>
          </table:table-cell>
          <table:table-cell office:value-type="float" office:value="-0.388679614951967" calcext:value-type="float">
            <text:p>-0.388679614951967</text:p>
          </table:table-cell>
          <table:table-cell office:value-type="float" office:value="-0.372156912292349" calcext:value-type="float">
            <text:p>-0.372156912292349</text:p>
          </table:table-cell>
          <table:table-cell office:value-type="float" office:value="-0.310905861425581" calcext:value-type="float">
            <text:p>-0.310905861425581</text:p>
          </table:table-cell>
          <table:table-cell office:value-type="float" office:value="-0.305228270512382" calcext:value-type="float">
            <text:p>-0.305228270512382</text:p>
          </table:table-cell>
          <table:table-cell office:value-type="float" office:value="-0.306356933911962" calcext:value-type="float">
            <text:p>-0.306356933911962</text:p>
          </table:table-cell>
          <table:table-cell office:value-type="float" office:value="-0.309196187886946" calcext:value-type="float">
            <text:p>-0.309196187886946</text:p>
          </table:table-cell>
          <table:table-cell office:value-type="float" office:value="-0.309343812816353" calcext:value-type="float">
            <text:p>-0.309343812816353</text:p>
          </table:table-cell>
          <table:table-cell office:value-type="float" office:value="-0.314895797328854" calcext:value-type="float">
            <text:p>-0.314895797328854</text:p>
          </table:table-cell>
          <table:table-cell office:value-type="float" office:value="-0.321031826771271" calcext:value-type="float">
            <text:p>-0.321031826771271</text:p>
          </table:table-cell>
          <table:table-cell office:value-type="float" office:value="-0.322530239036391" calcext:value-type="float">
            <text:p>-0.322530239036391</text:p>
          </table:table-cell>
          <table:table-cell office:value-type="float" office:value="-0.325819268114732" calcext:value-type="float">
            <text:p>-0.325819268114732</text:p>
          </table:table-cell>
          <table:table-cell office:value-type="float" office:value="-0.333659776681456" calcext:value-type="float">
            <text:p>-0.333659776681456</text:p>
          </table:table-cell>
          <table:table-cell office:value-type="float" office:value="-0.321598080953044" calcext:value-type="float">
            <text:p>-0.321598080953044</text:p>
          </table:table-cell>
          <table:table-cell office:value-type="float" office:value="-0.322406104720116" calcext:value-type="float">
            <text:p>-0.322406104720116</text:p>
          </table:table-cell>
          <table:table-cell office:value-type="float" office:value="-0.2952058170577" calcext:value-type="float">
            <text:p>-0.2952058170577</text:p>
          </table:table-cell>
          <table:table-cell office:value-type="float" office:value="-0.310059867668802" calcext:value-type="float">
            <text:p>-0.310059867668802</text:p>
          </table:table-cell>
          <table:table-cell office:value-type="float" office:value="-0.316388693695909" calcext:value-type="float">
            <text:p>-0.316388693695909</text:p>
          </table:table-cell>
          <table:table-cell office:value-type="float" office:value="-0.331052738853205" calcext:value-type="float">
            <text:p>-0.331052738853205</text:p>
          </table:table-cell>
          <table:table-cell office:value-type="float" office:value="-0.395623255002888" calcext:value-type="float">
            <text:p>-0.395623255002888</text:p>
          </table:table-cell>
          <table:table-cell office:value-type="float" office:value="-0.395148181910461" calcext:value-type="float">
            <text:p>-0.395148181910461</text:p>
          </table:table-cell>
          <table:table-cell office:value-type="float" office:value="-0.400602946819217" calcext:value-type="float">
            <text:p>-0.400602946819217</text:p>
          </table:table-cell>
          <table:table-cell office:value-type="float" office:value="-0.40637633037934" calcext:value-type="float">
            <text:p>-0.40637633037934</text:p>
          </table:table-cell>
          <table:table-cell office:value-type="float" office:value="-0.412037587847422" calcext:value-type="float">
            <text:p>-0.412037587847422</text:p>
          </table:table-cell>
          <table:table-cell office:value-type="float" office:value="-0.418571849132235" calcext:value-type="float">
            <text:p>-0.418571849132235</text:p>
          </table:table-cell>
          <table:table-cell office:value-type="float" office:value="-0.4226050287124" calcext:value-type="float">
            <text:p>-0.4226050287124</text:p>
          </table:table-cell>
          <table:table-cell office:value-type="float" office:value="-0.418713166139806" calcext:value-type="float">
            <text:p>-0.418713166139806</text:p>
          </table:table-cell>
          <table:table-cell office:value-type="float" office:value="-0.419335814795937" calcext:value-type="float">
            <text:p>-0.419335814795937</text:p>
          </table:table-cell>
          <table:table-cell office:value-type="float" office:value="-0.418816228804736" calcext:value-type="float">
            <text:p>-0.418816228804736</text:p>
          </table:table-cell>
          <table:table-cell office:value-type="float" office:value="-0.37239947243575" calcext:value-type="float">
            <text:p>-0.37239947243575</text:p>
          </table:table-cell>
          <table:table-cell office:value-type="float" office:value="-0.378908424896103" calcext:value-type="float">
            <text:p>-0.378908424896103</text:p>
          </table:table-cell>
          <table:table-cell office:value-type="float" office:value="-0.371679391172851" calcext:value-type="float">
            <text:p>-0.371679391172851</text:p>
          </table:table-cell>
          <table:table-cell office:value-type="float" office:value="-0.369499665486803" calcext:value-type="float">
            <text:p>-0.369499665486803</text:p>
          </table:table-cell>
          <table:table-cell office:value-type="float" office:value="-0.367200442579404" calcext:value-type="float">
            <text:p>-0.367200442579404</text:p>
          </table:table-cell>
          <table:table-cell office:value-type="float" office:value="-0.366212516308055" calcext:value-type="float">
            <text:p>-0.366212516308055</text:p>
          </table:table-cell>
          <table:table-cell office:value-type="float" office:value="-0.365480006171627" calcext:value-type="float">
            <text:p>-0.365480006171627</text:p>
          </table:table-cell>
          <table:table-cell office:value-type="float" office:value="-0.364927823818163" calcext:value-type="float">
            <text:p>-0.364927823818163</text:p>
          </table:table-cell>
          <table:table-cell office:value-type="float" office:value="-0.434823194454243" calcext:value-type="float">
            <text:p>-0.434823194454243</text:p>
          </table:table-cell>
          <table:table-cell office:value-type="float" office:value="-0.421118187592264" calcext:value-type="float">
            <text:p>-0.421118187592264</text:p>
          </table:table-cell>
          <table:table-cell office:value-type="float" office:value="-0.413561158409913" calcext:value-type="float">
            <text:p>-0.413561158409913</text:p>
          </table:table-cell>
          <table:table-cell office:value-type="float" office:value="-0.40731834982719" calcext:value-type="float">
            <text:p>-0.40731834982719</text:p>
          </table:table-cell>
          <table:table-cell office:value-type="float" office:value="-0.397806022920908" calcext:value-type="float">
            <text:p>-0.397806022920908</text:p>
          </table:table-cell>
          <table:table-cell office:value-type="float" office:value="-0.382550689638476" calcext:value-type="float">
            <text:p>-0.382550689638476</text:p>
          </table:table-cell>
          <table:table-cell office:value-type="float" office:value="-0.392418143029668" calcext:value-type="float">
            <text:p>-0.392418143029668</text:p>
          </table:table-cell>
          <table:table-cell office:value-type="float" office:value="-0.344434392245124" calcext:value-type="float">
            <text:p>-0.344434392245124</text:p>
          </table:table-cell>
          <table:table-cell office:value-type="float" office:value="-0.324691715979789" calcext:value-type="float">
            <text:p>-0.324691715979789</text:p>
          </table:table-cell>
          <table:table-cell office:value-type="float" office:value="-0.342752048408678" calcext:value-type="float">
            <text:p>-0.342752048408678</text:p>
          </table:table-cell>
          <table:table-cell office:value-type="float" office:value="-0.348015241716519" calcext:value-type="float">
            <text:p>-0.348015241716519</text:p>
          </table:table-cell>
          <table:table-cell office:value-type="float" office:value="-0.348764828954016" calcext:value-type="float">
            <text:p>-0.348764828954016</text:p>
          </table:table-cell>
          <table:table-cell office:value-type="float" office:value="-0.346049139560912" calcext:value-type="float">
            <text:p>-0.346049139560912</text:p>
          </table:table-cell>
          <table:table-cell office:value-type="float" office:value="-0.318987193688268" calcext:value-type="float">
            <text:p>-0.318987193688268</text:p>
          </table:table-cell>
          <table:table-cell office:value-type="float" office:value="-0.311811469552238" calcext:value-type="float">
            <text:p>-0.311811469552238</text:p>
          </table:table-cell>
          <table:table-cell office:value-type="float" office:value="-0.312410950266055" calcext:value-type="float">
            <text:p>-0.312410950266055</text:p>
          </table:table-cell>
          <table:table-cell office:value-type="float" office:value="-0.322962927362294" calcext:value-type="float">
            <text:p>-0.322962927362294</text:p>
          </table:table-cell>
          <table:table-cell office:value-type="float" office:value="-0.362069130294485" calcext:value-type="float">
            <text:p>-0.362069130294485</text:p>
          </table:table-cell>
          <table:table-cell office:value-type="float" office:value="-0.372275005648531" calcext:value-type="float">
            <text:p>-0.372275005648531</text:p>
          </table:table-cell>
          <table:table-cell office:value-type="float" office:value="-0.386948974967296" calcext:value-type="float">
            <text:p>-0.386948974967296</text:p>
          </table:table-cell>
          <table:table-cell office:value-type="float" office:value="-0.400158491698238" calcext:value-type="float">
            <text:p>-0.400158491698238</text:p>
          </table:table-cell>
          <table:table-cell office:value-type="float" office:value="-0.408863149959422" calcext:value-type="float">
            <text:p>-0.408863149959422</text:p>
          </table:table-cell>
          <table:table-cell office:value-type="float" office:value="-0.421484045727564" calcext:value-type="float">
            <text:p>-0.421484045727564</text:p>
          </table:table-cell>
          <table:table-cell office:value-type="float" office:value="-0.423009558202543" calcext:value-type="float">
            <text:p>-0.423009558202543</text:p>
          </table:table-cell>
          <table:table-cell office:value-type="float" office:value="-0.429943420449614" calcext:value-type="float">
            <text:p>-0.429943420449614</text:p>
          </table:table-cell>
          <table:table-cell office:value-type="float" office:value="-0.429536873722722" calcext:value-type="float">
            <text:p>-0.429536873722722</text:p>
          </table:table-cell>
          <table:table-cell office:value-type="float" office:value="-0.424594708080357" calcext:value-type="float">
            <text:p>-0.424594708080357</text:p>
          </table:table-cell>
          <table:table-cell office:value-type="float" office:value="-0.420816911950013" calcext:value-type="float">
            <text:p>-0.420816911950013</text:p>
          </table:table-cell>
          <table:table-cell office:value-type="float" office:value="-0.40100857013785" calcext:value-type="float">
            <text:p>-0.40100857013785</text:p>
          </table:table-cell>
          <table:table-cell office:value-type="float" office:value="-0.395071998740969" calcext:value-type="float">
            <text:p>-0.395071998740969</text:p>
          </table:table-cell>
          <table:table-cell office:value-type="float" office:value="-0.365182167259444" calcext:value-type="float">
            <text:p>-0.365182167259444</text:p>
          </table:table-cell>
          <table:table-cell office:value-type="float" office:value="-0.349294745452174" calcext:value-type="float">
            <text:p>-0.349294745452174</text:p>
          </table:table-cell>
          <table:table-cell office:value-type="float" office:value="-0.344501512675078" calcext:value-type="float">
            <text:p>-0.344501512675078</text:p>
          </table:table-cell>
          <table:table-cell office:value-type="float" office:value="-0.344064842358129" calcext:value-type="float">
            <text:p>-0.344064842358129</text:p>
          </table:table-cell>
          <table:table-cell office:value-type="float" office:value="-0.348746995944206" calcext:value-type="float">
            <text:p>-0.348746995944206</text:p>
          </table:table-cell>
          <table:table-cell office:value-type="float" office:value="-0.349451999452901" calcext:value-type="float">
            <text:p>-0.349451999452901</text:p>
          </table:table-cell>
          <table:table-cell office:value-type="float" office:value="-0.350405308949612" calcext:value-type="float">
            <text:p>-0.350405308949612</text:p>
          </table:table-cell>
          <table:table-cell office:value-type="float" office:value="-0.349844098475009" calcext:value-type="float">
            <text:p>-0.349844098475009</text:p>
          </table:table-cell>
          <table:table-cell office:value-type="float" office:value="-0.346557592949582" calcext:value-type="float">
            <text:p>-0.346557592949582</text:p>
          </table:table-cell>
          <table:table-cell office:value-type="float" office:value="-0.344600783600598" calcext:value-type="float">
            <text:p>-0.344600783600598</text:p>
          </table:table-cell>
          <table:table-cell office:value-type="float" office:value="-0.34298702504794" calcext:value-type="float">
            <text:p>-0.34298702504794</text:p>
          </table:table-cell>
          <table:table-cell office:value-type="float" office:value="-0.34477063536142" calcext:value-type="float">
            <text:p>-0.34477063536142</text:p>
          </table:table-cell>
          <table:table-cell office:value-type="float" office:value="-0.340439028756274" calcext:value-type="float">
            <text:p>-0.340439028756274</text:p>
          </table:table-cell>
          <table:table-cell office:value-type="float" office:value="-0.341610976468599" calcext:value-type="float">
            <text:p>-0.341610976468599</text:p>
          </table:table-cell>
          <table:table-cell office:value-type="float" office:value="-0.382030621766967" calcext:value-type="float">
            <text:p>-0.382030621766967</text:p>
          </table:table-cell>
          <table:table-cell office:value-type="float" office:value="-0.382027240580325" calcext:value-type="float">
            <text:p>-0.382027240580325</text:p>
          </table:table-cell>
          <table:table-cell office:value-type="float" office:value="-0.394732788006254" calcext:value-type="float">
            <text:p>-0.394732788006254</text:p>
          </table:table-cell>
          <table:table-cell office:value-type="float" office:value="-0.367108130391765" calcext:value-type="float">
            <text:p>-0.367108130391765</text:p>
          </table:table-cell>
          <table:table-cell office:value-type="float" office:value="-0.350851450776893" calcext:value-type="float">
            <text:p>-0.350851450776893</text:p>
          </table:table-cell>
          <table:table-cell office:value-type="float" office:value="-0.342579864285349" calcext:value-type="float">
            <text:p>-0.342579864285349</text:p>
          </table:table-cell>
          <table:table-cell office:value-type="float" office:value="-0.341770379118647" calcext:value-type="float">
            <text:p>-0.341770379118647</text:p>
          </table:table-cell>
          <table:table-cell office:value-type="float" office:value="-0.308030407702603" calcext:value-type="float">
            <text:p>-0.308030407702603</text:p>
          </table:table-cell>
          <table:table-cell office:value-type="float" office:value="-0.310232142178995" calcext:value-type="float">
            <text:p>-0.310232142178995</text:p>
          </table:table-cell>
          <table:table-cell office:value-type="float" office:value="-0.309617680585128" calcext:value-type="float">
            <text:p>-0.309617680585128</text:p>
          </table:table-cell>
          <table:table-cell office:value-type="float" office:value="-0.305527395591391" calcext:value-type="float">
            <text:p>-0.305527395591391</text:p>
          </table:table-cell>
          <table:table-cell office:value-type="float" office:value="-0.31357339199557" calcext:value-type="float">
            <text:p>-0.31357339199557</text:p>
          </table:table-cell>
          <table:table-cell office:value-type="float" office:value="-0.323556920837129" calcext:value-type="float">
            <text:p>-0.323556920837129</text:p>
          </table:table-cell>
          <table:table-cell office:value-type="float" office:value="-0.281237460081888" calcext:value-type="float">
            <text:p>-0.281237460081888</text:p>
          </table:table-cell>
          <table:table-cell office:value-type="float" office:value="-0.343563917602787" calcext:value-type="float">
            <text:p>-0.343563917602787</text:p>
          </table:table-cell>
          <table:table-cell office:value-type="float" office:value="-0.413370607807623" calcext:value-type="float">
            <text:p>-0.413370607807623</text:p>
          </table:table-cell>
          <table:table-cell office:value-type="float" office:value="-0.411318349412514" calcext:value-type="float">
            <text:p>-0.411318349412514</text:p>
          </table:table-cell>
          <table:table-cell office:value-type="float" office:value="-0.41174485619687" calcext:value-type="float">
            <text:p>-0.41174485619687</text:p>
          </table:table-cell>
          <table:table-cell office:value-type="float" office:value="-0.350915967618812" calcext:value-type="float">
            <text:p>-0.350915967618812</text:p>
          </table:table-cell>
          <table:table-cell office:value-type="float" office:value="-0.33483574491332" calcext:value-type="float">
            <text:p>-0.33483574491332</text:p>
          </table:table-cell>
          <table:table-cell office:value-type="float" office:value="-0.338030782269312" calcext:value-type="float">
            <text:p>-0.338030782269312</text:p>
          </table:table-cell>
          <table:table-cell office:value-type="float" office:value="-0.34267387839427" calcext:value-type="float">
            <text:p>-0.34267387839427</text:p>
          </table:table-cell>
          <table:table-cell office:value-type="float" office:value="-0.342276946124982" calcext:value-type="float">
            <text:p>-0.342276946124982</text:p>
          </table:table-cell>
          <table:table-cell office:value-type="float" office:value="-0.338832029635854" calcext:value-type="float">
            <text:p>-0.338832029635854</text:p>
          </table:table-cell>
          <table:table-cell office:value-type="float" office:value="-0.336148960146904" calcext:value-type="float">
            <text:p>-0.336148960146904</text:p>
          </table:table-cell>
          <table:table-cell office:value-type="float" office:value="-0.335749300149279" calcext:value-type="float">
            <text:p>-0.335749300149279</text:p>
          </table:table-cell>
          <table:table-cell office:value-type="float" office:value="-0.334209889341206" calcext:value-type="float">
            <text:p>-0.334209889341206</text:p>
          </table:table-cell>
          <table:table-cell office:value-type="float" office:value="-0.336744095409047" calcext:value-type="float">
            <text:p>-0.336744095409047</text:p>
          </table:table-cell>
          <table:table-cell office:value-type="float" office:value="-0.386943106625052" calcext:value-type="float">
            <text:p>-0.386943106625052</text:p>
          </table:table-cell>
          <table:table-cell office:value-type="float" office:value="-0.390751664531776" calcext:value-type="float">
            <text:p>-0.390751664531776</text:p>
          </table:table-cell>
          <table:table-cell office:value-type="float" office:value="-0.384704538255328" calcext:value-type="float">
            <text:p>-0.384704538255328</text:p>
          </table:table-cell>
          <table:table-cell office:value-type="float" office:value="-0.366568456810599" calcext:value-type="float">
            <text:p>-0.366568456810599</text:p>
          </table:table-cell>
          <table:table-cell office:value-type="float" office:value="-0.346137010569147" calcext:value-type="float">
            <text:p>-0.346137010569147</text:p>
          </table:table-cell>
          <table:table-cell office:value-type="float" office:value="-0.337950708774812" calcext:value-type="float">
            <text:p>-0.337950708774812</text:p>
          </table:table-cell>
          <table:table-cell office:value-type="float" office:value="-0.34545589936869" calcext:value-type="float">
            <text:p>-0.34545589936869</text:p>
          </table:table-cell>
          <table:table-cell office:value-type="float" office:value="-0.31660450467833" calcext:value-type="float">
            <text:p>-0.31660450467833</text:p>
          </table:table-cell>
          <table:table-cell office:value-type="float" office:value="-0.308603263899827" calcext:value-type="float">
            <text:p>-0.308603263899827</text:p>
          </table:table-cell>
          <table:table-cell office:value-type="float" office:value="-0.296425308295576" calcext:value-type="float">
            <text:p>-0.296425308295576</text:p>
          </table:table-cell>
          <table:table-cell office:value-type="float" office:value="-0.310604033421263" calcext:value-type="float">
            <text:p>-0.310604033421263</text:p>
          </table:table-cell>
          <table:table-cell office:value-type="float" office:value="-0.305362298533672" calcext:value-type="float">
            <text:p>-0.305362298533672</text:p>
          </table:table-cell>
          <table:table-cell office:value-type="float" office:value="-0.309975941351539" calcext:value-type="float">
            <text:p>-0.309975941351539</text:p>
          </table:table-cell>
          <table:table-cell office:value-type="float" office:value="-0.306446608313679" calcext:value-type="float">
            <text:p>-0.306446608313679</text:p>
          </table:table-cell>
          <table:table-cell office:value-type="float" office:value="-0.314212095680602" calcext:value-type="float">
            <text:p>-0.314212095680602</text:p>
          </table:table-cell>
          <table:table-cell office:value-type="float" office:value="-0.334810659235124" calcext:value-type="float">
            <text:p>-0.334810659235124</text:p>
          </table:table-cell>
          <table:table-cell office:value-type="float" office:value="-0.345544598763176" calcext:value-type="float">
            <text:p>-0.345544598763176</text:p>
          </table:table-cell>
          <table:table-cell office:value-type="float" office:value="-0.336411138977849" calcext:value-type="float">
            <text:p>-0.336411138977849</text:p>
          </table:table-cell>
          <table:table-cell office:value-type="float" office:value="-0.31596079575622" calcext:value-type="float">
            <text:p>-0.31596079575622</text:p>
          </table:table-cell>
          <table:table-cell office:value-type="float" office:value="-0.30241049377666" calcext:value-type="float">
            <text:p>-0.30241049377666</text:p>
          </table:table-cell>
          <table:table-cell office:value-type="float" office:value="-0.368529158334209" calcext:value-type="float">
            <text:p>-0.368529158334209</text:p>
          </table:table-cell>
          <table:table-cell office:value-type="float" office:value="-0.366342177649433" calcext:value-type="float">
            <text:p>-0.366342177649433</text:p>
          </table:table-cell>
          <table:table-cell office:value-type="float" office:value="-0.386652618654903" calcext:value-type="float">
            <text:p>-0.386652618654903</text:p>
          </table:table-cell>
          <table:table-cell office:value-type="float" office:value="-0.396501167563578" calcext:value-type="float">
            <text:p>-0.396501167563578</text:p>
          </table:table-cell>
          <table:table-cell office:value-type="float" office:value="-0.395059890429092" calcext:value-type="float">
            <text:p>-0.395059890429092</text:p>
          </table:table-cell>
          <table:table-cell office:value-type="float" office:value="-0.398213145268591" calcext:value-type="float">
            <text:p>-0.398213145268591</text:p>
          </table:table-cell>
          <table:table-cell office:value-type="float" office:value="-0.357416084427291" calcext:value-type="float">
            <text:p>-0.357416084427291</text:p>
          </table:table-cell>
          <table:table-cell office:value-type="float" office:value="-0.352591969013761" calcext:value-type="float">
            <text:p>-0.352591969013761</text:p>
          </table:table-cell>
          <table:table-cell office:value-type="float" office:value="-0.349453158045785" calcext:value-type="float">
            <text:p>-0.349453158045785</text:p>
          </table:table-cell>
          <table:table-cell office:value-type="float" office:value="-0.344306435675186" calcext:value-type="float">
            <text:p>-0.344306435675186</text:p>
          </table:table-cell>
          <table:table-cell office:value-type="float" office:value="-0.340175351887759" calcext:value-type="float">
            <text:p>-0.340175351887759</text:p>
          </table:table-cell>
          <table:table-cell office:value-type="float" office:value="-0.334235499498708" calcext:value-type="float">
            <text:p>-0.334235499498708</text:p>
          </table:table-cell>
          <table:table-cell office:value-type="float" office:value="-0.335188795273376" calcext:value-type="float">
            <text:p>-0.335188795273376</text:p>
          </table:table-cell>
          <table:table-cell office:value-type="float" office:value="-0.33444801379768" calcext:value-type="float">
            <text:p>-0.33444801379768</text:p>
          </table:table-cell>
          <table:table-cell office:value-type="float" office:value="-0.335071305591922" calcext:value-type="float">
            <text:p>-0.335071305591922</text:p>
          </table:table-cell>
          <table:table-cell office:value-type="float" office:value="-0.35029327105231" calcext:value-type="float">
            <text:p>-0.35029327105231</text:p>
          </table:table-cell>
          <table:table-cell office:value-type="float" office:value="-0.389283111714321" calcext:value-type="float">
            <text:p>-0.389283111714321</text:p>
          </table:table-cell>
          <table:table-cell office:value-type="float" office:value="-0.384382108638178" calcext:value-type="float">
            <text:p>-0.384382108638178</text:p>
          </table:table-cell>
          <table:table-cell office:value-type="float" office:value="-0.375123172172994" calcext:value-type="float">
            <text:p>-0.375123172172994</text:p>
          </table:table-cell>
          <table:table-cell office:value-type="float" office:value="-0.361542595529589" calcext:value-type="float">
            <text:p>-0.361542595529589</text:p>
          </table:table-cell>
          <table:table-cell office:value-type="float" office:value="-0.367367329850515" calcext:value-type="float">
            <text:p>-0.367367329850515</text:p>
          </table:table-cell>
          <table:table-cell office:value-type="float" office:value="-0.32088385485688" calcext:value-type="float">
            <text:p>-0.32088385485688</text:p>
          </table:table-cell>
          <table:table-cell office:value-type="float" office:value="-0.314177203701197" calcext:value-type="float">
            <text:p>-0.314177203701197</text:p>
          </table:table-cell>
          <table:table-cell office:value-type="float" office:value="-0.315091262402159" calcext:value-type="float">
            <text:p>-0.315091262402159</text:p>
          </table:table-cell>
          <table:table-cell office:value-type="float" office:value="-0.302031179406382" calcext:value-type="float">
            <text:p>-0.302031179406382</text:p>
          </table:table-cell>
          <table:table-cell office:value-type="float" office:value="-0.320451428870435" calcext:value-type="float">
            <text:p>-0.320451428870435</text:p>
          </table:table-cell>
          <table:table-cell office:value-type="float" office:value="-0.327855858102334" calcext:value-type="float">
            <text:p>-0.327855858102334</text:p>
          </table:table-cell>
          <table:table-cell office:value-type="float" office:value="-0.33482015978361" calcext:value-type="float">
            <text:p>-0.33482015978361</text:p>
          </table:table-cell>
          <table:table-cell office:value-type="float" office:value="-0.333244139938144" calcext:value-type="float">
            <text:p>-0.333244139938144</text:p>
          </table:table-cell>
          <table:table-cell office:value-type="float" office:value="-0.32883952235699" calcext:value-type="float">
            <text:p>-0.32883952235699</text:p>
          </table:table-cell>
          <table:table-cell office:value-type="float" office:value="-0.300526480862221" calcext:value-type="float">
            <text:p>-0.300526480862221</text:p>
          </table:table-cell>
          <table:table-cell office:value-type="float" office:value="-0.312355700180618" calcext:value-type="float">
            <text:p>-0.312355700180618</text:p>
          </table:table-cell>
          <table:table-cell office:value-type="float" office:value="-0.35239971653502" calcext:value-type="float">
            <text:p>-0.35239971653502</text:p>
          </table:table-cell>
          <table:table-cell office:value-type="float" office:value="-0.368923942532658" calcext:value-type="float">
            <text:p>-0.368923942532658</text:p>
          </table:table-cell>
          <table:table-cell office:value-type="float" office:value="-0.390007783125656" calcext:value-type="float">
            <text:p>-0.390007783125656</text:p>
          </table:table-cell>
          <table:table-cell office:value-type="float" office:value="-0.409399856324856" calcext:value-type="float">
            <text:p>-0.409399856324856</text:p>
          </table:table-cell>
          <table:table-cell office:value-type="float" office:value="-0.407176398534881" calcext:value-type="float">
            <text:p>-0.407176398534881</text:p>
          </table:table-cell>
          <table:table-cell office:value-type="float" office:value="-0.415716976622054" calcext:value-type="float">
            <text:p>-0.415716976622054</text:p>
          </table:table-cell>
          <table:table-cell office:value-type="float" office:value="-0.414319861772756" calcext:value-type="float">
            <text:p>-0.414319861772756</text:p>
          </table:table-cell>
          <table:table-cell office:value-type="float" office:value="-0.41977675106455" calcext:value-type="float">
            <text:p>-0.41977675106455</text:p>
          </table:table-cell>
          <table:table-cell office:value-type="float" office:value="-0.420443545135104" calcext:value-type="float">
            <text:p>-0.420443545135104</text:p>
          </table:table-cell>
          <table:table-cell office:value-type="float" office:value="-0.416012801591791" calcext:value-type="float">
            <text:p>-0.416012801591791</text:p>
          </table:table-cell>
          <table:table-cell office:value-type="float" office:value="-0.412348669463557" calcext:value-type="float">
            <text:p>-0.412348669463557</text:p>
          </table:table-cell>
          <table:table-cell office:value-type="float" office:value="-0.373853157941645" calcext:value-type="float">
            <text:p>-0.373853157941645</text:p>
          </table:table-cell>
          <table:table-cell office:value-type="float" office:value="-0.356544222859981" calcext:value-type="float">
            <text:p>-0.356544222859981</text:p>
          </table:table-cell>
          <table:table-cell office:value-type="float" office:value="-0.343324497749761" calcext:value-type="float">
            <text:p>-0.343324497749761</text:p>
          </table:table-cell>
          <table:table-cell office:value-type="float" office:value="-0.348958465243674" calcext:value-type="float">
            <text:p>-0.348958465243674</text:p>
          </table:table-cell>
          <table:table-cell office:value-type="float" office:value="-0.357536071625087" calcext:value-type="float">
            <text:p>-0.357536071625087</text:p>
          </table:table-cell>
          <table:table-cell office:value-type="float" office:value="-0.361785478125353" calcext:value-type="float">
            <text:p>-0.361785478125353</text:p>
          </table:table-cell>
          <table:table-cell office:value-type="float" office:value="-0.358573377269657" calcext:value-type="float">
            <text:p>-0.358573377269657</text:p>
          </table:table-cell>
          <table:table-cell office:value-type="float" office:value="-0.357704695422785" calcext:value-type="float">
            <text:p>-0.357704695422785</text:p>
          </table:table-cell>
          <table:table-cell office:value-type="float" office:value="-0.416507621494765" calcext:value-type="float">
            <text:p>-0.416507621494765</text:p>
          </table:table-cell>
          <table:table-cell office:value-type="float" office:value="-0.418474012922012" calcext:value-type="float">
            <text:p>-0.418474012922012</text:p>
          </table:table-cell>
          <table:table-cell office:value-type="float" office:value="-0.395103235831902" calcext:value-type="float">
            <text:p>-0.395103235831902</text:p>
          </table:table-cell>
          <table:table-cell office:value-type="float" office:value="-0.369874501303345" calcext:value-type="float">
            <text:p>-0.369874501303345</text:p>
          </table:table-cell>
          <table:table-cell office:value-type="float" office:value="-0.333504697080579" calcext:value-type="float">
            <text:p>-0.333504697080579</text:p>
          </table:table-cell>
          <table:table-cell office:value-type="float" office:value="-0.336821381030723" calcext:value-type="float">
            <text:p>-0.336821381030723</text:p>
          </table:table-cell>
          <table:table-cell office:value-type="float" office:value="-0.347462255388544" calcext:value-type="float">
            <text:p>-0.347462255388544</text:p>
          </table:table-cell>
          <table:table-cell office:value-type="float" office:value="-0.348062184031008" calcext:value-type="float">
            <text:p>-0.348062184031008</text:p>
          </table:table-cell>
          <table:table-cell office:value-type="float" office:value="-0.342451977855845" calcext:value-type="float">
            <text:p>-0.342451977855845</text:p>
          </table:table-cell>
          <table:table-cell office:value-type="float" office:value="-0.351934443654379" calcext:value-type="float">
            <text:p>-0.351934443654379</text:p>
          </table:table-cell>
          <table:table-cell office:value-type="float" office:value="-0.336228326158635" calcext:value-type="float">
            <text:p>-0.336228326158635</text:p>
          </table:table-cell>
          <table:table-cell office:value-type="float" office:value="-0.331949164514604" calcext:value-type="float">
            <text:p>-0.331949164514604</text:p>
          </table:table-cell>
          <table:table-cell office:value-type="float" office:value="-0.333131165939759" calcext:value-type="float">
            <text:p>-0.333131165939759</text:p>
          </table:table-cell>
          <table:table-cell office:value-type="float" office:value="-0.33709992424837" calcext:value-type="float">
            <text:p>-0.33709992424837</text:p>
          </table:table-cell>
          <table:table-cell office:value-type="float" office:value="-0.342699259183271" calcext:value-type="float">
            <text:p>-0.342699259183271</text:p>
          </table:table-cell>
          <table:table-cell office:value-type="float" office:value="-0.342321014399629" calcext:value-type="float">
            <text:p>-0.342321014399629</text:p>
          </table:table-cell>
          <table:table-cell office:value-type="float" office:value="-0.337146921512909" calcext:value-type="float">
            <text:p>-0.337146921512909</text:p>
          </table:table-cell>
          <table:table-cell office:value-type="float" office:value="-0.33710576565099" calcext:value-type="float">
            <text:p>-0.33710576565099</text:p>
          </table:table-cell>
          <table:table-cell office:value-type="float" office:value="-0.334218367655489" calcext:value-type="float">
            <text:p>-0.334218367655489</text:p>
          </table:table-cell>
          <table:table-cell office:value-type="float" office:value="-0.333623635079976" calcext:value-type="float">
            <text:p>-0.333623635079976</text:p>
          </table:table-cell>
          <table:table-cell office:value-type="float" office:value="-0.332167133978147" calcext:value-type="float">
            <text:p>-0.332167133978147</text:p>
          </table:table-cell>
          <table:table-cell office:value-type="float" office:value="-0.329350538810122" calcext:value-type="float">
            <text:p>-0.329350538810122</text:p>
          </table:table-cell>
          <table:table-cell office:value-type="float" office:value="-0.32948629768912" calcext:value-type="float">
            <text:p>-0.32948629768912</text:p>
          </table:table-cell>
          <table:table-cell office:value-type="float" office:value="-0.329394993952845" calcext:value-type="float">
            <text:p>-0.329394993952845</text:p>
          </table:table-cell>
          <table:table-cell office:value-type="float" office:value="-0.328997807085777" calcext:value-type="float">
            <text:p>-0.328997807085777</text:p>
          </table:table-cell>
          <table:table-cell office:value-type="float" office:value="-0.328874308538279" calcext:value-type="float">
            <text:p>-0.328874308538279</text:p>
          </table:table-cell>
          <table:table-cell office:value-type="float" office:value="-0.328528266297516" calcext:value-type="float">
            <text:p>-0.328528266297516</text:p>
          </table:table-cell>
          <table:table-cell office:value-type="float" office:value="-0.327586766173268" calcext:value-type="float">
            <text:p>-0.327586766173268</text:p>
          </table:table-cell>
          <table:table-cell office:value-type="float" office:value="-0.327263547581931" calcext:value-type="float">
            <text:p>-0.327263547581931</text:p>
          </table:table-cell>
          <table:table-cell office:value-type="float" office:value="-0.327596999804657" calcext:value-type="float">
            <text:p>-0.327596999804657</text:p>
          </table:table-cell>
          <table:table-cell office:value-type="float" office:value="-0.327154749051385" calcext:value-type="float">
            <text:p>-0.327154749051385</text:p>
          </table:table-cell>
          <table:table-cell office:value-type="float" office:value="-0.32668943959811" calcext:value-type="float">
            <text:p>-0.32668943959811</text:p>
          </table:table-cell>
          <table:table-cell office:value-type="float" office:value="-0.327250221232517" calcext:value-type="float">
            <text:p>-0.327250221232517</text:p>
          </table:table-cell>
          <table:table-cell office:value-type="float" office:value="-0.32686941401056" calcext:value-type="float">
            <text:p>-0.32686941401056</text:p>
          </table:table-cell>
          <table:table-cell office:value-type="float" office:value="-0.327125581271354" calcext:value-type="float">
            <text:p>-0.327125581271354</text:p>
          </table:table-cell>
          <table:table-cell office:value-type="float" office:value="-0.326842426405745" calcext:value-type="float">
            <text:p>-0.326842426405745</text:p>
          </table:table-cell>
          <table:table-cell office:value-type="float" office:value="-0.326613242670585" calcext:value-type="float">
            <text:p>-0.326613242670585</text:p>
          </table:table-cell>
          <table:table-cell office:value-type="float" office:value="-0.326492447957719" calcext:value-type="float">
            <text:p>-0.326492447957719</text:p>
          </table:table-cell>
          <table:table-cell office:value-type="float" office:value="-0.326491635516175" calcext:value-type="float">
            <text:p>-0.326491635516175</text:p>
          </table:table-cell>
          <table:table-cell office:value-type="float" office:value="-0.327105530677055" calcext:value-type="float">
            <text:p>-0.327105530677055</text:p>
          </table:table-cell>
          <table:table-cell office:value-type="float" office:value="-0.327008463354476" calcext:value-type="float">
            <text:p>-0.327008463354476</text:p>
          </table:table-cell>
          <table:table-cell office:value-type="float" office:value="-0.327281747881864" calcext:value-type="float">
            <text:p>-0.327281747881864</text:p>
          </table:table-cell>
          <table:table-cell office:value-type="float" office:value="-0.326544391953384" calcext:value-type="float">
            <text:p>-0.326544391953384</text:p>
          </table:table-cell>
          <table:table-cell office:value-type="float" office:value="-0.326951875634" calcext:value-type="float">
            <text:p>-0.326951875634</text:p>
          </table:table-cell>
          <table:table-cell office:value-type="float" office:value="-0.326905401611778" calcext:value-type="float">
            <text:p>-0.326905401611778</text:p>
          </table:table-cell>
          <table:table-cell office:value-type="float" office:value="-0.326493345109753" calcext:value-type="float">
            <text:p>-0.326493345109753</text:p>
          </table:table-cell>
          <table:table-cell office:value-type="float" office:value="-0.326720980705098" calcext:value-type="float">
            <text:p>-0.326720980705098</text:p>
          </table:table-cell>
          <table:table-cell office:value-type="float" office:value="-0.326679732197518" calcext:value-type="float">
            <text:p>-0.326679732197518</text:p>
          </table:table-cell>
          <table:table-cell office:value-type="float" office:value="-0.327283539638131" calcext:value-type="float">
            <text:p>-0.327283539638131</text:p>
          </table:table-cell>
          <table:table-cell office:value-type="float" office:value="-0.32653375372257" calcext:value-type="float">
            <text:p>-0.32653375372257</text:p>
          </table:table-cell>
          <table:table-cell office:value-type="float" office:value="-0.327138172355862" calcext:value-type="float">
            <text:p>-0.327138172355862</text:p>
          </table:table-cell>
          <table:table-cell office:value-type="float" office:value="-0.326815157493934" calcext:value-type="float">
            <text:p>-0.326815157493934</text:p>
          </table:table-cell>
          <table:table-cell office:value-type="float" office:value="-0.326142311989717" calcext:value-type="float">
            <text:p>-0.326142311989717</text:p>
          </table:table-cell>
          <table:table-cell office:value-type="float" office:value="-0.326488024787479" calcext:value-type="float">
            <text:p>-0.326488024787479</text:p>
          </table:table-cell>
          <table:table-cell office:value-type="float" office:value="-0.326168154132371" calcext:value-type="float">
            <text:p>-0.326168154132371</text:p>
          </table:table-cell>
          <table:table-cell office:value-type="float" office:value="-0.326366370037623" calcext:value-type="float">
            <text:p>-0.326366370037623</text:p>
          </table:table-cell>
          <table:table-cell office:value-type="float" office:value="-0.327115772351815" calcext:value-type="float">
            <text:p>-0.327115772351815</text:p>
          </table:table-cell>
          <table:table-cell office:value-type="float" office:value="-0.326753221104736" calcext:value-type="float">
            <text:p>-0.326753221104736</text:p>
          </table:table-cell>
          <table:table-cell office:value-type="float" office:value="-0.32657988341581" calcext:value-type="float">
            <text:p>-0.32657988341581</text:p>
          </table:table-cell>
          <table:table-cell office:value-type="float" office:value="-0.326815226276844" calcext:value-type="float">
            <text:p>-0.326815226276844</text:p>
          </table:table-cell>
          <table:table-cell office:value-type="float" office:value="-0.32608460497765" calcext:value-type="float">
            <text:p>-0.32608460497765</text:p>
          </table:table-cell>
          <table:table-cell office:value-type="float" office:value="-0.326521445794025" calcext:value-type="float">
            <text:p>-0.326521445794025</text:p>
          </table:table-cell>
          <table:table-cell office:value-type="float" office:value="-0.326460849043874" calcext:value-type="float">
            <text:p>-0.326460849043874</text:p>
          </table:table-cell>
          <table:table-cell office:value-type="float" office:value="-0.32648895068092" calcext:value-type="float">
            <text:p>-0.32648895068092</text:p>
          </table:table-cell>
          <table:table-cell office:value-type="float" office:value="-0.3264193854249" calcext:value-type="float">
            <text:p>-0.3264193854249</text:p>
          </table:table-cell>
          <table:table-cell office:value-type="float" office:value="-0.326583508108038" calcext:value-type="float">
            <text:p>-0.326583508108038</text:p>
          </table:table-cell>
          <table:table-cell office:value-type="float" office:value="-0.326108785101079" calcext:value-type="float">
            <text:p>-0.326108785101079</text:p>
          </table:table-cell>
          <table:table-cell office:value-type="float" office:value="-0.326084953522749" calcext:value-type="float">
            <text:p>-0.326084953522749</text:p>
          </table:table-cell>
          <table:table-cell office:value-type="float" office:value="-0.326909555486341" calcext:value-type="float">
            <text:p>-0.326909555486341</text:p>
          </table:table-cell>
          <table:table-cell office:value-type="float" office:value="-0.326312948390567" calcext:value-type="float">
            <text:p>-0.326312948390567</text:p>
          </table:table-cell>
          <table:table-cell office:value-type="float" office:value="-0.326130466907311" calcext:value-type="float">
            <text:p>-0.326130466907311</text:p>
          </table:table-cell>
          <table:table-cell office:value-type="float" office:value="-0.326436680671479" calcext:value-type="float">
            <text:p>-0.326436680671479</text:p>
          </table:table-cell>
          <table:table-cell office:value-type="float" office:value="-0.326546687037583" calcext:value-type="float">
            <text:p>-0.326546687037583</text:p>
          </table:table-cell>
          <table:table-cell office:value-type="float" office:value="-0.326847164958339" calcext:value-type="float">
            <text:p>-0.326847164958339</text:p>
          </table:table-cell>
          <table:table-cell office:value-type="float" office:value="-0.326318095881549" calcext:value-type="float">
            <text:p>-0.326318095881549</text:p>
          </table:table-cell>
          <table:table-cell office:value-type="float" office:value="-0.327211555520078" calcext:value-type="float">
            <text:p>-0.327211555520078</text:p>
          </table:table-cell>
          <table:table-cell office:value-type="float" office:value="-0.326644081097487" calcext:value-type="float">
            <text:p>-0.326644081097487</text:p>
          </table:table-cell>
          <table:table-cell office:value-type="float" office:value="-0.32657297833213" calcext:value-type="float">
            <text:p>-0.32657297833213</text:p>
          </table:table-cell>
          <table:table-cell office:value-type="float" office:value="-0.326165730925703" calcext:value-type="float">
            <text:p>-0.326165730925703</text:p>
          </table:table-cell>
          <table:table-cell office:value-type="float" office:value="-0.326968119980366" calcext:value-type="float">
            <text:p>-0.326968119980366</text:p>
          </table:table-cell>
          <table:table-cell office:value-type="float" office:value="-0.326326212233501" calcext:value-type="float">
            <text:p>-0.326326212233501</text:p>
          </table:table-cell>
          <table:table-cell office:value-type="float" office:value="-0.326883272238996" calcext:value-type="float">
            <text:p>-0.326883272238996</text:p>
          </table:table-cell>
          <table:table-cell office:value-type="float" office:value="-0.325916913332311" calcext:value-type="float">
            <text:p>-0.325916913332311</text:p>
          </table:table-cell>
          <table:table-cell office:value-type="float" office:value="-0.32701935290968" calcext:value-type="float">
            <text:p>-0.32701935290968</text:p>
          </table:table-cell>
          <table:table-cell office:value-type="float" office:value="-0.326244167839858" calcext:value-type="float">
            <text:p>-0.326244167839858</text:p>
          </table:table-cell>
          <table:table-cell office:value-type="float" office:value="-0.326424176317131" calcext:value-type="float">
            <text:p>-0.326424176317131</text:p>
          </table:table-cell>
          <table:table-cell office:value-type="float" office:value="-0.326507058329033" calcext:value-type="float">
            <text:p>-0.326507058329033</text:p>
          </table:table-cell>
          <table:table-cell office:value-type="float" office:value="-0.326135119427623" calcext:value-type="float">
            <text:p>-0.326135119427623</text:p>
          </table:table-cell>
          <table:table-cell office:value-type="float" office:value="-0.326545579886839" calcext:value-type="float">
            <text:p>-0.326545579886839</text:p>
          </table:table-cell>
          <table:table-cell office:value-type="float" office:value="-0.326564049307587" calcext:value-type="float">
            <text:p>-0.326564049307587</text:p>
          </table:table-cell>
          <table:table-cell office:value-type="float" office:value="-0.327042879902443" calcext:value-type="float">
            <text:p>-0.327042879902443</text:p>
          </table:table-cell>
          <table:table-cell office:value-type="float" office:value="-0.32583922708903" calcext:value-type="float">
            <text:p>-0.32583922708903</text:p>
          </table:table-cell>
          <table:table-cell office:value-type="float" office:value="-0.326226487676596" calcext:value-type="float">
            <text:p>-0.326226487676596</text:p>
          </table:table-cell>
          <table:table-cell office:value-type="float" office:value="-0.326603690833802" calcext:value-type="float">
            <text:p>-0.326603690833802</text:p>
          </table:table-cell>
          <table:table-cell office:value-type="float" office:value="-0.326701016173729" calcext:value-type="float">
            <text:p>-0.326701016173729</text:p>
          </table:table-cell>
          <table:table-cell office:value-type="float" office:value="-0.326508525864676" calcext:value-type="float">
            <text:p>-0.326508525864676</text:p>
          </table:table-cell>
          <table:table-cell office:value-type="float" office:value="-0.326200309265893" calcext:value-type="float">
            <text:p>-0.326200309265893</text:p>
          </table:table-cell>
          <table:table-cell office:value-type="float" office:value="-0.326244293174156" calcext:value-type="float">
            <text:p>-0.326244293174156</text:p>
          </table:table-cell>
          <table:table-cell table:number-columns-repeated="47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810017812824526" calcext:value-type="float">
            <text:p>-8.10017812824526E-06</text:p>
          </table:table-cell>
          <table:table-cell office:value-type="float" office:value="-0.0000119155746985955" calcext:value-type="float">
            <text:p>-1.19155746985955E-05</text:p>
          </table:table-cell>
          <table:table-cell office:value-type="float" office:value="0.0000348006288654057" calcext:value-type="float">
            <text:p>3.48006288654057E-05</text:p>
          </table:table-cell>
          <table:table-cell office:value-type="float" office:value="-0.0000404335881046269" calcext:value-type="float">
            <text:p>-4.04335881046269E-05</text:p>
          </table:table-cell>
          <table:table-cell office:value-type="float" office:value="0.0000114949495561012" calcext:value-type="float">
            <text:p>1.14949495561012E-05</text:p>
          </table:table-cell>
          <table:table-cell office:value-type="float" office:value="0.00000967508046678667" calcext:value-type="float">
            <text:p>9.67508046678667E-06</text:p>
          </table:table-cell>
          <table:table-cell office:value-type="float" office:value="-0.00000363296561345372" calcext:value-type="float">
            <text:p>-3.63296561345372E-06</text:p>
          </table:table-cell>
          <table:table-cell office:value-type="float" office:value="-0.00000656322225706107" calcext:value-type="float">
            <text:p>-6.56322225706107E-06</text:p>
          </table:table-cell>
          <table:table-cell office:value-type="float" office:value="0.00000545669019702544" calcext:value-type="float">
            <text:p>5.45669019702544E-06</text:p>
          </table:table-cell>
          <table:table-cell office:value-type="float" office:value="0.00000570382871856179" calcext:value-type="float">
            <text:p>5.70382871856179E-06</text:p>
          </table:table-cell>
          <table:table-cell office:value-type="float" office:value="-0.00000662575503140861" calcext:value-type="float">
            <text:p>-6.62575503140861E-06</text:p>
          </table:table-cell>
          <table:table-cell office:value-type="float" office:value="-0.0000110782590489467" calcext:value-type="float">
            <text:p>-1.10782590489467E-05</text:p>
          </table:table-cell>
          <table:table-cell office:value-type="float" office:value="-0.0000128796871933234" calcext:value-type="float">
            <text:p>-1.28796871933234E-05</text:p>
          </table:table-cell>
          <table:table-cell office:value-type="float" office:value="0.00000525269584672472" calcext:value-type="float">
            <text:p>5.25269584672472E-06</text:p>
          </table:table-cell>
          <table:table-cell office:value-type="float" office:value="0.00000933345073744762" calcext:value-type="float">
            <text:p>9.33345073744762E-06</text:p>
          </table:table-cell>
          <table:table-cell office:value-type="float" office:value="-0.000000913896285092974" calcext:value-type="float">
            <text:p>-9.13896285092974E-07</text:p>
          </table:table-cell>
          <table:table-cell office:value-type="float" office:value="0.00000824952018307901" calcext:value-type="float">
            <text:p>8.24952018307901E-06</text:p>
          </table:table-cell>
          <table:table-cell office:value-type="float" office:value="-0.000018356205357728" calcext:value-type="float">
            <text:p>-1.8356205357728E-05</text:p>
          </table:table-cell>
          <table:table-cell office:value-type="float" office:value="0.0000175625640919108" calcext:value-type="float">
            <text:p>1.75625640919108E-05</text:p>
          </table:table-cell>
          <table:table-cell office:value-type="float" office:value="0.0000024119283293933" calcext:value-type="float">
            <text:p>2.4119283293933E-06</text:p>
          </table:table-cell>
          <table:table-cell office:value-type="float" office:value="-0.00000797377946204492" calcext:value-type="float">
            <text:p>-7.97377946204492E-06</text:p>
          </table:table-cell>
          <table:table-cell office:value-type="float" office:value="0.0000162878572115277" calcext:value-type="float">
            <text:p>1.62878572115277E-05</text:p>
          </table:table-cell>
          <table:table-cell office:value-type="float" office:value="-0.0000179009519271078" calcext:value-type="float">
            <text:p>-1.79009519271078E-05</text:p>
          </table:table-cell>
          <table:table-cell office:value-type="float" office:value="0.0000302876109724015" calcext:value-type="float">
            <text:p>3.02876109724015E-05</text:p>
          </table:table-cell>
          <table:table-cell office:value-type="float" office:value="-0.0000310854534077976" calcext:value-type="float">
            <text:p>-3.10854534077976E-05</text:p>
          </table:table-cell>
          <table:table-cell office:value-type="float" office:value="0.00000154175800581857" calcext:value-type="float">
            <text:p>1.54175800581857E-06</text:p>
          </table:table-cell>
          <table:table-cell office:value-type="float" office:value="0.0000257742192729671" calcext:value-type="float">
            <text:p>2.57742192729671E-05</text:p>
          </table:table-cell>
          <table:table-cell office:value-type="float" office:value="-0.0000188602117300318" calcext:value-type="float">
            <text:p>-1.88602117300318E-05</text:p>
          </table:table-cell>
          <table:table-cell office:value-type="float" office:value="-0.0000047657990588923" calcext:value-type="float">
            <text:p>-4.7657990588923E-06</text:p>
          </table:table-cell>
          <table:table-cell office:value-type="float" office:value="0.0000155690745113901" calcext:value-type="float">
            <text:p>1.55690745113901E-05</text:p>
          </table:table-cell>
          <table:table-cell office:value-type="float" office:value="-0.0000155246191630432" calcext:value-type="float">
            <text:p>-1.55246191630432E-05</text:p>
          </table:table-cell>
          <table:table-cell office:value-type="float" office:value="0.0000269351554864627" calcext:value-type="float">
            <text:p>2.69351554864627E-05</text:p>
          </table:table-cell>
          <table:table-cell office:value-type="float" office:value="-0.0000388260349027947" calcext:value-type="float">
            <text:p>-3.88260349027947E-05</text:p>
          </table:table-cell>
          <table:table-cell office:value-type="float" office:value="0.0000305853228252384" calcext:value-type="float">
            <text:p>3.05853228252384E-05</text:p>
          </table:table-cell>
          <table:table-cell office:value-type="float" office:value="-0.0000346846511087851" calcext:value-type="float">
            <text:p>-3.46846511087851E-05</text:p>
          </table:table-cell>
          <table:table-cell office:value-type="float" office:value="0.0000217109254147529" calcext:value-type="float">
            <text:p>2.17109254147529E-05</text:p>
          </table:table-cell>
          <table:table-cell office:value-type="float" office:value="-0.00000511252851143063" calcext:value-type="float">
            <text:p>-5.11252851143063E-06</text:p>
          </table:table-cell>
          <table:table-cell office:value-type="float" office:value="-0.0000101110479728828" calcext:value-type="float">
            <text:p>-1.01110479728828E-05</text:p>
          </table:table-cell>
          <table:table-cell office:value-type="float" office:value="0.0000104729245492541" calcext:value-type="float">
            <text:p>1.04729245492541E-05</text:p>
          </table:table-cell>
          <table:table-cell office:value-type="float" office:value="0.0000155798621625514" calcext:value-type="float">
            <text:p>1.55798621625514E-05</text:p>
          </table:table-cell>
          <table:table-cell office:value-type="float" office:value="-0.0000160157477926415" calcext:value-type="float">
            <text:p>-1.60157477926415E-05</text:p>
          </table:table-cell>
          <table:table-cell office:value-type="float" office:value="0.00000661283112990407" calcext:value-type="float">
            <text:p>6.61283112990407E-06</text:p>
          </table:table-cell>
          <table:table-cell office:value-type="float" office:value="0.00000792706119012721" calcext:value-type="float">
            <text:p>7.92706119012721E-06</text:p>
          </table:table-cell>
          <table:table-cell office:value-type="float" office:value="-0.0000110271455068256" calcext:value-type="float">
            <text:p>-1.10271455068256E-05</text:p>
          </table:table-cell>
          <table:table-cell office:value-type="float" office:value="-0.0000228723909428963" calcext:value-type="float">
            <text:p>-2.28723909428963E-05</text:p>
          </table:table-cell>
          <table:table-cell office:value-type="float" office:value="0.000021827948213704" calcext:value-type="float">
            <text:p>2.1827948213704E-05</text:p>
          </table:table-cell>
          <table:table-cell office:value-type="float" office:value="0.00000348100146352337" calcext:value-type="float">
            <text:p>3.48100146352337E-06</text:p>
          </table:table-cell>
          <table:table-cell office:value-type="float" office:value="-0.00000317490752338445" calcext:value-type="float">
            <text:p>-3.17490752338445E-06</text:p>
          </table:table-cell>
          <table:table-cell office:value-type="float" office:value="-0.00000581048492043212" calcext:value-type="float">
            <text:p>-5.81048492043212E-06</text:p>
          </table:table-cell>
          <table:table-cell office:value-type="float" office:value="0.00000596963077226231" calcext:value-type="float">
            <text:p>5.96963077226231E-06</text:p>
          </table:table-cell>
          <table:table-cell office:value-type="float" office:value="0.0000132401401995996" calcext:value-type="float">
            <text:p>1.32401401995996E-05</text:p>
          </table:table-cell>
          <table:table-cell office:value-type="float" office:value="-0.0000153297131341712" calcext:value-type="float">
            <text:p>-1.53297131341712E-05</text:p>
          </table:table-cell>
          <table:table-cell office:value-type="float" office:value="0.0000588439661173279" calcext:value-type="float">
            <text:p>5.88439661173279E-05</text:p>
          </table:table-cell>
          <table:table-cell office:value-type="float" office:value="-0.000132403032551354" calcext:value-type="float">
            <text:p>-0.000132403032551</text:p>
          </table:table-cell>
          <table:table-cell office:value-type="float" office:value="-0.0000556163743196669" calcext:value-type="float">
            <text:p>-5.56163743196669E-05</text:p>
          </table:table-cell>
          <table:table-cell office:value-type="float" office:value="-0.0000567660682037063" calcext:value-type="float">
            <text:p>-5.67660682037063E-05</text:p>
          </table:table-cell>
          <table:table-cell office:value-type="float" office:value="0.0000937629992318612" calcext:value-type="float">
            <text:p>9.37629992318612E-05</text:p>
          </table:table-cell>
          <table:table-cell office:value-type="float" office:value="-0.0000220083851946162" calcext:value-type="float">
            <text:p>-2.20083851946162E-05</text:p>
          </table:table-cell>
          <table:table-cell office:value-type="float" office:value="-0.0000461383904754586" calcext:value-type="float">
            <text:p>-4.61383904754586E-05</text:p>
          </table:table-cell>
          <table:table-cell office:value-type="float" office:value="-0.0000364532631818015" calcext:value-type="float">
            <text:p>-3.64532631818015E-05</text:p>
          </table:table-cell>
          <table:table-cell office:value-type="float" office:value="-0.0000452897445755163" calcext:value-type="float">
            <text:p>-4.52897445755163E-05</text:p>
          </table:table-cell>
          <table:table-cell office:value-type="float" office:value="0.0000147768136917747" calcext:value-type="float">
            <text:p>1.47768136917747E-05</text:p>
          </table:table-cell>
          <table:table-cell office:value-type="float" office:value="-0.0000959738666167498" calcext:value-type="float">
            <text:p>-9.59738666167498E-05</text:p>
          </table:table-cell>
          <table:table-cell office:value-type="float" office:value="0.00026627572496396" calcext:value-type="float">
            <text:p>0.000266275724964</text:p>
          </table:table-cell>
          <table:table-cell office:value-type="float" office:value="-0.000236943322561856" calcext:value-type="float">
            <text:p>-0.000236943322562</text:p>
          </table:table-cell>
          <table:table-cell office:value-type="float" office:value="-0.000574237202515981" calcext:value-type="float">
            <text:p>-0.000574237202516</text:p>
          </table:table-cell>
          <table:table-cell office:value-type="float" office:value="-0.00355537328393018" calcext:value-type="float">
            <text:p>-0.00355537328393</text:p>
          </table:table-cell>
          <table:table-cell office:value-type="float" office:value="0.0319791780329546" calcext:value-type="float">
            <text:p>0.031979178032955</text:p>
          </table:table-cell>
          <table:table-cell office:value-type="float" office:value="0.0056458332989574" calcext:value-type="float">
            <text:p>0.005645833298957</text:p>
          </table:table-cell>
          <table:table-cell office:value-type="float" office:value="-0.00108442051728014" calcext:value-type="float">
            <text:p>-0.00108442051728</text:p>
          </table:table-cell>
          <table:table-cell office:value-type="float" office:value="-0.0016523819573856" calcext:value-type="float">
            <text:p>-0.001652381957386</text:p>
          </table:table-cell>
          <table:table-cell office:value-type="float" office:value="-0.0000750909956276358" calcext:value-type="float">
            <text:p>-7.50909956276358E-05</text:p>
          </table:table-cell>
          <table:table-cell office:value-type="float" office:value="0.000479303849369117" calcext:value-type="float">
            <text:p>0.000479303849369</text:p>
          </table:table-cell>
          <table:table-cell office:value-type="float" office:value="0.000798329914088347" calcext:value-type="float">
            <text:p>0.000798329914088</text:p>
          </table:table-cell>
          <table:table-cell office:value-type="float" office:value="-0.00140605516662518" calcext:value-type="float">
            <text:p>-0.001406055166625</text:p>
          </table:table-cell>
          <table:table-cell office:value-type="float" office:value="-0.0035907268798967" calcext:value-type="float">
            <text:p>-0.003590726879897</text:p>
          </table:table-cell>
          <table:table-cell office:value-type="float" office:value="-0.0142205010761017" calcext:value-type="float">
            <text:p>-0.014220501076102</text:p>
          </table:table-cell>
          <table:table-cell office:value-type="float" office:value="-0.00293155429867953" calcext:value-type="float">
            <text:p>-0.00293155429868</text:p>
          </table:table-cell>
          <table:table-cell office:value-type="float" office:value="0.0000920498326352215" calcext:value-type="float">
            <text:p>9.20498326352215E-05</text:p>
          </table:table-cell>
          <table:table-cell office:value-type="float" office:value="-0.00810515190846139" calcext:value-type="float">
            <text:p>-0.008105151908461</text:p>
          </table:table-cell>
          <table:table-cell office:value-type="float" office:value="-0.00132286276110755" calcext:value-type="float">
            <text:p>-0.001322862761108</text:p>
          </table:table-cell>
          <table:table-cell office:value-type="float" office:value="-0.00259699062083085" calcext:value-type="float">
            <text:p>-0.002596990620831</text:p>
          </table:table-cell>
          <table:table-cell office:value-type="float" office:value="-0.00457230549921567" calcext:value-type="float">
            <text:p>-0.004572305499216</text:p>
          </table:table-cell>
          <table:table-cell office:value-type="float" office:value="-0.00295796341764393" calcext:value-type="float">
            <text:p>-0.002957963417644</text:p>
          </table:table-cell>
          <table:table-cell office:value-type="float" office:value="-0.00249132159230736" calcext:value-type="float">
            <text:p>-0.002491321592307</text:p>
          </table:table-cell>
          <table:table-cell office:value-type="float" office:value="0.0429034397699993" calcext:value-type="float">
            <text:p>0.042903439769999</text:p>
          </table:table-cell>
          <table:table-cell office:value-type="float" office:value="-0.00392648589991013" calcext:value-type="float">
            <text:p>-0.00392648589991</text:p>
          </table:table-cell>
          <table:table-cell office:value-type="float" office:value="-0.00273508869080069" calcext:value-type="float">
            <text:p>-0.002735088690801</text:p>
          </table:table-cell>
          <table:table-cell office:value-type="float" office:value="-0.00598458230532317" calcext:value-type="float">
            <text:p>-0.005984582305323</text:p>
          </table:table-cell>
          <table:table-cell office:value-type="float" office:value="-0.00638429182858408" calcext:value-type="float">
            <text:p>-0.006384291828584</text:p>
          </table:table-cell>
          <table:table-cell office:value-type="float" office:value="-0.0256550774554545" calcext:value-type="float">
            <text:p>-0.025655077455455</text:p>
          </table:table-cell>
          <table:table-cell office:value-type="float" office:value="0.00363411477267672" calcext:value-type="float">
            <text:p>0.003634114772677</text:p>
          </table:table-cell>
          <table:table-cell office:value-type="float" office:value="0.0114904042492704" calcext:value-type="float">
            <text:p>0.01149040424927</text:p>
          </table:table-cell>
          <table:table-cell office:value-type="float" office:value="0.000395961221027752" calcext:value-type="float">
            <text:p>0.000395961221028</text:p>
          </table:table-cell>
          <table:table-cell office:value-type="float" office:value="-0.000614095488387978" calcext:value-type="float">
            <text:p>-0.000614095488388</text:p>
          </table:table-cell>
          <table:table-cell office:value-type="float" office:value="-0.000926717435974167" calcext:value-type="float">
            <text:p>-0.000926717435974</text:p>
          </table:table-cell>
          <table:table-cell office:value-type="float" office:value="-0.000111674530670736" calcext:value-type="float">
            <text:p>-0.000111674530671</text:p>
          </table:table-cell>
          <table:table-cell office:value-type="float" office:value="-0.000523434087964292" calcext:value-type="float">
            <text:p>-0.000523434087964</text:p>
          </table:table-cell>
          <table:table-cell office:value-type="float" office:value="-0.000654297890287703" calcext:value-type="float">
            <text:p>-0.000654297890288</text:p>
          </table:table-cell>
          <table:table-cell office:value-type="float" office:value="-0.00164128118368428" calcext:value-type="float">
            <text:p>-0.001641281183684</text:p>
          </table:table-cell>
          <table:table-cell office:value-type="float" office:value="-0.00313560104948024" calcext:value-type="float">
            <text:p>-0.00313560104948</text:p>
          </table:table-cell>
          <table:table-cell office:value-type="float" office:value="-0.00265824749464705" calcext:value-type="float">
            <text:p>-0.002658247494647</text:p>
          </table:table-cell>
          <table:table-cell office:value-type="float" office:value="-0.00187046439241645" calcext:value-type="float">
            <text:p>-0.001870464392416</text:p>
          </table:table-cell>
          <table:table-cell office:value-type="float" office:value="0.00499104303393905" calcext:value-type="float">
            <text:p>0.004991043033939</text:p>
          </table:table-cell>
          <table:table-cell office:value-type="float" office:value="0.00584176750868648" calcext:value-type="float">
            <text:p>0.005841767508686</text:p>
          </table:table-cell>
          <table:table-cell office:value-type="float" office:value="0.00682613069690563" calcext:value-type="float">
            <text:p>0.006826130696906</text:p>
          </table:table-cell>
          <table:table-cell office:value-type="float" office:value="0.0119828575571668" calcext:value-type="float">
            <text:p>0.011982857557167</text:p>
          </table:table-cell>
          <table:table-cell office:value-type="float" office:value="0.00896634190968071" calcext:value-type="float">
            <text:p>0.008966341909681</text:p>
          </table:table-cell>
          <table:table-cell office:value-type="float" office:value="0.00187621506629576" calcext:value-type="float">
            <text:p>0.001876215066296</text:p>
          </table:table-cell>
          <table:table-cell office:value-type="float" office:value="0.00151363654611275" calcext:value-type="float">
            <text:p>0.001513636546113</text:p>
          </table:table-cell>
          <table:table-cell office:value-type="float" office:value="-0.00133453727582322" calcext:value-type="float">
            <text:p>-0.001334537275823</text:p>
          </table:table-cell>
          <table:table-cell office:value-type="float" office:value="-0.00162574024530021" calcext:value-type="float">
            <text:p>-0.0016257402453</text:p>
          </table:table-cell>
          <table:table-cell office:value-type="float" office:value="0.000925927507125612" calcext:value-type="float">
            <text:p>0.000925927507126</text:p>
          </table:table-cell>
          <table:table-cell office:value-type="float" office:value="0.000405325929007216" calcext:value-type="float">
            <text:p>0.000405325929007</text:p>
          </table:table-cell>
          <table:table-cell office:value-type="float" office:value="-0.00051431887771114" calcext:value-type="float">
            <text:p>-0.000514318877711</text:p>
          </table:table-cell>
          <table:table-cell office:value-type="float" office:value="-0.0080620048176453" calcext:value-type="float">
            <text:p>-0.008062004817645</text:p>
          </table:table-cell>
          <table:table-cell office:value-type="float" office:value="-0.0234081870215979" calcext:value-type="float">
            <text:p>-0.023408187021598</text:p>
          </table:table-cell>
          <table:table-cell office:value-type="float" office:value="0.000769309277554697" calcext:value-type="float">
            <text:p>0.000769309277555</text:p>
          </table:table-cell>
          <table:table-cell office:value-type="float" office:value="-0.00322110739446918" calcext:value-type="float">
            <text:p>-0.003221107394469</text:p>
          </table:table-cell>
          <table:table-cell office:value-type="float" office:value="-0.00088560809041921" calcext:value-type="float">
            <text:p>-0.000885608090419</text:p>
          </table:table-cell>
          <table:table-cell office:value-type="float" office:value="-0.000569311488734237" calcext:value-type="float">
            <text:p>-0.000569311488734</text:p>
          </table:table-cell>
          <table:table-cell office:value-type="float" office:value="-0.000925093791982579" calcext:value-type="float">
            <text:p>-0.000925093791983</text:p>
          </table:table-cell>
          <table:table-cell office:value-type="float" office:value="-0.00126313651483723" calcext:value-type="float">
            <text:p>-0.001263136514837</text:p>
          </table:table-cell>
          <table:table-cell office:value-type="float" office:value="-0.00242859349538221" calcext:value-type="float">
            <text:p>-0.002428593495382</text:p>
          </table:table-cell>
          <table:table-cell office:value-type="float" office:value="0.0394155432846394" calcext:value-type="float">
            <text:p>0.03941554328464</text:p>
          </table:table-cell>
          <table:table-cell office:value-type="float" office:value="-0.00261208039056987" calcext:value-type="float">
            <text:p>-0.00261208039057</text:p>
          </table:table-cell>
          <table:table-cell office:value-type="float" office:value="-0.000652512155175977" calcext:value-type="float">
            <text:p>-0.000652512155176</text:p>
          </table:table-cell>
          <table:table-cell office:value-type="float" office:value="-0.00192904451200626" calcext:value-type="float">
            <text:p>-0.001929044512006</text:p>
          </table:table-cell>
          <table:table-cell office:value-type="float" office:value="-0.00389227162303907" calcext:value-type="float">
            <text:p>-0.003892271623039</text:p>
          </table:table-cell>
          <table:table-cell office:value-type="float" office:value="-0.00456848574562019" calcext:value-type="float">
            <text:p>-0.00456848574562</text:p>
          </table:table-cell>
          <table:table-cell office:value-type="float" office:value="-0.00241671147392752" calcext:value-type="float">
            <text:p>-0.002416711473928</text:p>
          </table:table-cell>
          <table:table-cell office:value-type="float" office:value="-0.00759685987186792" calcext:value-type="float">
            <text:p>-0.007596859871868</text:p>
          </table:table-cell>
          <table:table-cell office:value-type="float" office:value="-0.00506910609991168" calcext:value-type="float">
            <text:p>-0.005069106099912</text:p>
          </table:table-cell>
          <table:table-cell office:value-type="float" office:value="0.000949664687495078" calcext:value-type="float">
            <text:p>0.000949664687495</text:p>
          </table:table-cell>
          <table:table-cell office:value-type="float" office:value="-0.000253898172199229" calcext:value-type="float">
            <text:p>-0.000253898172199</text:p>
          </table:table-cell>
          <table:table-cell office:value-type="float" office:value="-0.000634212587721394" calcext:value-type="float">
            <text:p>-0.000634212587721</text:p>
          </table:table-cell>
          <table:table-cell office:value-type="float" office:value="-0.00620773975706551" calcext:value-type="float">
            <text:p>-0.006207739757066</text:p>
          </table:table-cell>
          <table:table-cell office:value-type="float" office:value="-0.00675834345497733" calcext:value-type="float">
            <text:p>-0.006758343454977</text:p>
          </table:table-cell>
          <table:table-cell office:value-type="float" office:value="0.0065185292405307" calcext:value-type="float">
            <text:p>0.006518529240531</text:p>
          </table:table-cell>
          <table:table-cell office:value-type="float" office:value="0.0140956895691727" calcext:value-type="float">
            <text:p>0.014095689569173</text:p>
          </table:table-cell>
          <table:table-cell office:value-type="float" office:value="0.00709299151384069" calcext:value-type="float">
            <text:p>0.007092991513841</text:p>
          </table:table-cell>
          <table:table-cell office:value-type="float" office:value="0.00559759805448423" calcext:value-type="float">
            <text:p>0.005597598054484</text:p>
          </table:table-cell>
          <table:table-cell office:value-type="float" office:value="0.00941109996340816" calcext:value-type="float">
            <text:p>0.009411099963408</text:p>
          </table:table-cell>
          <table:table-cell office:value-type="float" office:value="0.0032068227497517" calcext:value-type="float">
            <text:p>0.003206822749752</text:p>
          </table:table-cell>
          <table:table-cell office:value-type="float" office:value="0.00162329384386933" calcext:value-type="float">
            <text:p>0.001623293843869</text:p>
          </table:table-cell>
          <table:table-cell office:value-type="float" office:value="-0.0000661696375937049" calcext:value-type="float">
            <text:p>-6.61696375937049E-05</text:p>
          </table:table-cell>
          <table:table-cell office:value-type="float" office:value="-0.000686907721988872" calcext:value-type="float">
            <text:p>-0.000686907721989</text:p>
          </table:table-cell>
          <table:table-cell office:value-type="float" office:value="-0.00120930094764915" calcext:value-type="float">
            <text:p>-0.001209300947649</text:p>
          </table:table-cell>
          <table:table-cell office:value-type="float" office:value="0.000531637192267564" calcext:value-type="float">
            <text:p>0.000531637192268</text:p>
          </table:table-cell>
          <table:table-cell office:value-type="float" office:value="0.00259875065066895" calcext:value-type="float">
            <text:p>0.002598750650669</text:p>
          </table:table-cell>
          <table:table-cell office:value-type="float" office:value="-0.00449461981396682" calcext:value-type="float">
            <text:p>-0.004494619813967</text:p>
          </table:table-cell>
          <table:table-cell office:value-type="float" office:value="-0.00446319762220432" calcext:value-type="float">
            <text:p>-0.004463197622204</text:p>
          </table:table-cell>
          <table:table-cell office:value-type="float" office:value="-0.0101473241459184" calcext:value-type="float">
            <text:p>-0.010147324145918</text:p>
          </table:table-cell>
          <table:table-cell office:value-type="float" office:value="-0.00606277946220801" calcext:value-type="float">
            <text:p>-0.006062779462208</text:p>
          </table:table-cell>
          <table:table-cell office:value-type="float" office:value="-0.00864491083685737" calcext:value-type="float">
            <text:p>-0.008644910836857</text:p>
          </table:table-cell>
          <table:table-cell office:value-type="float" office:value="-0.00281334242594244" calcext:value-type="float">
            <text:p>-0.002813342425942</text:p>
          </table:table-cell>
          <table:table-cell office:value-type="float" office:value="-0.00117410922950384" calcext:value-type="float">
            <text:p>-0.001174109229504</text:p>
          </table:table-cell>
          <table:table-cell office:value-type="float" office:value="0.000226144983653753" calcext:value-type="float">
            <text:p>0.000226144983654</text:p>
          </table:table-cell>
          <table:table-cell office:value-type="float" office:value="-0.000058348442475098" calcext:value-type="float">
            <text:p>-5.8348442475098E-05</text:p>
          </table:table-cell>
          <table:table-cell office:value-type="float" office:value="0.000384338965525754" calcext:value-type="float">
            <text:p>0.000384338965526</text:p>
          </table:table-cell>
          <table:table-cell office:value-type="float" office:value="-0.000448845556456912" calcext:value-type="float">
            <text:p>-0.000448845556457</text:p>
          </table:table-cell>
          <table:table-cell office:value-type="float" office:value="-0.000351868663680033" calcext:value-type="float">
            <text:p>-0.00035186866368</text:p>
          </table:table-cell>
          <table:table-cell office:value-type="float" office:value="-0.000326565810715274" calcext:value-type="float">
            <text:p>-0.000326565810715</text:p>
          </table:table-cell>
          <table:table-cell office:value-type="float" office:value="-0.00128722493440053" calcext:value-type="float">
            <text:p>-0.001287224934401</text:p>
          </table:table-cell>
          <table:table-cell office:value-type="float" office:value="-0.000904674896900492" calcext:value-type="float">
            <text:p>-0.0009046748969</text:p>
          </table:table-cell>
          <table:table-cell office:value-type="float" office:value="-0.000509722421747127" calcext:value-type="float">
            <text:p>-0.000509722421747</text:p>
          </table:table-cell>
          <table:table-cell office:value-type="float" office:value="-0.0022202561634756" calcext:value-type="float">
            <text:p>-0.002220256163476</text:p>
          </table:table-cell>
          <table:table-cell office:value-type="float" office:value="-0.00202252188838042" calcext:value-type="float">
            <text:p>-0.00202252188838</text:p>
          </table:table-cell>
          <table:table-cell office:value-type="float" office:value="0.0393558469866225" calcext:value-type="float">
            <text:p>0.039355846986623</text:p>
          </table:table-cell>
          <table:table-cell office:value-type="float" office:value="-0.00179912882979166" calcext:value-type="float">
            <text:p>-0.001799128829792</text:p>
          </table:table-cell>
          <table:table-cell office:value-type="float" office:value="-0.00115515394267979" calcext:value-type="float">
            <text:p>-0.00115515394268</text:p>
          </table:table-cell>
          <table:table-cell office:value-type="float" office:value="-0.00481955255610944" calcext:value-type="float">
            <text:p>-0.004819552556109</text:p>
          </table:table-cell>
          <table:table-cell office:value-type="float" office:value="-0.00409281554716462" calcext:value-type="float">
            <text:p>-0.004092815547165</text:p>
          </table:table-cell>
          <table:table-cell office:value-type="float" office:value="-0.00333450390681506" calcext:value-type="float">
            <text:p>-0.003334503906815</text:p>
          </table:table-cell>
          <table:table-cell office:value-type="float" office:value="-0.0014539412655093" calcext:value-type="float">
            <text:p>-0.001453941265509</text:p>
          </table:table-cell>
          <table:table-cell office:value-type="float" office:value="-0.00355487506300772" calcext:value-type="float">
            <text:p>-0.003554875063008</text:p>
          </table:table-cell>
          <table:table-cell office:value-type="float" office:value="-0.0132665166052416" calcext:value-type="float">
            <text:p>-0.013266516605242</text:p>
          </table:table-cell>
          <table:table-cell office:value-type="float" office:value="0.00425389000385429" calcext:value-type="float">
            <text:p>0.004253890003854</text:p>
          </table:table-cell>
          <table:table-cell office:value-type="float" office:value="0.00124661807457671" calcext:value-type="float">
            <text:p>0.001246618074577</text:p>
          </table:table-cell>
          <table:table-cell office:value-type="float" office:value="-0.000230916205022025" calcext:value-type="float">
            <text:p>-0.000230916205022</text:p>
          </table:table-cell>
          <table:table-cell office:value-type="float" office:value="-0.00123411529489037" calcext:value-type="float">
            <text:p>-0.00123411529489</text:p>
          </table:table-cell>
          <table:table-cell office:value-type="float" office:value="-0.0062386393310459" calcext:value-type="float">
            <text:p>-0.006238639331046</text:p>
          </table:table-cell>
          <table:table-cell office:value-type="float" office:value="0.0321879857031716" calcext:value-type="float">
            <text:p>0.032187985703172</text:p>
          </table:table-cell>
          <table:table-cell office:value-type="float" office:value="0.0102593480855425" calcext:value-type="float">
            <text:p>0.010259348085543</text:p>
          </table:table-cell>
          <table:table-cell office:value-type="float" office:value="-0.00277467739468901" calcext:value-type="float">
            <text:p>-0.002774677394689</text:p>
          </table:table-cell>
          <table:table-cell office:value-type="float" office:value="-0.0036872654542992" calcext:value-type="float">
            <text:p>-0.003687265454299</text:p>
          </table:table-cell>
          <table:table-cell office:value-type="float" office:value="-0.026339051584396" calcext:value-type="float">
            <text:p>-0.026339051584396</text:p>
          </table:table-cell>
          <table:table-cell office:value-type="float" office:value="-0.00254010115069114" calcext:value-type="float">
            <text:p>-0.002540101150691</text:p>
          </table:table-cell>
          <table:table-cell office:value-type="float" office:value="-0.000117983661007126" calcext:value-type="float">
            <text:p>-0.000117983661007</text:p>
          </table:table-cell>
          <table:table-cell office:value-type="float" office:value="0.00016372568977413" calcext:value-type="float">
            <text:p>0.000163725689774</text:p>
          </table:table-cell>
          <table:table-cell office:value-type="float" office:value="0.0003498768392316" calcext:value-type="float">
            <text:p>0.000349876839232</text:p>
          </table:table-cell>
          <table:table-cell office:value-type="float" office:value="-0.000612608703365991" calcext:value-type="float">
            <text:p>-0.000612608703366</text:p>
          </table:table-cell>
          <table:table-cell office:value-type="float" office:value="-0.00103024902520293" calcext:value-type="float">
            <text:p>-0.001030249025203</text:p>
          </table:table-cell>
          <table:table-cell office:value-type="float" office:value="-0.00124949082592507" calcext:value-type="float">
            <text:p>-0.001249490825925</text:p>
          </table:table-cell>
          <table:table-cell office:value-type="float" office:value="-0.00233458062691239" calcext:value-type="float">
            <text:p>-0.002334580626912</text:p>
          </table:table-cell>
          <table:table-cell office:value-type="float" office:value="-0.00322736069696294" calcext:value-type="float">
            <text:p>-0.003227360696963</text:p>
          </table:table-cell>
          <table:table-cell office:value-type="float" office:value="0.0368247536553536" calcext:value-type="float">
            <text:p>0.036824753655354</text:p>
          </table:table-cell>
          <table:table-cell office:value-type="float" office:value="-0.00347915770314966" calcext:value-type="float">
            <text:p>-0.00347915770315</text:p>
          </table:table-cell>
          <table:table-cell office:value-type="float" office:value="-0.00412324516343321" calcext:value-type="float">
            <text:p>-0.004123245163433</text:p>
          </table:table-cell>
          <table:table-cell office:value-type="float" office:value="-0.00541145865942172" calcext:value-type="float">
            <text:p>-0.005411458659422</text:p>
          </table:table-cell>
          <table:table-cell office:value-type="float" office:value="-0.00569924942130889" calcext:value-type="float">
            <text:p>-0.005699249421309</text:p>
          </table:table-cell>
          <table:table-cell office:value-type="float" office:value="-0.0030423403502618" calcext:value-type="float">
            <text:p>-0.003042340350262</text:p>
          </table:table-cell>
          <table:table-cell office:value-type="float" office:value="-0.00138283381755472" calcext:value-type="float">
            <text:p>-0.001382833817555</text:p>
          </table:table-cell>
          <table:table-cell office:value-type="float" office:value="-0.0033895684176316" calcext:value-type="float">
            <text:p>-0.003389568417632</text:p>
          </table:table-cell>
          <table:table-cell office:value-type="float" office:value="-0.00499476211413508" calcext:value-type="float">
            <text:p>-0.004994762114135</text:p>
          </table:table-cell>
          <table:table-cell office:value-type="float" office:value="-0.00657664494305332" calcext:value-type="float">
            <text:p>-0.006576644943053</text:p>
          </table:table-cell>
          <table:table-cell office:value-type="float" office:value="0.00314389111264607" calcext:value-type="float">
            <text:p>0.003143891112646</text:p>
          </table:table-cell>
          <table:table-cell office:value-type="float" office:value="0.00438597812926106" calcext:value-type="float">
            <text:p>0.004385978129261</text:p>
          </table:table-cell>
          <table:table-cell office:value-type="float" office:value="0.00395911118049724" calcext:value-type="float">
            <text:p>0.003959111180497</text:p>
          </table:table-cell>
          <table:table-cell office:value-type="float" office:value="-0.000346562092062519" calcext:value-type="float">
            <text:p>-0.000346562092063</text:p>
          </table:table-cell>
          <table:table-cell office:value-type="float" office:value="-0.00130468407642748" calcext:value-type="float">
            <text:p>-0.001304684076427</text:p>
          </table:table-cell>
          <table:table-cell office:value-type="float" office:value="-0.000757325133244391" calcext:value-type="float">
            <text:p>-0.000757325133244</text:p>
          </table:table-cell>
          <table:table-cell office:value-type="float" office:value="-0.00130285672014313" calcext:value-type="float">
            <text:p>-0.001302856720143</text:p>
          </table:table-cell>
          <table:table-cell office:value-type="float" office:value="-0.00795536417203113" calcext:value-type="float">
            <text:p>-0.007955364172031</text:p>
          </table:table-cell>
          <table:table-cell office:value-type="float" office:value="-0.0015683815363548" calcext:value-type="float">
            <text:p>-0.001568381536355</text:p>
          </table:table-cell>
          <table:table-cell office:value-type="float" office:value="0.00289332655743924" calcext:value-type="float">
            <text:p>0.002893326557439</text:p>
          </table:table-cell>
          <table:table-cell office:value-type="float" office:value="0.0309281873498042" calcext:value-type="float">
            <text:p>0.030928187349804</text:p>
          </table:table-cell>
          <table:table-cell office:value-type="float" office:value="0.00506844273088924" calcext:value-type="float">
            <text:p>0.005068442730889</text:p>
          </table:table-cell>
          <table:table-cell office:value-type="float" office:value="0.00110864368619285" calcext:value-type="float">
            <text:p>0.001108643686193</text:p>
          </table:table-cell>
          <table:table-cell office:value-type="float" office:value="-0.000558762432104676" calcext:value-type="float">
            <text:p>-0.000558762432105</text:p>
          </table:table-cell>
          <table:table-cell office:value-type="float" office:value="-0.00276226221714471" calcext:value-type="float">
            <text:p>-0.002762262217145</text:p>
          </table:table-cell>
          <table:table-cell office:value-type="float" office:value="-0.00413062568711975" calcext:value-type="float">
            <text:p>-0.00413062568712</text:p>
          </table:table-cell>
          <table:table-cell office:value-type="float" office:value="-0.0209967287494501" calcext:value-type="float">
            <text:p>-0.02099672874945</text:p>
          </table:table-cell>
          <table:table-cell office:value-type="float" office:value="-0.000778751781960851" calcext:value-type="float">
            <text:p>-0.000778751781961</text:p>
          </table:table-cell>
          <table:table-cell office:value-type="float" office:value="-0.00134168590162287" calcext:value-type="float">
            <text:p>-0.001341685901623</text:p>
          </table:table-cell>
          <table:table-cell office:value-type="float" office:value="-0.000855673537755619" calcext:value-type="float">
            <text:p>-0.000855673537756</text:p>
          </table:table-cell>
          <table:table-cell office:value-type="float" office:value="-0.00136667459946871" calcext:value-type="float">
            <text:p>-0.001366674599469</text:p>
          </table:table-cell>
          <table:table-cell office:value-type="float" office:value="-0.00301792086810615" calcext:value-type="float">
            <text:p>-0.003017920868106</text:p>
          </table:table-cell>
          <table:table-cell office:value-type="float" office:value="-0.0010079681899296" calcext:value-type="float">
            <text:p>-0.00100796818993</text:p>
          </table:table-cell>
          <table:table-cell office:value-type="float" office:value="-0.00288275037262398" calcext:value-type="float">
            <text:p>-0.002882750372624</text:p>
          </table:table-cell>
          <table:table-cell office:value-type="float" office:value="-0.00145284176553206" calcext:value-type="float">
            <text:p>-0.001452841765532</text:p>
          </table:table-cell>
          <table:table-cell office:value-type="float" office:value="-0.000616818742983138" calcext:value-type="float">
            <text:p>-0.000616818742983</text:p>
          </table:table-cell>
          <table:table-cell office:value-type="float" office:value="0.037948474133141" calcext:value-type="float">
            <text:p>0.037948474133141</text:p>
          </table:table-cell>
          <table:table-cell office:value-type="float" office:value="-0.00154441767904839" calcext:value-type="float">
            <text:p>-0.001544417679048</text:p>
          </table:table-cell>
          <table:table-cell office:value-type="float" office:value="-0.00308442005890774" calcext:value-type="float">
            <text:p>-0.003084420058908</text:p>
          </table:table-cell>
          <table:table-cell office:value-type="float" office:value="-0.00392625104462529" calcext:value-type="float">
            <text:p>-0.003926251044625</text:p>
          </table:table-cell>
          <table:table-cell office:value-type="float" office:value="-0.00321358578181313" calcext:value-type="float">
            <text:p>-0.003213585781813</text:p>
          </table:table-cell>
          <table:table-cell office:value-type="float" office:value="-0.00665343375042748" calcext:value-type="float">
            <text:p>-0.006653433750427</text:p>
          </table:table-cell>
          <table:table-cell office:value-type="float" office:value="-0.00609821363385715" calcext:value-type="float">
            <text:p>-0.006098213633857</text:p>
          </table:table-cell>
          <table:table-cell office:value-type="float" office:value="-0.00460450657722666" calcext:value-type="float">
            <text:p>-0.004604506577227</text:p>
          </table:table-cell>
          <table:table-cell office:value-type="float" office:value="0.00367031315862187" calcext:value-type="float">
            <text:p>0.003670313158622</text:p>
          </table:table-cell>
          <table:table-cell office:value-type="float" office:value="-0.00079234671577616" calcext:value-type="float">
            <text:p>-0.000792346715776</text:p>
          </table:table-cell>
          <table:table-cell office:value-type="float" office:value="0.00100853232154335" calcext:value-type="float">
            <text:p>0.001008532321543</text:p>
          </table:table-cell>
          <table:table-cell office:value-type="float" office:value="-0.002159092587176" calcext:value-type="float">
            <text:p>-0.002159092587176</text:p>
          </table:table-cell>
          <table:table-cell office:value-type="float" office:value="-0.00330158504392802" calcext:value-type="float">
            <text:p>-0.003301585043928</text:p>
          </table:table-cell>
          <table:table-cell office:value-type="float" office:value="-0.00376682009800383" calcext:value-type="float">
            <text:p>-0.003766820098004</text:p>
          </table:table-cell>
          <table:table-cell office:value-type="float" office:value="-0.0035249215152367" calcext:value-type="float">
            <text:p>-0.003524921515237</text:p>
          </table:table-cell>
          <table:table-cell office:value-type="float" office:value="0.0205269688464866" calcext:value-type="float">
            <text:p>0.020526968846487</text:p>
          </table:table-cell>
          <table:table-cell office:value-type="float" office:value="0.00655765636721817" calcext:value-type="float">
            <text:p>0.006557656367218</text:p>
          </table:table-cell>
          <table:table-cell office:value-type="float" office:value="0.0116077900726803" calcext:value-type="float">
            <text:p>0.01160779007268</text:p>
          </table:table-cell>
          <table:table-cell office:value-type="float" office:value="0.00558457249806144" calcext:value-type="float">
            <text:p>0.005584572498061</text:p>
          </table:table-cell>
          <table:table-cell office:value-type="float" office:value="0.000996572543325358" calcext:value-type="float">
            <text:p>0.000996572543325</text:p>
          </table:table-cell>
          <table:table-cell office:value-type="float" office:value="-0.00180624900368465" calcext:value-type="float">
            <text:p>-0.001806249003685</text:p>
          </table:table-cell>
          <table:table-cell office:value-type="float" office:value="-0.000289484780881533" calcext:value-type="float">
            <text:p>-0.000289484780882</text:p>
          </table:table-cell>
          <table:table-cell office:value-type="float" office:value="-0.000659980332557042" calcext:value-type="float">
            <text:p>-0.000659980332557</text:p>
          </table:table-cell>
          <table:table-cell office:value-type="float" office:value="0.00121462851529891" calcext:value-type="float">
            <text:p>0.001214628515299</text:p>
          </table:table-cell>
          <table:table-cell office:value-type="float" office:value="0.0015584544679193" calcext:value-type="float">
            <text:p>0.001558454467919</text:p>
          </table:table-cell>
          <table:table-cell office:value-type="float" office:value="-0.0000211323881622039" calcext:value-type="float">
            <text:p>-2.11323881622039E-05</text:p>
          </table:table-cell>
          <table:table-cell office:value-type="float" office:value="-0.0054915620596282" calcext:value-type="float">
            <text:p>-0.005491562059628</text:p>
          </table:table-cell>
          <table:table-cell office:value-type="float" office:value="-0.0218971856036757" calcext:value-type="float">
            <text:p>-0.021897185603676</text:p>
          </table:table-cell>
          <table:table-cell office:value-type="float" office:value="-0.00364211574570056" calcext:value-type="float">
            <text:p>-0.003642115745701</text:p>
          </table:table-cell>
          <table:table-cell office:value-type="float" office:value="-0.00325762468560392" calcext:value-type="float">
            <text:p>-0.003257624685604</text:p>
          </table:table-cell>
          <table:table-cell office:value-type="float" office:value="-0.000665470802511226" calcext:value-type="float">
            <text:p>-0.000665470802511</text:p>
          </table:table-cell>
          <table:table-cell office:value-type="float" office:value="-0.0000210087177940355" calcext:value-type="float">
            <text:p>-2.10087177940355E-05</text:p>
          </table:table-cell>
          <table:table-cell office:value-type="float" office:value="-0.00180384880192225" calcext:value-type="float">
            <text:p>-0.001803848801922</text:p>
          </table:table-cell>
          <table:table-cell office:value-type="float" office:value="-0.00334699578485537" calcext:value-type="float">
            <text:p>-0.003346995784855</text:p>
          </table:table-cell>
          <table:table-cell office:value-type="float" office:value="-0.00284982541521656" calcext:value-type="float">
            <text:p>-0.002849825415217</text:p>
          </table:table-cell>
          <table:table-cell office:value-type="float" office:value="0.0329885146030925" calcext:value-type="float">
            <text:p>0.032988514603093</text:p>
          </table:table-cell>
          <table:table-cell office:value-type="float" office:value="-0.0023828858658253" calcext:value-type="float">
            <text:p>-0.002382885865825</text:p>
          </table:table-cell>
          <table:table-cell office:value-type="float" office:value="-0.00943740414878541" calcext:value-type="float">
            <text:p>-0.009437404148785</text:p>
          </table:table-cell>
          <table:table-cell office:value-type="float" office:value="-0.010214750560653" calcext:value-type="float">
            <text:p>-0.010214750560653</text:p>
          </table:table-cell>
          <table:table-cell office:value-type="float" office:value="-0.00359481720626226" calcext:value-type="float">
            <text:p>-0.003594817206262</text:p>
          </table:table-cell>
          <table:table-cell office:value-type="float" office:value="-0.00681736034471803" calcext:value-type="float">
            <text:p>-0.006817360344718</text:p>
          </table:table-cell>
          <table:table-cell office:value-type="float" office:value="0.00153184063056344" calcext:value-type="float">
            <text:p>0.001531840630563</text:p>
          </table:table-cell>
          <table:table-cell office:value-type="float" office:value="0.00922404627261381" calcext:value-type="float">
            <text:p>0.009224046272614</text:p>
          </table:table-cell>
          <table:table-cell office:value-type="float" office:value="0.000495748533693552" calcext:value-type="float">
            <text:p>0.000495748533694</text:p>
          </table:table-cell>
          <table:table-cell office:value-type="float" office:value="0.00212135091171273" calcext:value-type="float">
            <text:p>0.002121350911713</text:p>
          </table:table-cell>
          <table:table-cell office:value-type="float" office:value="-0.00250710135615029" calcext:value-type="float">
            <text:p>-0.00250710135615</text:p>
          </table:table-cell>
          <table:table-cell office:value-type="float" office:value="-0.00109799056407889" calcext:value-type="float">
            <text:p>-0.001097990564079</text:p>
          </table:table-cell>
          <table:table-cell office:value-type="float" office:value="0.000859292714211313" calcext:value-type="float">
            <text:p>0.000859292714211</text:p>
          </table:table-cell>
          <table:table-cell office:value-type="float" office:value="0.000554214434284661" calcext:value-type="float">
            <text:p>0.000554214434285</text:p>
          </table:table-cell>
          <table:table-cell office:value-type="float" office:value="-0.0000387873322978405" calcext:value-type="float">
            <text:p>-3.87873322978405E-05</text:p>
          </table:table-cell>
          <table:table-cell office:value-type="float" office:value="-0.00014471495742413" calcext:value-type="float">
            <text:p>-0.000144714957424</text:p>
          </table:table-cell>
          <table:table-cell office:value-type="float" office:value="-0.000064569965447514" calcext:value-type="float">
            <text:p>-6.4569965447514E-05</text:p>
          </table:table-cell>
          <table:table-cell office:value-type="float" office:value="0.000222840672066071" calcext:value-type="float">
            <text:p>0.000222840672066</text:p>
          </table:table-cell>
          <table:table-cell office:value-type="float" office:value="-0.0000701597253854325" calcext:value-type="float">
            <text:p>-7.01597253854325E-05</text:p>
          </table:table-cell>
          <table:table-cell office:value-type="float" office:value="-0.0000289661727937429" calcext:value-type="float">
            <text:p>-2.89661727937429E-05</text:p>
          </table:table-cell>
          <table:table-cell office:value-type="float" office:value="-0.0000868669073731954" calcext:value-type="float">
            <text:p>-8.68669073731954E-05</text:p>
          </table:table-cell>
          <table:table-cell office:value-type="float" office:value="0.00000424477207167096" calcext:value-type="float">
            <text:p>4.24477207167096E-06</text:p>
          </table:table-cell>
          <table:table-cell office:value-type="float" office:value="-0.0000207882834079576" calcext:value-type="float">
            <text:p>-2.07882834079576E-05</text:p>
          </table:table-cell>
          <table:table-cell office:value-type="float" office:value="0.0000444500693294603" calcext:value-type="float">
            <text:p>4.44500693294603E-05</text:p>
          </table:table-cell>
          <table:table-cell office:value-type="float" office:value="0.000000437577530265632" calcext:value-type="float">
            <text:p>4.37577530265632E-07</text:p>
          </table:table-cell>
          <table:table-cell office:value-type="float" office:value="0.00000270622411313592" calcext:value-type="float">
            <text:p>2.70622411313592E-06</text:p>
          </table:table-cell>
          <table:table-cell office:value-type="float" office:value="-0.0000219838808249717" calcext:value-type="float">
            <text:p>-2.19838808249717E-05</text:p>
          </table:table-cell>
          <table:table-cell office:value-type="float" office:value="0.0000167419341519093" calcext:value-type="float">
            <text:p>1.67419341519093E-05</text:p>
          </table:table-cell>
          <table:table-cell office:value-type="float" office:value="-0.0000536246883076075" calcext:value-type="float">
            <text:p>-5.36246883076075E-05</text:p>
          </table:table-cell>
          <table:table-cell office:value-type="float" office:value="0.0000212224646958248" calcext:value-type="float">
            <text:p>2.12224646958248E-05</text:p>
          </table:table-cell>
          <table:table-cell office:value-type="float" office:value="-0.00000646865754472259" calcext:value-type="float">
            <text:p>-6.46865754472259E-06</text:p>
          </table:table-cell>
          <table:table-cell office:value-type="float" office:value="-0.0000303581510260886" calcext:value-type="float">
            <text:p>-3.03581510260886E-05</text:p>
          </table:table-cell>
          <table:table-cell office:value-type="float" office:value="0.0000458243086630672" calcext:value-type="float">
            <text:p>4.58243086630672E-05</text:p>
          </table:table-cell>
          <table:table-cell office:value-type="float" office:value="-0.00000418348711450633" calcext:value-type="float">
            <text:p>-4.18348711450633E-06</text:p>
          </table:table-cell>
          <table:table-cell office:value-type="float" office:value="-0.0000110044014510757" calcext:value-type="float">
            <text:p>-1.10044014510757E-05</text:p>
          </table:table-cell>
          <table:table-cell office:value-type="float" office:value="0.00000908694251394726" calcext:value-type="float">
            <text:p>9.08694251394726E-06</text:p>
          </table:table-cell>
          <table:table-cell office:value-type="float" office:value="-0.0000235050437872863" calcext:value-type="float">
            <text:p>-2.35050437872863E-05</text:p>
          </table:table-cell>
          <table:table-cell office:value-type="float" office:value="0.0000149819004038876" calcext:value-type="float">
            <text:p>1.49819004038876E-05</text:p>
          </table:table-cell>
          <table:table-cell office:value-type="float" office:value="-0.000017416806613102" calcext:value-type="float">
            <text:p>-1.7416806613102E-05</text:p>
          </table:table-cell>
          <table:table-cell office:value-type="float" office:value="0.0000367285810468076" calcext:value-type="float">
            <text:p>3.67285810468076E-05</text:p>
          </table:table-cell>
          <table:table-cell office:value-type="float" office:value="-0.0000265358579550345" calcext:value-type="float">
            <text:p>-2.65358579550345E-05</text:p>
          </table:table-cell>
          <table:table-cell office:value-type="float" office:value="0.0000271075106925145" calcext:value-type="float">
            <text:p>2.71075106925145E-05</text:p>
          </table:table-cell>
          <table:table-cell office:value-type="float" office:value="-0.0000362814578808712" calcext:value-type="float">
            <text:p>-3.62814578808712E-05</text:p>
          </table:table-cell>
          <table:table-cell office:value-type="float" office:value="0.0000219790335767023" calcext:value-type="float">
            <text:p>2.19790335767023E-05</text:p>
          </table:table-cell>
          <table:table-cell office:value-type="float" office:value="0.0000198495338017413" calcext:value-type="float">
            <text:p>1.98495338017413E-05</text:p>
          </table:table-cell>
          <table:table-cell office:value-type="float" office:value="-0.0000250795837033468" calcext:value-type="float">
            <text:p>-2.50795837033468E-05</text:p>
          </table:table-cell>
          <table:table-cell office:value-type="float" office:value="-0.00000384927854396588" calcext:value-type="float">
            <text:p>-3.84927854396588E-06</text:p>
          </table:table-cell>
          <table:table-cell office:value-type="float" office:value="0.00000654148994316817" calcext:value-type="float">
            <text:p>6.54148994316817E-06</text:p>
          </table:table-cell>
          <table:table-cell office:value-type="float" office:value="0.0000290669455009773" calcext:value-type="float">
            <text:p>2.90669455009773E-05</text:p>
          </table:table-cell>
          <table:table-cell office:value-type="float" office:value="-0.0000638819524588219" calcext:value-type="float">
            <text:p>-6.38819524588219E-05</text:p>
          </table:table-cell>
          <table:table-cell office:value-type="float" office:value="0.0000365419514866683" calcext:value-type="float">
            <text:p>3.65419514866683E-05</text:p>
          </table:table-cell>
          <table:table-cell office:value-type="float" office:value="-0.00000563814760823345" calcext:value-type="float">
            <text:p>-5.63814760823345E-06</text:p>
          </table:table-cell>
          <table:table-cell office:value-type="float" office:value="-0.0000242142137158452" calcext:value-type="float">
            <text:p>-2.42142137158452E-05</text:p>
          </table:table-cell>
          <table:table-cell office:value-type="float" office:value="0.00000511730328062177" calcext:value-type="float">
            <text:p>5.11730328062177E-06</text:p>
          </table:table-cell>
          <table:table-cell office:value-type="float" office:value="0.00000359192107057815" calcext:value-type="float">
            <text:p>3.59192107057815E-06</text:p>
          </table:table-cell>
          <table:table-cell office:value-type="float" office:value="0.000014375386335086" calcext:value-type="float">
            <text:p>1.4375386335086E-05</text:p>
          </table:table-cell>
          <table:table-cell office:value-type="float" office:value="0.0000115924161518399" calcext:value-type="float">
            <text:p>1.15924161518399E-05</text:p>
          </table:table-cell>
          <table:table-cell office:value-type="float" office:value="-0.0000152005347957007" calcext:value-type="float">
            <text:p>-1.52005347957007E-05</text:p>
          </table:table-cell>
          <table:table-cell office:value-type="float" office:value="-0.0000180787943388494" calcext:value-type="float">
            <text:p>-1.80787943388494E-05</text:p>
          </table:table-cell>
          <table:table-cell office:value-type="float" office:value="0.0000179017379870472" calcext:value-type="float">
            <text:p>1.79017379870472E-05</text:p>
          </table:table-cell>
          <table:table-cell office:value-type="float" office:value="-0.0000140085248949151" calcext:value-type="float">
            <text:p>-1.40085248949151E-05</text:p>
          </table:table-cell>
          <table:table-cell office:value-type="float" office:value="0.0000162076989426718" calcext:value-type="float">
            <text:p>1.62076989426718E-05</text:p>
          </table:table-cell>
          <table:table-cell office:value-type="float" office:value="-0.00000100473495862063" calcext:value-type="float">
            <text:p>-1.00473495862063E-06</text:p>
          </table:table-cell>
          <table:table-cell office:value-type="float" office:value="0.00000210848961446075" calcext:value-type="float">
            <text:p>2.10848961446075E-06</text:p>
          </table:table-cell>
          <table:table-cell office:value-type="float" office:value="-0.0000118183222002077" calcext:value-type="float">
            <text:p>-1.18183222002077E-05</text:p>
          </table:table-cell>
          <table:table-cell office:value-type="float" office:value="0.0000278708046612119" calcext:value-type="float">
            <text:p>2.78708046612119E-05</text:p>
          </table:table-cell>
          <table:table-cell office:value-type="float" office:value="-0.0000223439434084427" calcext:value-type="float">
            <text:p>-2.23439434084427E-05</text:p>
          </table:table-cell>
          <table:table-cell office:value-type="float" office:value="-0.00000888466666260079" calcext:value-type="float">
            <text:p>-8.88466666260079E-06</text:p>
          </table:table-cell>
          <table:table-cell office:value-type="float" office:value="0.0000177793590762643" calcext:value-type="float">
            <text:p>1.77793590762643E-05</text:p>
          </table:table-cell>
          <table:table-cell office:value-type="float" office:value="-0.000017519187510695" calcext:value-type="float">
            <text:p>-1.7519187510695E-05</text:p>
          </table:table-cell>
          <table:table-cell office:value-type="float" office:value="-0.000000284122788130059" calcext:value-type="float">
            <text:p>-2.84122788130059E-07</text:p>
          </table:table-cell>
          <table:table-cell office:value-type="float" office:value="-0.000000627877659697962" calcext:value-type="float">
            <text:p>-6.27877659697962E-07</text:p>
          </table:table-cell>
          <table:table-cell office:value-type="float" office:value="0.0000124618522638897" calcext:value-type="float">
            <text:p>1.24618522638897E-05</text:p>
          </table:table-cell>
          <table:table-cell office:value-type="float" office:value="0.0000128221801578565" calcext:value-type="float">
            <text:p>1.28221801578565E-05</text:p>
          </table:table-cell>
          <table:table-cell office:value-type="float" office:value="-0.00000593292501743781" calcext:value-type="float">
            <text:p>-5.93292501743781E-06</text:p>
          </table:table-cell>
          <table:table-cell office:value-type="float" office:value="0.0000100403625912238" calcext:value-type="float">
            <text:p>1.00403625912238E-05</text:p>
          </table:table-cell>
          <table:table-cell office:value-type="float" office:value="-0.0000263075076156749" calcext:value-type="float">
            <text:p>-2.63075076156749E-05</text:p>
          </table:table-cell>
          <table:table-cell office:value-type="float" office:value="-0.000000173791471047569" calcext:value-type="float">
            <text:p>-1.73791471047569E-07</text:p>
          </table:table-cell>
          <table:table-cell office:value-type="float" office:value="0.0000030180716185102" calcext:value-type="float">
            <text:p>3.0180716185102E-06</text:p>
          </table:table-cell>
          <table:table-cell office:value-type="float" office:value="0.0000243950570532059" calcext:value-type="float">
            <text:p>2.43950570532059E-05</text:p>
          </table:table-cell>
          <table:table-cell office:value-type="float" office:value="-0.0000291652911024176" calcext:value-type="float">
            <text:p>-2.91652911024176E-05</text:p>
          </table:table-cell>
          <table:table-cell office:value-type="float" office:value="0.0000173100918625657" calcext:value-type="float">
            <text:p>1.73100918625657E-05</text:p>
          </table:table-cell>
          <table:table-cell office:value-type="float" office:value="-0.0000262519761093372" calcext:value-type="float">
            <text:p>-2.62519761093372E-05</text:p>
          </table:table-cell>
          <table:table-cell office:value-type="float" office:value="0.000020416757023356" calcext:value-type="float">
            <text:p>2.0416757023356E-05</text:p>
          </table:table-cell>
          <table:table-cell office:value-type="float" office:value="-0.0000115906262831422" calcext:value-type="float">
            <text:p>-1.15906262831422E-05</text:p>
          </table:table-cell>
          <table:table-cell office:value-type="float" office:value="0.00000588188131400713" calcext:value-type="float">
            <text:p>5.88188131400713E-06</text:p>
          </table:table-cell>
          <table:table-cell office:value-type="float" office:value="0.00000308025942719059" calcext:value-type="float">
            <text:p>3.08025942719059E-06</text:p>
          </table:table-cell>
          <table:table-cell office:value-type="float" office:value="-0.00000840778268673681" calcext:value-type="float">
            <text:p>-8.40778268673681E-06</text:p>
          </table:table-cell>
          <table:table-cell office:value-type="float" office:value="-0.00000207283660391688" calcext:value-type="float">
            <text:p>-2.07283660391688E-06</text:p>
          </table:table-cell>
          <table:table-cell office:value-type="float" office:value="0.000000701469176966896" calcext:value-type="float">
            <text:p>7.01469176966896E-07</text:p>
          </table:table-cell>
          <table:table-cell office:value-type="float" office:value="0.0000113244451108163" calcext:value-type="float">
            <text:p>1.13244451108163E-05</text:p>
          </table:table-cell>
          <table:table-cell office:value-type="float" office:value="-0.0000228867528097587" calcext:value-type="float">
            <text:p>-2.28867528097587E-05</text:p>
          </table:table-cell>
          <table:table-cell office:value-type="float" office:value="0.00000265853880099254" calcext:value-type="float">
            <text:p>2.65853880099254E-06</text:p>
          </table:table-cell>
          <table:table-cell office:value-type="float" office:value="0.0000220506807910859" calcext:value-type="float">
            <text:p>2.20506807910859E-05</text:p>
          </table:table-cell>
          <table:table-cell office:value-type="float" office:value="0.00000479930789970551" calcext:value-type="float">
            <text:p>4.79930789970551E-06</text:p>
          </table:table-cell>
          <table:table-cell office:value-type="float" office:value="-0.0000230535156290346" calcext:value-type="float">
            <text:p>-2.30535156290346E-05</text:p>
          </table:table-cell>
          <table:table-cell office:value-type="float" office:value="0.00000689525778169164" calcext:value-type="float">
            <text:p>6.89525778169164E-06</text:p>
          </table:table-cell>
          <table:table-cell office:value-type="float" office:value="-0.000000744441994438017" calcext:value-type="float">
            <text:p>-7.44441994438017E-07</text:p>
          </table:table-cell>
          <table:table-cell office:value-type="float" office:value="-0.00000952792235631161" calcext:value-type="float">
            <text:p>-9.52792235631161E-06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9692364904876" calcext:value-type="float">
            <text:p>1.09692364904876</text:p>
          </table:table-cell>
          <table:table-cell table:formula="of:=[.B9]*9.8" office:value-type="float" office:value="10.7498517606778" calcext:value-type="float">
            <text:p>10.749851760677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1788300725347" calcext:value-type="float">
            <text:p>5.21788300725347E-06</text:p>
          </table:table-cell>
          <table:table-cell table:formula="of:=0.5*[.D12]*(([.D5]-[.C5])/([.D1]-[.C1]))^2" office:value-type="float" office:value="0.0000756154077746335" calcext:value-type="float">
            <text:p>7.56154077746335E-05</text:p>
          </table:table-cell>
          <table:table-cell table:formula="of:=0.5*[.E12]*(([.E5]-[.D5])/([.E1]-[.D1]))^2" office:value-type="float" office:value="0.000018493663675504" calcext:value-type="float">
            <text:p>1.8493663675504E-05</text:p>
          </table:table-cell>
          <table:table-cell table:formula="of:=0.5*[.F12]*(([.F5]-[.E5])/([.F1]-[.E1]))^2" office:value-type="float" office:value="0.00000153051562876592" calcext:value-type="float">
            <text:p>1.53051562876592E-06</text:p>
          </table:table-cell>
          <table:table-cell table:formula="of:=0.5*[.G12]*(([.G5]-[.F5])/([.G1]-[.F1]))^2" office:value-type="float" office:value="0.0000371477077180179" calcext:value-type="float">
            <text:p>3.71477077180179E-05</text:p>
          </table:table-cell>
          <table:table-cell table:formula="of:=0.5*[.H12]*(([.H5]-[.G5])/([.H1]-[.G1]))^2" office:value-type="float" office:value="0.00000000705306616723982" calcext:value-type="float">
            <text:p>7.05306616723982E-09</text:p>
          </table:table-cell>
          <table:table-cell table:formula="of:=0.5*[.I12]*(([.I5]-[.H5])/([.I1]-[.H1]))^2" office:value-type="float" office:value="0.00000873607277011529" calcext:value-type="float">
            <text:p>8.73607277011529E-06</text:p>
          </table:table-cell>
          <table:table-cell table:formula="of:=0.5*[.J12]*(([.J5]-[.I5])/([.J1]-[.I1]))^2" office:value-type="float" office:value="0.000000000759699429840185" calcext:value-type="float">
            <text:p>7.59699429840185E-10</text:p>
          </table:table-cell>
          <table:table-cell table:formula="of:=0.5*[.K12]*(([.K5]-[.J5])/([.K1]-[.J1]))^2" office:value-type="float" office:value="0.00000512957669865779" calcext:value-type="float">
            <text:p>5.12957669865779E-06</text:p>
          </table:table-cell>
          <table:table-cell table:formula="of:=0.5*[.L12]*(([.L5]-[.K5])/([.L1]-[.K1]))^2" office:value-type="float" office:value="0.0000266072327204488" calcext:value-type="float">
            <text:p>2.66072327204488E-05</text:p>
          </table:table-cell>
          <table:table-cell table:formula="of:=0.5*[.M12]*(([.M5]-[.L5])/([.M1]-[.L1]))^2" office:value-type="float" office:value="0.0000194856446679941" calcext:value-type="float">
            <text:p>1.94856446679941E-05</text:p>
          </table:table-cell>
          <table:table-cell table:formula="of:=0.5*[.N12]*(([.N5]-[.M5])/([.N1]-[.M1]))^2" office:value-type="float" office:value="0.0000239662059302414" calcext:value-type="float">
            <text:p>2.39662059302414E-05</text:p>
          </table:table-cell>
          <table:table-cell table:formula="of:=0.5*[.O12]*(([.O5]-[.N5])/([.O1]-[.N1]))^2" office:value-type="float" office:value="0.0000386517151854556" calcext:value-type="float">
            <text:p>3.86517151854556E-05</text:p>
          </table:table-cell>
          <table:table-cell table:formula="of:=0.5*[.P12]*(([.P5]-[.O5])/([.P1]-[.O1]))^2" office:value-type="float" office:value="0.00000237704310995618" calcext:value-type="float">
            <text:p>2.37704310995618E-06</text:p>
          </table:table-cell>
          <table:table-cell table:formula="of:=0.5*[.Q12]*(([.Q5]-[.P5])/([.Q1]-[.P1]))^2" office:value-type="float" office:value="0.00000206002880555163" calcext:value-type="float">
            <text:p>2.06002880555163E-06</text:p>
          </table:table-cell>
          <table:table-cell table:formula="of:=0.5*[.R12]*(([.R5]-[.Q5])/([.R1]-[.Q1]))^2" office:value-type="float" office:value="0.0000127545031615921" calcext:value-type="float">
            <text:p>1.27545031615921E-05</text:p>
          </table:table-cell>
          <table:table-cell table:formula="of:=0.5*[.S12]*(([.S5]-[.R5])/([.S1]-[.R1]))^2" office:value-type="float" office:value="0.00000208237567440979" calcext:value-type="float">
            <text:p>2.08237567440979E-06</text:p>
          </table:table-cell>
          <table:table-cell table:formula="of:=0.5*[.T12]*(([.T5]-[.S5])/([.T1]-[.S1]))^2" office:value-type="float" office:value="0.00000405208154245217" calcext:value-type="float">
            <text:p>4.05208154245217E-06</text:p>
          </table:table-cell>
          <table:table-cell table:formula="of:=0.5*[.U12]*(([.U5]-[.T5])/([.U1]-[.T1]))^2" office:value-type="float" office:value="0.00000108273571361425" calcext:value-type="float">
            <text:p>1.08273571361425E-06</text:p>
          </table:table-cell>
          <table:table-cell table:formula="of:=0.5*[.V12]*(([.V5]-[.U5])/([.V1]-[.U1]))^2" office:value-type="float" office:value="0.00000153365576227421" calcext:value-type="float">
            <text:p>1.53365576227421E-06</text:p>
          </table:table-cell>
          <table:table-cell table:formula="of:=0.5*[.W12]*(([.W5]-[.V5])/([.W1]-[.V1]))^2" office:value-type="float" office:value="0.000032008142919436" calcext:value-type="float">
            <text:p>3.2008142919436E-05</text:p>
          </table:table-cell>
          <table:table-cell table:formula="of:=0.5*[.X12]*(([.X5]-[.W5])/([.X1]-[.W1]))^2" office:value-type="float" office:value="0.000012085639107422" calcext:value-type="float">
            <text:p>1.2085639107422E-05</text:p>
          </table:table-cell>
          <table:table-cell table:formula="of:=0.5*[.Y12]*(([.Y5]-[.X5])/([.Y1]-[.X1]))^2" office:value-type="float" office:value="0.0000413138006214707" calcext:value-type="float">
            <text:p>4.13138006214707E-05</text:p>
          </table:table-cell>
          <table:table-cell table:formula="of:=0.5*[.Z12]*(([.Z5]-[.Y5])/([.Z1]-[.Y1]))^2" office:value-type="float" office:value="0.00000608119859303325" calcext:value-type="float">
            <text:p>6.08119859303325E-06</text:p>
          </table:table-cell>
          <table:table-cell table:formula="of:=0.5*[.AA12]*(([.AA5]-[.Z5])/([.AA1]-[.Z1]))^2" office:value-type="float" office:value="0.000000535965445936849" calcext:value-type="float">
            <text:p>5.35965445936849E-07</text:p>
          </table:table-cell>
          <table:table-cell table:formula="of:=0.5*[.AB12]*(([.AB5]-[.AA5])/([.AB1]-[.AA1]))^2" office:value-type="float" office:value="0.0000411153272511236" calcext:value-type="float">
            <text:p>4.11153272511236E-05</text:p>
          </table:table-cell>
          <table:table-cell table:formula="of:=0.5*[.AC12]*(([.AC5]-[.AB5])/([.AC1]-[.AB1]))^2" office:value-type="float" office:value="0.00000122096653450574" calcext:value-type="float">
            <text:p>1.22096653450574E-06</text:p>
          </table:table-cell>
          <table:table-cell table:formula="of:=0.5*[.AD12]*(([.AD5]-[.AC5])/([.AD1]-[.AC1]))^2" office:value-type="float" office:value="0.0000177786950852987" calcext:value-type="float">
            <text:p>1.77786950852987E-05</text:p>
          </table:table-cell>
          <table:table-cell table:formula="of:=0.5*[.AE12]*(([.AE5]-[.AD5])/([.AE1]-[.AD1]))^2" office:value-type="float" office:value="0.000013458058652407" calcext:value-type="float">
            <text:p>1.3458058652407E-05</text:p>
          </table:table-cell>
          <table:table-cell table:formula="of:=0.5*[.AF12]*(([.AF5]-[.AE5])/([.AF1]-[.AE1]))^2" office:value-type="float" office:value="0.00000599896605993653" calcext:value-type="float">
            <text:p>5.99896605993653E-06</text:p>
          </table:table-cell>
          <table:table-cell table:formula="of:=0.5*[.AG12]*(([.AG5]-[.AF5])/([.AG1]-[.AF1]))^2" office:value-type="float" office:value="0.00000319924603060174" calcext:value-type="float">
            <text:p>3.19924603060174E-06</text:p>
          </table:table-cell>
          <table:table-cell table:formula="of:=0.5*[.AH12]*(([.AH5]-[.AG5])/([.AH1]-[.AG1]))^2" office:value-type="float" office:value="0.00000492951244592666" calcext:value-type="float">
            <text:p>4.92951244592666E-06</text:p>
          </table:table-cell>
          <table:table-cell table:formula="of:=0.5*[.AI12]*(([.AI5]-[.AH5])/([.AI1]-[.AH1]))^2" office:value-type="float" office:value="0.00000774128550677568" calcext:value-type="float">
            <text:p>7.74128550677568E-06</text:p>
          </table:table-cell>
          <table:table-cell table:formula="of:=0.5*[.AJ12]*(([.AJ5]-[.AI5])/([.AJ1]-[.AI1]))^2" office:value-type="float" office:value="0.0000382039155887494" calcext:value-type="float">
            <text:p>3.82039155887494E-05</text:p>
          </table:table-cell>
          <table:table-cell table:formula="of:=0.5*[.AK12]*(([.AK5]-[.AJ5])/([.AK1]-[.AJ1]))^2" office:value-type="float" office:value="0.0000129409642591839" calcext:value-type="float">
            <text:p>1.29409642591839E-05</text:p>
          </table:table-cell>
          <table:table-cell table:formula="of:=0.5*[.AL12]*(([.AL5]-[.AK5])/([.AL1]-[.AK1]))^2" office:value-type="float" office:value="0.000000785729951561098" calcext:value-type="float">
            <text:p>7.85729951561098E-07</text:p>
          </table:table-cell>
          <table:table-cell table:formula="of:=0.5*[.AM12]*(([.AM5]-[.AL5])/([.AM1]-[.AL1]))^2" office:value-type="float" office:value="0.000000888559344847324" calcext:value-type="float">
            <text:p>8.88559344847324E-07</text:p>
          </table:table-cell>
          <table:table-cell table:formula="of:=0.5*[.AN12]*(([.AN5]-[.AM5])/([.AN1]-[.AM1]))^2" office:value-type="float" office:value="0.00000120147569775072" calcext:value-type="float">
            <text:p>1.20147569775072E-06</text:p>
          </table:table-cell>
          <table:table-cell table:formula="of:=0.5*[.AO12]*(([.AO5]-[.AN5])/([.AO1]-[.AN1]))^2" office:value-type="float" office:value="0.0000245553516799679" calcext:value-type="float">
            <text:p>2.45553516799679E-05</text:p>
          </table:table-cell>
          <table:table-cell table:formula="of:=0.5*[.AP12]*(([.AP5]-[.AO5])/([.AP1]-[.AO1]))^2" office:value-type="float" office:value="0.00000386189458046967" calcext:value-type="float">
            <text:p>3.86189458046967E-06</text:p>
          </table:table-cell>
          <table:table-cell table:formula="of:=0.5*[.AQ12]*(([.AQ5]-[.AP5])/([.AQ1]-[.AP1]))^2" office:value-type="float" office:value="0.00000165394637884055" calcext:value-type="float">
            <text:p>1.65394637884055E-06</text:p>
          </table:table-cell>
          <table:table-cell table:formula="of:=0.5*[.AR12]*(([.AR5]-[.AQ5])/([.AR1]-[.AQ1]))^2" office:value-type="float" office:value="0.00000361368548438652" calcext:value-type="float">
            <text:p>3.61368548438652E-06</text:p>
          </table:table-cell>
          <table:table-cell table:formula="of:=0.5*[.AS12]*(([.AS5]-[.AR5])/([.AS1]-[.AR1]))^2" office:value-type="float" office:value="0.00000182192272497154" calcext:value-type="float">
            <text:p>1.82192272497154E-06</text:p>
          </table:table-cell>
          <table:table-cell table:formula="of:=0.5*[.AT12]*(([.AT5]-[.AS5])/([.AT1]-[.AS1]))^2" office:value-type="float" office:value="0.00000072152845208394" calcext:value-type="float">
            <text:p>7.2152845208394E-07</text:p>
          </table:table-cell>
          <table:table-cell table:formula="of:=0.5*[.AU12]*(([.AU5]-[.AT5])/([.AU1]-[.AT1]))^2" office:value-type="float" office:value="0.000000414756065295173" calcext:value-type="float">
            <text:p>4.14756065295173E-07</text:p>
          </table:table-cell>
          <table:table-cell table:formula="of:=0.5*[.AV12]*(([.AV5]-[.AU5])/([.AV1]-[.AU1]))^2" office:value-type="float" office:value="0.0000059415093829561" calcext:value-type="float">
            <text:p>5.9415093829561E-06</text:p>
          </table:table-cell>
          <table:table-cell table:formula="of:=0.5*[.AW12]*(([.AW5]-[.AV5])/([.AW1]-[.AV1]))^2" office:value-type="float" office:value="0.000010843519118417" calcext:value-type="float">
            <text:p>1.0843519118417E-05</text:p>
          </table:table-cell>
          <table:table-cell table:formula="of:=0.5*[.AX12]*(([.AX5]-[.AW5])/([.AX1]-[.AW1]))^2" office:value-type="float" office:value="0.0000163943215032903" calcext:value-type="float">
            <text:p>1.63943215032903E-05</text:p>
          </table:table-cell>
          <table:table-cell table:formula="of:=0.5*[.AY12]*(([.AY5]-[.AX5])/([.AY1]-[.AX1]))^2" office:value-type="float" office:value="0.00000540668598134853" calcext:value-type="float">
            <text:p>5.40668598134853E-06</text:p>
          </table:table-cell>
          <table:table-cell table:formula="of:=0.5*[.AZ12]*(([.AZ5]-[.AY5])/([.AZ1]-[.AY1]))^2" office:value-type="float" office:value="0.000000617372059730203" calcext:value-type="float">
            <text:p>6.17372059730203E-07</text:p>
          </table:table-cell>
          <table:table-cell table:formula="of:=0.5*[.BA12]*(([.BA5]-[.AZ5])/([.BA1]-[.AZ1]))^2" office:value-type="float" office:value="0.000000593726896424232" calcext:value-type="float">
            <text:p>5.93726896424232E-07</text:p>
          </table:table-cell>
          <table:table-cell table:formula="of:=0.5*[.BB12]*(([.BB5]-[.BA5])/([.BB1]-[.BA1]))^2" office:value-type="float" office:value="0.00000104118103490039" calcext:value-type="float">
            <text:p>1.04118103490039E-06</text:p>
          </table:table-cell>
          <table:table-cell table:formula="of:=0.5*[.BC12]*(([.BC5]-[.BB5])/([.BC1]-[.BB1]))^2" office:value-type="float" office:value="0.00000246949310312178" calcext:value-type="float">
            <text:p>2.46949310312178E-06</text:p>
          </table:table-cell>
          <table:table-cell table:formula="of:=0.5*[.BD12]*(([.BD5]-[.BC5])/([.BD1]-[.BC1]))^2" office:value-type="float" office:value="0.000000000825778470561239" calcext:value-type="float">
            <text:p>8.25778470561239E-10</text:p>
          </table:table-cell>
          <table:table-cell table:formula="of:=0.5*[.BE12]*(([.BE5]-[.BD5])/([.BE1]-[.BD1]))^2" office:value-type="float" office:value="0.00004353316190958" calcext:value-type="float">
            <text:p>4.353316190958E-05</text:p>
          </table:table-cell>
          <table:table-cell table:formula="of:=0.5*[.BF12]*(([.BF5]-[.BE5])/([.BF1]-[.BE1]))^2" office:value-type="float" office:value="0.00000724228399122391" calcext:value-type="float">
            <text:p>7.24228399122391E-06</text:p>
          </table:table-cell>
          <table:table-cell table:formula="of:=0.5*[.BG12]*(([.BG5]-[.BF5])/([.BG1]-[.BF1]))^2" office:value-type="float" office:value="0.000000417446355568803" calcext:value-type="float">
            <text:p>4.17446355568803E-07</text:p>
          </table:table-cell>
          <table:table-cell table:formula="of:=0.5*[.BH12]*(([.BH5]-[.BG5])/([.BH1]-[.BG1]))^2" office:value-type="float" office:value="0.00000271862513091406" calcext:value-type="float">
            <text:p>2.71862513091406E-06</text:p>
          </table:table-cell>
          <table:table-cell table:formula="of:=0.5*[.BI12]*(([.BI5]-[.BH5])/([.BI1]-[.BH1]))^2" office:value-type="float" office:value="0.0000390188464197947" calcext:value-type="float">
            <text:p>3.90188464197947E-05</text:p>
          </table:table-cell>
          <table:table-cell table:formula="of:=0.5*[.BJ12]*(([.BJ5]-[.BI5])/([.BJ1]-[.BI1]))^2" office:value-type="float" office:value="0.0000273277710906397" calcext:value-type="float">
            <text:p>2.73277710906397E-05</text:p>
          </table:table-cell>
          <table:table-cell table:formula="of:=0.5*[.BK12]*(([.BK5]-[.BJ5])/([.BK1]-[.BJ1]))^2" office:value-type="float" office:value="0.0000797108248842605" calcext:value-type="float">
            <text:p>7.97108248842605E-05</text:p>
          </table:table-cell>
          <table:table-cell table:formula="of:=0.5*[.BL12]*(([.BL5]-[.BK5])/([.BL1]-[.BK1]))^2" office:value-type="float" office:value="0.00000662523152098168" calcext:value-type="float">
            <text:p>6.62523152098168E-06</text:p>
          </table:table-cell>
          <table:table-cell table:formula="of:=0.5*[.BM12]*(([.BM5]-[.BL5])/([.BM1]-[.BL1]))^2" office:value-type="float" office:value="0.0000743270922829603" calcext:value-type="float">
            <text:p>7.43270922829603E-05</text:p>
          </table:table-cell>
          <table:table-cell table:formula="of:=0.5*[.BN12]*(([.BN5]-[.BM5])/([.BN1]-[.BM1]))^2" office:value-type="float" office:value="0.00465870218739101" calcext:value-type="float">
            <text:p>0.004658702187391</text:p>
          </table:table-cell>
          <table:table-cell table:formula="of:=0.5*[.BO12]*(([.BO5]-[.BN5])/([.BO1]-[.BN1]))^2" office:value-type="float" office:value="0.0153880116374865" calcext:value-type="float">
            <text:p>0.015388011637487</text:p>
          </table:table-cell>
          <table:table-cell table:formula="of:=0.5*[.BP12]*(([.BP5]-[.BO5])/([.BP1]-[.BO1]))^2" office:value-type="float" office:value="0.00882629801818255" calcext:value-type="float">
            <text:p>0.008826298018183</text:p>
          </table:table-cell>
          <table:table-cell table:formula="of:=0.5*[.BQ12]*(([.BQ5]-[.BP5])/([.BQ1]-[.BP1]))^2" office:value-type="float" office:value="0.181188772750615" calcext:value-type="float">
            <text:p>0.181188772750615</text:p>
          </table:table-cell>
          <table:table-cell table:formula="of:=0.5*[.BR12]*(([.BR5]-[.BQ5])/([.BR1]-[.BQ1]))^2" office:value-type="float" office:value="0.000206407025687814" calcext:value-type="float">
            <text:p>0.000206407025688</text:p>
          </table:table-cell>
          <table:table-cell table:formula="of:=0.5*[.BS12]*(([.BS5]-[.BR5])/([.BS1]-[.BR1]))^2" office:value-type="float" office:value="0.020199300278406" calcext:value-type="float">
            <text:p>0.020199300278406</text:p>
          </table:table-cell>
          <table:table-cell table:formula="of:=0.5*[.BT12]*(([.BT5]-[.BS5])/([.BT1]-[.BS1]))^2" office:value-type="float" office:value="0.00750325229011644" calcext:value-type="float">
            <text:p>0.007503252290116</text:p>
          </table:table-cell>
          <table:table-cell table:formula="of:=0.5*[.BU12]*(([.BU5]-[.BT5])/([.BU1]-[.BT1]))^2" office:value-type="float" office:value="0.00177653650628956" calcext:value-type="float">
            <text:p>0.00177653650629</text:p>
          </table:table-cell>
          <table:table-cell table:formula="of:=0.5*[.BV12]*(([.BV5]-[.BU5])/([.BV1]-[.BU1]))^2" office:value-type="float" office:value="0.000704086955821449" calcext:value-type="float">
            <text:p>0.000704086955821</text:p>
          </table:table-cell>
          <table:table-cell table:formula="of:=0.5*[.BW12]*(([.BW5]-[.BV5])/([.BW1]-[.BV1]))^2" office:value-type="float" office:value="0.00059811074110476" calcext:value-type="float">
            <text:p>0.000598110741105</text:p>
          </table:table-cell>
          <table:table-cell table:formula="of:=0.5*[.BX12]*(([.BX5]-[.BW5])/([.BX1]-[.BW1]))^2" office:value-type="float" office:value="0.00132927174608017" calcext:value-type="float">
            <text:p>0.00132927174608</text:p>
          </table:table-cell>
          <table:table-cell table:formula="of:=0.5*[.BY12]*(([.BY5]-[.BX5])/([.BY1]-[.BX1]))^2" office:value-type="float" office:value="0.0125774977089844" calcext:value-type="float">
            <text:p>0.012577497708985</text:p>
          </table:table-cell>
          <table:table-cell table:formula="of:=0.5*[.BZ12]*(([.BZ5]-[.BY5])/([.BZ1]-[.BY1]))^2" office:value-type="float" office:value="0.00135316191726312" calcext:value-type="float">
            <text:p>0.001353161917263</text:p>
          </table:table-cell>
          <table:table-cell table:formula="of:=0.5*[.CA12]*(([.CA5]-[.BZ5])/([.CA1]-[.BZ1]))^2" office:value-type="float" office:value="0.00868620995274504" calcext:value-type="float">
            <text:p>0.008686209952745</text:p>
          </table:table-cell>
          <table:table-cell table:formula="of:=0.5*[.CB12]*(([.CB5]-[.CA5])/([.CB1]-[.CA1]))^2" office:value-type="float" office:value="0.000358799195688868" calcext:value-type="float">
            <text:p>0.000358799195689</text:p>
          </table:table-cell>
          <table:table-cell table:formula="of:=0.5*[.CC12]*(([.CC5]-[.CB5])/([.CC1]-[.CB1]))^2" office:value-type="float" office:value="0.202217859449593" calcext:value-type="float">
            <text:p>0.202217859449593</text:p>
          </table:table-cell>
          <table:table-cell table:formula="of:=0.5*[.CD12]*(([.CD5]-[.CC5])/([.CD1]-[.CC1]))^2" office:value-type="float" office:value="0.00108766040804621" calcext:value-type="float">
            <text:p>0.001087660408046</text:p>
          </table:table-cell>
          <table:table-cell table:formula="of:=0.5*[.CE12]*(([.CE5]-[.CD5])/([.CE1]-[.CD1]))^2" office:value-type="float" office:value="0.0166475822707336" calcext:value-type="float">
            <text:p>0.016647582270734</text:p>
          </table:table-cell>
          <table:table-cell table:formula="of:=0.5*[.CF12]*(([.CF5]-[.CE5])/([.CF1]-[.CE1]))^2" office:value-type="float" office:value="0.016648864826742" calcext:value-type="float">
            <text:p>0.016648864826742</text:p>
          </table:table-cell>
          <table:table-cell table:formula="of:=0.5*[.CG12]*(([.CG5]-[.CF5])/([.CG1]-[.CF1]))^2" office:value-type="float" office:value="0.00284273665033052" calcext:value-type="float">
            <text:p>0.002842736650331</text:p>
          </table:table-cell>
          <table:table-cell table:formula="of:=0.5*[.CH12]*(([.CH5]-[.CG5])/([.CH1]-[.CG1]))^2" office:value-type="float" office:value="0.00151078688330172" calcext:value-type="float">
            <text:p>0.001510786883302</text:p>
          </table:table-cell>
          <table:table-cell table:formula="of:=0.5*[.CI12]*(([.CI5]-[.CH5])/([.CI1]-[.CH1]))^2" office:value-type="float" office:value="0.0762956442757359" calcext:value-type="float">
            <text:p>0.076295644275736</text:p>
          </table:table-cell>
          <table:table-cell table:formula="of:=0.5*[.CJ12]*(([.CJ5]-[.CI5])/([.CJ1]-[.CI1]))^2" office:value-type="float" office:value="0.00330290378614647" calcext:value-type="float">
            <text:p>0.003302903786146</text:p>
          </table:table-cell>
          <table:table-cell table:formula="of:=0.5*[.CK12]*(([.CK5]-[.CJ5])/([.CK1]-[.CJ1]))^2" office:value-type="float" office:value="0.000166817196348887" calcext:value-type="float">
            <text:p>0.000166817196349</text:p>
          </table:table-cell>
          <table:table-cell table:formula="of:=0.5*[.CL12]*(([.CL5]-[.CK5])/([.CL1]-[.CK1]))^2" office:value-type="float" office:value="0.0223193105006565" calcext:value-type="float">
            <text:p>0.022319310500657</text:p>
          </table:table-cell>
          <table:table-cell table:formula="of:=0.5*[.CM12]*(([.CM5]-[.CL5])/([.CM1]-[.CL1]))^2" office:value-type="float" office:value="0.00458672094080571" calcext:value-type="float">
            <text:p>0.004586720940806</text:p>
          </table:table-cell>
          <table:table-cell table:formula="of:=0.5*[.CN12]*(([.CN5]-[.CM5])/([.CN1]-[.CM1]))^2" office:value-type="float" office:value="0.0208198465858218" calcext:value-type="float">
            <text:p>0.020819846585822</text:p>
          </table:table-cell>
          <table:table-cell table:formula="of:=0.5*[.CO12]*(([.CO5]-[.CN5])/([.CO1]-[.CN1]))^2" office:value-type="float" office:value="0.0185805258210299" calcext:value-type="float">
            <text:p>0.01858052582103</text:p>
          </table:table-cell>
          <table:table-cell table:formula="of:=0.5*[.CP12]*(([.CP5]-[.CO5])/([.CP1]-[.CO1]))^2" office:value-type="float" office:value="0.0345861147126561" calcext:value-type="float">
            <text:p>0.034586114712656</text:p>
          </table:table-cell>
          <table:table-cell table:formula="of:=0.5*[.CQ12]*(([.CQ5]-[.CP5])/([.CQ1]-[.CP1]))^2" office:value-type="float" office:value="0.0462824224268277" calcext:value-type="float">
            <text:p>0.046282422426828</text:p>
          </table:table-cell>
          <table:table-cell table:formula="of:=0.5*[.CR12]*(([.CR5]-[.CQ5])/([.CR1]-[.CQ1]))^2" office:value-type="float" office:value="0.0323212100147948" calcext:value-type="float">
            <text:p>0.032321210014795</text:p>
          </table:table-cell>
          <table:table-cell table:formula="of:=0.5*[.CS12]*(([.CS5]-[.CR5])/([.CS1]-[.CR1]))^2" office:value-type="float" office:value="0.0375167147841386" calcext:value-type="float">
            <text:p>0.037516714784139</text:p>
          </table:table-cell>
          <table:table-cell table:formula="of:=0.5*[.CT12]*(([.CT5]-[.CS5])/([.CT1]-[.CS1]))^2" office:value-type="float" office:value="0.00842724831364708" calcext:value-type="float">
            <text:p>0.008427248313647</text:p>
          </table:table-cell>
          <table:table-cell table:formula="of:=0.5*[.CU12]*(([.CU5]-[.CT5])/([.CU1]-[.CT1]))^2" office:value-type="float" office:value="0.00099242410640632" calcext:value-type="float">
            <text:p>0.000992424106406</text:p>
          </table:table-cell>
          <table:table-cell table:formula="of:=0.5*[.CV12]*(([.CV5]-[.CU5])/([.CV1]-[.CU1]))^2" office:value-type="float" office:value="0.00131388836146172" calcext:value-type="float">
            <text:p>0.001313888361462</text:p>
          </table:table-cell>
          <table:table-cell table:formula="of:=0.5*[.CW12]*(([.CW5]-[.CV5])/([.CW1]-[.CV1]))^2" office:value-type="float" office:value="0.00263331296036074" calcext:value-type="float">
            <text:p>0.002633312960361</text:p>
          </table:table-cell>
          <table:table-cell table:formula="of:=0.5*[.CX12]*(([.CX5]-[.CW5])/([.CX1]-[.CW1]))^2" office:value-type="float" office:value="0.0770957745178124" calcext:value-type="float">
            <text:p>0.077095774517812</text:p>
          </table:table-cell>
          <table:table-cell table:formula="of:=0.5*[.CY12]*(([.CY5]-[.CX5])/([.CY1]-[.CX1]))^2" office:value-type="float" office:value="0.0484070395977216" calcext:value-type="float">
            <text:p>0.048407039597722</text:p>
          </table:table-cell>
          <table:table-cell table:formula="of:=0.5*[.CZ12]*(([.CZ5]-[.CY5])/([.CZ1]-[.CY1]))^2" office:value-type="float" office:value="0.0674982660994421" calcext:value-type="float">
            <text:p>0.067498266099442</text:p>
          </table:table-cell>
          <table:table-cell table:formula="of:=0.5*[.DA12]*(([.DA5]-[.CZ5])/([.DA1]-[.CZ1]))^2" office:value-type="float" office:value="0.0478021366556884" calcext:value-type="float">
            <text:p>0.047802136655688</text:p>
          </table:table-cell>
          <table:table-cell table:formula="of:=0.5*[.DB12]*(([.DB5]-[.DA5])/([.DB1]-[.DA1]))^2" office:value-type="float" office:value="0.0522883343095552" calcext:value-type="float">
            <text:p>0.052288334309555</text:p>
          </table:table-cell>
          <table:table-cell table:formula="of:=0.5*[.DC12]*(([.DC5]-[.DB5])/([.DC1]-[.DB1]))^2" office:value-type="float" office:value="0.103079878207842" calcext:value-type="float">
            <text:p>0.103079878207842</text:p>
          </table:table-cell>
          <table:table-cell table:formula="of:=0.5*[.DD12]*(([.DD5]-[.DC5])/([.DD1]-[.DC1]))^2" office:value-type="float" office:value="0.144933001245374" calcext:value-type="float">
            <text:p>0.144933001245374</text:p>
          </table:table-cell>
          <table:table-cell table:formula="of:=0.5*[.DE12]*(([.DE5]-[.DD5])/([.DE1]-[.DD1]))^2" office:value-type="float" office:value="0.0177092519456895" calcext:value-type="float">
            <text:p>0.01770925194569</text:p>
          </table:table-cell>
          <table:table-cell table:formula="of:=0.5*[.DF12]*(([.DF5]-[.DE5])/([.DF1]-[.DE1]))^2" office:value-type="float" office:value="0.000406166652031585" calcext:value-type="float">
            <text:p>0.000406166652032</text:p>
          </table:table-cell>
          <table:table-cell table:formula="of:=0.5*[.DG12]*(([.DG5]-[.DF5])/([.DG1]-[.DF1]))^2" office:value-type="float" office:value="0.0000435274627140894" calcext:value-type="float">
            <text:p>4.35274627140894E-05</text:p>
          </table:table-cell>
          <table:table-cell table:formula="of:=0.5*[.DH12]*(([.DH5]-[.DG5])/([.DH1]-[.DG1]))^2" office:value-type="float" office:value="0.000224647686535585" calcext:value-type="float">
            <text:p>0.000224647686536</text:p>
          </table:table-cell>
          <table:table-cell table:formula="of:=0.5*[.DI12]*(([.DI5]-[.DH5])/([.DI1]-[.DH1]))^2" office:value-type="float" office:value="0.000223826676074879" calcext:value-type="float">
            <text:p>0.000223826676075</text:p>
          </table:table-cell>
          <table:table-cell table:formula="of:=0.5*[.DJ12]*(([.DJ5]-[.DI5])/([.DJ1]-[.DI1]))^2" office:value-type="float" office:value="0.00000596133721484242" calcext:value-type="float">
            <text:p>5.96133721484242E-06</text:p>
          </table:table-cell>
          <table:table-cell table:formula="of:=0.5*[.DK12]*(([.DK5]-[.DJ5])/([.DK1]-[.DJ1]))^2" office:value-type="float" office:value="0.0036053954469494" calcext:value-type="float">
            <text:p>0.003605395446949</text:p>
          </table:table-cell>
          <table:table-cell table:formula="of:=0.5*[.DL12]*(([.DL5]-[.DK5])/([.DL1]-[.DK1]))^2" office:value-type="float" office:value="0.000000157784859156282" calcext:value-type="float">
            <text:p>1.57784859156282E-07</text:p>
          </table:table-cell>
          <table:table-cell table:formula="of:=0.5*[.DM12]*(([.DM5]-[.DL5])/([.DM1]-[.DL1]))^2" office:value-type="float" office:value="0.0125173861304249" calcext:value-type="float">
            <text:p>0.012517386130425</text:p>
          </table:table-cell>
          <table:table-cell table:formula="of:=0.5*[.DN12]*(([.DN5]-[.DM5])/([.DN1]-[.DM1]))^2" office:value-type="float" office:value="0.00465556993395749" calcext:value-type="float">
            <text:p>0.004655569933958</text:p>
          </table:table-cell>
          <table:table-cell table:formula="of:=0.5*[.DO12]*(([.DO5]-[.DN5])/([.DO1]-[.DN1]))^2" office:value-type="float" office:value="0.0300537725101413" calcext:value-type="float">
            <text:p>0.030053772510141</text:p>
          </table:table-cell>
          <table:table-cell table:formula="of:=0.5*[.DP12]*(([.DP5]-[.DO5])/([.DP1]-[.DO1]))^2" office:value-type="float" office:value="0.0504657704906909" calcext:value-type="float">
            <text:p>0.050465770490691</text:p>
          </table:table-cell>
          <table:table-cell table:formula="of:=0.5*[.DQ12]*(([.DQ5]-[.DP5])/([.DQ1]-[.DP1]))^2" office:value-type="float" office:value="0.00329504373749753" calcext:value-type="float">
            <text:p>0.003295043737498</text:p>
          </table:table-cell>
          <table:table-cell table:formula="of:=0.5*[.DR12]*(([.DR5]-[.DQ5])/([.DR1]-[.DQ1]))^2" office:value-type="float" office:value="0.00169616054704554" calcext:value-type="float">
            <text:p>0.001696160547046</text:p>
          </table:table-cell>
          <table:table-cell table:formula="of:=0.5*[.DS12]*(([.DS5]-[.DR5])/([.DS1]-[.DR1]))^2" office:value-type="float" office:value="0.00311755540573051" calcext:value-type="float">
            <text:p>0.003117555405731</text:p>
          </table:table-cell>
          <table:table-cell table:formula="of:=0.5*[.DT12]*(([.DT5]-[.DS5])/([.DT1]-[.DS1]))^2" office:value-type="float" office:value="0.00470746579035552" calcext:value-type="float">
            <text:p>0.004707465790356</text:p>
          </table:table-cell>
          <table:table-cell table:formula="of:=0.5*[.DU12]*(([.DU5]-[.DT5])/([.DU1]-[.DT1]))^2" office:value-type="float" office:value="0.00432860944822328" calcext:value-type="float">
            <text:p>0.004328609448223</text:p>
          </table:table-cell>
          <table:table-cell table:formula="of:=0.5*[.DV12]*(([.DV5]-[.DU5])/([.DV1]-[.DU1]))^2" office:value-type="float" office:value="0.125660478778668" calcext:value-type="float">
            <text:p>0.125660478778668</text:p>
          </table:table-cell>
          <table:table-cell table:formula="of:=0.5*[.DW12]*(([.DW5]-[.DV5])/([.DW1]-[.DV1]))^2" office:value-type="float" office:value="0.0366725296098836" calcext:value-type="float">
            <text:p>0.036672529609884</text:p>
          </table:table-cell>
          <table:table-cell table:formula="of:=0.5*[.DX12]*(([.DX5]-[.DW5])/([.DX1]-[.DW1]))^2" office:value-type="float" office:value="0.00727502917999731" calcext:value-type="float">
            <text:p>0.007275029179997</text:p>
          </table:table-cell>
          <table:table-cell table:formula="of:=0.5*[.DY12]*(([.DY5]-[.DX5])/([.DY1]-[.DX1]))^2" office:value-type="float" office:value="0.00578780237491932" calcext:value-type="float">
            <text:p>0.005787802374919</text:p>
          </table:table-cell>
          <table:table-cell table:formula="of:=0.5*[.DZ12]*(([.DZ5]-[.DY5])/([.DZ1]-[.DY1]))^2" office:value-type="float" office:value="0.00954507360590901" calcext:value-type="float">
            <text:p>0.009545073605909</text:p>
          </table:table-cell>
          <table:table-cell table:formula="of:=0.5*[.EA12]*(([.EA5]-[.DZ5])/([.EA1]-[.DZ1]))^2" office:value-type="float" office:value="0.010846337892835" calcext:value-type="float">
            <text:p>0.010846337892835</text:p>
          </table:table-cell>
          <table:table-cell table:formula="of:=0.5*[.EB12]*(([.EB5]-[.EA5])/([.EB1]-[.EA1]))^2" office:value-type="float" office:value="0.05599922942899" calcext:value-type="float">
            <text:p>0.05599922942899</text:p>
          </table:table-cell>
          <table:table-cell table:formula="of:=0.5*[.EC12]*(([.EC5]-[.EB5])/([.EC1]-[.EB1]))^2" office:value-type="float" office:value="0.0158064211710947" calcext:value-type="float">
            <text:p>0.015806421171095</text:p>
          </table:table-cell>
          <table:table-cell table:formula="of:=0.5*[.ED12]*(([.ED5]-[.EC5])/([.ED1]-[.EC1]))^2" office:value-type="float" office:value="0.0427361379008346" calcext:value-type="float">
            <text:p>0.042736137900835</text:p>
          </table:table-cell>
          <table:table-cell table:formula="of:=0.5*[.EE12]*(([.EE5]-[.ED5])/([.EE1]-[.ED1]))^2" office:value-type="float" office:value="0.0322587504663359" calcext:value-type="float">
            <text:p>0.032258750466336</text:p>
          </table:table-cell>
          <table:table-cell table:formula="of:=0.5*[.EF12]*(([.EF5]-[.EE5])/([.EF1]-[.EE1]))^2" office:value-type="float" office:value="0.000109848050041886" calcext:value-type="float">
            <text:p>0.000109848050042</text:p>
          </table:table-cell>
          <table:table-cell table:formula="of:=0.5*[.EG12]*(([.EG5]-[.EF5])/([.EG1]-[.EF1]))^2" office:value-type="float" office:value="0.000965915972188331" calcext:value-type="float">
            <text:p>0.000965915972188</text:p>
          </table:table-cell>
          <table:table-cell table:formula="of:=0.5*[.EH12]*(([.EH5]-[.EG5])/([.EH1]-[.EG1]))^2" office:value-type="float" office:value="0.0123653062155908" calcext:value-type="float">
            <text:p>0.012365306215591</text:p>
          </table:table-cell>
          <table:table-cell table:formula="of:=0.5*[.EI12]*(([.EI5]-[.EH5])/([.EI1]-[.EH1]))^2" office:value-type="float" office:value="0.225444209113865" calcext:value-type="float">
            <text:p>0.225444209113865</text:p>
          </table:table-cell>
          <table:table-cell table:formula="of:=0.5*[.EJ12]*(([.EJ5]-[.EI5])/([.EJ1]-[.EI1]))^2" office:value-type="float" office:value="0.0108471242472421" calcext:value-type="float">
            <text:p>0.010847124247242</text:p>
          </table:table-cell>
          <table:table-cell table:formula="of:=0.5*[.EK12]*(([.EK5]-[.EJ5])/([.EK1]-[.EJ1]))^2" office:value-type="float" office:value="0.00844988813927591" calcext:value-type="float">
            <text:p>0.008449888139276</text:p>
          </table:table-cell>
          <table:table-cell table:formula="of:=0.5*[.EL12]*(([.EL5]-[.EK5])/([.EL1]-[.EK1]))^2" office:value-type="float" office:value="0.0941200145059635" calcext:value-type="float">
            <text:p>0.094120014505964</text:p>
          </table:table-cell>
          <table:table-cell table:formula="of:=0.5*[.EM12]*(([.EM5]-[.EL5])/([.EM1]-[.EL1]))^2" office:value-type="float" office:value="0.162000977927177" calcext:value-type="float">
            <text:p>0.162000977927177</text:p>
          </table:table-cell>
          <table:table-cell table:formula="of:=0.5*[.EN12]*(([.EN5]-[.EM5])/([.EN1]-[.EM1]))^2" office:value-type="float" office:value="0.0013437248177759" calcext:value-type="float">
            <text:p>0.001343724817776</text:p>
          </table:table-cell>
          <table:table-cell table:formula="of:=0.5*[.EO12]*(([.EO5]-[.EN5])/([.EO1]-[.EN1]))^2" office:value-type="float" office:value="0.00223722907900508" calcext:value-type="float">
            <text:p>0.002237229079005</text:p>
          </table:table-cell>
          <table:table-cell table:formula="of:=0.5*[.EP12]*(([.EP5]-[.EO5])/([.EP1]-[.EO1]))^2" office:value-type="float" office:value="0.00239436686303179" calcext:value-type="float">
            <text:p>0.002394366863032</text:p>
          </table:table-cell>
          <table:table-cell table:formula="of:=0.5*[.EQ12]*(([.EQ5]-[.EP5])/([.EQ1]-[.EP1]))^2" office:value-type="float" office:value="0.000975495530727138" calcext:value-type="float">
            <text:p>0.000975495530727</text:p>
          </table:table-cell>
          <table:table-cell table:formula="of:=0.5*[.ER12]*(([.ER5]-[.EQ5])/([.ER1]-[.EQ1]))^2" office:value-type="float" office:value="0.00583660186620693" calcext:value-type="float">
            <text:p>0.005836601866207</text:p>
          </table:table-cell>
          <table:table-cell table:formula="of:=0.5*[.ES12]*(([.ES5]-[.ER5])/([.ES1]-[.ER1]))^2" office:value-type="float" office:value="0.0116325664417626" calcext:value-type="float">
            <text:p>0.011632566441763</text:p>
          </table:table-cell>
          <table:table-cell table:formula="of:=0.5*[.ET12]*(([.ET5]-[.ES5])/([.ET1]-[.ES1]))^2" office:value-type="float" office:value="0.001303299957652" calcext:value-type="float">
            <text:p>0.001303299957652</text:p>
          </table:table-cell>
          <table:table-cell table:formula="of:=0.5*[.EU12]*(([.EU5]-[.ET5])/([.EU1]-[.ET1]))^2" office:value-type="float" office:value="0.00109998582672655" calcext:value-type="float">
            <text:p>0.001099985826727</text:p>
          </table:table-cell>
          <table:table-cell table:formula="of:=0.5*[.EV12]*(([.EV5]-[.EU5])/([.EV1]-[.EU1]))^2" office:value-type="float" office:value="0.0000130582989384294" calcext:value-type="float">
            <text:p>1.30582989384294E-05</text:p>
          </table:table-cell>
          <table:table-cell table:formula="of:=0.5*[.EW12]*(([.EW5]-[.EV5])/([.EW1]-[.EV1]))^2" office:value-type="float" office:value="0.00964134351083487" calcext:value-type="float">
            <text:p>0.009641343510835</text:p>
          </table:table-cell>
          <table:table-cell table:formula="of:=0.5*[.EX12]*(([.EX5]-[.EW5])/([.EX1]-[.EW1]))^2" office:value-type="float" office:value="0.00539407456091428" calcext:value-type="float">
            <text:p>0.005394074560914</text:p>
          </table:table-cell>
          <table:table-cell table:formula="of:=0.5*[.EY12]*(([.EY5]-[.EX5])/([.EY1]-[.EX1]))^2" office:value-type="float" office:value="0.00529343204365368" calcext:value-type="float">
            <text:p>0.005293432043654</text:p>
          </table:table-cell>
          <table:table-cell table:formula="of:=0.5*[.EZ12]*(([.EZ5]-[.EY5])/([.EZ1]-[.EY1]))^2" office:value-type="float" office:value="0.00537846228730387" calcext:value-type="float">
            <text:p>0.005378462287304</text:p>
          </table:table-cell>
          <table:table-cell table:formula="of:=0.5*[.FA12]*(([.FA5]-[.EZ5])/([.FA1]-[.EZ1]))^2" office:value-type="float" office:value="0.0232963572800206" calcext:value-type="float">
            <text:p>0.023296357280021</text:p>
          </table:table-cell>
          <table:table-cell table:formula="of:=0.5*[.FB12]*(([.FB5]-[.FA5])/([.FB1]-[.FA1]))^2" office:value-type="float" office:value="0.00295719901077844" calcext:value-type="float">
            <text:p>0.002957199010778</text:p>
          </table:table-cell>
          <table:table-cell table:formula="of:=0.5*[.FC12]*(([.FC5]-[.FB5])/([.FC1]-[.FB1]))^2" office:value-type="float" office:value="0.00209444724530642" calcext:value-type="float">
            <text:p>0.002094447245306</text:p>
          </table:table-cell>
          <table:table-cell table:formula="of:=0.5*[.FD12]*(([.FD5]-[.FC5])/([.FD1]-[.FC1]))^2" office:value-type="float" office:value="0.000101218417826193" calcext:value-type="float">
            <text:p>0.000101218417826</text:p>
          </table:table-cell>
          <table:table-cell table:formula="of:=0.5*[.FE12]*(([.FE5]-[.FD5])/([.FE1]-[.FD1]))^2" office:value-type="float" office:value="0.000518897891644785" calcext:value-type="float">
            <text:p>0.000518897891645</text:p>
          </table:table-cell>
          <table:table-cell table:formula="of:=0.5*[.FF12]*(([.FF5]-[.FE5])/([.FF1]-[.FE1]))^2" office:value-type="float" office:value="0.01382677356062" calcext:value-type="float">
            <text:p>0.01382677356062</text:p>
          </table:table-cell>
          <table:table-cell table:formula="of:=0.5*[.FG12]*(([.FG5]-[.FF5])/([.FG1]-[.FF1]))^2" office:value-type="float" office:value="0.00828268810056575" calcext:value-type="float">
            <text:p>0.008282688100566</text:p>
          </table:table-cell>
          <table:table-cell table:formula="of:=0.5*[.FH12]*(([.FH5]-[.FG5])/([.FH1]-[.FG1]))^2" office:value-type="float" office:value="0.00226853585691742" calcext:value-type="float">
            <text:p>0.002268535856917</text:p>
          </table:table-cell>
          <table:table-cell table:formula="of:=0.5*[.FI12]*(([.FI5]-[.FH5])/([.FI1]-[.FH1]))^2" office:value-type="float" office:value="0.00543648599952135" calcext:value-type="float">
            <text:p>0.005436485999521</text:p>
          </table:table-cell>
          <table:table-cell table:formula="of:=0.5*[.FJ12]*(([.FJ5]-[.FI5])/([.FJ1]-[.FI1]))^2" office:value-type="float" office:value="0.00219170680419546" calcext:value-type="float">
            <text:p>0.002191706804195</text:p>
          </table:table-cell>
          <table:table-cell table:formula="of:=0.5*[.FK12]*(([.FK5]-[.FJ5])/([.FK1]-[.FJ1]))^2" office:value-type="float" office:value="0.00145681737370304" calcext:value-type="float">
            <text:p>0.001456817373703</text:p>
          </table:table-cell>
          <table:table-cell table:formula="of:=0.5*[.FL12]*(([.FL5]-[.FK5])/([.FL1]-[.FK1]))^2" office:value-type="float" office:value="0.000453175883067885" calcext:value-type="float">
            <text:p>0.000453175883068</text:p>
          </table:table-cell>
          <table:table-cell table:formula="of:=0.5*[.FM12]*(([.FM5]-[.FL5])/([.FM1]-[.FL1]))^2" office:value-type="float" office:value="0.000639457907768731" calcext:value-type="float">
            <text:p>0.000639457907769</text:p>
          </table:table-cell>
          <table:table-cell table:formula="of:=0.5*[.FN12]*(([.FN5]-[.FM5])/([.FN1]-[.FM1]))^2" office:value-type="float" office:value="0.0830162586980939" calcext:value-type="float">
            <text:p>0.083016258698094</text:p>
          </table:table-cell>
          <table:table-cell table:formula="of:=0.5*[.FO12]*(([.FO5]-[.FN5])/([.FO1]-[.FN1]))^2" office:value-type="float" office:value="0.00285233362614002" calcext:value-type="float">
            <text:p>0.00285233362614</text:p>
          </table:table-cell>
          <table:table-cell table:formula="of:=0.5*[.FP12]*(([.FP5]-[.FO5])/([.FP1]-[.FO1]))^2" office:value-type="float" office:value="0.0000604788482890988" calcext:value-type="float">
            <text:p>6.04788482890988E-05</text:p>
          </table:table-cell>
          <table:table-cell table:formula="of:=0.5*[.FQ12]*(([.FQ5]-[.FP5])/([.FQ1]-[.FP1]))^2" office:value-type="float" office:value="0.0937993808618756" calcext:value-type="float">
            <text:p>0.093799380861876</text:p>
          </table:table-cell>
          <table:table-cell table:formula="of:=0.5*[.FR12]*(([.FR5]-[.FQ5])/([.FR1]-[.FQ1]))^2" office:value-type="float" office:value="0.00857602439148198" calcext:value-type="float">
            <text:p>0.008576024391482</text:p>
          </table:table-cell>
          <table:table-cell table:formula="of:=0.5*[.FS12]*(([.FS5]-[.FR5])/([.FS1]-[.FR1]))^2" office:value-type="float" office:value="0.000213638663790095" calcext:value-type="float">
            <text:p>0.00021363866379</text:p>
          </table:table-cell>
          <table:table-cell table:formula="of:=0.5*[.FT12]*(([.FT5]-[.FS5])/([.FT1]-[.FS1]))^2" office:value-type="float" office:value="0.0229675405763953" calcext:value-type="float">
            <text:p>0.022967540576395</text:p>
          </table:table-cell>
          <table:table-cell table:formula="of:=0.5*[.FU12]*(([.FU5]-[.FT5])/([.FU1]-[.FT1]))^2" office:value-type="float" office:value="0.0225413881134362" calcext:value-type="float">
            <text:p>0.022541388113436</text:p>
          </table:table-cell>
          <table:table-cell table:formula="of:=0.5*[.FV12]*(([.FV5]-[.FU5])/([.FV1]-[.FU1]))^2" office:value-type="float" office:value="0.0098804504633403" calcext:value-type="float">
            <text:p>0.00988045046334</text:p>
          </table:table-cell>
          <table:table-cell table:formula="of:=0.5*[.FW12]*(([.FW5]-[.FV5])/([.FW1]-[.FV1]))^2" office:value-type="float" office:value="0.0464515013910449" calcext:value-type="float">
            <text:p>0.046451501391045</text:p>
          </table:table-cell>
          <table:table-cell table:formula="of:=0.5*[.FX12]*(([.FX5]-[.FW5])/([.FX1]-[.FW1]))^2" office:value-type="float" office:value="0.0375642520269708" calcext:value-type="float">
            <text:p>0.037564252026971</text:p>
          </table:table-cell>
          <table:table-cell table:formula="of:=0.5*[.FY12]*(([.FY5]-[.FX5])/([.FY1]-[.FX1]))^2" office:value-type="float" office:value="0.00506644902263966" calcext:value-type="float">
            <text:p>0.00506644902264</text:p>
          </table:table-cell>
          <table:table-cell table:formula="of:=0.5*[.FZ12]*(([.FZ5]-[.FY5])/([.FZ1]-[.FY1]))^2" office:value-type="float" office:value="0.00316444782439329" calcext:value-type="float">
            <text:p>0.003164447824393</text:p>
          </table:table-cell>
          <table:table-cell table:formula="of:=0.5*[.GA12]*(([.GA5]-[.FZ5])/([.GA1]-[.FZ1]))^2" office:value-type="float" office:value="0.0979882430291808" calcext:value-type="float">
            <text:p>0.097988243029181</text:p>
          </table:table-cell>
          <table:table-cell table:formula="of:=0.5*[.GB12]*(([.GB5]-[.GA5])/([.GB1]-[.GA1]))^2" office:value-type="float" office:value="0.176232642316927" calcext:value-type="float">
            <text:p>0.176232642316927</text:p>
          </table:table-cell>
          <table:table-cell table:formula="of:=0.5*[.GC12]*(([.GC5]-[.GB5])/([.GC1]-[.GB1]))^2" office:value-type="float" office:value="0.000298501349412165" calcext:value-type="float">
            <text:p>0.000298501349412</text:p>
          </table:table-cell>
          <table:table-cell table:formula="of:=0.5*[.GD12]*(([.GD5]-[.GC5])/([.GD1]-[.GC1]))^2" office:value-type="float" office:value="0.0000639010381055362" calcext:value-type="float">
            <text:p>6.39010381055362E-05</text:p>
          </table:table-cell>
          <table:table-cell table:formula="of:=0.5*[.GE12]*(([.GE5]-[.GD5])/([.GE1]-[.GD1]))^2" office:value-type="float" office:value="0.0114362548661708" calcext:value-type="float">
            <text:p>0.011436254866171</text:p>
          </table:table-cell>
          <table:table-cell table:formula="of:=0.5*[.GF12]*(([.GF5]-[.GE5])/([.GF1]-[.GE1]))^2" office:value-type="float" office:value="0.000206646886586462" calcext:value-type="float">
            <text:p>0.000206646886586</text:p>
          </table:table-cell>
          <table:table-cell table:formula="of:=0.5*[.GG12]*(([.GG5]-[.GF5])/([.GG1]-[.GF1]))^2" office:value-type="float" office:value="0.0276686699740612" calcext:value-type="float">
            <text:p>0.027668669974061</text:p>
          </table:table-cell>
          <table:table-cell table:formula="of:=0.5*[.GH12]*(([.GH5]-[.GG5])/([.GH1]-[.GG1]))^2" office:value-type="float" office:value="0.0000398856321213167" calcext:value-type="float">
            <text:p>3.98856321213167E-05</text:p>
          </table:table-cell>
          <table:table-cell table:formula="of:=0.5*[.GI12]*(([.GI5]-[.GH5])/([.GI1]-[.GH1]))^2" office:value-type="float" office:value="0.00748223137524078" calcext:value-type="float">
            <text:p>0.007482231375241</text:p>
          </table:table-cell>
          <table:table-cell table:formula="of:=0.5*[.GJ12]*(([.GJ5]-[.GI5])/([.GJ1]-[.GI1]))^2" office:value-type="float" office:value="0.000283172985424109" calcext:value-type="float">
            <text:p>0.000283172985424</text:p>
          </table:table-cell>
          <table:table-cell table:formula="of:=0.5*[.GK12]*(([.GK5]-[.GJ5])/([.GK1]-[.GJ1]))^2" office:value-type="float" office:value="0.000717090817223208" calcext:value-type="float">
            <text:p>0.000717090817223</text:p>
          </table:table-cell>
          <table:table-cell table:formula="of:=0.5*[.GL12]*(([.GL5]-[.GK5])/([.GL1]-[.GK1]))^2" office:value-type="float" office:value="0.000146487557158907" calcext:value-type="float">
            <text:p>0.000146487557159</text:p>
          </table:table-cell>
          <table:table-cell table:formula="of:=0.5*[.GM12]*(([.GM5]-[.GL5])/([.GM1]-[.GL1]))^2" office:value-type="float" office:value="0.00232404176677759" calcext:value-type="float">
            <text:p>0.002324041766778</text:p>
          </table:table-cell>
          <table:table-cell table:formula="of:=0.5*[.GN12]*(([.GN5]-[.GM5])/([.GN1]-[.GM1]))^2" office:value-type="float" office:value="0.00169096303289201" calcext:value-type="float">
            <text:p>0.001690963032892</text:p>
          </table:table-cell>
          <table:table-cell table:formula="of:=0.5*[.GO12]*(([.GO5]-[.GN5])/([.GO1]-[.GN1]))^2" office:value-type="float" office:value="0.00226239608991318" calcext:value-type="float">
            <text:p>0.002262396089913</text:p>
          </table:table-cell>
          <table:table-cell table:formula="of:=0.5*[.GP12]*(([.GP5]-[.GO5])/([.GP1]-[.GO1]))^2" office:value-type="float" office:value="0.130604808139327" calcext:value-type="float">
            <text:p>0.130604808139327</text:p>
          </table:table-cell>
          <table:table-cell table:formula="of:=0.5*[.GQ12]*(([.GQ5]-[.GP5])/([.GQ1]-[.GP1]))^2" office:value-type="float" office:value="0.0180477011128449" calcext:value-type="float">
            <text:p>0.018047701112845</text:p>
          </table:table-cell>
          <table:table-cell table:formula="of:=0.5*[.GR12]*(([.GR5]-[.GQ5])/([.GR1]-[.GQ1]))^2" office:value-type="float" office:value="0.0544776652059137" calcext:value-type="float">
            <text:p>0.054477665205914</text:p>
          </table:table-cell>
          <table:table-cell table:formula="of:=0.5*[.GS12]*(([.GS5]-[.GR5])/([.GS1]-[.GR1]))^2" office:value-type="float" office:value="0.0528382648173928" calcext:value-type="float">
            <text:p>0.052838264817393</text:p>
          </table:table-cell>
          <table:table-cell table:formula="of:=0.5*[.GT12]*(([.GT5]-[.GS5])/([.GT1]-[.GS1]))^2" office:value-type="float" office:value="0.0267706234310216" calcext:value-type="float">
            <text:p>0.026770623431022</text:p>
          </table:table-cell>
          <table:table-cell table:formula="of:=0.5*[.GU12]*(([.GU5]-[.GT5])/([.GU1]-[.GT1]))^2" office:value-type="float" office:value="0.00563262057825586" calcext:value-type="float">
            <text:p>0.005632620578256</text:p>
          </table:table-cell>
          <table:table-cell table:formula="of:=0.5*[.GV12]*(([.GV5]-[.GU5])/([.GV1]-[.GU1]))^2" office:value-type="float" office:value="0.056252445221186" calcext:value-type="float">
            <text:p>0.056252445221186</text:p>
          </table:table-cell>
          <table:table-cell table:formula="of:=0.5*[.GW12]*(([.GW5]-[.GV5])/([.GW1]-[.GV1]))^2" office:value-type="float" office:value="0.000512390734509797" calcext:value-type="float">
            <text:p>0.00051239073451</text:p>
          </table:table-cell>
          <table:table-cell table:formula="of:=0.5*[.GX12]*(([.GX5]-[.GW5])/([.GX1]-[.GW1]))^2" office:value-type="float" office:value="0.00494454814704731" calcext:value-type="float">
            <text:p>0.004944548147047</text:p>
          </table:table-cell>
          <table:table-cell table:formula="of:=0.5*[.GY12]*(([.GY5]-[.GX5])/([.GY1]-[.GX1]))^2" office:value-type="float" office:value="0.00157938002455342" calcext:value-type="float">
            <text:p>0.001579380024553</text:p>
          </table:table-cell>
          <table:table-cell table:formula="of:=0.5*[.GZ12]*(([.GZ5]-[.GY5])/([.GZ1]-[.GY1]))^2" office:value-type="float" office:value="0.08595814213828" calcext:value-type="float">
            <text:p>0.08595814213828</text:p>
          </table:table-cell>
          <table:table-cell table:formula="of:=0.5*[.HA12]*(([.HA5]-[.GZ5])/([.HA1]-[.GZ1]))^2" office:value-type="float" office:value="0.022302791030058" calcext:value-type="float">
            <text:p>0.022302791030058</text:p>
          </table:table-cell>
          <table:table-cell table:formula="of:=0.5*[.HB12]*(([.HB5]-[.HA5])/([.HB1]-[.HA1]))^2" office:value-type="float" office:value="0.0658923649922305" calcext:value-type="float">
            <text:p>0.065892364992231</text:p>
          </table:table-cell>
          <table:table-cell table:formula="of:=0.5*[.HC12]*(([.HC5]-[.HB5])/([.HC1]-[.HB1]))^2" office:value-type="float" office:value="0.0350891821100698" calcext:value-type="float">
            <text:p>0.03508918211007</text:p>
          </table:table-cell>
          <table:table-cell table:formula="of:=0.5*[.HD12]*(([.HD5]-[.HC5])/([.HD1]-[.HC1]))^2" office:value-type="float" office:value="0.0809389013672265" calcext:value-type="float">
            <text:p>0.080938901367227</text:p>
          </table:table-cell>
          <table:table-cell table:formula="of:=0.5*[.HE12]*(([.HE5]-[.HD5])/([.HE1]-[.HD1]))^2" office:value-type="float" office:value="0.00984705731973685" calcext:value-type="float">
            <text:p>0.009847057319737</text:p>
          </table:table-cell>
          <table:table-cell table:formula="of:=0.5*[.HF12]*(([.HF5]-[.HE5])/([.HF1]-[.HE1]))^2" office:value-type="float" office:value="0.00199289497819364" calcext:value-type="float">
            <text:p>0.001992894978194</text:p>
          </table:table-cell>
          <table:table-cell table:formula="of:=0.5*[.HG12]*(([.HG5]-[.HF5])/([.HG1]-[.HF1]))^2" office:value-type="float" office:value="0.0651846154528205" calcext:value-type="float">
            <text:p>0.065184615452821</text:p>
          </table:table-cell>
          <table:table-cell table:formula="of:=0.5*[.HH12]*(([.HH5]-[.HG5])/([.HH1]-[.HG1]))^2" office:value-type="float" office:value="0.14009058100763" calcext:value-type="float">
            <text:p>0.14009058100763</text:p>
          </table:table-cell>
          <table:table-cell table:formula="of:=0.5*[.HI12]*(([.HI5]-[.HH5])/([.HI1]-[.HH1]))^2" office:value-type="float" office:value="0.0545613651843783" calcext:value-type="float">
            <text:p>0.054561365184378</text:p>
          </table:table-cell>
          <table:table-cell table:formula="of:=0.5*[.HJ12]*(([.HJ5]-[.HI5])/([.HJ1]-[.HI1]))^2" office:value-type="float" office:value="0.156450670330767" calcext:value-type="float">
            <text:p>0.156450670330767</text:p>
          </table:table-cell>
          <table:table-cell table:formula="of:=0.5*[.HK12]*(([.HK5]-[.HJ5])/([.HK1]-[.HJ1]))^2" office:value-type="float" office:value="0.0160921725584289" calcext:value-type="float">
            <text:p>0.016092172558429</text:p>
          </table:table-cell>
          <table:table-cell table:formula="of:=0.5*[.HL12]*(([.HL5]-[.HK5])/([.HL1]-[.HK1]))^2" office:value-type="float" office:value="0.0186942066833797" calcext:value-type="float">
            <text:p>0.01869420668338</text:p>
          </table:table-cell>
          <table:table-cell table:formula="of:=0.5*[.HM12]*(([.HM5]-[.HL5])/([.HM1]-[.HL1]))^2" office:value-type="float" office:value="0.00000100738305181312" calcext:value-type="float">
            <text:p>1.00738305181312E-06</text:p>
          </table:table-cell>
          <table:table-cell table:formula="of:=0.5*[.HN12]*(([.HN5]-[.HM5])/([.HN1]-[.HM1]))^2" office:value-type="float" office:value="0.00108320416283521" calcext:value-type="float">
            <text:p>0.001083204162835</text:p>
          </table:table-cell>
          <table:table-cell table:formula="of:=0.5*[.HO12]*(([.HO5]-[.HN5])/([.HO1]-[.HN1]))^2" office:value-type="float" office:value="0.0176668603340951" calcext:value-type="float">
            <text:p>0.017666860334095</text:p>
          </table:table-cell>
          <table:table-cell table:formula="of:=0.5*[.HP12]*(([.HP5]-[.HO5])/([.HP1]-[.HO1]))^2" office:value-type="float" office:value="0.0425376535522138" calcext:value-type="float">
            <text:p>0.042537653552214</text:p>
          </table:table-cell>
          <table:table-cell table:formula="of:=0.5*[.HQ12]*(([.HQ5]-[.HP5])/([.HQ1]-[.HP1]))^2" office:value-type="float" office:value="0.00237551451255964" calcext:value-type="float">
            <text:p>0.00237551451256</text:p>
          </table:table-cell>
          <table:table-cell table:formula="of:=0.5*[.HR12]*(([.HR5]-[.HQ5])/([.HR1]-[.HQ1]))^2" office:value-type="float" office:value="0.000574551634118809" calcext:value-type="float">
            <text:p>0.000574551634119</text:p>
          </table:table-cell>
          <table:table-cell table:formula="of:=0.5*[.HS12]*(([.HS5]-[.HR5])/([.HS1]-[.HR1]))^2" office:value-type="float" office:value="0.013722603773151" calcext:value-type="float">
            <text:p>0.013722603773151</text:p>
          </table:table-cell>
          <table:table-cell table:formula="of:=0.5*[.HT12]*(([.HT5]-[.HS5])/([.HT1]-[.HS1]))^2" office:value-type="float" office:value="0.00242329921406746" calcext:value-type="float">
            <text:p>0.002423299214067</text:p>
          </table:table-cell>
          <table:table-cell table:formula="of:=0.5*[.HU12]*(([.HU5]-[.HT5])/([.HU1]-[.HT1]))^2" office:value-type="float" office:value="0.00666270476560635" calcext:value-type="float">
            <text:p>0.006662704765606</text:p>
          </table:table-cell>
          <table:table-cell table:formula="of:=0.5*[.HV12]*(([.HV5]-[.HU5])/([.HV1]-[.HU1]))^2" office:value-type="float" office:value="0.0107705817475041" calcext:value-type="float">
            <text:p>0.010770581747504</text:p>
          </table:table-cell>
          <table:table-cell table:formula="of:=0.5*[.HW12]*(([.HW5]-[.HV5])/([.HW1]-[.HV1]))^2" office:value-type="float" office:value="0.00162421848881604" calcext:value-type="float">
            <text:p>0.001624218488816</text:p>
          </table:table-cell>
          <table:table-cell table:formula="of:=0.5*[.HX12]*(([.HX5]-[.HW5])/([.HX1]-[.HW1]))^2" office:value-type="float" office:value="0.00300018352524179" calcext:value-type="float">
            <text:p>0.003000183525242</text:p>
          </table:table-cell>
          <table:table-cell table:formula="of:=0.5*[.HY12]*(([.HY5]-[.HX5])/([.HY1]-[.HX1]))^2" office:value-type="float" office:value="0.000825503300672061" calcext:value-type="float">
            <text:p>0.000825503300672</text:p>
          </table:table-cell>
          <table:table-cell table:formula="of:=0.5*[.HZ12]*(([.HZ5]-[.HY5])/([.HZ1]-[.HY1]))^2" office:value-type="float" office:value="0.0951491448475136" calcext:value-type="float">
            <text:p>0.095149144847514</text:p>
          </table:table-cell>
          <table:table-cell table:formula="of:=0.5*[.IA12]*(([.IA5]-[.HZ5])/([.IA1]-[.HZ1]))^2" office:value-type="float" office:value="0.00427372216292102" calcext:value-type="float">
            <text:p>0.004273722162921</text:p>
          </table:table-cell>
          <table:table-cell table:formula="of:=0.5*[.IB12]*(([.IB5]-[.IA5])/([.IB1]-[.IA1]))^2" office:value-type="float" office:value="0.00829053090639614" calcext:value-type="float">
            <text:p>0.008290530906396</text:p>
          </table:table-cell>
          <table:table-cell table:formula="of:=0.5*[.IC12]*(([.IC5]-[.IB5])/([.IC1]-[.IB1]))^2" office:value-type="float" office:value="0.00895781922350716" calcext:value-type="float">
            <text:p>0.008957819223507</text:p>
          </table:table-cell>
          <table:table-cell table:formula="of:=0.5*[.ID12]*(([.ID5]-[.IC5])/([.ID1]-[.IC1]))^2" office:value-type="float" office:value="0.0347203021404827" calcext:value-type="float">
            <text:p>0.034720302140483</text:p>
          </table:table-cell>
          <table:table-cell table:formula="of:=0.5*[.IE12]*(([.IE5]-[.ID5])/([.IE1]-[.ID1]))^2" office:value-type="float" office:value="0.01302256586967" calcext:value-type="float">
            <text:p>0.01302256586967</text:p>
          </table:table-cell>
          <table:table-cell table:formula="of:=0.5*[.IF12]*(([.IF5]-[.IE5])/([.IF1]-[.IE1]))^2" office:value-type="float" office:value="0.00912080505247019" calcext:value-type="float">
            <text:p>0.00912080505247</text:p>
          </table:table-cell>
          <table:table-cell table:formula="of:=0.5*[.IG12]*(([.IG5]-[.IF5])/([.IG1]-[.IF1]))^2" office:value-type="float" office:value="0.0525095895105792" calcext:value-type="float">
            <text:p>0.052509589510579</text:p>
          </table:table-cell>
          <table:table-cell table:formula="of:=0.5*[.IH12]*(([.IH5]-[.IG5])/([.IH1]-[.IG1]))^2" office:value-type="float" office:value="0.0432997315380095" calcext:value-type="float">
            <text:p>0.04329973153801</text:p>
          </table:table-cell>
          <table:table-cell table:formula="of:=0.5*[.II12]*(([.II5]-[.IH5])/([.II1]-[.IH1]))^2" office:value-type="float" office:value="0.066092323949646" calcext:value-type="float">
            <text:p>0.066092323949646</text:p>
          </table:table-cell>
          <table:table-cell table:formula="of:=0.5*[.IJ12]*(([.IJ5]-[.II5])/([.IJ1]-[.II1]))^2" office:value-type="float" office:value="0.0101663138548889" calcext:value-type="float">
            <text:p>0.010166313854889</text:p>
          </table:table-cell>
          <table:table-cell table:formula="of:=0.5*[.IK12]*(([.IK5]-[.IJ5])/([.IK1]-[.IJ1]))^2" office:value-type="float" office:value="0.0010240361696796" calcext:value-type="float">
            <text:p>0.00102403616968</text:p>
          </table:table-cell>
          <table:table-cell table:formula="of:=0.5*[.IL12]*(([.IL5]-[.IK5])/([.IL1]-[.IK1]))^2" office:value-type="float" office:value="0.000499652164725904" calcext:value-type="float">
            <text:p>0.000499652164726</text:p>
          </table:table-cell>
          <table:table-cell table:formula="of:=0.5*[.IM12]*(([.IM5]-[.IL5])/([.IM1]-[.IL1]))^2" office:value-type="float" office:value="0.0130789125281427" calcext:value-type="float">
            <text:p>0.013078912528143</text:p>
          </table:table-cell>
          <table:table-cell table:formula="of:=0.5*[.IN12]*(([.IN5]-[.IM5])/([.IN1]-[.IM1]))^2" office:value-type="float" office:value="0.178291786763832" calcext:value-type="float">
            <text:p>0.178291786763832</text:p>
          </table:table-cell>
          <table:table-cell table:formula="of:=0.5*[.IO12]*(([.IO5]-[.IN5])/([.IO1]-[.IN1]))^2" office:value-type="float" office:value="0.00157037101337438" calcext:value-type="float">
            <text:p>0.001570371013374</text:p>
          </table:table-cell>
          <table:table-cell table:formula="of:=0.5*[.IP12]*(([.IP5]-[.IO5])/([.IP1]-[.IO1]))^2" office:value-type="float" office:value="0.106116588973004" calcext:value-type="float">
            <text:p>0.106116588973004</text:p>
          </table:table-cell>
          <table:table-cell table:formula="of:=0.5*[.IQ12]*(([.IQ5]-[.IP5])/([.IQ1]-[.IP1]))^2" office:value-type="float" office:value="0.0132802930768173" calcext:value-type="float">
            <text:p>0.013280293076817</text:p>
          </table:table-cell>
          <table:table-cell table:formula="of:=0.5*[.IR12]*(([.IR5]-[.IQ5])/([.IR1]-[.IQ1]))^2" office:value-type="float" office:value="0.00150853260386586" calcext:value-type="float">
            <text:p>0.001508532603866</text:p>
          </table:table-cell>
          <table:table-cell table:formula="of:=0.5*[.IS12]*(([.IS5]-[.IR5])/([.IS1]-[.IR1]))^2" office:value-type="float" office:value="0.0272355376710207" calcext:value-type="float">
            <text:p>0.027235537671021</text:p>
          </table:table-cell>
          <table:table-cell table:formula="of:=0.5*[.IT12]*(([.IT5]-[.IS5])/([.IT1]-[.IS1]))^2" office:value-type="float" office:value="0.0185058905870744" calcext:value-type="float">
            <text:p>0.018505890587074</text:p>
          </table:table-cell>
          <table:table-cell table:formula="of:=0.5*[.IU12]*(([.IU5]-[.IT5])/([.IU1]-[.IT1]))^2" office:value-type="float" office:value="0.00662695370299788" calcext:value-type="float">
            <text:p>0.006626953702998</text:p>
          </table:table-cell>
          <table:table-cell table:formula="of:=0.5*[.IV12]*(([.IV5]-[.IU5])/([.IV1]-[.IU1]))^2" office:value-type="float" office:value="0.00684696420955762" calcext:value-type="float">
            <text:p>0.006846964209558</text:p>
          </table:table-cell>
          <table:table-cell table:formula="of:=0.5*[.IW12]*(([.IW5]-[.IV5])/([.IW1]-[.IV1]))^2" office:value-type="float" office:value="0.00566588010347859" calcext:value-type="float">
            <text:p>0.005665880103479</text:p>
          </table:table-cell>
          <table:table-cell table:formula="of:=0.5*[.IX12]*(([.IX5]-[.IW5])/([.IX1]-[.IW1]))^2" office:value-type="float" office:value="0.00143791900518585" calcext:value-type="float">
            <text:p>0.001437919005186</text:p>
          </table:table-cell>
          <table:table-cell table:formula="of:=0.5*[.IY12]*(([.IY5]-[.IX5])/([.IY1]-[.IX1]))^2" office:value-type="float" office:value="0.00146426558509132" calcext:value-type="float">
            <text:p>0.001464265585091</text:p>
          </table:table-cell>
          <table:table-cell table:formula="of:=0.5*[.IZ12]*(([.IZ5]-[.IY5])/([.IZ1]-[.IY1]))^2" office:value-type="float" office:value="0.00237689411435268" calcext:value-type="float">
            <text:p>0.002376894114353</text:p>
          </table:table-cell>
          <table:table-cell table:formula="of:=0.5*[.JA12]*(([.JA5]-[.IZ5])/([.JA1]-[.IZ1]))^2" office:value-type="float" office:value="0.00362317585444558" calcext:value-type="float">
            <text:p>0.003623175854446</text:p>
          </table:table-cell>
          <table:table-cell table:formula="of:=0.5*[.JB12]*(([.JB5]-[.JA5])/([.JB1]-[.JA1]))^2" office:value-type="float" office:value="0.0494015541276338" calcext:value-type="float">
            <text:p>0.049401554127634</text:p>
          </table:table-cell>
          <table:table-cell table:formula="of:=0.5*[.JC12]*(([.JC5]-[.JB5])/([.JC1]-[.JB1]))^2" office:value-type="float" office:value="0.0089274335620737" calcext:value-type="float">
            <text:p>0.008927433562074</text:p>
          </table:table-cell>
          <table:table-cell table:formula="of:=0.5*[.JD12]*(([.JD5]-[.JC5])/([.JD1]-[.JC1]))^2" office:value-type="float" office:value="0.00235125710685124" calcext:value-type="float">
            <text:p>0.002351257106851</text:p>
          </table:table-cell>
          <table:table-cell table:formula="of:=0.5*[.JE12]*(([.JE5]-[.JD5])/([.JE1]-[.JD1]))^2" office:value-type="float" office:value="0.00303988643049549" calcext:value-type="float">
            <text:p>0.003039886430495</text:p>
          </table:table-cell>
          <table:table-cell table:formula="of:=0.5*[.JF12]*(([.JF5]-[.JE5])/([.JF1]-[.JE1]))^2" office:value-type="float" office:value="0.0239106085237479" calcext:value-type="float">
            <text:p>0.023910608523748</text:p>
          </table:table-cell>
          <table:table-cell table:formula="of:=0.5*[.JG12]*(([.JG5]-[.JF5])/([.JG1]-[.JF1]))^2" office:value-type="float" office:value="0.00695186109717225" calcext:value-type="float">
            <text:p>0.006951861097172</text:p>
          </table:table-cell>
          <table:table-cell table:formula="of:=0.5*[.JH12]*(([.JH5]-[.JG5])/([.JH1]-[.JG1]))^2" office:value-type="float" office:value="0.00199013675293892" calcext:value-type="float">
            <text:p>0.001990136752939</text:p>
          </table:table-cell>
          <table:table-cell table:formula="of:=0.5*[.JI12]*(([.JI5]-[.JH5])/([.JI1]-[.JH1]))^2" office:value-type="float" office:value="0.0526555434775942" calcext:value-type="float">
            <text:p>0.052655543477594</text:p>
          </table:table-cell>
          <table:table-cell table:formula="of:=0.5*[.JJ12]*(([.JJ5]-[.JI5])/([.JJ1]-[.JI1]))^2" office:value-type="float" office:value="0.0102120455449241" calcext:value-type="float">
            <text:p>0.010212045544924</text:p>
          </table:table-cell>
          <table:table-cell table:formula="of:=0.5*[.JK12]*(([.JK5]-[.JJ5])/([.JK1]-[.JJ1]))^2" office:value-type="float" office:value="0.0334867643101434" calcext:value-type="float">
            <text:p>0.033486764310143</text:p>
          </table:table-cell>
          <table:table-cell table:formula="of:=0.5*[.JL12]*(([.JL5]-[.JK5])/([.JL1]-[.JK1]))^2" office:value-type="float" office:value="0.00180771142714089" calcext:value-type="float">
            <text:p>0.001807711427141</text:p>
          </table:table-cell>
          <table:table-cell table:formula="of:=0.5*[.JM12]*(([.JM5]-[.JL5])/([.JM1]-[.JL1]))^2" office:value-type="float" office:value="0.000000856491390420572" calcext:value-type="float">
            <text:p>8.56491390420572E-07</text:p>
          </table:table-cell>
          <table:table-cell table:formula="of:=0.5*[.JN12]*(([.JN5]-[.JM5])/([.JN1]-[.JM1]))^2" office:value-type="float" office:value="0.00691777214331643" calcext:value-type="float">
            <text:p>0.006917772143316</text:p>
          </table:table-cell>
          <table:table-cell table:formula="of:=0.5*[.JO12]*(([.JO5]-[.JN5])/([.JO1]-[.JN1]))^2" office:value-type="float" office:value="0.0764505822087278" calcext:value-type="float">
            <text:p>0.076450582208728</text:p>
          </table:table-cell>
          <table:table-cell table:formula="of:=0.5*[.JP12]*(([.JP5]-[.JO5])/([.JP1]-[.JO1]))^2" office:value-type="float" office:value="0.0332826244220943" calcext:value-type="float">
            <text:p>0.033282624422094</text:p>
          </table:table-cell>
          <table:table-cell table:formula="of:=0.5*[.JQ12]*(([.JQ5]-[.JP5])/([.JQ1]-[.JP1]))^2" office:value-type="float" office:value="0.0233222670203643" calcext:value-type="float">
            <text:p>0.023322267020364</text:p>
          </table:table-cell>
          <table:table-cell table:formula="of:=0.5*[.JR12]*(([.JR5]-[.JQ5])/([.JR1]-[.JQ1]))^2" office:value-type="float" office:value="0.0392044721723757" calcext:value-type="float">
            <text:p>0.039204472172376</text:p>
          </table:table-cell>
          <table:table-cell table:formula="of:=0.5*[.JS12]*(([.JS5]-[.JR5])/([.JS1]-[.JR1]))^2" office:value-type="float" office:value="0.00550114565988909" calcext:value-type="float">
            <text:p>0.005501145659889</text:p>
          </table:table-cell>
          <table:table-cell table:formula="of:=0.5*[.JT12]*(([.JT5]-[.JS5])/([.JT1]-[.JS1]))^2" office:value-type="float" office:value="0.00249888056595212" calcext:value-type="float">
            <text:p>0.002498880565952</text:p>
          </table:table-cell>
          <table:table-cell table:formula="of:=0.5*[.JU12]*(([.JU5]-[.JT5])/([.JU1]-[.JT1]))^2" office:value-type="float" office:value="0.0017347743815399" calcext:value-type="float">
            <text:p>0.00173477438154</text:p>
          </table:table-cell>
          <table:table-cell table:formula="of:=0.5*[.JV12]*(([.JV5]-[.JU5])/([.JV1]-[.JU1]))^2" office:value-type="float" office:value="0.00020843409233112" calcext:value-type="float">
            <text:p>0.000208434092331</text:p>
          </table:table-cell>
          <table:table-cell table:formula="of:=0.5*[.JW12]*(([.JW5]-[.JV5])/([.JW1]-[.JV1]))^2" office:value-type="float" office:value="0.00231428075456671" calcext:value-type="float">
            <text:p>0.002314280754567</text:p>
          </table:table-cell>
          <table:table-cell table:formula="of:=0.5*[.JX12]*(([.JX5]-[.JW5])/([.JX1]-[.JW1]))^2" office:value-type="float" office:value="0.00670401869830741" calcext:value-type="float">
            <text:p>0.006704018698307</text:p>
          </table:table-cell>
          <table:table-cell table:formula="of:=0.5*[.JY12]*(([.JY5]-[.JX5])/([.JY1]-[.JX1]))^2" office:value-type="float" office:value="0.0112097986863361" calcext:value-type="float">
            <text:p>0.011209798686336</text:p>
          </table:table-cell>
          <table:table-cell table:formula="of:=0.5*[.JZ12]*(([.JZ5]-[.JY5])/([.JZ1]-[.JY1]))^2" office:value-type="float" office:value="0.000947328071619664" calcext:value-type="float">
            <text:p>0.00094732807162</text:p>
          </table:table-cell>
          <table:table-cell table:formula="of:=0.5*[.KA12]*(([.KA5]-[.JZ5])/([.KA1]-[.JZ1]))^2" office:value-type="float" office:value="0.000329789660409797" calcext:value-type="float">
            <text:p>0.00032978966041</text:p>
          </table:table-cell>
          <table:table-cell table:formula="of:=0.5*[.KB12]*(([.KB5]-[.KA5])/([.KB1]-[.KA1]))^2" office:value-type="float" office:value="0.00000279993743457997" calcext:value-type="float">
            <text:p>2.79993743457997E-06</text:p>
          </table:table-cell>
          <table:table-cell table:formula="of:=0.5*[.KC12]*(([.KC5]-[.KB5])/([.KC1]-[.KB1]))^2" office:value-type="float" office:value="0.0000729729809061341" calcext:value-type="float">
            <text:p>7.29729809061341E-05</text:p>
          </table:table-cell>
          <table:table-cell table:formula="of:=0.5*[.KD12]*(([.KD5]-[.KC5])/([.KD1]-[.KC1]))^2" office:value-type="float" office:value="0.0000359177953684898" calcext:value-type="float">
            <text:p>3.59177953684898E-05</text:p>
          </table:table-cell>
          <table:table-cell table:formula="of:=0.5*[.KE12]*(([.KE5]-[.KD5])/([.KE1]-[.KD1]))^2" office:value-type="float" office:value="0.0000750236971198939" calcext:value-type="float">
            <text:p>7.50236971198939E-05</text:p>
          </table:table-cell>
          <table:table-cell table:formula="of:=0.5*[.KF12]*(([.KF5]-[.KE5])/([.KF1]-[.KE1]))^2" office:value-type="float" office:value="0.000935782950689871" calcext:value-type="float">
            <text:p>0.00093578295069</text:p>
          </table:table-cell>
          <table:table-cell table:formula="of:=0.5*[.KG12]*(([.KG5]-[.KF5])/([.KG1]-[.KF1]))^2" office:value-type="float" office:value="0.00122573939389964" calcext:value-type="float">
            <text:p>0.0012257393939</text:p>
          </table:table-cell>
          <table:table-cell table:formula="of:=0.5*[.KH12]*(([.KH5]-[.KG5])/([.KH1]-[.KG1]))^2" office:value-type="float" office:value="0.000446877800460427" calcext:value-type="float">
            <text:p>0.00044687780046</text:p>
          </table:table-cell>
          <table:table-cell table:formula="of:=0.5*[.KI12]*(([.KI5]-[.KH5])/([.KI1]-[.KH1]))^2" office:value-type="float" office:value="0.000193753514205285" calcext:value-type="float">
            <text:p>0.000193753514205</text:p>
          </table:table-cell>
          <table:table-cell table:formula="of:=0.5*[.KJ12]*(([.KJ5]-[.KI5])/([.KJ1]-[.KI1]))^2" office:value-type="float" office:value="0.000000763325536715277" calcext:value-type="float">
            <text:p>7.63325536715277E-07</text:p>
          </table:table-cell>
          <table:table-cell table:formula="of:=0.5*[.KK12]*(([.KK5]-[.KJ5])/([.KK1]-[.KJ1]))^2" office:value-type="float" office:value="0.0000000069218752780316" calcext:value-type="float">
            <text:p>6.9218752780316E-09</text:p>
          </table:table-cell>
          <table:table-cell table:formula="of:=0.5*[.KL12]*(([.KL5]-[.KK5])/([.KL1]-[.KK1]))^2" office:value-type="float" office:value="0.00000183921101265243" calcext:value-type="float">
            <text:p>1.83921101265243E-06</text:p>
          </table:table-cell>
          <table:table-cell table:formula="of:=0.5*[.KM12]*(([.KM5]-[.KL5])/([.KM1]-[.KL1]))^2" office:value-type="float" office:value="0.0000324591160965681" calcext:value-type="float">
            <text:p>3.24591160965681E-05</text:p>
          </table:table-cell>
          <table:table-cell table:formula="of:=0.5*[.KN12]*(([.KN5]-[.KM5])/([.KN1]-[.KM1]))^2" office:value-type="float" office:value="0.0000133700035333761" calcext:value-type="float">
            <text:p>1.33700035333761E-05</text:p>
          </table:table-cell>
          <table:table-cell table:formula="of:=0.5*[.KO12]*(([.KO5]-[.KN5])/([.KO1]-[.KN1]))^2" office:value-type="float" office:value="0.0000542571706289763" calcext:value-type="float">
            <text:p>5.42571706289763E-05</text:p>
          </table:table-cell>
          <table:table-cell table:formula="of:=0.5*[.KP12]*(([.KP5]-[.KO5])/([.KP1]-[.KO1]))^2" office:value-type="float" office:value="0.0000247894599095035" calcext:value-type="float">
            <text:p>2.47894599095035E-05</text:p>
          </table:table-cell>
          <table:table-cell table:formula="of:=0.5*[.KQ12]*(([.KQ5]-[.KP5])/([.KQ1]-[.KP1]))^2" office:value-type="float" office:value="0.0000121616118101114" calcext:value-type="float">
            <text:p>1.21616118101114E-05</text:p>
          </table:table-cell>
          <table:table-cell table:formula="of:=0.5*[.KR12]*(([.KR5]-[.KQ5])/([.KR1]-[.KQ1]))^2" office:value-type="float" office:value="0.000000883230033678164" calcext:value-type="float">
            <text:p>8.83230033678164E-07</text:p>
          </table:table-cell>
          <table:table-cell table:formula="of:=0.5*[.KS12]*(([.KS5]-[.KR5])/([.KS1]-[.KR1]))^2" office:value-type="float" office:value="0.00000667373409535609" calcext:value-type="float">
            <text:p>6.67373409535609E-06</text:p>
          </table:table-cell>
          <table:table-cell table:formula="of:=0.5*[.KT12]*(([.KT5]-[.KS5])/([.KT1]-[.KS1]))^2" office:value-type="float" office:value="0.000000698675291110919" calcext:value-type="float">
            <text:p>6.98675291110919E-07</text:p>
          </table:table-cell>
          <table:table-cell table:formula="of:=0.5*[.KU12]*(([.KU5]-[.KT5])/([.KU1]-[.KT1]))^2" office:value-type="float" office:value="0.000000294604310737707" calcext:value-type="float">
            <text:p>2.94604310737707E-07</text:p>
          </table:table-cell>
          <table:table-cell table:formula="of:=0.5*[.KV12]*(([.KV5]-[.KU5])/([.KV1]-[.KU1]))^2" office:value-type="float" office:value="0.0000104750558784046" calcext:value-type="float">
            <text:p>1.04750558784046E-05</text:p>
          </table:table-cell>
          <table:table-cell table:formula="of:=0.5*[.KW12]*(([.KW5]-[.KV5])/([.KW1]-[.KV1]))^2" office:value-type="float" office:value="0.00000249518414195728" calcext:value-type="float">
            <text:p>2.49518414195728E-06</text:p>
          </table:table-cell>
          <table:table-cell table:formula="of:=0.5*[.KX12]*(([.KX5]-[.KW5])/([.KX1]-[.KW1]))^2" office:value-type="float" office:value="0.00000393945560366164" calcext:value-type="float">
            <text:p>3.93945560366164E-06</text:p>
          </table:table-cell>
          <table:table-cell table:formula="of:=0.5*[.KY12]*(([.KY5]-[.KX5])/([.KY1]-[.KX1]))^2" office:value-type="float" office:value="0.0000102438801337005" calcext:value-type="float">
            <text:p>1.02438801337005E-05</text:p>
          </table:table-cell>
          <table:table-cell table:formula="of:=0.5*[.KZ12]*(([.KZ5]-[.KY5])/([.KZ1]-[.KY1]))^2" office:value-type="float" office:value="0.0000051490991332551" calcext:value-type="float">
            <text:p>5.1490991332551E-06</text:p>
          </table:table-cell>
          <table:table-cell table:formula="of:=0.5*[.LA12]*(([.LA5]-[.KZ5])/([.LA1]-[.KZ1]))^2" office:value-type="float" office:value="0.000000593981071664687" calcext:value-type="float">
            <text:p>5.93981071664687E-07</text:p>
          </table:table-cell>
          <table:table-cell table:formula="of:=0.5*[.LB12]*(([.LB5]-[.LA5])/([.LB1]-[.LA1]))^2" office:value-type="float" office:value="0.00000531441768333174" calcext:value-type="float">
            <text:p>5.31441768333174E-06</text:p>
          </table:table-cell>
          <table:table-cell table:formula="of:=0.5*[.LC12]*(([.LC5]-[.LB5])/([.LC1]-[.LB1]))^2" office:value-type="float" office:value="0.000000138686811295938" calcext:value-type="float">
            <text:p>1.38686811295938E-07</text:p>
          </table:table-cell>
          <table:table-cell table:formula="of:=0.5*[.LD12]*(([.LD5]-[.LC5])/([.LD1]-[.LC1]))^2" office:value-type="float" office:value="0.0000000666060061408803" calcext:value-type="float">
            <text:p>6.66060061408803E-08</text:p>
          </table:table-cell>
          <table:table-cell table:formula="of:=0.5*[.LE12]*(([.LE5]-[.LD5])/([.LE1]-[.LD1]))^2" office:value-type="float" office:value="0.0000110986973404481" calcext:value-type="float">
            <text:p>1.10986973404481E-05</text:p>
          </table:table-cell>
          <table:table-cell table:formula="of:=0.5*[.LF12]*(([.LF5]-[.LE5])/([.LF1]-[.LE1]))^2" office:value-type="float" office:value="0.0000202706402313827" calcext:value-type="float">
            <text:p>2.02706402313827E-05</text:p>
          </table:table-cell>
          <table:table-cell table:formula="of:=0.5*[.LG12]*(([.LG5]-[.LF5])/([.LG1]-[.LF1]))^2" office:value-type="float" office:value="0.0000460511990263762" calcext:value-type="float">
            <text:p>4.60511990263762E-05</text:p>
          </table:table-cell>
          <table:table-cell table:formula="of:=0.5*[.LH12]*(([.LH5]-[.LG5])/([.LH1]-[.LG1]))^2" office:value-type="float" office:value="0.0000122608182064078" calcext:value-type="float">
            <text:p>1.22608182064078E-05</text:p>
          </table:table-cell>
          <table:table-cell table:formula="of:=0.5*[.LI12]*(([.LI5]-[.LH5])/([.LI1]-[.LH1]))^2" office:value-type="float" office:value="0.0000102211849585905" calcext:value-type="float">
            <text:p>1.02211849585905E-05</text:p>
          </table:table-cell>
          <table:table-cell table:formula="of:=0.5*[.LJ12]*(([.LJ5]-[.LI5])/([.LJ1]-[.LI1]))^2" office:value-type="float" office:value="0.00000137155785721789" calcext:value-type="float">
            <text:p>1.37155785721789E-06</text:p>
          </table:table-cell>
          <table:table-cell table:formula="of:=0.5*[.LK12]*(([.LK5]-[.LJ5])/([.LK1]-[.LJ1]))^2" office:value-type="float" office:value="0.000000959110299564228" calcext:value-type="float">
            <text:p>9.59110299564228E-07</text:p>
          </table:table-cell>
          <table:table-cell table:formula="of:=0.5*[.LL12]*(([.LL5]-[.LK5])/([.LL1]-[.LK1]))^2" office:value-type="float" office:value="0.00000208806301354416" calcext:value-type="float">
            <text:p>2.08806301354416E-06</text:p>
          </table:table-cell>
          <table:table-cell table:formula="of:=0.5*[.LM12]*(([.LM5]-[.LL5])/([.LM1]-[.LL1]))^2" office:value-type="float" office:value="0.00000939465914801781" calcext:value-type="float">
            <text:p>9.39465914801781E-06</text:p>
          </table:table-cell>
          <table:table-cell table:formula="of:=0.5*[.LN12]*(([.LN5]-[.LM5])/([.LN1]-[.LM1]))^2" office:value-type="float" office:value="0.00000110125544418237" calcext:value-type="float">
            <text:p>1.10125544418237E-06</text:p>
          </table:table-cell>
          <table:table-cell table:formula="of:=0.5*[.LO12]*(([.LO5]-[.LN5])/([.LO1]-[.LN1]))^2" office:value-type="float" office:value="0.000011677032296479" calcext:value-type="float">
            <text:p>1.1677032296479E-05</text:p>
          </table:table-cell>
          <table:table-cell table:formula="of:=0.5*[.LP12]*(([.LP5]-[.LO5])/([.LP1]-[.LO1]))^2" office:value-type="float" office:value="0.00000264499058126661" calcext:value-type="float">
            <text:p>2.64499058126661E-06</text:p>
          </table:table-cell>
          <table:table-cell table:formula="of:=0.5*[.LQ12]*(([.LQ5]-[.LP5])/([.LQ1]-[.LP1]))^2" office:value-type="float" office:value="0.0000108101485847184" calcext:value-type="float">
            <text:p>1.08101485847184E-05</text:p>
          </table:table-cell>
          <table:table-cell table:formula="of:=0.5*[.LR12]*(([.LR5]-[.LQ5])/([.LR1]-[.LQ1]))^2" office:value-type="float" office:value="0.00000422614165910912" calcext:value-type="float">
            <text:p>4.22614165910912E-06</text:p>
          </table:table-cell>
          <table:table-cell table:formula="of:=0.5*[.LS12]*(([.LS5]-[.LR5])/([.LS1]-[.LR1]))^2" office:value-type="float" office:value="0.00000114147570215682" calcext:value-type="float">
            <text:p>1.14147570215682E-06</text:p>
          </table:table-cell>
          <table:table-cell table:formula="of:=0.5*[.LT12]*(([.LT5]-[.LS5])/([.LT1]-[.LS1]))^2" office:value-type="float" office:value="0.000000574404366454945" calcext:value-type="float">
            <text:p>5.74404366454945E-07</text:p>
          </table:table-cell>
          <table:table-cell table:formula="of:=0.5*[.LU12]*(([.LU5]-[.LT5])/([.LU1]-[.LT1]))^2" office:value-type="float" office:value="0.00000169768752415883" calcext:value-type="float">
            <text:p>1.69768752415883E-06</text:p>
          </table:table-cell>
          <table:table-cell table:formula="of:=0.5*[.LV12]*(([.LV5]-[.LU5])/([.LV1]-[.LU1]))^2" office:value-type="float" office:value="0.00000852787168982171" calcext:value-type="float">
            <text:p>8.52787168982171E-06</text:p>
          </table:table-cell>
          <table:table-cell table:formula="of:=0.5*[.LW12]*(([.LW5]-[.LV5])/([.LW1]-[.LV1]))^2" office:value-type="float" office:value="0.0000192525580452192" calcext:value-type="float">
            <text:p>1.92525580452192E-05</text:p>
          </table:table-cell>
          <table:table-cell table:formula="of:=0.5*[.LX12]*(([.LX5]-[.LW5])/([.LX1]-[.LW1]))^2" office:value-type="float" office:value="0.000000705513133981682" calcext:value-type="float">
            <text:p>7.05513133981682E-07</text:p>
          </table:table-cell>
          <table:table-cell table:formula="of:=0.5*[.LY12]*(([.LY5]-[.LX5])/([.LY1]-[.LX1]))^2" office:value-type="float" office:value="0.0000581279020407238" calcext:value-type="float">
            <text:p>5.81279020407238E-05</text:p>
          </table:table-cell>
          <table:table-cell table:formula="of:=0.5*[.LZ12]*(([.LZ5]-[.LY5])/([.LZ1]-[.LY1]))^2" office:value-type="float" office:value="0.0000355942580689039" calcext:value-type="float">
            <text:p>3.55942580689039E-05</text:p>
          </table:table-cell>
          <table:table-cell table:formula="of:=0.5*[.MA12]*(([.MA5]-[.LZ5])/([.MA1]-[.LZ1]))^2" office:value-type="float" office:value="0.00000230095567638666" calcext:value-type="float">
            <text:p>2.30095567638666E-06</text:p>
          </table:table-cell>
          <table:table-cell table:formula="of:=0.5*[.MB12]*(([.MB5]-[.MA5])/([.MB1]-[.MA1]))^2" office:value-type="float" office:value="0.0000126294572512381" calcext:value-type="float">
            <text:p>1.26294572512381E-05</text:p>
          </table:table-cell>
          <table:table-cell table:formula="of:=0.5*[.MC12]*(([.MC5]-[.MB5])/([.MC1]-[.MB1]))^2" office:value-type="float" office:value="0.00000188371483689852" calcext:value-type="float">
            <text:p>1.88371483689852E-06</text:p>
          </table:table-cell>
          <table:table-cell table:formula="of:=0.5*[.MD12]*(([.MD5]-[.MC5])/([.MD1]-[.MC1]))^2" office:value-type="float" office:value="0.000000242738959038036" calcext:value-type="float">
            <text:p>2.42738959038036E-07</text:p>
          </table:table-cell>
          <table:table-cell table:formula="of:=0.5*[.ME12]*(([.ME5]-[.MD5])/([.ME1]-[.MD1]))^2" office:value-type="float" office:value="0.00000077665826830154" calcext:value-type="float">
            <text:p>7.7665826830154E-07</text:p>
          </table:table-cell>
          <table:table-cell table:formula="of:=0.5*[.MF12]*(([.MF5]-[.ME5])/([.MF1]-[.ME1]))^2" office:value-type="float" office:value="0.0000433470293750692" calcext:value-type="float">
            <text:p>4.33470293750692E-05</text:p>
          </table:table-cell>
          <table:table-cell table:formula="of:=0.5*[.MG12]*(([.MG5]-[.MF5])/([.MG1]-[.MF1]))^2" office:value-type="float" office:value="0.00000982096496866938" calcext:value-type="float">
            <text:p>9.82096496866938E-06</text:p>
          </table:table-cell>
          <table:table-cell table:formula="of:=0.5*[.MH12]*(([.MH5]-[.MG5])/([.MH1]-[.MG1]))^2" office:value-type="float" office:value="0.0000000001965427000874" calcext:value-type="float">
            <text:p>1.965427000874E-10</text:p>
          </table:table-cell>
          <table:table-cell table:formula="of:=0.5*[.MI12]*(([.MI5]-[.MH5])/([.MI1]-[.MH1]))^2" office:value-type="float" office:value="0.00000318334364129468" calcext:value-type="float">
            <text:p>3.18334364129468E-06</text:p>
          </table:table-cell>
          <table:table-cell table:formula="of:=0.5*[.MJ12]*(([.MJ5]-[.MI5])/([.MJ1]-[.MI1]))^2" office:value-type="float" office:value="0.0000152362989304061" calcext:value-type="float">
            <text:p>1.52362989304061E-05</text:p>
          </table:table-cell>
          <table:table-cell table:formula="of:=0.5*[.MK12]*(([.MK5]-[.MJ5])/([.MK1]-[.MJ1]))^2" office:value-type="float" office:value="0.0000129559984693331" calcext:value-type="float">
            <text:p>1.29559984693331E-05</text:p>
          </table:table-cell>
          <table:table-cell table:formula="of:=0.5*[.ML12]*(([.ML5]-[.MK5])/([.ML1]-[.MK1]))^2" office:value-type="float" office:value="0.0000119318494143839" calcext:value-type="float">
            <text:p>1.19318494143839E-05</text:p>
          </table:table-cell>
          <table:table-cell table:formula="of:=0.5*[.MM12]*(([.MM5]-[.ML5])/([.MM1]-[.ML1]))^2" office:value-type="float" office:value="0.0000278259606981149" calcext:value-type="float">
            <text:p>2.78259606981149E-05</text:p>
          </table:table-cell>
          <table:table-cell table:formula="of:=0.5*[.MN12]*(([.MN5]-[.MM5])/([.MN1]-[.MM1]))^2" office:value-type="float" office:value="0.0000273289536856363" calcext:value-type="float">
            <text:p>2.73289536856363E-05</text:p>
          </table:table-cell>
          <table:table-cell table:formula="of:=0.5*[.MO12]*(([.MO5]-[.MN5])/([.MO1]-[.MN1]))^2" office:value-type="float" office:value="0.00000610348314812719" calcext:value-type="float">
            <text:p>6.10348314812719E-06</text:p>
          </table:table-cell>
          <table:table-cell table:formula="of:=0.5*[.MP12]*(([.MP5]-[.MO5])/([.MP1]-[.MO1]))^2" office:value-type="float" office:value="0.000000119272778063554" calcext:value-type="float">
            <text:p>1.19272778063554E-07</text:p>
          </table:table-cell>
          <table:table-cell table:formula="of:=0.5*[.MQ12]*(([.MQ5]-[.MP5])/([.MQ1]-[.MP1]))^2" office:value-type="float" office:value="0.000000874995334021538" calcext:value-type="float">
            <text:p>8.74995334021538E-07</text:p>
          </table:table-cell>
          <table:table-cell table:formula="of:=0.5*[.MR12]*(([.MR5]-[.MQ5])/([.MR1]-[.MQ1]))^2" office:value-type="float" office:value="0.00000261687275783584" calcext:value-type="float">
            <text:p>2.61687275783584E-06</text:p>
          </table:table-cell>
          <table:table-cell table:formula="of:=0.5*[.MS12]*(([.MS5]-[.MR5])/([.MS1]-[.MR1]))^2" office:value-type="float" office:value="0.0000121878414502568" calcext:value-type="float">
            <text:p>1.21878414502568E-05</text:p>
          </table:table-cell>
          <table:table-cell table:formula="of:=0.5*[.MT12]*(([.MT5]-[.MS5])/([.MT1]-[.MS1]))^2" office:value-type="float" office:value="0.000000460591210885967" calcext:value-type="float">
            <text:p>4.60591210885967E-07</text:p>
          </table:table-cell>
          <table:table-cell table:formula="of:=0.5*[.MU12]*(([.MU5]-[.MT5])/([.MU1]-[.MT1]))^2" office:value-type="float" office:value="0.0000108398433874054" calcext:value-type="float">
            <text:p>1.08398433874054E-05</text:p>
          </table:table-cell>
          <table:table-cell table:formula="of:=0.5*[.MV12]*(([.MV5]-[.MU5])/([.MV1]-[.MU1]))^2" office:value-type="float" office:value="0.0000981527997655392" calcext:value-type="float">
            <text:p>9.81527997655392E-05</text:p>
          </table:table-cell>
          <table:table-cell table:formula="of:=0.5*[.MW12]*(([.MW5]-[.MV5])/([.MW1]-[.MV1]))^2" office:value-type="float" office:value="0.0000139345634287865" calcext:value-type="float">
            <text:p>1.39345634287865E-05</text:p>
          </table:table-cell>
          <table:table-cell table:formula="of:=0.5*[.MX12]*(([.MX5]-[.MW5])/([.MX1]-[.MW1]))^2" office:value-type="float" office:value="0.00000372443332165149" calcext:value-type="float">
            <text:p>3.72443332165149E-06</text:p>
          </table:table-cell>
          <table:table-cell table:formula="of:=0.5*[.MY12]*(([.MY5]-[.MX5])/([.MY1]-[.MX1]))^2" office:value-type="float" office:value="0.0000116546063910201" calcext:value-type="float">
            <text:p>1.16546063910201E-05</text:p>
          </table:table-cell>
          <table:table-cell table:formula="of:=0.5*[.MZ12]*(([.MZ5]-[.MY5])/([.MZ1]-[.MY1]))^2" office:value-type="float" office:value="0.00000718879034511964" calcext:value-type="float">
            <text:p>7.18879034511964E-06</text:p>
          </table:table-cell>
          <table:table-cell table:formula="of:=0.5*[.NA12]*(([.NA5]-[.MZ5])/([.NA1]-[.MZ1]))^2" office:value-type="float" office:value="0.00000928217214089217" calcext:value-type="float">
            <text:p>9.28217214089217E-06</text:p>
          </table:table-cell>
          <table:table-cell table:formula="of:=0.5*[.NB12]*(([.NB5]-[.NA5])/([.NB1]-[.NA1]))^2" office:value-type="float" office:value="0.000000112191472597647" calcext:value-type="float">
            <text:p>1.12191472597647E-07</text:p>
          </table:table-cell>
          <table:table-cell table:formula="of:=0.5*[.NC12]*(([.NC5]-[.NB5])/([.NC1]-[.NB1]))^2" office:value-type="float" office:value="0.000125416867430905" calcext:value-type="float">
            <text:p>0.000125416867431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23307211471785" calcext:value-type="float">
            <text:p>2.23307211471785E-07</text:p>
          </table:table-cell>
          <table:table-cell table:formula="of:=0.5*[.D12]*(([.D6]-[.C6])/([.D1]-[.C1]))^2" office:value-type="float" office:value="0.00000190478931010786" calcext:value-type="float">
            <text:p>1.90478931010786E-06</text:p>
          </table:table-cell>
          <table:table-cell table:formula="of:=0.5*[.E12]*(([.E6]-[.D6])/([.E1]-[.D1]))^2" office:value-type="float" office:value="0.000000642831774218583" calcext:value-type="float">
            <text:p>6.42831774218583E-07</text:p>
          </table:table-cell>
          <table:table-cell table:formula="of:=0.5*[.F12]*(([.F6]-[.E6])/([.F1]-[.E1]))^2" office:value-type="float" office:value="0.000000207816818800951" calcext:value-type="float">
            <text:p>2.07816818800951E-07</text:p>
          </table:table-cell>
          <table:table-cell table:formula="of:=0.5*[.G12]*(([.G6]-[.F6])/([.G1]-[.F1]))^2" office:value-type="float" office:value="0.000000147223020718067" calcext:value-type="float">
            <text:p>1.47223020718067E-07</text:p>
          </table:table-cell>
          <table:table-cell table:formula="of:=0.5*[.H12]*(([.H6]-[.G6])/([.H1]-[.G1]))^2" office:value-type="float" office:value="0.0000000207581730144007" calcext:value-type="float">
            <text:p>2.07581730144007E-08</text:p>
          </table:table-cell>
          <table:table-cell table:formula="of:=0.5*[.I12]*(([.I6]-[.H6])/([.I1]-[.H1]))^2" office:value-type="float" office:value="0.0000000677467334245463" calcext:value-type="float">
            <text:p>6.77467334245463E-08</text:p>
          </table:table-cell>
          <table:table-cell table:formula="of:=0.5*[.J12]*(([.J6]-[.I6])/([.J1]-[.I1]))^2" office:value-type="float" office:value="0.0000000117075266902183" calcext:value-type="float">
            <text:p>1.17075266902183E-08</text:p>
          </table:table-cell>
          <table:table-cell table:formula="of:=0.5*[.K12]*(([.K6]-[.J6])/([.K1]-[.J1]))^2" office:value-type="float" office:value="0.0000000511681251149236" calcext:value-type="float">
            <text:p>5.11681251149236E-08</text:p>
          </table:table-cell>
          <table:table-cell table:formula="of:=0.5*[.L12]*(([.L6]-[.K6])/([.L1]-[.K1]))^2" office:value-type="float" office:value="0.0000000690458058936511" calcext:value-type="float">
            <text:p>6.90458058936511E-08</text:p>
          </table:table-cell>
          <table:table-cell table:formula="of:=0.5*[.M12]*(([.M6]-[.L6])/([.M1]-[.L1]))^2" office:value-type="float" office:value="0.000000193020473770452" calcext:value-type="float">
            <text:p>1.93020473770452E-07</text:p>
          </table:table-cell>
          <table:table-cell table:formula="of:=0.5*[.N12]*(([.N6]-[.M6])/([.N1]-[.M1]))^2" office:value-type="float" office:value="0.000000260901865244887" calcext:value-type="float">
            <text:p>2.60901865244887E-07</text:p>
          </table:table-cell>
          <table:table-cell table:formula="of:=0.5*[.O12]*(([.O6]-[.N6])/([.O1]-[.N1]))^2" office:value-type="float" office:value="0.0000000433941375261765" calcext:value-type="float">
            <text:p>4.33941375261765E-08</text:p>
          </table:table-cell>
          <table:table-cell table:formula="of:=0.5*[.P12]*(([.P6]-[.O6])/([.P1]-[.O1]))^2" office:value-type="float" office:value="0.000000137007652100525" calcext:value-type="float">
            <text:p>1.37007652100525E-07</text:p>
          </table:table-cell>
          <table:table-cell table:formula="of:=0.5*[.Q12]*(([.Q6]-[.P6])/([.Q1]-[.P1]))^2" office:value-type="float" office:value="0.000000000328397910739081" calcext:value-type="float">
            <text:p>3.28397910739081E-10</text:p>
          </table:table-cell>
          <table:table-cell table:formula="of:=0.5*[.R12]*(([.R6]-[.Q6])/([.R1]-[.Q1]))^2" office:value-type="float" office:value="0.000000107034536256397" calcext:value-type="float">
            <text:p>1.07034536256397E-07</text:p>
          </table:table-cell>
          <table:table-cell table:formula="of:=0.5*[.S12]*(([.S6]-[.R6])/([.S1]-[.R1]))^2" office:value-type="float" office:value="0.000000132486728733619" calcext:value-type="float">
            <text:p>1.32486728733619E-07</text:p>
          </table:table-cell>
          <table:table-cell table:formula="of:=0.5*[.T12]*(([.T6]-[.S6])/([.T1]-[.S1]))^2" office:value-type="float" office:value="0.000000121278105982736" calcext:value-type="float">
            <text:p>1.21278105982736E-07</text:p>
          </table:table-cell>
          <table:table-cell table:formula="of:=0.5*[.U12]*(([.U6]-[.T6])/([.U1]-[.T1]))^2" office:value-type="float" office:value="0.00000000228733170850215" calcext:value-type="float">
            <text:p>2.28733170850215E-09</text:p>
          </table:table-cell>
          <table:table-cell table:formula="of:=0.5*[.V12]*(([.V6]-[.U6])/([.V1]-[.U1]))^2" office:value-type="float" office:value="0.0000000999988470048904" calcext:value-type="float">
            <text:p>9.99988470048904E-08</text:p>
          </table:table-cell>
          <table:table-cell table:formula="of:=0.5*[.W12]*(([.W6]-[.V6])/([.W1]-[.V1]))^2" office:value-type="float" office:value="0.0000004172481884058" calcext:value-type="float">
            <text:p>4.172481884058E-07</text:p>
          </table:table-cell>
          <table:table-cell table:formula="of:=0.5*[.X12]*(([.X6]-[.W6])/([.X1]-[.W1]))^2" office:value-type="float" office:value="0.00000012599749715729" calcext:value-type="float">
            <text:p>1.2599749715729E-07</text:p>
          </table:table-cell>
          <table:table-cell table:formula="of:=0.5*[.Y12]*(([.Y6]-[.X6])/([.Y1]-[.X1]))^2" office:value-type="float" office:value="0.00000144276829376184" calcext:value-type="float">
            <text:p>1.44276829376184E-06</text:p>
          </table:table-cell>
          <table:table-cell table:formula="of:=0.5*[.Z12]*(([.Z6]-[.Y6])/([.Z1]-[.Y1]))^2" office:value-type="float" office:value="0.000000379942494816517" calcext:value-type="float">
            <text:p>3.79942494816517E-07</text:p>
          </table:table-cell>
          <table:table-cell table:formula="of:=0.5*[.AA12]*(([.AA6]-[.Z6])/([.AA1]-[.Z1]))^2" office:value-type="float" office:value="0.00000000373851370790352" calcext:value-type="float">
            <text:p>3.73851370790352E-09</text:p>
          </table:table-cell>
          <table:table-cell table:formula="of:=0.5*[.AB12]*(([.AB6]-[.AA6])/([.AB1]-[.AA1]))^2" office:value-type="float" office:value="0.00000104481064999814" calcext:value-type="float">
            <text:p>1.04481064999814E-06</text:p>
          </table:table-cell>
          <table:table-cell table:formula="of:=0.5*[.AC12]*(([.AC6]-[.AB6])/([.AC1]-[.AB1]))^2" office:value-type="float" office:value="0.000000139860985919057" calcext:value-type="float">
            <text:p>1.39860985919057E-07</text:p>
          </table:table-cell>
          <table:table-cell table:formula="of:=0.5*[.AD12]*(([.AD6]-[.AC6])/([.AD1]-[.AC1]))^2" office:value-type="float" office:value="0.0000000357221843415945" calcext:value-type="float">
            <text:p>3.57221843415945E-08</text:p>
          </table:table-cell>
          <table:table-cell table:formula="of:=0.5*[.AE12]*(([.AE6]-[.AD6])/([.AE1]-[.AD1]))^2" office:value-type="float" office:value="0.000000381229007952936" calcext:value-type="float">
            <text:p>3.81229007952936E-07</text:p>
          </table:table-cell>
          <table:table-cell table:formula="of:=0.5*[.AF12]*(([.AF6]-[.AE6])/([.AF1]-[.AE1]))^2" office:value-type="float" office:value="0.0000000947644328924559" calcext:value-type="float">
            <text:p>9.47644328924559E-08</text:p>
          </table:table-cell>
          <table:table-cell table:formula="of:=0.5*[.AG12]*(([.AG6]-[.AF6])/([.AG1]-[.AF1]))^2" office:value-type="float" office:value="0.000000285261020357325" calcext:value-type="float">
            <text:p>2.85261020357325E-07</text:p>
          </table:table-cell>
          <table:table-cell table:formula="of:=0.5*[.AH12]*(([.AH6]-[.AG6])/([.AH1]-[.AG1]))^2" office:value-type="float" office:value="0.00000237089671092121" calcext:value-type="float">
            <text:p>2.37089671092121E-06</text:p>
          </table:table-cell>
          <table:table-cell table:formula="of:=0.5*[.AI12]*(([.AI6]-[.AH6])/([.AI1]-[.AH1]))^2" office:value-type="float" office:value="0.000000367815134407956" calcext:value-type="float">
            <text:p>3.67815134407956E-07</text:p>
          </table:table-cell>
          <table:table-cell table:formula="of:=0.5*[.AJ12]*(([.AJ6]-[.AI6])/([.AJ1]-[.AI1]))^2" office:value-type="float" office:value="0.00000189208748687765" calcext:value-type="float">
            <text:p>1.89208748687765E-06</text:p>
          </table:table-cell>
          <table:table-cell table:formula="of:=0.5*[.AK12]*(([.AK6]-[.AJ6])/([.AK1]-[.AJ1]))^2" office:value-type="float" office:value="0.000000741349883597736" calcext:value-type="float">
            <text:p>7.41349883597736E-07</text:p>
          </table:table-cell>
          <table:table-cell table:formula="of:=0.5*[.AL12]*(([.AL6]-[.AK6])/([.AL1]-[.AK1]))^2" office:value-type="float" office:value="0.0000000411085189783873" calcext:value-type="float">
            <text:p>4.11085189783873E-08</text:p>
          </table:table-cell>
          <table:table-cell table:formula="of:=0.5*[.AM12]*(([.AM6]-[.AL6])/([.AM1]-[.AL1]))^2" office:value-type="float" office:value="0.000000160789948030713" calcext:value-type="float">
            <text:p>1.60789948030713E-07</text:p>
          </table:table-cell>
          <table:table-cell table:formula="of:=0.5*[.AN12]*(([.AN6]-[.AM6])/([.AN1]-[.AM1]))^2" office:value-type="float" office:value="0.000000172505323697639" calcext:value-type="float">
            <text:p>1.72505323697639E-07</text:p>
          </table:table-cell>
          <table:table-cell table:formula="of:=0.5*[.AO12]*(([.AO6]-[.AN6])/([.AO1]-[.AN1]))^2" office:value-type="float" office:value="0.000000381757490269865" calcext:value-type="float">
            <text:p>3.81757490269865E-07</text:p>
          </table:table-cell>
          <table:table-cell table:formula="of:=0.5*[.AP12]*(([.AP6]-[.AO6])/([.AP1]-[.AO1]))^2" office:value-type="float" office:value="0.00000040342331640453" calcext:value-type="float">
            <text:p>4.0342331640453E-07</text:p>
          </table:table-cell>
          <table:table-cell table:formula="of:=0.5*[.AQ12]*(([.AQ6]-[.AP6])/([.AQ1]-[.AP1]))^2" office:value-type="float" office:value="0.0000000171941783163276" calcext:value-type="float">
            <text:p>1.71941783163276E-08</text:p>
          </table:table-cell>
          <table:table-cell table:formula="of:=0.5*[.AR12]*(([.AR6]-[.AQ6])/([.AR1]-[.AQ1]))^2" office:value-type="float" office:value="0.0000000988304958090973" calcext:value-type="float">
            <text:p>9.88304958090973E-08</text:p>
          </table:table-cell>
          <table:table-cell table:formula="of:=0.5*[.AS12]*(([.AS6]-[.AR6])/([.AS1]-[.AR1]))^2" office:value-type="float" office:value="0.0000000478112026393684" calcext:value-type="float">
            <text:p>4.78112026393684E-08</text:p>
          </table:table-cell>
          <table:table-cell table:formula="of:=0.5*[.AT12]*(([.AT6]-[.AS6])/([.AT1]-[.AS1]))^2" office:value-type="float" office:value="0.000000205697821719135" calcext:value-type="float">
            <text:p>2.05697821719135E-07</text:p>
          </table:table-cell>
          <table:table-cell table:formula="of:=0.5*[.AU12]*(([.AU6]-[.AT6])/([.AU1]-[.AT1]))^2" office:value-type="float" office:value="0.0000000832625817401759" calcext:value-type="float">
            <text:p>8.32625817401759E-08</text:p>
          </table:table-cell>
          <table:table-cell table:formula="of:=0.5*[.AV12]*(([.AV6]-[.AU6])/([.AV1]-[.AU1]))^2" office:value-type="float" office:value="0.0000000190578965284405" calcext:value-type="float">
            <text:p>1.90578965284405E-08</text:p>
          </table:table-cell>
          <table:table-cell table:formula="of:=0.5*[.AW12]*(([.AW6]-[.AV6])/([.AW1]-[.AV1]))^2" office:value-type="float" office:value="0.0000000158536298059862" calcext:value-type="float">
            <text:p>1.58536298059862E-08</text:p>
          </table:table-cell>
          <table:table-cell table:formula="of:=0.5*[.AX12]*(([.AX6]-[.AW6])/([.AX1]-[.AW1]))^2" office:value-type="float" office:value="0.0000000530988483143545" calcext:value-type="float">
            <text:p>5.30988483143545E-08</text:p>
          </table:table-cell>
          <table:table-cell table:formula="of:=0.5*[.AY12]*(([.AY6]-[.AX6])/([.AY1]-[.AX1]))^2" office:value-type="float" office:value="0.0000000560481772912101" calcext:value-type="float">
            <text:p>5.60481772912101E-08</text:p>
          </table:table-cell>
          <table:table-cell table:formula="of:=0.5*[.AZ12]*(([.AZ6]-[.AY6])/([.AZ1]-[.AY1]))^2" office:value-type="float" office:value="0.000000068927373415524" calcext:value-type="float">
            <text:p>6.8927373415524E-08</text:p>
          </table:table-cell>
          <table:table-cell table:formula="of:=0.5*[.BA12]*(([.BA6]-[.AZ6])/([.BA1]-[.AZ1]))^2" office:value-type="float" office:value="0.000000369602252099019" calcext:value-type="float">
            <text:p>3.69602252099019E-07</text:p>
          </table:table-cell>
          <table:table-cell table:formula="of:=0.5*[.BB12]*(([.BB6]-[.BA6])/([.BB1]-[.BA1]))^2" office:value-type="float" office:value="0.00000136146766412537" calcext:value-type="float">
            <text:p>1.36146766412537E-06</text:p>
          </table:table-cell>
          <table:table-cell table:formula="of:=0.5*[.BC12]*(([.BC6]-[.BB6])/([.BC1]-[.BB1]))^2" office:value-type="float" office:value="0.00000689285784720332" calcext:value-type="float">
            <text:p>6.89285784720332E-06</text:p>
          </table:table-cell>
          <table:table-cell table:formula="of:=0.5*[.BD12]*(([.BD6]-[.BC6])/([.BD1]-[.BC1]))^2" office:value-type="float" office:value="0.00000121621934914725" calcext:value-type="float">
            <text:p>1.21621934914725E-06</text:p>
          </table:table-cell>
          <table:table-cell table:formula="of:=0.5*[.BE12]*(([.BE6]-[.BD6])/([.BE1]-[.BD1]))^2" office:value-type="float" office:value="0.00000126702210241069" calcext:value-type="float">
            <text:p>1.26702210241069E-06</text:p>
          </table:table-cell>
          <table:table-cell table:formula="of:=0.5*[.BF12]*(([.BF6]-[.BE6])/([.BF1]-[.BE1]))^2" office:value-type="float" office:value="0.00000345676251043495" calcext:value-type="float">
            <text:p>3.45676251043495E-06</text:p>
          </table:table-cell>
          <table:table-cell table:formula="of:=0.5*[.BG12]*(([.BG6]-[.BF6])/([.BG1]-[.BF1]))^2" office:value-type="float" office:value="0.000000761803405975942" calcext:value-type="float">
            <text:p>7.61803405975942E-07</text:p>
          </table:table-cell>
          <table:table-cell table:formula="of:=0.5*[.BH12]*(([.BH6]-[.BG6])/([.BH1]-[.BG1]))^2" office:value-type="float" office:value="0.00000334799827178836" calcext:value-type="float">
            <text:p>3.34799827178836E-06</text:p>
          </table:table-cell>
          <table:table-cell table:formula="of:=0.5*[.BI12]*(([.BI6]-[.BH6])/([.BI1]-[.BH1]))^2" office:value-type="float" office:value="0.0000020899667416418" calcext:value-type="float">
            <text:p>2.0899667416418E-06</text:p>
          </table:table-cell>
          <table:table-cell table:formula="of:=0.5*[.BJ12]*(([.BJ6]-[.BI6])/([.BJ1]-[.BI1]))^2" office:value-type="float" office:value="0.00000322601435573628" calcext:value-type="float">
            <text:p>3.22601435573628E-06</text:p>
          </table:table-cell>
          <table:table-cell table:formula="of:=0.5*[.BK12]*(([.BK6]-[.BJ6])/([.BK1]-[.BJ1]))^2" office:value-type="float" office:value="0.00000034342202787202" calcext:value-type="float">
            <text:p>3.4342202787202E-07</text:p>
          </table:table-cell>
          <table:table-cell table:formula="of:=0.5*[.BL12]*(([.BL6]-[.BK6])/([.BL1]-[.BK1]))^2" office:value-type="float" office:value="0.00000362170060648345" calcext:value-type="float">
            <text:p>3.62170060648345E-06</text:p>
          </table:table-cell>
          <table:table-cell table:formula="of:=0.5*[.BM12]*(([.BM6]-[.BL6])/([.BM1]-[.BL1]))^2" office:value-type="float" office:value="0.0000278785199172782" calcext:value-type="float">
            <text:p>2.78785199172782E-05</text:p>
          </table:table-cell>
          <table:table-cell table:formula="of:=0.5*[.BN12]*(([.BN6]-[.BM6])/([.BN1]-[.BM1]))^2" office:value-type="float" office:value="0.0000882989422564438" calcext:value-type="float">
            <text:p>8.82989422564438E-05</text:p>
          </table:table-cell>
          <table:table-cell table:formula="of:=0.5*[.BO12]*(([.BO6]-[.BN6])/([.BO1]-[.BN1]))^2" office:value-type="float" office:value="0.000129654056167802" calcext:value-type="float">
            <text:p>0.000129654056168</text:p>
          </table:table-cell>
          <table:table-cell table:formula="of:=0.5*[.BP12]*(([.BP6]-[.BO6])/([.BP1]-[.BO1]))^2" office:value-type="float" office:value="0.00497027107063652" calcext:value-type="float">
            <text:p>0.004970271070637</text:p>
          </table:table-cell>
          <table:table-cell table:formula="of:=0.5*[.BQ12]*(([.BQ6]-[.BP6])/([.BQ1]-[.BP1]))^2" office:value-type="float" office:value="0.0160843082713716" calcext:value-type="float">
            <text:p>0.016084308271372</text:p>
          </table:table-cell>
          <table:table-cell table:formula="of:=0.5*[.BR12]*(([.BR6]-[.BQ6])/([.BR1]-[.BQ1]))^2" office:value-type="float" office:value="0.00557037308891487" calcext:value-type="float">
            <text:p>0.005570373088915</text:p>
          </table:table-cell>
          <table:table-cell table:formula="of:=0.5*[.BS12]*(([.BS6]-[.BR6])/([.BS1]-[.BR1]))^2" office:value-type="float" office:value="0.00184950622093248" calcext:value-type="float">
            <text:p>0.001849506220932</text:p>
          </table:table-cell>
          <table:table-cell table:formula="of:=0.5*[.BT12]*(([.BT6]-[.BS6])/([.BT1]-[.BS1]))^2" office:value-type="float" office:value="0.00107357046260234" calcext:value-type="float">
            <text:p>0.001073570462602</text:p>
          </table:table-cell>
          <table:table-cell table:formula="of:=0.5*[.BU12]*(([.BU6]-[.BT6])/([.BU1]-[.BT1]))^2" office:value-type="float" office:value="0.00000886846561512116" calcext:value-type="float">
            <text:p>8.86846561512116E-06</text:p>
          </table:table-cell>
          <table:table-cell table:formula="of:=0.5*[.BV12]*(([.BV6]-[.BU6])/([.BV1]-[.BU1]))^2" office:value-type="float" office:value="0.000361322157669868" calcext:value-type="float">
            <text:p>0.00036132215767</text:p>
          </table:table-cell>
          <table:table-cell table:formula="of:=0.5*[.BW12]*(([.BW6]-[.BV6])/([.BW1]-[.BV1]))^2" office:value-type="float" office:value="0.00100237761355498" calcext:value-type="float">
            <text:p>0.001002377613555</text:p>
          </table:table-cell>
          <table:table-cell table:formula="of:=0.5*[.BX12]*(([.BX6]-[.BW6])/([.BX1]-[.BW1]))^2" office:value-type="float" office:value="0.00310940635873977" calcext:value-type="float">
            <text:p>0.00310940635874</text:p>
          </table:table-cell>
          <table:table-cell table:formula="of:=0.5*[.BY12]*(([.BY6]-[.BX6])/([.BY1]-[.BX1]))^2" office:value-type="float" office:value="0.0202785784310204" calcext:value-type="float">
            <text:p>0.02027857843102</text:p>
          </table:table-cell>
          <table:table-cell table:formula="of:=0.5*[.BZ12]*(([.BZ6]-[.BY6])/([.BZ1]-[.BY1]))^2" office:value-type="float" office:value="0.0353391347537408" calcext:value-type="float">
            <text:p>0.035339134753741</text:p>
          </table:table-cell>
          <table:table-cell table:formula="of:=0.5*[.CA12]*(([.CA6]-[.BZ6])/([.CA1]-[.BZ1]))^2" office:value-type="float" office:value="0.0135164436526857" calcext:value-type="float">
            <text:p>0.013516443652686</text:p>
          </table:table-cell>
          <table:table-cell table:formula="of:=0.5*[.CB12]*(([.CB6]-[.CA6])/([.CB1]-[.CA1]))^2" office:value-type="float" office:value="0.0000133265817457981" calcext:value-type="float">
            <text:p>1.33265817457981E-05</text:p>
          </table:table-cell>
          <table:table-cell table:formula="of:=0.5*[.CC12]*(([.CC6]-[.CB6])/([.CC1]-[.CB1]))^2" office:value-type="float" office:value="0.00413290164774606" calcext:value-type="float">
            <text:p>0.004132901647746</text:p>
          </table:table-cell>
          <table:table-cell table:formula="of:=0.5*[.CD12]*(([.CD6]-[.CC6])/([.CD1]-[.CC1]))^2" office:value-type="float" office:value="0.000688046071236341" calcext:value-type="float">
            <text:p>0.000688046071236</text:p>
          </table:table-cell>
          <table:table-cell table:formula="of:=0.5*[.CE12]*(([.CE6]-[.CD6])/([.CE1]-[.CD1]))^2" office:value-type="float" office:value="0.00265176422675238" calcext:value-type="float">
            <text:p>0.002651764226752</text:p>
          </table:table-cell>
          <table:table-cell table:formula="of:=0.5*[.CF12]*(([.CF6]-[.CE6])/([.CF1]-[.CE1]))^2" office:value-type="float" office:value="0.00365325542598918" calcext:value-type="float">
            <text:p>0.003653255425989</text:p>
          </table:table-cell>
          <table:table-cell table:formula="of:=0.5*[.CG12]*(([.CG6]-[.CF6])/([.CG1]-[.CF1]))^2" office:value-type="float" office:value="0.00344011954184043" calcext:value-type="float">
            <text:p>0.00344011954184</text:p>
          </table:table-cell>
          <table:table-cell table:formula="of:=0.5*[.CH12]*(([.CH6]-[.CG6])/([.CH1]-[.CG1]))^2" office:value-type="float" office:value="0.00244035905321433" calcext:value-type="float">
            <text:p>0.002440359053214</text:p>
          </table:table-cell>
          <table:table-cell table:formula="of:=0.5*[.CI12]*(([.CI6]-[.CH6])/([.CI1]-[.CH1]))^2" office:value-type="float" office:value="0.0357396170485231" calcext:value-type="float">
            <text:p>0.035739617048523</text:p>
          </table:table-cell>
          <table:table-cell table:formula="of:=0.5*[.CJ12]*(([.CJ6]-[.CI6])/([.CJ1]-[.CI1]))^2" office:value-type="float" office:value="0.00269411154401747" calcext:value-type="float">
            <text:p>0.002694111544017</text:p>
          </table:table-cell>
          <table:table-cell table:formula="of:=0.5*[.CK12]*(([.CK6]-[.CJ6])/([.CK1]-[.CJ1]))^2" office:value-type="float" office:value="0.0117651363331608" calcext:value-type="float">
            <text:p>0.011765136333161</text:p>
          </table:table-cell>
          <table:table-cell table:formula="of:=0.5*[.CL12]*(([.CL6]-[.CK6])/([.CL1]-[.CK1]))^2" office:value-type="float" office:value="0.056326064564098" calcext:value-type="float">
            <text:p>0.056326064564098</text:p>
          </table:table-cell>
          <table:table-cell table:formula="of:=0.5*[.CM12]*(([.CM6]-[.CL6])/([.CM1]-[.CL1]))^2" office:value-type="float" office:value="0.0641031834489694" calcext:value-type="float">
            <text:p>0.064103183448969</text:p>
          </table:table-cell>
          <table:table-cell table:formula="of:=0.5*[.CN12]*(([.CN6]-[.CM6])/([.CN1]-[.CM1]))^2" office:value-type="float" office:value="0.041405525889504" calcext:value-type="float">
            <text:p>0.041405525889504</text:p>
          </table:table-cell>
          <table:table-cell table:formula="of:=0.5*[.CO12]*(([.CO6]-[.CN6])/([.CO1]-[.CN1]))^2" office:value-type="float" office:value="0.0207713073087567" calcext:value-type="float">
            <text:p>0.020771307308757</text:p>
          </table:table-cell>
          <table:table-cell table:formula="of:=0.5*[.CP12]*(([.CP6]-[.CO6])/([.CP1]-[.CO1]))^2" office:value-type="float" office:value="0.0519123835059493" calcext:value-type="float">
            <text:p>0.051912383505949</text:p>
          </table:table-cell>
          <table:table-cell table:formula="of:=0.5*[.CQ12]*(([.CQ6]-[.CP6])/([.CQ1]-[.CP1]))^2" office:value-type="float" office:value="0.000246587957065779" calcext:value-type="float">
            <text:p>0.000246587957066</text:p>
          </table:table-cell>
          <table:table-cell table:formula="of:=0.5*[.CR12]*(([.CR6]-[.CQ6])/([.CR1]-[.CQ1]))^2" office:value-type="float" office:value="0.000593105782465382" calcext:value-type="float">
            <text:p>0.000593105782465</text:p>
          </table:table-cell>
          <table:table-cell table:formula="of:=0.5*[.CS12]*(([.CS6]-[.CR6])/([.CS1]-[.CR1]))^2" office:value-type="float" office:value="0.00135070722034661" calcext:value-type="float">
            <text:p>0.001350707220347</text:p>
          </table:table-cell>
          <table:table-cell table:formula="of:=0.5*[.CT12]*(([.CT6]-[.CS6])/([.CT1]-[.CS1]))^2" office:value-type="float" office:value="0.0000196138300752561" calcext:value-type="float">
            <text:p>1.96138300752561E-05</text:p>
          </table:table-cell>
          <table:table-cell table:formula="of:=0.5*[.CU12]*(([.CU6]-[.CT6])/([.CU1]-[.CT1]))^2" office:value-type="float" office:value="0.000430913953336415" calcext:value-type="float">
            <text:p>0.000430913953336</text:p>
          </table:table-cell>
          <table:table-cell table:formula="of:=0.5*[.CV12]*(([.CV6]-[.CU6])/([.CV1]-[.CU1]))^2" office:value-type="float" office:value="0.00016832727678728" calcext:value-type="float">
            <text:p>0.000168327276787</text:p>
          </table:table-cell>
          <table:table-cell table:formula="of:=0.5*[.CW12]*(([.CW6]-[.CV6])/([.CW1]-[.CV1]))^2" office:value-type="float" office:value="0.0042366864707219" calcext:value-type="float">
            <text:p>0.004236686470722</text:p>
          </table:table-cell>
          <table:table-cell table:formula="of:=0.5*[.CX12]*(([.CX6]-[.CW6])/([.CX1]-[.CW1]))^2" office:value-type="float" office:value="0.0154635126944604" calcext:value-type="float">
            <text:p>0.01546351269446</text:p>
          </table:table-cell>
          <table:table-cell table:formula="of:=0.5*[.CY12]*(([.CY6]-[.CX6])/([.CY1]-[.CX1]))^2" office:value-type="float" office:value="0.0111135081209329" calcext:value-type="float">
            <text:p>0.011113508120933</text:p>
          </table:table-cell>
          <table:table-cell table:formula="of:=0.5*[.CZ12]*(([.CZ6]-[.CY6])/([.CZ1]-[.CY1]))^2" office:value-type="float" office:value="0.00137562241406179" calcext:value-type="float">
            <text:p>0.001375622414062</text:p>
          </table:table-cell>
          <table:table-cell table:formula="of:=0.5*[.DA12]*(([.DA6]-[.CZ6])/([.DA1]-[.CZ1]))^2" office:value-type="float" office:value="0.0391786242612112" calcext:value-type="float">
            <text:p>0.039178624261211</text:p>
          </table:table-cell>
          <table:table-cell table:formula="of:=0.5*[.DB12]*(([.DB6]-[.DA6])/([.DB1]-[.DA1]))^2" office:value-type="float" office:value="0.0536721363897405" calcext:value-type="float">
            <text:p>0.053672136389741</text:p>
          </table:table-cell>
          <table:table-cell table:formula="of:=0.5*[.DC12]*(([.DC6]-[.DB6])/([.DC1]-[.DB1]))^2" office:value-type="float" office:value="0.0732851112513344" calcext:value-type="float">
            <text:p>0.073285111251334</text:p>
          </table:table-cell>
          <table:table-cell table:formula="of:=0.5*[.DD12]*(([.DD6]-[.DC6])/([.DD1]-[.DC1]))^2" office:value-type="float" office:value="0.00627309322460772" calcext:value-type="float">
            <text:p>0.006273093224608</text:p>
          </table:table-cell>
          <table:table-cell table:formula="of:=0.5*[.DE12]*(([.DE6]-[.DD6])/([.DE1]-[.DD1]))^2" office:value-type="float" office:value="0.0316106953112787" calcext:value-type="float">
            <text:p>0.031610695311279</text:p>
          </table:table-cell>
          <table:table-cell table:formula="of:=0.5*[.DF12]*(([.DF6]-[.DE6])/([.DF1]-[.DE1]))^2" office:value-type="float" office:value="0.00553645521392054" calcext:value-type="float">
            <text:p>0.005536455213921</text:p>
          </table:table-cell>
          <table:table-cell table:formula="of:=0.5*[.DG12]*(([.DG6]-[.DF6])/([.DG1]-[.DF1]))^2" office:value-type="float" office:value="0.00360332599522202" calcext:value-type="float">
            <text:p>0.003603325995222</text:p>
          </table:table-cell>
          <table:table-cell table:formula="of:=0.5*[.DH12]*(([.DH6]-[.DG6])/([.DH1]-[.DG1]))^2" office:value-type="float" office:value="0.000700268958209349" calcext:value-type="float">
            <text:p>0.000700268958209</text:p>
          </table:table-cell>
          <table:table-cell table:formula="of:=0.5*[.DI12]*(([.DI6]-[.DH6])/([.DI1]-[.DH1]))^2" office:value-type="float" office:value="0.00103922330000814" calcext:value-type="float">
            <text:p>0.001039223300008</text:p>
          </table:table-cell>
          <table:table-cell table:formula="of:=0.5*[.DJ12]*(([.DJ6]-[.DI6])/([.DJ1]-[.DI1]))^2" office:value-type="float" office:value="0.00134840553091863" calcext:value-type="float">
            <text:p>0.001348405530919</text:p>
          </table:table-cell>
          <table:table-cell table:formula="of:=0.5*[.DK12]*(([.DK6]-[.DJ6])/([.DK1]-[.DJ1]))^2" office:value-type="float" office:value="0.000258389776626595" calcext:value-type="float">
            <text:p>0.000258389776627</text:p>
          </table:table-cell>
          <table:table-cell table:formula="of:=0.5*[.DL12]*(([.DL6]-[.DK6])/([.DL1]-[.DK1]))^2" office:value-type="float" office:value="0.000416042494241162" calcext:value-type="float">
            <text:p>0.000416042494241</text:p>
          </table:table-cell>
          <table:table-cell table:formula="of:=0.5*[.DM12]*(([.DM6]-[.DL6])/([.DM1]-[.DL1]))^2" office:value-type="float" office:value="0.0255559875739013" calcext:value-type="float">
            <text:p>0.025555987573901</text:p>
          </table:table-cell>
          <table:table-cell table:formula="of:=0.5*[.DN12]*(([.DN6]-[.DM6])/([.DN1]-[.DM1]))^2" office:value-type="float" office:value="0.0239386474829316" calcext:value-type="float">
            <text:p>0.023938647482932</text:p>
          </table:table-cell>
          <table:table-cell table:formula="of:=0.5*[.DO12]*(([.DO6]-[.DN6])/([.DO1]-[.DN1]))^2" office:value-type="float" office:value="0.0000581768311853419" calcext:value-type="float">
            <text:p>5.81768311853419E-05</text:p>
          </table:table-cell>
          <table:table-cell table:formula="of:=0.5*[.DP12]*(([.DP6]-[.DO6])/([.DP1]-[.DO1]))^2" office:value-type="float" office:value="0.000652738812713402" calcext:value-type="float">
            <text:p>0.000652738812713</text:p>
          </table:table-cell>
          <table:table-cell table:formula="of:=0.5*[.DQ12]*(([.DQ6]-[.DP6])/([.DQ1]-[.DP1]))^2" office:value-type="float" office:value="0.00123352996441163" calcext:value-type="float">
            <text:p>0.001233529964412</text:p>
          </table:table-cell>
          <table:table-cell table:formula="of:=0.5*[.DR12]*(([.DR6]-[.DQ6])/([.DR1]-[.DQ1]))^2" office:value-type="float" office:value="0.00050976810263105" calcext:value-type="float">
            <text:p>0.000509768102631</text:p>
          </table:table-cell>
          <table:table-cell table:formula="of:=0.5*[.DS12]*(([.DS6]-[.DR6])/([.DS1]-[.DR1]))^2" office:value-type="float" office:value="0.00134597838627305" calcext:value-type="float">
            <text:p>0.001345978386273</text:p>
          </table:table-cell>
          <table:table-cell table:formula="of:=0.5*[.DT12]*(([.DT6]-[.DS6])/([.DT1]-[.DS1]))^2" office:value-type="float" office:value="0.00250938404758517" calcext:value-type="float">
            <text:p>0.002509384047585</text:p>
          </table:table-cell>
          <table:table-cell table:formula="of:=0.5*[.DU12]*(([.DU6]-[.DT6])/([.DU1]-[.DT1]))^2" office:value-type="float" office:value="0.00231909917137421" calcext:value-type="float">
            <text:p>0.002319099171374</text:p>
          </table:table-cell>
          <table:table-cell table:formula="of:=0.5*[.DV12]*(([.DV6]-[.DU6])/([.DV1]-[.DU1]))^2" office:value-type="float" office:value="0.0301655841345285" calcext:value-type="float">
            <text:p>0.030165584134529</text:p>
          </table:table-cell>
          <table:table-cell table:formula="of:=0.5*[.DW12]*(([.DW6]-[.DV6])/([.DW1]-[.DV1]))^2" office:value-type="float" office:value="0.0107308326607304" calcext:value-type="float">
            <text:p>0.01073083266073</text:p>
          </table:table-cell>
          <table:table-cell table:formula="of:=0.5*[.DX12]*(([.DX6]-[.DW6])/([.DX1]-[.DW1]))^2" office:value-type="float" office:value="0.000669634093732753" calcext:value-type="float">
            <text:p>0.000669634093733</text:p>
          </table:table-cell>
          <table:table-cell table:formula="of:=0.5*[.DY12]*(([.DY6]-[.DX6])/([.DY1]-[.DX1]))^2" office:value-type="float" office:value="0.00585254609102679" calcext:value-type="float">
            <text:p>0.005852546091027</text:p>
          </table:table-cell>
          <table:table-cell table:formula="of:=0.5*[.DZ12]*(([.DZ6]-[.DY6])/([.DZ1]-[.DY1]))^2" office:value-type="float" office:value="0.0238265090686062" calcext:value-type="float">
            <text:p>0.023826509068606</text:p>
          </table:table-cell>
          <table:table-cell table:formula="of:=0.5*[.EA12]*(([.EA6]-[.DZ6])/([.EA1]-[.DZ1]))^2" office:value-type="float" office:value="0.0328250119667447" calcext:value-type="float">
            <text:p>0.032825011966745</text:p>
          </table:table-cell>
          <table:table-cell table:formula="of:=0.5*[.EB12]*(([.EB6]-[.EA6])/([.EB1]-[.EA1]))^2" office:value-type="float" office:value="0.00918578256179455" calcext:value-type="float">
            <text:p>0.009185782561795</text:p>
          </table:table-cell>
          <table:table-cell table:formula="of:=0.5*[.EC12]*(([.EC6]-[.EB6])/([.EC1]-[.EB1]))^2" office:value-type="float" office:value="0.0100852360291725" calcext:value-type="float">
            <text:p>0.010085236029173</text:p>
          </table:table-cell>
          <table:table-cell table:formula="of:=0.5*[.ED12]*(([.ED6]-[.EC6])/([.ED1]-[.EC1]))^2" office:value-type="float" office:value="0.00082476061611585" calcext:value-type="float">
            <text:p>0.000824760616116</text:p>
          </table:table-cell>
          <table:table-cell table:formula="of:=0.5*[.EE12]*(([.EE6]-[.ED6])/([.EE1]-[.ED1]))^2" office:value-type="float" office:value="0.000354601797085369" calcext:value-type="float">
            <text:p>0.000354601797085</text:p>
          </table:table-cell>
          <table:table-cell table:formula="of:=0.5*[.EF12]*(([.EF6]-[.EE6])/([.EF1]-[.EE1]))^2" office:value-type="float" office:value="0.0000253465878044642" calcext:value-type="float">
            <text:p>2.53465878044642E-05</text:p>
          </table:table-cell>
          <table:table-cell table:formula="of:=0.5*[.EG12]*(([.EG6]-[.EF6])/([.EG1]-[.EF1]))^2" office:value-type="float" office:value="0.000632601270562362" calcext:value-type="float">
            <text:p>0.000632601270562</text:p>
          </table:table-cell>
          <table:table-cell table:formula="of:=0.5*[.EH12]*(([.EH6]-[.EG6])/([.EH1]-[.EG1]))^2" office:value-type="float" office:value="0.0151519091401756" calcext:value-type="float">
            <text:p>0.015151909140176</text:p>
          </table:table-cell>
          <table:table-cell table:formula="of:=0.5*[.EI12]*(([.EI6]-[.EH6])/([.EI1]-[.EH1]))^2" office:value-type="float" office:value="0.0718347614214887" calcext:value-type="float">
            <text:p>0.071834761421489</text:p>
          </table:table-cell>
          <table:table-cell table:formula="of:=0.5*[.EJ12]*(([.EJ6]-[.EI6])/([.EJ1]-[.EI1]))^2" office:value-type="float" office:value="0.0167069235501917" calcext:value-type="float">
            <text:p>0.016706923550192</text:p>
          </table:table-cell>
          <table:table-cell table:formula="of:=0.5*[.EK12]*(([.EK6]-[.EJ6])/([.EK1]-[.EJ1]))^2" office:value-type="float" office:value="0.078121379317237" calcext:value-type="float">
            <text:p>0.078121379317237</text:p>
          </table:table-cell>
          <table:table-cell table:formula="of:=0.5*[.EL12]*(([.EL6]-[.EK6])/([.EL1]-[.EK1]))^2" office:value-type="float" office:value="0.00494533980732274" calcext:value-type="float">
            <text:p>0.004945339807323</text:p>
          </table:table-cell>
          <table:table-cell table:formula="of:=0.5*[.EM12]*(([.EM6]-[.EL6])/([.EM1]-[.EL1]))^2" office:value-type="float" office:value="0.0123197152295194" calcext:value-type="float">
            <text:p>0.01231971522952</text:p>
          </table:table-cell>
          <table:table-cell table:formula="of:=0.5*[.EN12]*(([.EN6]-[.EM6])/([.EN1]-[.EM1]))^2" office:value-type="float" office:value="0.0348239493282595" calcext:value-type="float">
            <text:p>0.03482394932826</text:p>
          </table:table-cell>
          <table:table-cell table:formula="of:=0.5*[.EO12]*(([.EO6]-[.EN6])/([.EO1]-[.EN1]))^2" office:value-type="float" office:value="0.0161737325203184" calcext:value-type="float">
            <text:p>0.016173732520318</text:p>
          </table:table-cell>
          <table:table-cell table:formula="of:=0.5*[.EP12]*(([.EP6]-[.EO6])/([.EP1]-[.EO1]))^2" office:value-type="float" office:value="0.0041442736053197" calcext:value-type="float">
            <text:p>0.00414427360532</text:p>
          </table:table-cell>
          <table:table-cell table:formula="of:=0.5*[.EQ12]*(([.EQ6]-[.EP6])/([.EQ1]-[.EP1]))^2" office:value-type="float" office:value="0.000006886073416226" calcext:value-type="float">
            <text:p>6.886073416226E-06</text:p>
          </table:table-cell>
          <table:table-cell table:formula="of:=0.5*[.ER12]*(([.ER6]-[.EQ6])/([.ER1]-[.EQ1]))^2" office:value-type="float" office:value="0.0007420803533319" calcext:value-type="float">
            <text:p>0.000742080353332</text:p>
          </table:table-cell>
          <table:table-cell table:formula="of:=0.5*[.ES12]*(([.ES6]-[.ER6])/([.ES1]-[.ER1]))^2" office:value-type="float" office:value="0.00230000685881149" calcext:value-type="float">
            <text:p>0.002300006858812</text:p>
          </table:table-cell>
          <table:table-cell table:formula="of:=0.5*[.ET12]*(([.ET6]-[.ES6])/([.ET1]-[.ES1]))^2" office:value-type="float" office:value="0.000111129141851115" calcext:value-type="float">
            <text:p>0.000111129141851</text:p>
          </table:table-cell>
          <table:table-cell table:formula="of:=0.5*[.EU12]*(([.EU6]-[.ET6])/([.EU1]-[.ET1]))^2" office:value-type="float" office:value="0.0026553597466167" calcext:value-type="float">
            <text:p>0.002655359746617</text:p>
          </table:table-cell>
          <table:table-cell table:formula="of:=0.5*[.EV12]*(([.EV6]-[.EU6])/([.EV1]-[.EU1]))^2" office:value-type="float" office:value="0.0079429745911292" calcext:value-type="float">
            <text:p>0.007942974591129</text:p>
          </table:table-cell>
          <table:table-cell table:formula="of:=0.5*[.EW12]*(([.EW6]-[.EV6])/([.EW1]-[.EV1]))^2" office:value-type="float" office:value="0.0313294361514999" calcext:value-type="float">
            <text:p>0.0313294361515</text:p>
          </table:table-cell>
          <table:table-cell table:formula="of:=0.5*[.EX12]*(([.EX6]-[.EW6])/([.EX1]-[.EW1]))^2" office:value-type="float" office:value="0.0404855754584137" calcext:value-type="float">
            <text:p>0.040485575458414</text:p>
          </table:table-cell>
          <table:table-cell table:formula="of:=0.5*[.EY12]*(([.EY6]-[.EX6])/([.EY1]-[.EX1]))^2" office:value-type="float" office:value="0.0578092956651453" calcext:value-type="float">
            <text:p>0.057809295665145</text:p>
          </table:table-cell>
          <table:table-cell table:formula="of:=0.5*[.EZ12]*(([.EZ6]-[.EY6])/([.EZ1]-[.EY1]))^2" office:value-type="float" office:value="0.0293844986961066" calcext:value-type="float">
            <text:p>0.029384498696107</text:p>
          </table:table-cell>
          <table:table-cell table:formula="of:=0.5*[.FA12]*(([.FA6]-[.EZ6])/([.FA1]-[.EZ1]))^2" office:value-type="float" office:value="0.0124483486666949" calcext:value-type="float">
            <text:p>0.012448348666695</text:p>
          </table:table-cell>
          <table:table-cell table:formula="of:=0.5*[.FB12]*(([.FB6]-[.FA6])/([.FB1]-[.FA1]))^2" office:value-type="float" office:value="0.00216809021157874" calcext:value-type="float">
            <text:p>0.002168090211579</text:p>
          </table:table-cell>
          <table:table-cell table:formula="of:=0.5*[.FC12]*(([.FC6]-[.FB6])/([.FC1]-[.FB1]))^2" office:value-type="float" office:value="0.0000804341488109097" calcext:value-type="float">
            <text:p>8.04341488109097E-05</text:p>
          </table:table-cell>
          <table:table-cell table:formula="of:=0.5*[.FD12]*(([.FD6]-[.FC6])/([.FD1]-[.FC1]))^2" office:value-type="float" office:value="0.00000133863443588288" calcext:value-type="float">
            <text:p>1.33863443588288E-06</text:p>
          </table:table-cell>
          <table:table-cell table:formula="of:=0.5*[.FE12]*(([.FE6]-[.FD6])/([.FE1]-[.FD1]))^2" office:value-type="float" office:value="0.000232321379845242" calcext:value-type="float">
            <text:p>0.000232321379845</text:p>
          </table:table-cell>
          <table:table-cell table:formula="of:=0.5*[.FF12]*(([.FF6]-[.FE6])/([.FF1]-[.FE1]))^2" office:value-type="float" office:value="0.000316850359945644" calcext:value-type="float">
            <text:p>0.000316850359946</text:p>
          </table:table-cell>
          <table:table-cell table:formula="of:=0.5*[.FG12]*(([.FG6]-[.FF6])/([.FG1]-[.FF1]))^2" office:value-type="float" office:value="0.000194727700885579" calcext:value-type="float">
            <text:p>0.000194727700886</text:p>
          </table:table-cell>
          <table:table-cell table:formula="of:=0.5*[.FH12]*(([.FH6]-[.FG6])/([.FH1]-[.FG1]))^2" office:value-type="float" office:value="0.000167728932508735" calcext:value-type="float">
            <text:p>0.000167728932509</text:p>
          </table:table-cell>
          <table:table-cell table:formula="of:=0.5*[.FI12]*(([.FI6]-[.FH6])/([.FI1]-[.FH1]))^2" office:value-type="float" office:value="0.00260596892240281" calcext:value-type="float">
            <text:p>0.002605968922403</text:p>
          </table:table-cell>
          <table:table-cell table:formula="of:=0.5*[.FJ12]*(([.FJ6]-[.FI6])/([.FJ1]-[.FI1]))^2" office:value-type="float" office:value="0.00128721660095213" calcext:value-type="float">
            <text:p>0.001287216600952</text:p>
          </table:table-cell>
          <table:table-cell table:formula="of:=0.5*[.FK12]*(([.FK6]-[.FJ6])/([.FK1]-[.FJ1]))^2" office:value-type="float" office:value="0.000408633557512202" calcext:value-type="float">
            <text:p>0.000408633557512</text:p>
          </table:table-cell>
          <table:table-cell table:formula="of:=0.5*[.FL12]*(([.FL6]-[.FK6])/([.FL1]-[.FK1]))^2" office:value-type="float" office:value="0.00775294161439362" calcext:value-type="float">
            <text:p>0.007752941614394</text:p>
          </table:table-cell>
          <table:table-cell table:formula="of:=0.5*[.FM12]*(([.FM6]-[.FL6])/([.FM1]-[.FL1]))^2" office:value-type="float" office:value="0.00160837314900716" calcext:value-type="float">
            <text:p>0.001608373149007</text:p>
          </table:table-cell>
          <table:table-cell table:formula="of:=0.5*[.FN12]*(([.FN6]-[.FM6])/([.FN1]-[.FM1]))^2" office:value-type="float" office:value="0.0243602979830582" calcext:value-type="float">
            <text:p>0.024360297983058</text:p>
          </table:table-cell>
          <table:table-cell table:formula="of:=0.5*[.FO12]*(([.FO6]-[.FN6])/([.FO1]-[.FN1]))^2" office:value-type="float" office:value="0.00127271477937292" calcext:value-type="float">
            <text:p>0.001272714779373</text:p>
          </table:table-cell>
          <table:table-cell table:formula="of:=0.5*[.FP12]*(([.FP6]-[.FO6])/([.FP1]-[.FO1]))^2" office:value-type="float" office:value="0.00209865028303715" calcext:value-type="float">
            <text:p>0.002098650283037</text:p>
          </table:table-cell>
          <table:table-cell table:formula="of:=0.5*[.FQ12]*(([.FQ6]-[.FP6])/([.FQ1]-[.FP1]))^2" office:value-type="float" office:value="0.0365320283286903" calcext:value-type="float">
            <text:p>0.03653202832869</text:p>
          </table:table-cell>
          <table:table-cell table:formula="of:=0.5*[.FR12]*(([.FR6]-[.FQ6])/([.FR1]-[.FQ1]))^2" office:value-type="float" office:value="0.0263446403138103" calcext:value-type="float">
            <text:p>0.02634464031381</text:p>
          </table:table-cell>
          <table:table-cell table:formula="of:=0.5*[.FS12]*(([.FS6]-[.FR6])/([.FS1]-[.FR1]))^2" office:value-type="float" office:value="0.0174868018777713" calcext:value-type="float">
            <text:p>0.017486801877771</text:p>
          </table:table-cell>
          <table:table-cell table:formula="of:=0.5*[.FT12]*(([.FT6]-[.FS6])/([.FT1]-[.FS1]))^2" office:value-type="float" office:value="0.00332461725067378" calcext:value-type="float">
            <text:p>0.003324617250674</text:p>
          </table:table-cell>
          <table:table-cell table:formula="of:=0.5*[.FU12]*(([.FU6]-[.FT6])/([.FU1]-[.FT1]))^2" office:value-type="float" office:value="0.0198748024430378" calcext:value-type="float">
            <text:p>0.019874802443038</text:p>
          </table:table-cell>
          <table:table-cell table:formula="of:=0.5*[.FV12]*(([.FV6]-[.FU6])/([.FV1]-[.FU1]))^2" office:value-type="float" office:value="0.0307551011359337" calcext:value-type="float">
            <text:p>0.030755101135934</text:p>
          </table:table-cell>
          <table:table-cell table:formula="of:=0.5*[.FW12]*(([.FW6]-[.FV6])/([.FW1]-[.FV1]))^2" office:value-type="float" office:value="0.0284590527115366" calcext:value-type="float">
            <text:p>0.028459052711537</text:p>
          </table:table-cell>
          <table:table-cell table:formula="of:=0.5*[.FX12]*(([.FX6]-[.FW6])/([.FX1]-[.FW1]))^2" office:value-type="float" office:value="0.00015275422547853" calcext:value-type="float">
            <text:p>0.000152754225479</text:p>
          </table:table-cell>
          <table:table-cell table:formula="of:=0.5*[.FY12]*(([.FY6]-[.FX6])/([.FY1]-[.FX1]))^2" office:value-type="float" office:value="0.0000209650913989783" calcext:value-type="float">
            <text:p>2.09650913989783E-05</text:p>
          </table:table-cell>
          <table:table-cell table:formula="of:=0.5*[.FZ12]*(([.FZ6]-[.FY6])/([.FZ1]-[.FY1]))^2" office:value-type="float" office:value="0.000598820007697117" calcext:value-type="float">
            <text:p>0.000598820007697</text:p>
          </table:table-cell>
          <table:table-cell table:formula="of:=0.5*[.GA12]*(([.GA6]-[.FZ6])/([.GA1]-[.FZ1]))^2" office:value-type="float" office:value="0.00382565807405318" calcext:value-type="float">
            <text:p>0.003825658074053</text:p>
          </table:table-cell>
          <table:table-cell table:formula="of:=0.5*[.GB12]*(([.GB6]-[.GA6])/([.GB1]-[.GA1]))^2" office:value-type="float" office:value="0.0162941767835927" calcext:value-type="float">
            <text:p>0.016294176783593</text:p>
          </table:table-cell>
          <table:table-cell table:formula="of:=0.5*[.GC12]*(([.GC6]-[.GB6])/([.GC1]-[.GB1]))^2" office:value-type="float" office:value="0.00165532675162807" calcext:value-type="float">
            <text:p>0.001655326751628</text:p>
          </table:table-cell>
          <table:table-cell table:formula="of:=0.5*[.GD12]*(([.GD6]-[.GC6])/([.GD1]-[.GC1]))^2" office:value-type="float" office:value="0.00302693863723994" calcext:value-type="float">
            <text:p>0.00302693863724</text:p>
          </table:table-cell>
          <table:table-cell table:formula="of:=0.5*[.GE12]*(([.GE6]-[.GD6])/([.GE1]-[.GD1]))^2" office:value-type="float" office:value="0.0213824141733512" calcext:value-type="float">
            <text:p>0.021382414173351</text:p>
          </table:table-cell>
          <table:table-cell table:formula="of:=0.5*[.GF12]*(([.GF6]-[.GE6])/([.GF1]-[.GE1]))^2" office:value-type="float" office:value="0.0303068304912047" calcext:value-type="float">
            <text:p>0.030306830491205</text:p>
          </table:table-cell>
          <table:table-cell table:formula="of:=0.5*[.GG12]*(([.GG6]-[.GF6])/([.GG1]-[.GF1]))^2" office:value-type="float" office:value="0.00253678552813266" calcext:value-type="float">
            <text:p>0.002536785528133</text:p>
          </table:table-cell>
          <table:table-cell table:formula="of:=0.5*[.GH12]*(([.GH6]-[.GG6])/([.GH1]-[.GG1]))^2" office:value-type="float" office:value="0.0000054730002150598" calcext:value-type="float">
            <text:p>5.4730002150598E-06</text:p>
          </table:table-cell>
          <table:table-cell table:formula="of:=0.5*[.GI12]*(([.GI6]-[.GH6])/([.GI1]-[.GH1]))^2" office:value-type="float" office:value="0.000010539387842656" calcext:value-type="float">
            <text:p>1.0539387842656E-05</text:p>
          </table:table-cell>
          <table:table-cell table:formula="of:=0.5*[.GJ12]*(([.GJ6]-[.GI6])/([.GJ1]-[.GI1]))^2" office:value-type="float" office:value="0.0000481295851096693" calcext:value-type="float">
            <text:p>4.81295851096693E-05</text:p>
          </table:table-cell>
          <table:table-cell table:formula="of:=0.5*[.GK12]*(([.GK6]-[.GJ6])/([.GK1]-[.GJ1]))^2" office:value-type="float" office:value="0.000590212013940774" calcext:value-type="float">
            <text:p>0.000590212013941</text:p>
          </table:table-cell>
          <table:table-cell table:formula="of:=0.5*[.GL12]*(([.GL6]-[.GK6])/([.GL1]-[.GK1]))^2" office:value-type="float" office:value="0.00166926829549892" calcext:value-type="float">
            <text:p>0.001669268295499</text:p>
          </table:table-cell>
          <table:table-cell table:formula="of:=0.5*[.GM12]*(([.GM6]-[.GL6])/([.GM1]-[.GL1]))^2" office:value-type="float" office:value="0.00245528355961869" calcext:value-type="float">
            <text:p>0.002455283559619</text:p>
          </table:table-cell>
          <table:table-cell table:formula="of:=0.5*[.GN12]*(([.GN6]-[.GM6])/([.GN1]-[.GM1]))^2" office:value-type="float" office:value="0.00857191980446966" calcext:value-type="float">
            <text:p>0.00857191980447</text:p>
          </table:table-cell>
          <table:table-cell table:formula="of:=0.5*[.GO12]*(([.GO6]-[.GN6])/([.GO1]-[.GN1]))^2" office:value-type="float" office:value="0.00409539093867042" calcext:value-type="float">
            <text:p>0.00409539093867</text:p>
          </table:table-cell>
          <table:table-cell table:formula="of:=0.5*[.GP12]*(([.GP6]-[.GO6])/([.GP1]-[.GO1]))^2" office:value-type="float" office:value="0.0213274131828902" calcext:value-type="float">
            <text:p>0.02132741318289</text:p>
          </table:table-cell>
          <table:table-cell table:formula="of:=0.5*[.GQ12]*(([.GQ6]-[.GP6])/([.GQ1]-[.GP1]))^2" office:value-type="float" office:value="0.00475932627760624" calcext:value-type="float">
            <text:p>0.004759326277606</text:p>
          </table:table-cell>
          <table:table-cell table:formula="of:=0.5*[.GR12]*(([.GR6]-[.GQ6])/([.GR1]-[.GQ1]))^2" office:value-type="float" office:value="0.0267385998007308" calcext:value-type="float">
            <text:p>0.026738599800731</text:p>
          </table:table-cell>
          <table:table-cell table:formula="of:=0.5*[.GS12]*(([.GS6]-[.GR6])/([.GS1]-[.GR1]))^2" office:value-type="float" office:value="0.0460556405145448" calcext:value-type="float">
            <text:p>0.046055640514545</text:p>
          </table:table-cell>
          <table:table-cell table:formula="of:=0.5*[.GT12]*(([.GT6]-[.GS6])/([.GT1]-[.GS1]))^2" office:value-type="float" office:value="0.0510852675577926" calcext:value-type="float">
            <text:p>0.051085267557793</text:p>
          </table:table-cell>
          <table:table-cell table:formula="of:=0.5*[.GU12]*(([.GU6]-[.GT6])/([.GU1]-[.GT1]))^2" office:value-type="float" office:value="0.0145571360087442" calcext:value-type="float">
            <text:p>0.014557136008744</text:p>
          </table:table-cell>
          <table:table-cell table:formula="of:=0.5*[.GV12]*(([.GV6]-[.GU6])/([.GV1]-[.GU1]))^2" office:value-type="float" office:value="0.00300742025315562" calcext:value-type="float">
            <text:p>0.003007420253156</text:p>
          </table:table-cell>
          <table:table-cell table:formula="of:=0.5*[.GW12]*(([.GW6]-[.GV6])/([.GW1]-[.GV1]))^2" office:value-type="float" office:value="0.018069625579767" calcext:value-type="float">
            <text:p>0.018069625579767</text:p>
          </table:table-cell>
          <table:table-cell table:formula="of:=0.5*[.GX12]*(([.GX6]-[.GW6])/([.GX1]-[.GW1]))^2" office:value-type="float" office:value="0.0392364731015727" calcext:value-type="float">
            <text:p>0.039236473101573</text:p>
          </table:table-cell>
          <table:table-cell table:formula="of:=0.5*[.GY12]*(([.GY6]-[.GX6])/([.GY1]-[.GX1]))^2" office:value-type="float" office:value="0.0680241194266591" calcext:value-type="float">
            <text:p>0.068024119426659</text:p>
          </table:table-cell>
          <table:table-cell table:formula="of:=0.5*[.GZ12]*(([.GZ6]-[.GY6])/([.GZ1]-[.GY1]))^2" office:value-type="float" office:value="0.0155451650234144" calcext:value-type="float">
            <text:p>0.015545165023414</text:p>
          </table:table-cell>
          <table:table-cell table:formula="of:=0.5*[.HA12]*(([.HA6]-[.GZ6])/([.HA1]-[.GZ1]))^2" office:value-type="float" office:value="0.0302547290692397" calcext:value-type="float">
            <text:p>0.03025472906924</text:p>
          </table:table-cell>
          <table:table-cell table:formula="of:=0.5*[.HB12]*(([.HB6]-[.HA6])/([.HB1]-[.HA1]))^2" office:value-type="float" office:value="0.0246522032922046" calcext:value-type="float">
            <text:p>0.024652203292205</text:p>
          </table:table-cell>
          <table:table-cell table:formula="of:=0.5*[.HC12]*(([.HC6]-[.HB6])/([.HC1]-[.HB1]))^2" office:value-type="float" office:value="0.000188893167740645" calcext:value-type="float">
            <text:p>0.000188893167741</text:p>
          </table:table-cell>
          <table:table-cell table:formula="of:=0.5*[.HD12]*(([.HD6]-[.HC6])/([.HD1]-[.HC1]))^2" office:value-type="float" office:value="0.0026771399102997" calcext:value-type="float">
            <text:p>0.0026771399103</text:p>
          </table:table-cell>
          <table:table-cell table:formula="of:=0.5*[.HE12]*(([.HE6]-[.HD6])/([.HE1]-[.HD1]))^2" office:value-type="float" office:value="0.000100225069706579" calcext:value-type="float">
            <text:p>0.000100225069707</text:p>
          </table:table-cell>
          <table:table-cell table:formula="of:=0.5*[.HF12]*(([.HF6]-[.HE6])/([.HF1]-[.HE1]))^2" office:value-type="float" office:value="0.000667387622447281" calcext:value-type="float">
            <text:p>0.000667387622447</text:p>
          </table:table-cell>
          <table:table-cell table:formula="of:=0.5*[.HG12]*(([.HG6]-[.HF6])/([.HG1]-[.HF1]))^2" office:value-type="float" office:value="0.0110591940839983" calcext:value-type="float">
            <text:p>0.011059194083998</text:p>
          </table:table-cell>
          <table:table-cell table:formula="of:=0.5*[.HH12]*(([.HH6]-[.HG6])/([.HH1]-[.HG1]))^2" office:value-type="float" office:value="0.00386857811236982" calcext:value-type="float">
            <text:p>0.00386857811237</text:p>
          </table:table-cell>
          <table:table-cell table:formula="of:=0.5*[.HI12]*(([.HI6]-[.HH6])/([.HI1]-[.HH1]))^2" office:value-type="float" office:value="0.0131654778605368" calcext:value-type="float">
            <text:p>0.013165477860537</text:p>
          </table:table-cell>
          <table:table-cell table:formula="of:=0.5*[.HJ12]*(([.HJ6]-[.HI6])/([.HJ1]-[.HI1]))^2" office:value-type="float" office:value="0.0185724746864496" calcext:value-type="float">
            <text:p>0.01857247468645</text:p>
          </table:table-cell>
          <table:table-cell table:formula="of:=0.5*[.HK12]*(([.HK6]-[.HJ6])/([.HK1]-[.HJ1]))^2" office:value-type="float" office:value="0.0101002196008217" calcext:value-type="float">
            <text:p>0.010100219600822</text:p>
          </table:table-cell>
          <table:table-cell table:formula="of:=0.5*[.HL12]*(([.HL6]-[.HK6])/([.HL1]-[.HK1]))^2" office:value-type="float" office:value="0.000483250056069579" calcext:value-type="float">
            <text:p>0.00048325005607</text:p>
          </table:table-cell>
          <table:table-cell table:formula="of:=0.5*[.HM12]*(([.HM6]-[.HL6])/([.HM1]-[.HL1]))^2" office:value-type="float" office:value="0.0000100207865645362" calcext:value-type="float">
            <text:p>1.00207865645362E-05</text:p>
          </table:table-cell>
          <table:table-cell table:formula="of:=0.5*[.HN12]*(([.HN6]-[.HM6])/([.HN1]-[.HM1]))^2" office:value-type="float" office:value="0.0119999029748689" calcext:value-type="float">
            <text:p>0.011999902974869</text:p>
          </table:table-cell>
          <table:table-cell table:formula="of:=0.5*[.HO12]*(([.HO6]-[.HN6])/([.HO1]-[.HN1]))^2" office:value-type="float" office:value="0.026833257805881" calcext:value-type="float">
            <text:p>0.026833257805881</text:p>
          </table:table-cell>
          <table:table-cell table:formula="of:=0.5*[.HP12]*(([.HP6]-[.HO6])/([.HP1]-[.HO1]))^2" office:value-type="float" office:value="0.00855985060545696" calcext:value-type="float">
            <text:p>0.008559850605457</text:p>
          </table:table-cell>
          <table:table-cell table:formula="of:=0.5*[.HQ12]*(([.HQ6]-[.HP6])/([.HQ1]-[.HP1]))^2" office:value-type="float" office:value="0.000953775220930731" calcext:value-type="float">
            <text:p>0.000953775220931</text:p>
          </table:table-cell>
          <table:table-cell table:formula="of:=0.5*[.HR12]*(([.HR6]-[.HQ6])/([.HR1]-[.HQ1]))^2" office:value-type="float" office:value="0.00283106369773248" calcext:value-type="float">
            <text:p>0.002831063697732</text:p>
          </table:table-cell>
          <table:table-cell table:formula="of:=0.5*[.HS12]*(([.HS6]-[.HR6])/([.HS1]-[.HR1]))^2" office:value-type="float" office:value="0.00115150050070875" calcext:value-type="float">
            <text:p>0.001151500500709</text:p>
          </table:table-cell>
          <table:table-cell table:formula="of:=0.5*[.HT12]*(([.HT6]-[.HS6])/([.HT1]-[.HS1]))^2" office:value-type="float" office:value="0.00293750202127024" calcext:value-type="float">
            <text:p>0.00293750202127</text:p>
          </table:table-cell>
          <table:table-cell table:formula="of:=0.5*[.HU12]*(([.HU6]-[.HT6])/([.HU1]-[.HT1]))^2" office:value-type="float" office:value="0.00358094314060248" calcext:value-type="float">
            <text:p>0.003580943140602</text:p>
          </table:table-cell>
          <table:table-cell table:formula="of:=0.5*[.HV12]*(([.HV6]-[.HU6])/([.HV1]-[.HU1]))^2" office:value-type="float" office:value="0.0015978705101536" calcext:value-type="float">
            <text:p>0.001597870510154</text:p>
          </table:table-cell>
          <table:table-cell table:formula="of:=0.5*[.HW12]*(([.HW6]-[.HV6])/([.HW1]-[.HV1]))^2" office:value-type="float" office:value="0.00326739779012934" calcext:value-type="float">
            <text:p>0.003267397790129</text:p>
          </table:table-cell>
          <table:table-cell table:formula="of:=0.5*[.HX12]*(([.HX6]-[.HW6])/([.HX1]-[.HW1]))^2" office:value-type="float" office:value="0.00331954341341245" calcext:value-type="float">
            <text:p>0.003319543413412</text:p>
          </table:table-cell>
          <table:table-cell table:formula="of:=0.5*[.HY12]*(([.HY6]-[.HX6])/([.HY1]-[.HX1]))^2" office:value-type="float" office:value="0.000149590171809029" calcext:value-type="float">
            <text:p>0.000149590171809</text:p>
          </table:table-cell>
          <table:table-cell table:formula="of:=0.5*[.HZ12]*(([.HZ6]-[.HY6])/([.HZ1]-[.HY1]))^2" office:value-type="float" office:value="0.0226481879536788" calcext:value-type="float">
            <text:p>0.022648187953679</text:p>
          </table:table-cell>
          <table:table-cell table:formula="of:=0.5*[.IA12]*(([.IA6]-[.HZ6])/([.IA1]-[.HZ1]))^2" office:value-type="float" office:value="0.000937808925533351" calcext:value-type="float">
            <text:p>0.000937808925533</text:p>
          </table:table-cell>
          <table:table-cell table:formula="of:=0.5*[.IB12]*(([.IB6]-[.IA6])/([.IB1]-[.IA1]))^2" office:value-type="float" office:value="0.0149619692535551" calcext:value-type="float">
            <text:p>0.014961969253555</text:p>
          </table:table-cell>
          <table:table-cell table:formula="of:=0.5*[.IC12]*(([.IC6]-[.IB6])/([.IC1]-[.IB1]))^2" office:value-type="float" office:value="0.0242436413286837" calcext:value-type="float">
            <text:p>0.024243641328684</text:p>
          </table:table-cell>
          <table:table-cell table:formula="of:=0.5*[.ID12]*(([.ID6]-[.IC6])/([.ID1]-[.IC1]))^2" office:value-type="float" office:value="0.0162415593283483" calcext:value-type="float">
            <text:p>0.016241559328348</text:p>
          </table:table-cell>
          <table:table-cell table:formula="of:=0.5*[.IE12]*(([.IE6]-[.ID6])/([.IE1]-[.ID1]))^2" office:value-type="float" office:value="0.00773554442566928" calcext:value-type="float">
            <text:p>0.007735544425669</text:p>
          </table:table-cell>
          <table:table-cell table:formula="of:=0.5*[.IF12]*(([.IF6]-[.IE6])/([.IF1]-[.IE1]))^2" office:value-type="float" office:value="0.0584861720625663" calcext:value-type="float">
            <text:p>0.058486172062566</text:p>
          </table:table-cell>
          <table:table-cell table:formula="of:=0.5*[.IG12]*(([.IG6]-[.IF6])/([.IG1]-[.IF1]))^2" office:value-type="float" office:value="0.00833587182907047" calcext:value-type="float">
            <text:p>0.00833587182907</text:p>
          </table:table-cell>
          <table:table-cell table:formula="of:=0.5*[.IH12]*(([.IH6]-[.IG6])/([.IH1]-[.IG1]))^2" office:value-type="float" office:value="0.00235400576279517" calcext:value-type="float">
            <text:p>0.002354005762795</text:p>
          </table:table-cell>
          <table:table-cell table:formula="of:=0.5*[.II12]*(([.II6]-[.IH6])/([.II1]-[.IH1]))^2" office:value-type="float" office:value="0.00024683989745535" calcext:value-type="float">
            <text:p>0.000246839897455</text:p>
          </table:table-cell>
          <table:table-cell table:formula="of:=0.5*[.IJ12]*(([.IJ6]-[.II6])/([.IJ1]-[.II1]))^2" office:value-type="float" office:value="0.000399909177787345" calcext:value-type="float">
            <text:p>0.000399909177787</text:p>
          </table:table-cell>
          <table:table-cell table:formula="of:=0.5*[.IK12]*(([.IK6]-[.IJ6])/([.IK1]-[.IJ1]))^2" office:value-type="float" office:value="0.00183285186479407" calcext:value-type="float">
            <text:p>0.001832851864794</text:p>
          </table:table-cell>
          <table:table-cell table:formula="of:=0.5*[.IL12]*(([.IL6]-[.IK6])/([.IL1]-[.IK1]))^2" office:value-type="float" office:value="0.0171429949575179" calcext:value-type="float">
            <text:p>0.017142994957518</text:p>
          </table:table-cell>
          <table:table-cell table:formula="of:=0.5*[.IM12]*(([.IM6]-[.IL6])/([.IM1]-[.IL1]))^2" office:value-type="float" office:value="0.0223150408556639" calcext:value-type="float">
            <text:p>0.022315040855664</text:p>
          </table:table-cell>
          <table:table-cell table:formula="of:=0.5*[.IN12]*(([.IN6]-[.IM6])/([.IN1]-[.IM1]))^2" office:value-type="float" office:value="0.019540443453492" calcext:value-type="float">
            <text:p>0.019540443453492</text:p>
          </table:table-cell>
          <table:table-cell table:formula="of:=0.5*[.IO12]*(([.IO6]-[.IN6])/([.IO1]-[.IN1]))^2" office:value-type="float" office:value="0.041416604241271" calcext:value-type="float">
            <text:p>0.041416604241271</text:p>
          </table:table-cell>
          <table:table-cell table:formula="of:=0.5*[.IP12]*(([.IP6]-[.IO6])/([.IP1]-[.IO1]))^2" office:value-type="float" office:value="0.002705104972361" calcext:value-type="float">
            <text:p>0.002705104972361</text:p>
          </table:table-cell>
          <table:table-cell table:formula="of:=0.5*[.IQ12]*(([.IQ6]-[.IP6])/([.IQ1]-[.IP1]))^2" office:value-type="float" office:value="0.0529735516600335" calcext:value-type="float">
            <text:p>0.052973551660034</text:p>
          </table:table-cell>
          <table:table-cell table:formula="of:=0.5*[.IR12]*(([.IR6]-[.IQ6])/([.IR1]-[.IQ1]))^2" office:value-type="float" office:value="0.00544946974166612" calcext:value-type="float">
            <text:p>0.005449469741666</text:p>
          </table:table-cell>
          <table:table-cell table:formula="of:=0.5*[.IS12]*(([.IS6]-[.IR6])/([.IS1]-[.IR1]))^2" office:value-type="float" office:value="0.00156183346402492" calcext:value-type="float">
            <text:p>0.001561833464025</text:p>
          </table:table-cell>
          <table:table-cell table:formula="of:=0.5*[.IT12]*(([.IT6]-[.IS6])/([.IT1]-[.IS1]))^2" office:value-type="float" office:value="0.00513064693224892" calcext:value-type="float">
            <text:p>0.005130646932249</text:p>
          </table:table-cell>
          <table:table-cell table:formula="of:=0.5*[.IU12]*(([.IU6]-[.IT6])/([.IU1]-[.IT1]))^2" office:value-type="float" office:value="0.00013178572232706" calcext:value-type="float">
            <text:p>0.000131785722327</text:p>
          </table:table-cell>
          <table:table-cell table:formula="of:=0.5*[.IV12]*(([.IV6]-[.IU6])/([.IV1]-[.IU1]))^2" office:value-type="float" office:value="0.000684981553135959" calcext:value-type="float">
            <text:p>0.000684981553136</text:p>
          </table:table-cell>
          <table:table-cell table:formula="of:=0.5*[.IW12]*(([.IW6]-[.IV6])/([.IW1]-[.IV1]))^2" office:value-type="float" office:value="0.00232008466592521" calcext:value-type="float">
            <text:p>0.002320084665925</text:p>
          </table:table-cell>
          <table:table-cell table:formula="of:=0.5*[.IX12]*(([.IX6]-[.IW6])/([.IX1]-[.IW1]))^2" office:value-type="float" office:value="0.00381948778244821" calcext:value-type="float">
            <text:p>0.003819487782448</text:p>
          </table:table-cell>
          <table:table-cell table:formula="of:=0.5*[.IY12]*(([.IY6]-[.IX6])/([.IY1]-[.IX1]))^2" office:value-type="float" office:value="0.000000702286058307215" calcext:value-type="float">
            <text:p>7.02286058307215E-07</text:p>
          </table:table-cell>
          <table:table-cell table:formula="of:=0.5*[.IZ12]*(([.IZ6]-[.IY6])/([.IZ1]-[.IY1]))^2" office:value-type="float" office:value="0.0118562018618546" calcext:value-type="float">
            <text:p>0.011856201861855</text:p>
          </table:table-cell>
          <table:table-cell table:formula="of:=0.5*[.JA12]*(([.JA6]-[.IZ6])/([.JA1]-[.IZ1]))^2" office:value-type="float" office:value="0.030161279005424" calcext:value-type="float">
            <text:p>0.030161279005424</text:p>
          </table:table-cell>
          <table:table-cell table:formula="of:=0.5*[.JB12]*(([.JB6]-[.JA6])/([.JB1]-[.JA1]))^2" office:value-type="float" office:value="0.0208604837480777" calcext:value-type="float">
            <text:p>0.020860483748078</text:p>
          </table:table-cell>
          <table:table-cell table:formula="of:=0.5*[.JC12]*(([.JC6]-[.JB6])/([.JC1]-[.JB1]))^2" office:value-type="float" office:value="0.00417211132080301" calcext:value-type="float">
            <text:p>0.004172111320803</text:p>
          </table:table-cell>
          <table:table-cell table:formula="of:=0.5*[.JD12]*(([.JD6]-[.JC6])/([.JD1]-[.JC1]))^2" office:value-type="float" office:value="0.000174105224832997" calcext:value-type="float">
            <text:p>0.000174105224833</text:p>
          </table:table-cell>
          <table:table-cell table:formula="of:=0.5*[.JE12]*(([.JE6]-[.JD6])/([.JE1]-[.JD1]))^2" office:value-type="float" office:value="0.000000173520097829536" calcext:value-type="float">
            <text:p>1.73520097829536E-07</text:p>
          </table:table-cell>
          <table:table-cell table:formula="of:=0.5*[.JF12]*(([.JF6]-[.JE6])/([.JF1]-[.JE1]))^2" office:value-type="float" office:value="0.00127904485157307" calcext:value-type="float">
            <text:p>0.001279044851573</text:p>
          </table:table-cell>
          <table:table-cell table:formula="of:=0.5*[.JG12]*(([.JG6]-[.JF6])/([.JG1]-[.JF1]))^2" office:value-type="float" office:value="0.00440278584648903" calcext:value-type="float">
            <text:p>0.004402785846489</text:p>
          </table:table-cell>
          <table:table-cell table:formula="of:=0.5*[.JH12]*(([.JH6]-[.JG6])/([.JH1]-[.JG1]))^2" office:value-type="float" office:value="0.00319191000427975" calcext:value-type="float">
            <text:p>0.00319191000428</text:p>
          </table:table-cell>
          <table:table-cell table:formula="of:=0.5*[.JI12]*(([.JI6]-[.JH6])/([.JI1]-[.JH1]))^2" office:value-type="float" office:value="0.0101228636363889" calcext:value-type="float">
            <text:p>0.010122863636389</text:p>
          </table:table-cell>
          <table:table-cell table:formula="of:=0.5*[.JJ12]*(([.JJ6]-[.JI6])/([.JJ1]-[.JI1]))^2" office:value-type="float" office:value="0.00892610478594244" calcext:value-type="float">
            <text:p>0.008926104785942</text:p>
          </table:table-cell>
          <table:table-cell table:formula="of:=0.5*[.JK12]*(([.JK6]-[.JJ6])/([.JK1]-[.JJ1]))^2" office:value-type="float" office:value="0.0350026249419873" calcext:value-type="float">
            <text:p>0.035002624941987</text:p>
          </table:table-cell>
          <table:table-cell table:formula="of:=0.5*[.JL12]*(([.JL6]-[.JK6])/([.JL1]-[.JK1]))^2" office:value-type="float" office:value="0.0410063428706098" calcext:value-type="float">
            <text:p>0.04100634287061</text:p>
          </table:table-cell>
          <table:table-cell table:formula="of:=0.5*[.JM12]*(([.JM6]-[.JL6])/([.JM1]-[.JL1]))^2" office:value-type="float" office:value="0.00507858731731424" calcext:value-type="float">
            <text:p>0.005078587317314</text:p>
          </table:table-cell>
          <table:table-cell table:formula="of:=0.5*[.JN12]*(([.JN6]-[.JM6])/([.JN1]-[.JM1]))^2" office:value-type="float" office:value="0.0182649588086378" calcext:value-type="float">
            <text:p>0.018264958808638</text:p>
          </table:table-cell>
          <table:table-cell table:formula="of:=0.5*[.JO12]*(([.JO6]-[.JN6])/([.JO1]-[.JN1]))^2" office:value-type="float" office:value="0.00368872654292762" calcext:value-type="float">
            <text:p>0.003688726542928</text:p>
          </table:table-cell>
          <table:table-cell table:formula="of:=0.5*[.JP12]*(([.JP6]-[.JO6])/([.JP1]-[.JO1]))^2" office:value-type="float" office:value="0.0334371414840715" calcext:value-type="float">
            <text:p>0.033437141484072</text:p>
          </table:table-cell>
          <table:table-cell table:formula="of:=0.5*[.JQ12]*(([.JQ6]-[.JP6])/([.JQ1]-[.JP1]))^2" office:value-type="float" office:value="0.000386552115634106" calcext:value-type="float">
            <text:p>0.000386552115634</text:p>
          </table:table-cell>
          <table:table-cell table:formula="of:=0.5*[.JR12]*(([.JR6]-[.JQ6])/([.JR1]-[.JQ1]))^2" office:value-type="float" office:value="0.000786436314978683" calcext:value-type="float">
            <text:p>0.000786436314979</text:p>
          </table:table-cell>
          <table:table-cell table:formula="of:=0.5*[.JS12]*(([.JS6]-[.JR6])/([.JS1]-[.JR1]))^2" office:value-type="float" office:value="0.00247152988376686" calcext:value-type="float">
            <text:p>0.002471529883767</text:p>
          </table:table-cell>
          <table:table-cell table:formula="of:=0.5*[.JT12]*(([.JT6]-[.JS6])/([.JT1]-[.JS1]))^2" office:value-type="float" office:value="0.00189619236534157" calcext:value-type="float">
            <text:p>0.001896192365342</text:p>
          </table:table-cell>
          <table:table-cell table:formula="of:=0.5*[.JU12]*(([.JU6]-[.JT6])/([.JU1]-[.JT1]))^2" office:value-type="float" office:value="0.000290340383104752" calcext:value-type="float">
            <text:p>0.000290340383105</text:p>
          </table:table-cell>
          <table:table-cell table:formula="of:=0.5*[.JV12]*(([.JV6]-[.JU6])/([.JV1]-[.JU1]))^2" office:value-type="float" office:value="0.000483090421338441" calcext:value-type="float">
            <text:p>0.000483090421338</text:p>
          </table:table-cell>
          <table:table-cell table:formula="of:=0.5*[.JW12]*(([.JW6]-[.JV6])/([.JW1]-[.JV1]))^2" office:value-type="float" office:value="0.000000591568456087572" calcext:value-type="float">
            <text:p>5.91568456087572E-07</text:p>
          </table:table-cell>
          <table:table-cell table:formula="of:=0.5*[.JX12]*(([.JX6]-[.JW6])/([.JX1]-[.JW1]))^2" office:value-type="float" office:value="0.0000329391221099351" calcext:value-type="float">
            <text:p>3.29391221099351E-05</text:p>
          </table:table-cell>
          <table:table-cell table:formula="of:=0.5*[.JY12]*(([.JY6]-[.JX6])/([.JY1]-[.JX1]))^2" office:value-type="float" office:value="0.00000655762059268852" calcext:value-type="float">
            <text:p>6.55762059268852E-06</text:p>
          </table:table-cell>
          <table:table-cell table:formula="of:=0.5*[.JZ12]*(([.JZ6]-[.JY6])/([.JZ1]-[.JY1]))^2" office:value-type="float" office:value="0.0000781041475999749" calcext:value-type="float">
            <text:p>7.81041475999749E-05</text:p>
          </table:table-cell>
          <table:table-cell table:formula="of:=0.5*[.KA12]*(([.KA6]-[.JZ6])/([.KA1]-[.JZ1]))^2" office:value-type="float" office:value="0.0000019355346366759" calcext:value-type="float">
            <text:p>1.9355346366759E-06</text:p>
          </table:table-cell>
          <table:table-cell table:formula="of:=0.5*[.KB12]*(([.KB6]-[.KA6])/([.KB1]-[.KA1]))^2" office:value-type="float" office:value="0.00000131967628397114" calcext:value-type="float">
            <text:p>1.31967628397114E-06</text:p>
          </table:table-cell>
          <table:table-cell table:formula="of:=0.5*[.KC12]*(([.KC6]-[.KB6])/([.KC1]-[.KB1]))^2" office:value-type="float" office:value="0.0000118684470899002" calcext:value-type="float">
            <text:p>1.18684470899002E-05</text:p>
          </table:table-cell>
          <table:table-cell table:formula="of:=0.5*[.KD12]*(([.KD6]-[.KC6])/([.KD1]-[.KC1]))^2" office:value-type="float" office:value="0.00000000314886098783736" calcext:value-type="float">
            <text:p>3.14886098783736E-09</text:p>
          </table:table-cell>
          <table:table-cell table:formula="of:=0.5*[.KE12]*(([.KE6]-[.KD6])/([.KE1]-[.KD1]))^2" office:value-type="float" office:value="0.000000169927021240019" calcext:value-type="float">
            <text:p>1.69927021240019E-07</text:p>
          </table:table-cell>
          <table:table-cell table:formula="of:=0.5*[.KF12]*(([.KF6]-[.KE6])/([.KF1]-[.KE1]))^2" office:value-type="float" office:value="0.000000776914408921154" calcext:value-type="float">
            <text:p>7.76914408921154E-07</text:p>
          </table:table-cell>
          <table:table-cell table:formula="of:=0.5*[.KG12]*(([.KG6]-[.KF6])/([.KG1]-[.KF1]))^2" office:value-type="float" office:value="0.0000000000752901766521369" calcext:value-type="float">
            <text:p>7.52901766521369E-11</text:p>
          </table:table-cell>
          <table:table-cell table:formula="of:=0.5*[.KH12]*(([.KH6]-[.KG6])/([.KH1]-[.KG1]))^2" office:value-type="float" office:value="0.00000000287975678081674" calcext:value-type="float">
            <text:p>2.87975678081674E-09</text:p>
          </table:table-cell>
          <table:table-cell table:formula="of:=0.5*[.KI12]*(([.KI6]-[.KH6])/([.KI1]-[.KH1]))^2" office:value-type="float" office:value="0.000000760086219351105" calcext:value-type="float">
            <text:p>7.60086219351105E-07</text:p>
          </table:table-cell>
          <table:table-cell table:formula="of:=0.5*[.KJ12]*(([.KJ6]-[.KI6])/([.KJ1]-[.KI1]))^2" office:value-type="float" office:value="0.000000110208404834456" calcext:value-type="float">
            <text:p>1.10208404834456E-07</text:p>
          </table:table-cell>
          <table:table-cell table:formula="of:=0.5*[.KK12]*(([.KK6]-[.KJ6])/([.KK1]-[.KJ1]))^2" office:value-type="float" office:value="0.00000113065449888422" calcext:value-type="float">
            <text:p>1.13065449888422E-06</text:p>
          </table:table-cell>
          <table:table-cell table:formula="of:=0.5*[.KL12]*(([.KL6]-[.KK6])/([.KL1]-[.KK1]))^2" office:value-type="float" office:value="0.000000708366790549338" calcext:value-type="float">
            <text:p>7.08366790549338E-07</text:p>
          </table:table-cell>
          <table:table-cell table:formula="of:=0.5*[.KM12]*(([.KM6]-[.KL6])/([.KM1]-[.KL1]))^2" office:value-type="float" office:value="0.0000000164522601859863" calcext:value-type="float">
            <text:p>1.64522601859863E-08</text:p>
          </table:table-cell>
          <table:table-cell table:formula="of:=0.5*[.KN12]*(([.KN6]-[.KM6])/([.KN1]-[.KM1]))^2" office:value-type="float" office:value="0.000000362371548502166" calcext:value-type="float">
            <text:p>3.62371548502166E-07</text:p>
          </table:table-cell>
          <table:table-cell table:formula="of:=0.5*[.KO12]*(([.KO6]-[.KN6])/([.KO1]-[.KN1]))^2" office:value-type="float" office:value="0.00000330261840005926" calcext:value-type="float">
            <text:p>3.30261840005926E-06</text:p>
          </table:table-cell>
          <table:table-cell table:formula="of:=0.5*[.KP12]*(([.KP6]-[.KO6])/([.KP1]-[.KO1]))^2" office:value-type="float" office:value="0.000000027525626720421" calcext:value-type="float">
            <text:p>2.7525626720421E-08</text:p>
          </table:table-cell>
          <table:table-cell table:formula="of:=0.5*[.KQ12]*(([.KQ6]-[.KP6])/([.KQ1]-[.KP1]))^2" office:value-type="float" office:value="0.000000190458080875877" calcext:value-type="float">
            <text:p>1.90458080875877E-07</text:p>
          </table:table-cell>
          <table:table-cell table:formula="of:=0.5*[.KR12]*(([.KR6]-[.KQ6])/([.KR1]-[.KQ1]))^2" office:value-type="float" office:value="0.0000000324667650900005" calcext:value-type="float">
            <text:p>3.24667650900005E-08</text:p>
          </table:table-cell>
          <table:table-cell table:formula="of:=0.5*[.KS12]*(([.KS6]-[.KR6])/([.KS1]-[.KR1]))^2" office:value-type="float" office:value="0.000000217231340678411" calcext:value-type="float">
            <text:p>2.17231340678411E-07</text:p>
          </table:table-cell>
          <table:table-cell table:formula="of:=0.5*[.KT12]*(([.KT6]-[.KS6])/([.KT1]-[.KS1]))^2" office:value-type="float" office:value="0.000000088254583315574" calcext:value-type="float">
            <text:p>8.8254583315574E-08</text:p>
          </table:table-cell>
          <table:table-cell table:formula="of:=0.5*[.KU12]*(([.KU6]-[.KT6])/([.KU1]-[.KT1]))^2" office:value-type="float" office:value="0.000000119272553429094" calcext:value-type="float">
            <text:p>1.19272553429094E-07</text:p>
          </table:table-cell>
          <table:table-cell table:formula="of:=0.5*[.KV12]*(([.KV6]-[.KU6])/([.KV1]-[.KU1]))^2" office:value-type="float" office:value="0.00000053041006697572" calcext:value-type="float">
            <text:p>5.3041006697572E-07</text:p>
          </table:table-cell>
          <table:table-cell table:formula="of:=0.5*[.KW12]*(([.KW6]-[.KV6])/([.KW1]-[.KV1]))^2" office:value-type="float" office:value="0.000000276864084043646" calcext:value-type="float">
            <text:p>2.76864084043646E-07</text:p>
          </table:table-cell>
          <table:table-cell table:formula="of:=0.5*[.KX12]*(([.KX6]-[.KW6])/([.KX1]-[.KW1]))^2" office:value-type="float" office:value="0.000000288925475782161" calcext:value-type="float">
            <text:p>2.88925475782161E-07</text:p>
          </table:table-cell>
          <table:table-cell table:formula="of:=0.5*[.KY12]*(([.KY6]-[.KX6])/([.KY1]-[.KX1]))^2" office:value-type="float" office:value="0.000000517574554613592" calcext:value-type="float">
            <text:p>5.17574554613592E-07</text:p>
          </table:table-cell>
          <table:table-cell table:formula="of:=0.5*[.KZ12]*(([.KZ6]-[.KY6])/([.KZ1]-[.KY1]))^2" office:value-type="float" office:value="0.000000189943198343642" calcext:value-type="float">
            <text:p>1.89943198343642E-07</text:p>
          </table:table-cell>
          <table:table-cell table:formula="of:=0.5*[.LA12]*(([.LA6]-[.KZ6])/([.LA1]-[.KZ1]))^2" office:value-type="float" office:value="0.000000619679565556616" calcext:value-type="float">
            <text:p>6.19679565556616E-07</text:p>
          </table:table-cell>
          <table:table-cell table:formula="of:=0.5*[.LB12]*(([.LB6]-[.LA6])/([.LB1]-[.LA1]))^2" office:value-type="float" office:value="0.000000247316684967617" calcext:value-type="float">
            <text:p>2.47316684967617E-07</text:p>
          </table:table-cell>
          <table:table-cell table:formula="of:=0.5*[.LC12]*(([.LC6]-[.LB6])/([.LC1]-[.LB1]))^2" office:value-type="float" office:value="0.00000000258932676312824" calcext:value-type="float">
            <text:p>2.58932676312824E-09</text:p>
          </table:table-cell>
          <table:table-cell table:formula="of:=0.5*[.LD12]*(([.LD6]-[.LC6])/([.LD1]-[.LC1]))^2" office:value-type="float" office:value="0.0000000168254282127081" calcext:value-type="float">
            <text:p>1.68254282127081E-08</text:p>
          </table:table-cell>
          <table:table-cell table:formula="of:=0.5*[.LE12]*(([.LE6]-[.LD6])/([.LE1]-[.LD1]))^2" office:value-type="float" office:value="0.000000332209129015224" calcext:value-type="float">
            <text:p>3.32209129015224E-07</text:p>
          </table:table-cell>
          <table:table-cell table:formula="of:=0.5*[.LF12]*(([.LF6]-[.LE6])/([.LF1]-[.LE1]))^2" office:value-type="float" office:value="0.00000160459719337041" calcext:value-type="float">
            <text:p>1.60459719337041E-06</text:p>
          </table:table-cell>
          <table:table-cell table:formula="of:=0.5*[.LG12]*(([.LG6]-[.LF6])/([.LG1]-[.LF1]))^2" office:value-type="float" office:value="0.00000210017862772618" calcext:value-type="float">
            <text:p>2.10017862772618E-06</text:p>
          </table:table-cell>
          <table:table-cell table:formula="of:=0.5*[.LH12]*(([.LH6]-[.LG6])/([.LH1]-[.LG1]))^2" office:value-type="float" office:value="0.000000049997195545243" calcext:value-type="float">
            <text:p>4.9997195545243E-08</text:p>
          </table:table-cell>
          <table:table-cell table:formula="of:=0.5*[.LI12]*(([.LI6]-[.LH6])/([.LI1]-[.LH1]))^2" office:value-type="float" office:value="0.000000230545482345603" calcext:value-type="float">
            <text:p>2.30545482345603E-07</text:p>
          </table:table-cell>
          <table:table-cell table:formula="of:=0.5*[.LJ12]*(([.LJ6]-[.LI6])/([.LJ1]-[.LI1]))^2" office:value-type="float" office:value="0.0000000102966294272763" calcext:value-type="float">
            <text:p>1.02966294272763E-08</text:p>
          </table:table-cell>
          <table:table-cell table:formula="of:=0.5*[.LK12]*(([.LK6]-[.LJ6])/([.LK1]-[.LJ1]))^2" office:value-type="float" office:value="0.0000000050730172558457" calcext:value-type="float">
            <text:p>5.0730172558457E-09</text:p>
          </table:table-cell>
          <table:table-cell table:formula="of:=0.5*[.LL12]*(([.LL6]-[.LK6])/([.LL1]-[.LK1]))^2" office:value-type="float" office:value="0.0000000812553228156619" calcext:value-type="float">
            <text:p>8.12553228156619E-08</text:p>
          </table:table-cell>
          <table:table-cell table:formula="of:=0.5*[.LM12]*(([.LM6]-[.LL6])/([.LM1]-[.LL1]))^2" office:value-type="float" office:value="0.0000000528397429840671" calcext:value-type="float">
            <text:p>5.28397429840671E-08</text:p>
          </table:table-cell>
          <table:table-cell table:formula="of:=0.5*[.LN12]*(([.LN6]-[.LM6])/([.LN1]-[.LM1]))^2" office:value-type="float" office:value="0.0000000908518153896552" calcext:value-type="float">
            <text:p>9.08518153896552E-08</text:p>
          </table:table-cell>
          <table:table-cell table:formula="of:=0.5*[.LO12]*(([.LO6]-[.LN6])/([.LO1]-[.LN1]))^2" office:value-type="float" office:value="0.00000051406483682354" calcext:value-type="float">
            <text:p>5.1406483682354E-07</text:p>
          </table:table-cell>
          <table:table-cell table:formula="of:=0.5*[.LP12]*(([.LP6]-[.LO6])/([.LP1]-[.LO1]))^2" office:value-type="float" office:value="0.000000126009463564504" calcext:value-type="float">
            <text:p>1.26009463564504E-07</text:p>
          </table:table-cell>
          <table:table-cell table:formula="of:=0.5*[.LQ12]*(([.LQ6]-[.LP6])/([.LQ1]-[.LP1]))^2" office:value-type="float" office:value="0.000000077161504425145" calcext:value-type="float">
            <text:p>7.7161504425145E-08</text:p>
          </table:table-cell>
          <table:table-cell table:formula="of:=0.5*[.LR12]*(([.LR6]-[.LQ6])/([.LR1]-[.LQ1]))^2" office:value-type="float" office:value="0.00000010328859928452" calcext:value-type="float">
            <text:p>1.0328859928452E-07</text:p>
          </table:table-cell>
          <table:table-cell table:formula="of:=0.5*[.LS12]*(([.LS6]-[.LR6])/([.LS1]-[.LR1]))^2" office:value-type="float" office:value="0.00000000158772684484507" calcext:value-type="float">
            <text:p>1.58772684484507E-09</text:p>
          </table:table-cell>
          <table:table-cell table:formula="of:=0.5*[.LT12]*(([.LT6]-[.LS6])/([.LT1]-[.LS1]))^2" office:value-type="float" office:value="0.0000000017480699468814" calcext:value-type="float">
            <text:p>1.7480699468814E-09</text:p>
          </table:table-cell>
          <table:table-cell table:formula="of:=0.5*[.LU12]*(([.LU6]-[.LT6])/([.LU1]-[.LT1]))^2" office:value-type="float" office:value="0.000000219676910938718" calcext:value-type="float">
            <text:p>2.19676910938718E-07</text:p>
          </table:table-cell>
          <table:table-cell table:formula="of:=0.5*[.LV12]*(([.LV6]-[.LU6])/([.LV1]-[.LU1]))^2" office:value-type="float" office:value="0.00000122173772538988" calcext:value-type="float">
            <text:p>1.22173772538988E-06</text:p>
          </table:table-cell>
          <table:table-cell table:formula="of:=0.5*[.LW12]*(([.LW6]-[.LV6])/([.LW1]-[.LV1]))^2" office:value-type="float" office:value="0.000000785221905453206" calcext:value-type="float">
            <text:p>7.85221905453206E-07</text:p>
          </table:table-cell>
          <table:table-cell table:formula="of:=0.5*[.LX12]*(([.LX6]-[.LW6])/([.LX1]-[.LW1]))^2" office:value-type="float" office:value="0.000000124154151573035" calcext:value-type="float">
            <text:p>1.24154151573035E-07</text:p>
          </table:table-cell>
          <table:table-cell table:formula="of:=0.5*[.LY12]*(([.LY6]-[.LX6])/([.LY1]-[.LX1]))^2" office:value-type="float" office:value="0.000000497170055776511" calcext:value-type="float">
            <text:p>4.97170055776511E-07</text:p>
          </table:table-cell>
          <table:table-cell table:formula="of:=0.5*[.LZ12]*(([.LZ6]-[.LY6])/([.LZ1]-[.LY1]))^2" office:value-type="float" office:value="0.000000482725991401583" calcext:value-type="float">
            <text:p>4.82725991401583E-07</text:p>
          </table:table-cell>
          <table:table-cell table:formula="of:=0.5*[.MA12]*(([.MA6]-[.LZ6])/([.MA1]-[.LZ1]))^2" office:value-type="float" office:value="0.0000000000317417680652195" calcext:value-type="float">
            <text:p>3.17417680652195E-11</text:p>
          </table:table-cell>
          <table:table-cell table:formula="of:=0.5*[.MB12]*(([.MB6]-[.MA6])/([.MB1]-[.MA1]))^2" office:value-type="float" office:value="0.000000000620035584218824" calcext:value-type="float">
            <text:p>6.20035584218824E-10</text:p>
          </table:table-cell>
          <table:table-cell table:formula="of:=0.5*[.MC12]*(([.MC6]-[.MB6])/([.MC1]-[.MB1]))^2" office:value-type="float" office:value="0.0000000610634124662097" calcext:value-type="float">
            <text:p>6.10634124662097E-08</text:p>
          </table:table-cell>
          <table:table-cell table:formula="of:=0.5*[.MD12]*(([.MD6]-[.MC6])/([.MD1]-[.MC1]))^2" office:value-type="float" office:value="0.0000000646461592108557" calcext:value-type="float">
            <text:p>6.46461592108557E-08</text:p>
          </table:table-cell>
          <table:table-cell table:formula="of:=0.5*[.ME12]*(([.ME6]-[.MD6])/([.ME1]-[.MD1]))^2" office:value-type="float" office:value="0.0000000138405577958757" calcext:value-type="float">
            <text:p>1.38405577958757E-08</text:p>
          </table:table-cell>
          <table:table-cell table:formula="of:=0.5*[.MF12]*(([.MF6]-[.ME6])/([.MF1]-[.ME1]))^2" office:value-type="float" office:value="0.000000158554204621409" calcext:value-type="float">
            <text:p>1.58554204621409E-07</text:p>
          </table:table-cell>
          <table:table-cell table:formula="of:=0.5*[.MG12]*(([.MG6]-[.MF6])/([.MG1]-[.MF1]))^2" office:value-type="float" office:value="0.000000272129286895037" calcext:value-type="float">
            <text:p>2.72129286895037E-07</text:p>
          </table:table-cell>
          <table:table-cell table:formula="of:=0.5*[.MH12]*(([.MH6]-[.MG6])/([.MH1]-[.MG1]))^2" office:value-type="float" office:value="0.0000000000118761560850375" calcext:value-type="float">
            <text:p>1.18761560850375E-11</text:p>
          </table:table-cell>
          <table:table-cell table:formula="of:=0.5*[.MI12]*(([.MI6]-[.MH6])/([.MI1]-[.MH1]))^2" office:value-type="float" office:value="0.00000000358158247773416" calcext:value-type="float">
            <text:p>3.58158247773416E-09</text:p>
          </table:table-cell>
          <table:table-cell table:formula="of:=0.5*[.MJ12]*(([.MJ6]-[.MI6])/([.MJ1]-[.MI1]))^2" office:value-type="float" office:value="0.000000233996972198699" calcext:value-type="float">
            <text:p>2.33996972198699E-07</text:p>
          </table:table-cell>
          <table:table-cell table:formula="of:=0.5*[.MK12]*(([.MK6]-[.MJ6])/([.MK1]-[.MJ1]))^2" office:value-type="float" office:value="0.000000334451373995878" calcext:value-type="float">
            <text:p>3.34451373995878E-07</text:p>
          </table:table-cell>
          <table:table-cell table:formula="of:=0.5*[.ML12]*(([.ML6]-[.MK6])/([.ML1]-[.MK1]))^2" office:value-type="float" office:value="0.000000117813754015927" calcext:value-type="float">
            <text:p>1.17813754015927E-07</text:p>
          </table:table-cell>
          <table:table-cell table:formula="of:=0.5*[.MM12]*(([.MM6]-[.ML6])/([.MM1]-[.ML1]))^2" office:value-type="float" office:value="0.000000270970024131598" calcext:value-type="float">
            <text:p>2.70970024131598E-07</text:p>
          </table:table-cell>
          <table:table-cell table:formula="of:=0.5*[.MN12]*(([.MN6]-[.MM6])/([.MN1]-[.MM1]))^2" office:value-type="float" office:value="0.000000163896911593998" calcext:value-type="float">
            <text:p>1.63896911593998E-07</text:p>
          </table:table-cell>
          <table:table-cell table:formula="of:=0.5*[.MO12]*(([.MO6]-[.MN6])/([.MO1]-[.MN1]))^2" office:value-type="float" office:value="0.0000000528219171335083" calcext:value-type="float">
            <text:p>5.28219171335083E-08</text:p>
          </table:table-cell>
          <table:table-cell table:formula="of:=0.5*[.MP12]*(([.MP6]-[.MO6])/([.MP1]-[.MO1]))^2" office:value-type="float" office:value="0.0000000136028454314112" calcext:value-type="float">
            <text:p>1.36028454314112E-08</text:p>
          </table:table-cell>
          <table:table-cell table:formula="of:=0.5*[.MQ12]*(([.MQ6]-[.MP6])/([.MQ1]-[.MP1]))^2" office:value-type="float" office:value="0.0000000149220581266985" calcext:value-type="float">
            <text:p>1.49220581266985E-08</text:p>
          </table:table-cell>
          <table:table-cell table:formula="of:=0.5*[.MR12]*(([.MR6]-[.MQ6])/([.MR1]-[.MQ1]))^2" office:value-type="float" office:value="0.0000000277947843973206" calcext:value-type="float">
            <text:p>2.77947843973206E-08</text:p>
          </table:table-cell>
          <table:table-cell table:formula="of:=0.5*[.MS12]*(([.MS6]-[.MR6])/([.MS1]-[.MR1]))^2" office:value-type="float" office:value="0.00000000675756891007327" calcext:value-type="float">
            <text:p>6.75756891007327E-09</text:p>
          </table:table-cell>
          <table:table-cell table:formula="of:=0.5*[.MT12]*(([.MT6]-[.MS6])/([.MT1]-[.MS1]))^2" office:value-type="float" office:value="0.000000000773886961854411" calcext:value-type="float">
            <text:p>7.73886961854411E-10</text:p>
          </table:table-cell>
          <table:table-cell table:formula="of:=0.5*[.MU12]*(([.MU6]-[.MT6])/([.MU1]-[.MT1]))^2" office:value-type="float" office:value="0.00000020169168710296" calcext:value-type="float">
            <text:p>2.0169168710296E-07</text:p>
          </table:table-cell>
          <table:table-cell table:formula="of:=0.5*[.MV12]*(([.MV6]-[.MU6])/([.MV1]-[.MU1]))^2" office:value-type="float" office:value="0.000000823813117175337" calcext:value-type="float">
            <text:p>8.23813117175337E-07</text:p>
          </table:table-cell>
          <table:table-cell table:formula="of:=0.5*[.MW12]*(([.MW6]-[.MV6])/([.MW1]-[.MV1]))^2" office:value-type="float" office:value="0.0000000111159440216148" calcext:value-type="float">
            <text:p>1.11159440216148E-08</text:p>
          </table:table-cell>
          <table:table-cell table:formula="of:=0.5*[.MX12]*(([.MX6]-[.MW6])/([.MX1]-[.MW1]))^2" office:value-type="float" office:value="0.000000764723347161147" calcext:value-type="float">
            <text:p>7.64723347161147E-07</text:p>
          </table:table-cell>
          <table:table-cell table:formula="of:=0.5*[.MY12]*(([.MY6]-[.MX6])/([.MY1]-[.MX1]))^2" office:value-type="float" office:value="0.0000000362252475975072" calcext:value-type="float">
            <text:p>3.62252475975072E-08</text:p>
          </table:table-cell>
          <table:table-cell table:formula="of:=0.5*[.MZ12]*(([.MZ6]-[.MY6])/([.MZ1]-[.MY1]))^2" office:value-type="float" office:value="0.000000835862175365251" calcext:value-type="float">
            <text:p>8.35862175365251E-07</text:p>
          </table:table-cell>
          <table:table-cell table:formula="of:=0.5*[.NA12]*(([.NA6]-[.MZ6])/([.NA1]-[.MZ1]))^2" office:value-type="float" office:value="0.0000000747758500640519" calcext:value-type="float">
            <text:p>7.47758500640519E-08</text:p>
          </table:table-cell>
          <table:table-cell table:formula="of:=0.5*[.NB12]*(([.NB6]-[.NA6])/([.NB1]-[.NA1]))^2" office:value-type="float" office:value="0.000000000871597276427579" calcext:value-type="float">
            <text:p>8.71597276427579E-10</text:p>
          </table:table-cell>
          <table:table-cell table:formula="of:=0.5*[.NC12]*(([.NC6]-[.NB6])/([.NC1]-[.NB1]))^2" office:value-type="float" office:value="0.000308061169886887" calcext:value-type="float">
            <text:p>0.000308061169887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B13])" office:value-type="float" office:value="5.48539196112401" calcext:value-type="float">
            <text:p>5.4853919611240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B14])" office:value-type="float" office:value="2.64753310891646" calcext:value-type="float">
            <text:p>2.6475331089164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13292507004046" calcext:value-type="float">
            <text:p>8.13292507004046</text:p>
          </table:table-cell>
          <table:table-cell table:formula="of:=[.B17]+[.C9]" office:value-type="float" office:value="18.8827768307183" calcext:value-type="float">
            <text:p>18.882776830718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20:59.410704099</dc:date>
    <meta:editing-duration>PT34S</meta:editing-duration>
    <meta:editing-cycles>1</meta:editing-cycles>
    <meta:document-statistic meta:table-count="1" meta:cell-count="5469" meta:object-count="0"/>
    <meta:generator>LibreOffice/6.4.7.2$Linux_X86_64 LibreOffice_project/40$Build-2</meta:generator>
  </office:meta>
</office:document-meta>
</file>